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2" style:data-style-name="N1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2" style:data-style-name="N3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6" style:family="table-cell" style:parent-style-name="Normal_32_2" style:data-style-name="N19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Normal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9" style:family="table-cell" style:parent-style-name="Normal_32_2" style:data-style-name="N1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Normal_32_2" style:data-style-name="N3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1" style:family="table-cell" style:parent-style-name="Normal_32_2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2" style:family="table-cell" style:parent-style-name="Normal_32_2" style:data-style-name="N1">
      <style:table-cell-properties style:vertical-align="top" fo:wrap-option="wrap" fo:background-color="transparent" style:cell-protect="protected" style:shrink-to-fit="tru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3" style:family="table-cell" style:parent-style-name="Normal_32_2" style:data-style-name="N19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5" style:family="table-cell" style:parent-style-name="Normal_32_2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fo:wrap-option="wrap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background-color="#96969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Normal_32_2" style:data-style-name="N1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2" style:data-style-name="N3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5.87375cm" style:use-optimal-column-width="true"/>
    </style:style>
    <style:style style:name="co6" style:family="table-column">
      <style:table-column-properties fo:break-before="auto" style:column-width="0.978958333333333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4.41854166666667cm" style:use-optimal-column-width="true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5.34458333333333cm" style:use-optimal-column-width="true"/>
    </style:style>
    <style:style style:name="co11" style:family="table-column">
      <style:table-column-properties fo:break-before="auto" style:column-width="5.52979166666667cm" style:use-optimal-column-width="true"/>
    </style:style>
    <style:style style:name="co12" style:family="table-column">
      <style:table-column-properties fo:break-before="auto" style:column-width="1.61395833333333cm" style:use-optimal-column-width="true"/>
    </style:style>
    <style:style style:name="co13" style:family="table-column">
      <style:table-column-properties fo:break-before="auto" style:column-width="0.582083333333333cm"/>
    </style:style>
    <style:style style:name="co14" style:family="table-column">
      <style:table-column-properties fo:break-before="auto" style:column-width="3.33375cm"/>
    </style:style>
    <style:style style:name="co15" style:family="table-column">
      <style:table-column-properties fo:break-before="auto" style:column-width="19.2087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33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posiçã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998" table:default-cell-style-name="ce14"/>
        <table:table-column table:style-name="co13" table:number-columns-repeated="15374" table:default-cell-style-name="ce1"/>
        <table:table-row table:style-name="ro1">
          <table:table-cell office:value-type="string" table:style-name="ce2">
            <text:p>GRANDE_REG</text:p>
          </table:table-cell>
          <table:table-cell office:value-type="string" table:style-name="ce2">
            <text:p>COD_UF</text:p>
          </table:table-cell>
          <table:table-cell office:value-type="string" table:style-name="ce2">
            <text:p>SIGLA_UF</text:p>
          </table:table-cell>
          <table:table-cell office:value-type="string" table:style-name="ce2">
            <text:p>COD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COD_CAT_ASSOC</text:p>
          </table:table-cell>
          <table:table-cell office:value-type="string" table:style-name="ce3">
            <text:p>CAT_ASSOC</text:p>
          </table:table-cell>
          <table:table-cell office:value-type="string" table:style-name="ce4">
            <text:p>COD_MUN</text:p>
          </table:table-cell>
          <table:table-cell office:value-type="string" table:style-name="ce5">
            <text:p>NOME_MUN</text:p>
          </table:table-cell>
          <table:table-cell office:value-type="string" table:style-name="ce3">
            <text:p>LEG</text:p>
          </table:table-cell>
          <table:table-cell office:value-type="string" table:style-name="ce6">
            <text:p>DATA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3" table:style-name="ce8">
            <text:p>53</text:p>
          </table:table-cell>
          <table:table-cell office:value-type="string" table:style-name="ce8">
            <text:p>DF</text:p>
          </table:table-cell>
          <table:table-cell office:value-type="float" office:value="5301" table:style-name="ce8">
            <text:p>5301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30101" table:style-name="ce9">
            <text:p>530101</text:p>
          </table:table-cell>
          <table:table-cell office:value-type="string" table:style-name="ce9">
            <text:p>NÃO TEM</text:p>
          </table:table-cell>
          <table:table-cell office:value-type="float" office:value="5300108" table:style-name="ce10">
            <text:p>5300108</text:p>
          </table:table-cell>
          <table:table-cell office:value-type="string" table:style-name="ce11">
            <text:p>BRASÍLI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0100" table:style-name="ce10">
            <text:p>5200100</text:p>
          </table:table-cell>
          <table:table-cell office:value-type="string" table:style-name="ce11">
            <text:p>ABADIÂNI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0175" table:style-name="ce10">
            <text:p>5200175</text:p>
          </table:table-cell>
          <table:table-cell office:value-type="string" table:style-name="ce11">
            <text:p>ÁGUA FRIA DE GOIÁ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0258" table:style-name="ce10">
            <text:p>5200258</text:p>
          </table:table-cell>
          <table:table-cell office:value-type="string" table:style-name="ce11">
            <text:p>ÁGUAS LINDAS DE GOIÁ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0308" table:style-name="ce10">
            <text:p>5200308</text:p>
          </table:table-cell>
          <table:table-cell office:value-type="string" table:style-name="ce11">
            <text:p>ALEXÂNI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0605" table:style-name="ce10">
            <text:p>5200605</text:p>
          </table:table-cell>
          <table:table-cell office:value-type="string" table:style-name="ce11">
            <text:p>ALTO PARAÍSO DE GOIÁS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0803" table:style-name="ce10">
            <text:p>5200803</text:p>
          </table:table-cell>
          <table:table-cell office:value-type="string" table:style-name="ce11">
            <text:p>ALVORADA DO NORTE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3203" table:style-name="ce10">
            <text:p>5203203</text:p>
          </table:table-cell>
          <table:table-cell office:value-type="string" table:style-name="ce11">
            <text:p>BARRO ALTO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4003" table:style-name="ce10">
            <text:p>5204003</text:p>
          </table:table-cell>
          <table:table-cell office:value-type="string" table:style-name="ce11">
            <text:p>CABECEIRA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5307" table:style-name="ce10">
            <text:p>5205307</text:p>
          </table:table-cell>
          <table:table-cell office:value-type="string" table:style-name="ce11">
            <text:p>CAVALCANTE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5497" table:style-name="ce10">
            <text:p>5205497</text:p>
          </table:table-cell>
          <table:table-cell office:value-type="string" table:style-name="ce11">
            <text:p>CIDADE OCIDENTAL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5513" table:style-name="ce10">
            <text:p>5205513</text:p>
          </table:table-cell>
          <table:table-cell office:value-type="string" table:style-name="ce11">
            <text:p>COCALZINHO DE GOIÁ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5802" table:style-name="ce10">
            <text:p>5205802</text:p>
          </table:table-cell>
          <table:table-cell office:value-type="string" table:style-name="ce11">
            <text:p>CORUMBÁ DE GOIÁ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6206" table:style-name="ce10">
            <text:p>5206206</text:p>
          </table:table-cell>
          <table:table-cell office:value-type="string" table:style-name="ce11">
            <text:p>CRISTALIN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7907" table:style-name="ce10">
            <text:p>5207907</text:p>
          </table:table-cell>
          <table:table-cell office:value-type="string" table:style-name="ce11">
            <text:p>FLORES DE GOIÁS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8004" table:style-name="ce10">
            <text:p>5208004</text:p>
          </table:table-cell>
          <table:table-cell office:value-type="string" table:style-name="ce11">
            <text:p>FORMOS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08608" table:style-name="ce10">
            <text:p>5208608</text:p>
          </table:table-cell>
          <table:table-cell office:value-type="string" table:style-name="ce11">
            <text:p>GOIANÉSIA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12501" table:style-name="ce10">
            <text:p>5212501</text:p>
          </table:table-cell>
          <table:table-cell office:value-type="string" table:style-name="ce11">
            <text:p>LUZIÂNI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13053" table:style-name="ce10">
            <text:p>5213053</text:p>
          </table:table-cell>
          <table:table-cell office:value-type="string" table:style-name="ce11">
            <text:p>MIMOSO DE GOIÁ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14606" table:style-name="ce10">
            <text:p>5214606</text:p>
          </table:table-cell>
          <table:table-cell office:value-type="string" table:style-name="ce11">
            <text:p>NIQUELÂNDIA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15231" table:style-name="ce10">
            <text:p>5215231</text:p>
          </table:table-cell>
          <table:table-cell office:value-type="string" table:style-name="ce11">
            <text:p>NOVO GAM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15603" table:style-name="ce10">
            <text:p>5215603</text:p>
          </table:table-cell>
          <table:table-cell office:value-type="string" table:style-name="ce11">
            <text:p>PADRE BERNARDO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17302" table:style-name="ce10">
            <text:p>5217302</text:p>
          </table:table-cell>
          <table:table-cell office:value-type="string" table:style-name="ce11">
            <text:p>PIRENÓPOLI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17609" table:style-name="ce10">
            <text:p>5217609</text:p>
          </table:table-cell>
          <table:table-cell office:value-type="string" table:style-name="ce11">
            <text:p>PLANALTIN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19753" table:style-name="ce10">
            <text:p>5219753</text:p>
          </table:table-cell>
          <table:table-cell office:value-type="string" table:style-name="ce11">
            <text:p>SANTO ANTÔNIO DO DESCOBERTO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20009" table:style-name="ce10">
            <text:p>5220009</text:p>
          </table:table-cell>
          <table:table-cell office:value-type="string" table:style-name="ce11">
            <text:p>SÃO JOÃO D'ALIANÇA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20686" table:style-name="ce10">
            <text:p>5220686</text:p>
          </table:table-cell>
          <table:table-cell office:value-type="string" table:style-name="ce11">
            <text:p>SIMOLÂNDIA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21858" table:style-name="ce10">
            <text:p>5221858</text:p>
          </table:table-cell>
          <table:table-cell office:value-type="string" table:style-name="ce11">
            <text:p>VALPARAÍSO DE GOIÁ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22203" table:style-name="ce10">
            <text:p>5222203</text:p>
          </table:table-cell>
          <table:table-cell office:value-type="string" table:style-name="ce11">
            <text:p>VILA BOA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2" table:style-name="ce8">
            <text:p>52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520201" table:style-name="ce9">
            <text:p>520201</text:p>
          </table:table-cell>
          <table:table-cell office:value-type="string" table:style-name="ce9">
            <text:p>NÃO TEM</text:p>
          </table:table-cell>
          <table:table-cell office:value-type="float" office:value="5222302" table:style-name="ce10">
            <text:p>5222302</text:p>
          </table:table-cell>
          <table:table-cell office:value-type="string" table:style-name="ce11">
            <text:p>VILA PROPÍCIO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0050" table:style-name="ce10">
            <text:p>5200050</text:p>
          </table:table-cell>
          <table:table-cell office:value-type="string" table:style-name="ce11">
            <text:p>ABADIA DE GOIÁS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1405" table:style-name="ce10">
            <text:p>5201405</text:p>
          </table:table-cell>
          <table:table-cell office:value-type="string" table:style-name="ce11">
            <text:p>APARECIDA DE GOIÂNIA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1801" table:style-name="ce10">
            <text:p>5201801</text:p>
          </table:table-cell>
          <table:table-cell office:value-type="string" table:style-name="ce11">
            <text:p>ARAGOIÂNIA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3302" table:style-name="ce10">
            <text:p>5203302</text:p>
          </table:table-cell>
          <table:table-cell office:value-type="string" table:style-name="ce11">
            <text:p>BELA VISTA DE GOIÁS</text:p>
          </table:table-cell>
          <table:table-cell office:value-type="string" table:style-name="ce12">
            <text:p>Inclusão de município - Lei Complementar <text:s/>48 de 09.12.2004 - Alterada pela Lei Complementar n° 78 de 25.03.2010</text:p>
          </table:table-cell>
          <table:table-cell office:value-type="date" office:date-value="2004-12-09T00:00:00" table:style-name="ce13">
            <text:p>09/12/2004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3559" table:style-name="ce10">
            <text:p>5203559</text:p>
          </table:table-cell>
          <table:table-cell office:value-type="string" table:style-name="ce11">
            <text:p>BONFINÓPOLIS</text:p>
          </table:table-cell>
          <table:table-cell office:value-type="string" table:style-name="ce12">
            <text:p>inclusão de município - Lei Complementar <text:s/>78 de 25.03.2010</text:p>
          </table:table-cell>
          <table:table-cell office:value-type="date" office:date-value="2010-03-25T00:00:00" table:style-name="ce13">
            <text:p>25/03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3609" table:style-name="ce10">
            <text:p>5203609</text:p>
          </table:table-cell>
          <table:table-cell office:value-type="string" table:style-name="ce11">
            <text:p>BRAZABRANTES</text:p>
          </table:table-cell>
          <table:table-cell office:value-type="string" table:style-name="ce12">
            <text:p>inclusão de município - Lei Complementar <text:s/>78 de 25.03.2010</text:p>
          </table:table-cell>
          <table:table-cell office:value-type="date" office:date-value="2010-03-25T00:00:00" table:style-name="ce13">
            <text:p>25/03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4557" table:style-name="ce10">
            <text:p>5204557</text:p>
          </table:table-cell>
          <table:table-cell office:value-type="string" table:style-name="ce11">
            <text:p>CALDAZINHA</text:p>
          </table:table-cell>
          <table:table-cell office:value-type="string" table:style-name="ce12">
            <text:p>inclusão de município - Lei Complementar <text:s/>78 de 25.03.2010</text:p>
          </table:table-cell>
          <table:table-cell office:value-type="date" office:date-value="2010-03-25T00:00:00" table:style-name="ce13">
            <text:p>25/03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5208" table:style-name="ce10">
            <text:p>5205208</text:p>
          </table:table-cell>
          <table:table-cell office:value-type="string" table:style-name="ce11">
            <text:p>CATURAÍ</text:p>
          </table:table-cell>
          <table:table-cell office:value-type="string" table:style-name="ce12">
            <text:p>inclusão de município - Lei Complementar <text:s/>78 de 25.03.2010</text:p>
          </table:table-cell>
          <table:table-cell office:value-type="date" office:date-value="2010-03-25T00:00:00" table:style-name="ce13">
            <text:p>25/03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8400" table:style-name="ce10">
            <text:p>5208400</text:p>
          </table:table-cell>
          <table:table-cell office:value-type="string" table:style-name="ce11">
            <text:p>GOIANÁPOLIS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8707" table:style-name="ce10">
            <text:p>5208707</text:p>
          </table:table-cell>
          <table:table-cell office:value-type="string" table:style-name="ce11">
            <text:p>GOIÂNIA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8806" table:style-name="ce10">
            <text:p>5208806</text:p>
          </table:table-cell>
          <table:table-cell office:value-type="string" table:style-name="ce11">
            <text:p>GOIANIRA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9200" table:style-name="ce10">
            <text:p>5209200</text:p>
          </table:table-cell>
          <table:table-cell office:value-type="string" table:style-name="ce11">
            <text:p>GUAPÓ</text:p>
          </table:table-cell>
          <table:table-cell office:value-type="string" table:style-name="ce12">
            <text:p>Inclusão de município - Lei Complementar <text:s/>54 de 23.05.2005 - Alterada pela Lei Complementar n° 78 de 25.03.2010</text:p>
          </table:table-cell>
          <table:table-cell office:value-type="date" office:date-value="2005-05-23T00:00:00" table:style-name="ce13">
            <text:p>23/05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09705" table:style-name="ce10">
            <text:p>5209705</text:p>
          </table:table-cell>
          <table:table-cell office:value-type="string" table:style-name="ce11">
            <text:p>HIDROLÂNDIA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10000" table:style-name="ce15">
            <text:p>5210000</text:p>
          </table:table-cell>
          <table:table-cell office:value-type="string" table:style-name="ce11">
            <text:p>INHUMAS</text:p>
          </table:table-cell>
          <table:table-cell office:value-type="string" table:style-name="ce12">
            <text:p>Inclusão de município - Lei Complementar nº 149</text:p>
          </table:table-cell>
          <table:table-cell office:value-type="date" office:date-value="2019-05-15T00:00:00" table:style-name="ce13">
            <text:p>15/05/201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14507" table:style-name="ce10">
            <text:p>5214507</text:p>
          </table:table-cell>
          <table:table-cell office:value-type="string" table:style-name="ce11">
            <text:p>NERÓPOLIS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15009" table:style-name="ce10">
            <text:p>5215009</text:p>
          </table:table-cell>
          <table:table-cell office:value-type="string" table:style-name="ce11">
            <text:p>NOVA VENEZA</text:p>
          </table:table-cell>
          <table:table-cell office:value-type="string" table:style-name="ce12">
            <text:p>Inclusão de município - Lei Complementar <text:s/>78 de 25.03.2010</text:p>
          </table:table-cell>
          <table:table-cell office:value-type="date" office:date-value="2010-03-25T00:00:00" table:style-name="ce13">
            <text:p>25/03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19100" table:style-name="ce10">
            <text:p>5219100</text:p>
          </table:table-cell>
          <table:table-cell office:value-type="string" table:style-name="ce11">
            <text:p>SANTA BÁRBARA DE GOIÁS</text:p>
          </table:table-cell>
          <table:table-cell office:value-type="string" table:style-name="ce12">
            <text:p>Inclusão de município - Lei Complementar nº 139</text:p>
          </table:table-cell>
          <table:table-cell office:value-type="date" office:date-value="2018-01-22T00:00:00" table:style-name="ce13">
            <text:p>22/01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19738" table:style-name="ce10">
            <text:p>5219738</text:p>
          </table:table-cell>
          <table:table-cell office:value-type="string" table:style-name="ce11">
            <text:p>SANTO ANTÔNIO DE GOIÁS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20454" table:style-name="ce10">
            <text:p>5220454</text:p>
          </table:table-cell>
          <table:table-cell office:value-type="string" table:style-name="ce11">
            <text:p>SENADOR CANEDO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21197" table:style-name="ce10">
            <text:p>5221197</text:p>
          </table:table-cell>
          <table:table-cell office:value-type="string" table:style-name="ce11">
            <text:p>TEREZÓPOLIS DE GOIÁS</text:p>
          </table:table-cell>
          <table:table-cell office:value-type="string" table:style-name="ce12">
            <text:p>inclusão de município - Lei Complementar <text:s/>78 de 25.03.2010</text:p>
          </table:table-cell>
          <table:table-cell office:value-type="date" office:date-value="2010-03-25T00:00:00" table:style-name="ce13">
            <text:p>25/03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GO</text:p>
          </table:table-cell>
          <table:table-cell office:value-type="float" office:value="5201" table:style-name="ce8">
            <text:p>5201</text:p>
          </table:table-cell>
          <table:table-cell office:value-type="string" table:style-name="ce9">
            <text:p>Região Metropolitana de Goiânia</text:p>
          </table:table-cell>
          <table:table-cell office:value-type="string" table:style-name="ce8">
            <text:p>RM</text:p>
          </table:table-cell>
          <table:table-cell office:value-type="float" office:value="520101" table:style-name="ce9">
            <text:p>520101</text:p>
          </table:table-cell>
          <table:table-cell office:value-type="string" table:style-name="ce9">
            <text:p>NÃO TEM</text:p>
          </table:table-cell>
          <table:table-cell office:value-type="float" office:value="5221403" table:style-name="ce10">
            <text:p>5221403</text:p>
          </table:table-cell>
          <table:table-cell office:value-type="string" table:style-name="ce11">
            <text:p>TRINDADE</text:p>
          </table:table-cell>
          <table:table-cell office:value-type="string" table:style-name="ce12">
            <text:p>Lei Complementar n° 27 - Alterada pela Lei Complementar n° 78 de 25.03.2010</text:p>
          </table:table-cell>
          <table:table-cell office:value-type="date" office:date-value="1999-12-30T00:00:00" table:style-name="ce13">
            <text:p>30/12/19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2" table:style-name="ce9">
            <text:p>510102</text:p>
          </table:table-cell>
          <table:table-cell office:value-type="string" table:style-name="ce9">
            <text:p>Entorno Metropolitano da RM Vale do Rio Cuiabá</text:p>
          </table:table-cell>
          <table:table-cell office:value-type="float" office:value="5101605" table:style-name="ce10">
            <text:p>5101605</text:p>
          </table:table-cell>
          <table:table-cell office:value-type="string" table:style-name="ce11">
            <text:p>BARÃO DE MELGAÇO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2" table:style-name="ce9">
            <text:p>510102</text:p>
          </table:table-cell>
          <table:table-cell office:value-type="string" table:style-name="ce9">
            <text:p>Entorno Metropolitano da RM Vale do Rio Cuiabá</text:p>
          </table:table-cell>
          <table:table-cell office:value-type="float" office:value="5104906" table:style-name="ce10">
            <text:p>5104906</text:p>
          </table:table-cell>
          <table:table-cell office:value-type="string" table:style-name="ce11">
            <text:p>JANGADA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2" table:style-name="ce9">
            <text:p>510102</text:p>
          </table:table-cell>
          <table:table-cell office:value-type="string" table:style-name="ce9">
            <text:p>Entorno Metropolitano da RM Vale do Rio Cuiabá</text:p>
          </table:table-cell>
          <table:table-cell office:value-type="float" office:value="5105903" table:style-name="ce10">
            <text:p>5105903</text:p>
          </table:table-cell>
          <table:table-cell office:value-type="string" table:style-name="ce11">
            <text:p>NOBRES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2" table:style-name="ce9">
            <text:p>510102</text:p>
          </table:table-cell>
          <table:table-cell office:value-type="string" table:style-name="ce9">
            <text:p>Entorno Metropolitano da RM Vale do Rio Cuiabá</text:p>
          </table:table-cell>
          <table:table-cell office:value-type="float" office:value="5106208" table:style-name="ce10">
            <text:p>5106208</text:p>
          </table:table-cell>
          <table:table-cell office:value-type="string" table:style-name="ce11">
            <text:p>NOVA BRASILÂNDIA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2" table:style-name="ce9">
            <text:p>510102</text:p>
          </table:table-cell>
          <table:table-cell office:value-type="string" table:style-name="ce9">
            <text:p>Entorno Metropolitano da RM Vale do Rio Cuiabá</text:p>
          </table:table-cell>
          <table:table-cell office:value-type="float" office:value="5106455" table:style-name="ce10">
            <text:p>5106455</text:p>
          </table:table-cell>
          <table:table-cell office:value-type="string" table:style-name="ce11">
            <text:p>PLANALTO DA SERRA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2" table:style-name="ce9">
            <text:p>510102</text:p>
          </table:table-cell>
          <table:table-cell office:value-type="string" table:style-name="ce9">
            <text:p>Entorno Metropolitano da RM Vale do Rio Cuiabá</text:p>
          </table:table-cell>
          <table:table-cell office:value-type="float" office:value="5106505" table:style-name="ce10">
            <text:p>5106505</text:p>
          </table:table-cell>
          <table:table-cell office:value-type="string" table:style-name="ce11">
            <text:p>POCONÉ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2" table:style-name="ce9">
            <text:p>510102</text:p>
          </table:table-cell>
          <table:table-cell office:value-type="string" table:style-name="ce9">
            <text:p>Entorno Metropolitano da RM Vale do Rio Cuiabá</text:p>
          </table:table-cell>
          <table:table-cell office:value-type="float" office:value="5107701" table:style-name="ce10">
            <text:p>5107701</text:p>
          </table:table-cell>
          <table:table-cell office:value-type="string" table:style-name="ce11">
            <text:p>ROSÁRIO OESTE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1" table:style-name="ce9">
            <text:p>510101</text:p>
          </table:table-cell>
          <table:table-cell office:value-type="string" table:style-name="ce9">
            <text:p>RM <text:s/>Vale do Rio Cuiabá</text:p>
          </table:table-cell>
          <table:table-cell office:value-type="float" office:value="5100102" table:style-name="ce10">
            <text:p>5100102</text:p>
          </table:table-cell>
          <table:table-cell office:value-type="string" table:style-name="ce11">
            <text:p>ACORIZAL</text:p>
          </table:table-cell>
          <table:table-cell office:value-type="string" table:style-name="ce12">
            <text:p>Lei Complementar 577</text:p>
          </table:table-cell>
          <table:table-cell office:value-type="date" office:date-value="2016-05-19T00:00:00" table:style-name="ce13">
            <text:p>19/05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1" table:style-name="ce9">
            <text:p>510101</text:p>
          </table:table-cell>
          <table:table-cell office:value-type="string" table:style-name="ce9">
            <text:p>RM <text:s/>Vale do Rio Cuiabá</text:p>
          </table:table-cell>
          <table:table-cell office:value-type="float" office:value="5103007" table:style-name="ce10">
            <text:p>5103007</text:p>
          </table:table-cell>
          <table:table-cell office:value-type="string" table:style-name="ce11">
            <text:p>CHAPADA DOS GUIMARÃES</text:p>
          </table:table-cell>
          <table:table-cell office:value-type="string" table:style-name="ce12">
            <text:p>Lei Complementar 577</text:p>
          </table:table-cell>
          <table:table-cell office:value-type="date" office:date-value="2016-05-19T00:00:00" table:style-name="ce13">
            <text:p>19/05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1" table:style-name="ce9">
            <text:p>510101</text:p>
          </table:table-cell>
          <table:table-cell office:value-type="string" table:style-name="ce9">
            <text:p>RM <text:s/>Vale do Rio Cuiabá</text:p>
          </table:table-cell>
          <table:table-cell office:value-type="float" office:value="5103403" table:style-name="ce10">
            <text:p>5103403</text:p>
          </table:table-cell>
          <table:table-cell office:value-type="string" table:style-name="ce11">
            <text:p>CUIABÁ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1" table:style-name="ce9">
            <text:p>510101</text:p>
          </table:table-cell>
          <table:table-cell office:value-type="string" table:style-name="ce9">
            <text:p>RM <text:s/>Vale do Rio Cuiabá</text:p>
          </table:table-cell>
          <table:table-cell office:value-type="float" office:value="5106109" table:style-name="ce10">
            <text:p>5106109</text:p>
          </table:table-cell>
          <table:table-cell office:value-type="string" table:style-name="ce11">
            <text:p>NOSSA SENHORA DO LIVRAMENTO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1" table:style-name="ce9">
            <text:p>510101</text:p>
          </table:table-cell>
          <table:table-cell office:value-type="string" table:style-name="ce9">
            <text:p>RM <text:s/>Vale do Rio Cuiabá</text:p>
          </table:table-cell>
          <table:table-cell office:value-type="float" office:value="5107800" table:style-name="ce10">
            <text:p>5107800</text:p>
          </table:table-cell>
          <table:table-cell office:value-type="string" table:style-name="ce11">
            <text:p>SANTO ANTÔNIO DO LEVERGER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Centro-Oeste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MT</text:p>
          </table:table-cell>
          <table:table-cell office:value-type="float" office:value="5101" table:style-name="ce8">
            <text:p>5101</text:p>
          </table:table-cell>
          <table:table-cell office:value-type="string" table:style-name="ce9">
            <text:p>Região Metropolitana do Vale do Rio Cuiabá</text:p>
          </table:table-cell>
          <table:table-cell office:value-type="string" table:style-name="ce8">
            <text:p>RM</text:p>
          </table:table-cell>
          <table:table-cell office:value-type="float" office:value="510101" table:style-name="ce9">
            <text:p>510101</text:p>
          </table:table-cell>
          <table:table-cell office:value-type="string" table:style-name="ce9">
            <text:p>RM <text:s/>Vale do Rio Cuiabá</text:p>
          </table:table-cell>
          <table:table-cell office:value-type="float" office:value="5108402" table:style-name="ce10">
            <text:p>5108402</text:p>
          </table:table-cell>
          <table:table-cell office:value-type="string" table:style-name="ce11">
            <text:p>VÁRZEA GRANDE</text:p>
          </table:table-cell>
          <table:table-cell office:value-type="string" table:style-name="ce12">
            <text:p>Lei Complementar 359</text:p>
          </table:table-cell>
          <table:table-cell office:value-type="date" office:date-value="2009-05-27T00:00:00" table:style-name="ce13">
            <text:p>27/05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1100" table:style-name="ce10">
            <text:p>2701100</text:p>
          </table:table-cell>
          <table:table-cell office:value-type="string" table:style-name="ce11">
            <text:p>BRANQUINHA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1357" table:style-name="ce10">
            <text:p>2701357</text:p>
          </table:table-cell>
          <table:table-cell office:value-type="string" table:style-name="ce11">
            <text:p>CAMPESTRE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2108" table:style-name="ce10">
            <text:p>2702108</text:p>
          </table:table-cell>
          <table:table-cell office:value-type="string" table:style-name="ce11">
            <text:p>COLÔNIA LEOPOLDINA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2801" table:style-name="ce10">
            <text:p>2702801</text:p>
          </table:table-cell>
          <table:table-cell office:value-type="string" table:style-name="ce11">
            <text:p>FLEXEIRAS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3007" table:style-name="ce10">
            <text:p>2703007</text:p>
          </table:table-cell>
          <table:table-cell office:value-type="string" table:style-name="ce11">
            <text:p>IBATEGUARA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3502" table:style-name="ce10">
            <text:p>2703502</text:p>
          </table:table-cell>
          <table:table-cell office:value-type="string" table:style-name="ce11">
            <text:p>JACUÍPE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3809" table:style-name="ce10">
            <text:p>2703809</text:p>
          </table:table-cell>
          <table:table-cell office:value-type="string" table:style-name="ce11">
            <text:p>JOAQUIM GOMES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3908" table:style-name="ce10">
            <text:p>2703908</text:p>
          </table:table-cell>
          <table:table-cell office:value-type="string" table:style-name="ce11">
            <text:p>JUNDIÁ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5101" table:style-name="ce10">
            <text:p>2705101</text:p>
          </table:table-cell>
          <table:table-cell office:value-type="string" table:style-name="ce11">
            <text:p>MATRIZ DE CAMARAGIBE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5507" table:style-name="ce10">
            <text:p>2705507</text:p>
          </table:table-cell>
          <table:table-cell office:value-type="string" table:style-name="ce11">
            <text:p>MURICI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5606" table:style-name="ce10">
            <text:p>2705606</text:p>
          </table:table-cell>
          <table:table-cell office:value-type="string" table:style-name="ce11">
            <text:p>NOVO LINO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7305" table:style-name="ce10">
            <text:p>2707305</text:p>
          </table:table-cell>
          <table:table-cell office:value-type="string" table:style-name="ce11">
            <text:p>PORTO CALVO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8105" table:style-name="ce10">
            <text:p>2708105</text:p>
          </table:table-cell>
          <table:table-cell office:value-type="string" table:style-name="ce11">
            <text:p>SANTANA DO MUNDAÚ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8303" table:style-name="ce10">
            <text:p>2708303</text:p>
          </table:table-cell>
          <table:table-cell office:value-type="string" table:style-name="ce11">
            <text:p>SÃO JOSÉ DA LAJE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8501" table:style-name="ce10">
            <text:p>2708501</text:p>
          </table:table-cell>
          <table:table-cell office:value-type="string" table:style-name="ce11">
            <text:p>SÃO LUíS DO QUITUNDE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4" table:style-name="ce8">
            <text:p>2704</text:p>
          </table:table-cell>
          <table:table-cell office:value-type="string" table:style-name="ce9">
            <text:p>Região Metropolitana da Zona da Mata</text:p>
          </table:table-cell>
          <table:table-cell office:value-type="string" table:style-name="ce8">
            <text:p>RM</text:p>
          </table:table-cell>
          <table:table-cell office:value-type="float" office:value="270401" table:style-name="ce9">
            <text:p>270401</text:p>
          </table:table-cell>
          <table:table-cell office:value-type="string" table:style-name="ce9">
            <text:p>NÃO TEM</text:p>
          </table:table-cell>
          <table:table-cell office:value-type="float" office:value="2709301" table:style-name="ce10">
            <text:p>2709301</text:p>
          </table:table-cell>
          <table:table-cell office:value-type="string" table:style-name="ce11">
            <text:p>UNIÃO DOS PALMARES</text:p>
          </table:table-cell>
          <table:table-cell office:value-type="string" table:style-name="ce12">
            <text:p>Lei Complementar 31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6" table:style-name="ce8">
            <text:p>2706</text:p>
          </table:table-cell>
          <table:table-cell office:value-type="string" table:style-name="ce9">
            <text:p>Região Metropolitana de Caetés</text:p>
          </table:table-cell>
          <table:table-cell office:value-type="string" table:style-name="ce8">
            <text:p>RM</text:p>
          </table:table-cell>
          <table:table-cell office:value-type="float" office:value="270601" table:style-name="ce9">
            <text:p>270601</text:p>
          </table:table-cell>
          <table:table-cell office:value-type="string" table:style-name="ce9">
            <text:p>NÃO TEM</text:p>
          </table:table-cell>
          <table:table-cell office:value-type="float" office:value="2702306" table:style-name="ce10">
            <text:p>2702306</text:p>
          </table:table-cell>
          <table:table-cell office:value-type="string" table:style-name="ce11">
            <text:p>CORURIPE</text:p>
          </table:table-cell>
          <table:table-cell office:value-type="string" table:style-name="ce12">
            <text:p>Lei Complementar 35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6" table:style-name="ce8">
            <text:p>2706</text:p>
          </table:table-cell>
          <table:table-cell office:value-type="string" table:style-name="ce9">
            <text:p>Região Metropolitana de Caetés</text:p>
          </table:table-cell>
          <table:table-cell office:value-type="string" table:style-name="ce8">
            <text:p>RM</text:p>
          </table:table-cell>
          <table:table-cell office:value-type="float" office:value="270601" table:style-name="ce9">
            <text:p>270601</text:p>
          </table:table-cell>
          <table:table-cell office:value-type="string" table:style-name="ce9">
            <text:p>NÃO TEM</text:p>
          </table:table-cell>
          <table:table-cell office:value-type="float" office:value="2708600" table:style-name="ce10">
            <text:p>2708600</text:p>
          </table:table-cell>
          <table:table-cell office:value-type="string" table:style-name="ce11">
            <text:p>SÃO MIGUEL DOS CAMPOS</text:p>
          </table:table-cell>
          <table:table-cell office:value-type="string" table:style-name="ce12">
            <text:p>Lei Complementar 35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0508" table:style-name="ce10">
            <text:p>2700508</text:p>
          </table:table-cell>
          <table:table-cell office:value-type="string" table:style-name="ce11">
            <text:p>BARRA DE SANTO ANTÔNIO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0607" table:style-name="ce10">
            <text:p>2700607</text:p>
          </table:table-cell>
          <table:table-cell office:value-type="string" table:style-name="ce11">
            <text:p>BARRA DE SÃO MIGUEL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2207" table:style-name="ce10">
            <text:p>2702207</text:p>
          </table:table-cell>
          <table:table-cell office:value-type="string" table:style-name="ce11">
            <text:p>COQUEIRO SECO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4302" table:style-name="ce10">
            <text:p>2704302</text:p>
          </table:table-cell>
          <table:table-cell office:value-type="string" table:style-name="ce11">
            <text:p>MACEIÓ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4708" table:style-name="ce10">
            <text:p>2704708</text:p>
          </table:table-cell>
          <table:table-cell office:value-type="string" table:style-name="ce11">
            <text:p>MARECHAL DEODORO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5200" table:style-name="ce10">
            <text:p>2705200</text:p>
          </table:table-cell>
          <table:table-cell office:value-type="string" table:style-name="ce11">
            <text:p>MESSIAS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5507" table:style-name="ce10">
            <text:p>2705507</text:p>
          </table:table-cell>
          <table:table-cell office:value-type="string" table:style-name="ce11">
            <text:p>MURICI</text:p>
          </table:table-cell>
          <table:table-cell office:value-type="string" table:style-name="ce12">
            <text:p>Lei Complementar 40</text:p>
          </table:table-cell>
          <table:table-cell office:value-type="date" office:date-value="2014-06-17T00:00:00" table:style-name="ce13">
            <text:p>17/06/2014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6448" table:style-name="ce10">
            <text:p>2706448</text:p>
          </table:table-cell>
          <table:table-cell office:value-type="string" table:style-name="ce11">
            <text:p>PARIPUEIRA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6901" table:style-name="ce10">
            <text:p>2706901</text:p>
          </table:table-cell>
          <table:table-cell office:value-type="string" table:style-name="ce11">
            <text:p>PILAR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7701" table:style-name="ce10">
            <text:p>2707701</text:p>
          </table:table-cell>
          <table:table-cell office:value-type="string" table:style-name="ce11">
            <text:p>RIO LARGO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7909" table:style-name="ce10">
            <text:p>2707909</text:p>
          </table:table-cell>
          <table:table-cell office:value-type="string" table:style-name="ce11">
            <text:p>SANTA LUZIA DO NORTE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1" table:style-name="ce8">
            <text:p>2701</text:p>
          </table:table-cell>
          <table:table-cell office:value-type="string" table:style-name="ce9">
            <text:p>Região Metropolitana de Maceió</text:p>
          </table:table-cell>
          <table:table-cell office:value-type="string" table:style-name="ce8">
            <text:p>RM</text:p>
          </table:table-cell>
          <table:table-cell office:value-type="float" office:value="270101" table:style-name="ce9">
            <text:p>270101</text:p>
          </table:table-cell>
          <table:table-cell office:value-type="string" table:style-name="ce9">
            <text:p>NÃO TEM</text:p>
          </table:table-cell>
          <table:table-cell office:value-type="float" office:value="2708907" table:style-name="ce10">
            <text:p>2708907</text:p>
          </table:table-cell>
          <table:table-cell office:value-type="string" table:style-name="ce11">
            <text:p>SATUBA</text:p>
          </table:table-cell>
          <table:table-cell office:value-type="string" table:style-name="ce12">
            <text:p>Lei Complementar 18</text:p>
          </table:table-cell>
          <table:table-cell office:value-type="date" office:date-value="1998-11-19T00:00:00" table:style-name="ce13">
            <text:p>19/11/1998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5" table:style-name="ce8">
            <text:p>2705</text:p>
          </table:table-cell>
          <table:table-cell office:value-type="string" table:style-name="ce9">
            <text:p>Região Metropolitana de Palmeira dos Índios</text:p>
          </table:table-cell>
          <table:table-cell office:value-type="string" table:style-name="ce8">
            <text:p>RM</text:p>
          </table:table-cell>
          <table:table-cell office:value-type="float" office:value="270501" table:style-name="ce9">
            <text:p>270501</text:p>
          </table:table-cell>
          <table:table-cell office:value-type="string" table:style-name="ce9">
            <text:p>NÃO TEM</text:p>
          </table:table-cell>
          <table:table-cell office:value-type="float" office:value="2701209" table:style-name="ce10">
            <text:p>2701209</text:p>
          </table:table-cell>
          <table:table-cell office:value-type="string" table:style-name="ce15">
            <text:p>CACIMBINHAS</text:p>
          </table:table-cell>
          <table:table-cell office:value-type="string" table:style-name="ce12">
            <text:p>Lei Complementar 32</text:p>
          </table:table-cell>
          <table:table-cell office:value-type="date" office:date-value="2012-01-05T00:00:00" table:style-name="ce13">
            <text:p>05/01/2012</text:p>
          </table:table-cell>
          <table:table-cell table:style-name="ce10"/>
          <table:table-cell table:style-name="ce15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5" table:style-name="ce8">
            <text:p>2705</text:p>
          </table:table-cell>
          <table:table-cell office:value-type="string" table:style-name="ce9">
            <text:p>Região Metropolitana de Palmeira dos Índios</text:p>
          </table:table-cell>
          <table:table-cell office:value-type="string" table:style-name="ce8">
            <text:p>RM</text:p>
          </table:table-cell>
          <table:table-cell office:value-type="float" office:value="270501" table:style-name="ce9">
            <text:p>270501</text:p>
          </table:table-cell>
          <table:table-cell office:value-type="string" table:style-name="ce9">
            <text:p>NÃO TEM</text:p>
          </table:table-cell>
          <table:table-cell office:value-type="float" office:value="2704401" table:style-name="ce10">
            <text:p>2704401</text:p>
          </table:table-cell>
          <table:table-cell office:value-type="string" table:style-name="ce11">
            <text:p>MAJOR ISIDORO</text:p>
          </table:table-cell>
          <table:table-cell office:value-type="string" table:style-name="ce12">
            <text:p>Lei Complementar 32</text:p>
          </table:table-cell>
          <table:table-cell office:value-type="date" office:date-value="2012-01-05T00:00:00" table:style-name="ce13">
            <text:p>05/01/2012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5" table:style-name="ce8">
            <text:p>2705</text:p>
          </table:table-cell>
          <table:table-cell office:value-type="string" table:style-name="ce9">
            <text:p>Região Metropolitana de Palmeira dos Índios</text:p>
          </table:table-cell>
          <table:table-cell office:value-type="string" table:style-name="ce8">
            <text:p>RM</text:p>
          </table:table-cell>
          <table:table-cell office:value-type="float" office:value="270501" table:style-name="ce9">
            <text:p>270501</text:p>
          </table:table-cell>
          <table:table-cell office:value-type="string" table:style-name="ce9">
            <text:p>NÃO TEM</text:p>
          </table:table-cell>
          <table:table-cell office:value-type="float" office:value="2705309" table:style-name="ce10">
            <text:p>2705309</text:p>
          </table:table-cell>
          <table:table-cell office:value-type="string" table:style-name="ce11">
            <text:p>MINADOR DO NEGRÃO</text:p>
          </table:table-cell>
          <table:table-cell office:value-type="string" table:style-name="ce12">
            <text:p>Lei Complementar 32</text:p>
          </table:table-cell>
          <table:table-cell office:value-type="date" office:date-value="2012-01-05T00:00:00" table:style-name="ce13">
            <text:p>05/01/2012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0300" table:style-name="ce10">
            <text:p>2700300</text:p>
          </table:table-cell>
          <table:table-cell office:value-type="string" table:style-name="ce15">
            <text:p>ARAPIRACA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0805" table:style-name="ce10">
            <text:p>2700805</text:p>
          </table:table-cell>
          <table:table-cell office:value-type="string" table:style-name="ce15">
            <text:p>BELÉM</text:p>
          </table:table-cell>
          <table:table-cell office:value-type="string" table:style-name="ce12">
            <text:p>Lei Complementar 49</text:p>
          </table:table-cell>
          <table:table-cell office:value-type="date" office:date-value="2019-07-24T00:00:00" table:style-name="ce13">
            <text:p>24/07/201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3106" table:style-name="ce10">
            <text:p>2703106</text:p>
          </table:table-cell>
          <table:table-cell office:value-type="string" table:style-name="ce11">
            <text:p>IGACI</text:p>
          </table:table-cell>
          <table:table-cell office:value-type="string" table:style-name="ce12">
            <text:p>Lei Complementar 49</text:p>
          </table:table-cell>
          <table:table-cell office:value-type="date" office:date-value="2019-07-24T00:00:00" table:style-name="ce13">
            <text:p>24/07/201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1506" table:style-name="ce10">
            <text:p>2701506</text:p>
          </table:table-cell>
          <table:table-cell office:value-type="string" table:style-name="ce15">
            <text:p>CAMPO GRANDE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2009" table:style-name="ce10">
            <text:p>2702009</text:p>
          </table:table-cell>
          <table:table-cell office:value-type="string" table:style-name="ce15">
            <text:p>COITÉ DO NÓIA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2355" table:style-name="ce10">
            <text:p>2702355</text:p>
          </table:table-cell>
          <table:table-cell office:value-type="string" table:style-name="ce15">
            <text:p>CRAÍBAS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2553" table:style-name="ce10">
            <text:p>2702553</text:p>
          </table:table-cell>
          <table:table-cell office:value-type="string" table:style-name="ce15">
            <text:p>ESTRELA DE ALAGOAS</text:p>
          </table:table-cell>
          <table:table-cell office:value-type="string" table:style-name="ce12">
            <text:p>Lei Complementar 49</text:p>
          </table:table-cell>
          <table:table-cell office:value-type="date" office:date-value="2019-07-24T00:00:00" table:style-name="ce13">
            <text:p>24/07/201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2603" table:style-name="ce10">
            <text:p>2702603</text:p>
          </table:table-cell>
          <table:table-cell office:value-type="string" table:style-name="ce15">
            <text:p>FEIRA GRANDE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2900" table:style-name="ce10">
            <text:p>2702900</text:p>
          </table:table-cell>
          <table:table-cell office:value-type="string" table:style-name="ce15">
            <text:p>GIRAU DO PONCIANO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3700" table:style-name="ce10">
            <text:p>2703700</text:p>
          </table:table-cell>
          <table:table-cell office:value-type="string" table:style-name="ce15">
            <text:p>JARAMATAIA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4104" table:style-name="ce10">
            <text:p>2704104</text:p>
          </table:table-cell>
          <table:table-cell office:value-type="string" table:style-name="ce15">
            <text:p>LAGOA DA CANOA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5903" table:style-name="ce10">
            <text:p>2705903</text:p>
          </table:table-cell>
          <table:table-cell office:value-type="string" table:style-name="ce15">
            <text:p>OLHO D'ÁGUA GRANDE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6307" table:style-name="ce10">
            <text:p>2706307</text:p>
          </table:table-cell>
          <table:table-cell office:value-type="string" table:style-name="ce15">
            <text:p>PALMEIRA DOS ÍNDIOS</text:p>
          </table:table-cell>
          <table:table-cell office:value-type="string" table:style-name="ce12">
            <text:p>Lei Complementar 49</text:p>
          </table:table-cell>
          <table:table-cell office:value-type="date" office:date-value="2019-07-24T00:00:00" table:style-name="ce13">
            <text:p>24/07/201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8204" table:style-name="ce10">
            <text:p>2708204</text:p>
          </table:table-cell>
          <table:table-cell office:value-type="string" table:style-name="ce15">
            <text:p>SÃO BRÁS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8808" table:style-name="ce10">
            <text:p>2708808</text:p>
          </table:table-cell>
          <table:table-cell office:value-type="string" table:style-name="ce15">
            <text:p>SÃO SEBASTIÃO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9103" table:style-name="ce10">
            <text:p>2709103</text:p>
          </table:table-cell>
          <table:table-cell office:value-type="string" table:style-name="ce15">
            <text:p>TAQUARANA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9004" table:style-name="ce10">
            <text:p>2709004</text:p>
          </table:table-cell>
          <table:table-cell office:value-type="string" table:style-name="ce15">
            <text:p>TANQUE D'ARCA</text:p>
          </table:table-cell>
          <table:table-cell office:value-type="string" table:style-name="ce12">
            <text:p>Lei Complementar 49</text:p>
          </table:table-cell>
          <table:table-cell office:value-type="date" office:date-value="2019-07-24T00:00:00" table:style-name="ce13">
            <text:p>24/07/2019</text:p>
          </table:table-cell>
          <table:table-cell table:number-columns-repeated="2" table:style-name="ce16"/>
          <table:table-cell table:number-columns-repeated="16370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2" table:style-name="ce8">
            <text:p>2702</text:p>
          </table:table-cell>
          <table:table-cell office:value-type="string" table:style-name="ce9">
            <text:p>Região Metropolitana do Agreste</text:p>
          </table:table-cell>
          <table:table-cell office:value-type="string" table:style-name="ce8">
            <text:p>RM</text:p>
          </table:table-cell>
          <table:table-cell office:value-type="float" office:value="270201" table:style-name="ce9">
            <text:p>270201</text:p>
          </table:table-cell>
          <table:table-cell office:value-type="string" table:style-name="ce9">
            <text:p>NÃO TEM</text:p>
          </table:table-cell>
          <table:table-cell office:value-type="float" office:value="2709202" table:style-name="ce10">
            <text:p>2709202</text:p>
          </table:table-cell>
          <table:table-cell office:value-type="string" table:style-name="ce11">
            <text:p>TRAIPU</text:p>
          </table:table-cell>
          <table:table-cell office:value-type="string" table:style-name="ce12">
            <text:p>Lei Complementar 27</text:p>
          </table:table-cell>
          <table:table-cell office:value-type="date" office:date-value="2009-11-30T00:00:00" table:style-name="ce13">
            <text:p>30/11/2009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1803" table:style-name="ce10">
            <text:p>2701803</text:p>
          </table:table-cell>
          <table:table-cell office:value-type="string" table:style-name="ce11">
            <text:p>CARNEIROS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2504" table:style-name="ce10">
            <text:p>2702504</text:p>
          </table:table-cell>
          <table:table-cell office:value-type="string" table:style-name="ce11">
            <text:p>DOIS RIACHOS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4609" table:style-name="ce10">
            <text:p>2704609</text:p>
          </table:table-cell>
          <table:table-cell office:value-type="string" table:style-name="ce11">
            <text:p>MARAVILHA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5705" table:style-name="ce10">
            <text:p>2705705</text:p>
          </table:table-cell>
          <table:table-cell office:value-type="string" table:style-name="ce11">
            <text:p>OLHO D'ÁGUA DAS FLORES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6000" table:style-name="ce10">
            <text:p>2706000</text:p>
          </table:table-cell>
          <table:table-cell office:value-type="string" table:style-name="ce11">
            <text:p>OLIVENÇA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6109" table:style-name="ce10">
            <text:p>2706109</text:p>
          </table:table-cell>
          <table:table-cell office:value-type="string" table:style-name="ce11">
            <text:p>OURO BRANCO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7206" table:style-name="ce10">
            <text:p>2707206</text:p>
          </table:table-cell>
          <table:table-cell office:value-type="string" table:style-name="ce11">
            <text:p>POÇO DAS TRINCHEIRAS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8006" table:style-name="ce10">
            <text:p>2708006</text:p>
          </table:table-cell>
          <table:table-cell office:value-type="string" table:style-name="ce11">
            <text:p>SANTANA DO IPANEMA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8" table:style-name="ce8">
            <text:p>2708</text:p>
          </table:table-cell>
          <table:table-cell office:value-type="string" table:style-name="ce9">
            <text:p>Região Metropolitana do Médio Sertão</text:p>
          </table:table-cell>
          <table:table-cell office:value-type="string" table:style-name="ce8">
            <text:p>RM</text:p>
          </table:table-cell>
          <table:table-cell office:value-type="float" office:value="270801" table:style-name="ce9">
            <text:p>270801</text:p>
          </table:table-cell>
          <table:table-cell office:value-type="string" table:style-name="ce9">
            <text:p>NÃO TEM</text:p>
          </table:table-cell>
          <table:table-cell office:value-type="float" office:value="2708956" table:style-name="ce10">
            <text:p>2708956</text:p>
          </table:table-cell>
          <table:table-cell office:value-type="string" table:style-name="ce11">
            <text:p>SENADOR RUI PALMEIRA</text:p>
          </table:table-cell>
          <table:table-cell office:value-type="string" table:style-name="ce12">
            <text:p>Lei Complementar 39</text:p>
          </table:table-cell>
          <table:table-cell office:value-type="date" office:date-value="2013-08-08T00:00:00" table:style-name="ce13">
            <text:p>08/08/2013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9" table:style-name="ce8">
            <text:p>2709</text:p>
          </table:table-cell>
          <table:table-cell office:value-type="string" table:style-name="ce9">
            <text:p>Região Metropolitana do São Francisco</text:p>
          </table:table-cell>
          <table:table-cell office:value-type="string" table:style-name="ce8">
            <text:p>RM</text:p>
          </table:table-cell>
          <table:table-cell office:value-type="float" office:value="270901" table:style-name="ce9">
            <text:p>270901</text:p>
          </table:table-cell>
          <table:table-cell office:value-type="string" table:style-name="ce9">
            <text:p>NÃO TEM</text:p>
          </table:table-cell>
          <table:table-cell office:value-type="float" office:value="2702702" table:style-name="ce10">
            <text:p>2702702</text:p>
          </table:table-cell>
          <table:table-cell office:value-type="string" table:style-name="ce11">
            <text:p>FELIZ DESERTO</text:p>
          </table:table-cell>
          <table:table-cell office:value-type="string" table:style-name="ce12">
            <text:p>Lei Complementar 33</text:p>
          </table:table-cell>
          <table:table-cell office:value-type="date" office:date-value="2012-05-11T00:00:00" table:style-name="ce13">
            <text:p>11/05/2012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9" table:style-name="ce8">
            <text:p>2709</text:p>
          </table:table-cell>
          <table:table-cell office:value-type="string" table:style-name="ce9">
            <text:p>Região Metropolitana do São Francisco</text:p>
          </table:table-cell>
          <table:table-cell office:value-type="string" table:style-name="ce8">
            <text:p>RM</text:p>
          </table:table-cell>
          <table:table-cell office:value-type="float" office:value="270901" table:style-name="ce9">
            <text:p>270901</text:p>
          </table:table-cell>
          <table:table-cell office:value-type="string" table:style-name="ce9">
            <text:p>NÃO TEM</text:p>
          </table:table-cell>
          <table:table-cell office:value-type="float" office:value="2703205" table:style-name="ce10">
            <text:p>2703205</text:p>
          </table:table-cell>
          <table:table-cell office:value-type="string" table:style-name="ce11">
            <text:p>IGREJA NOVA</text:p>
          </table:table-cell>
          <table:table-cell office:value-type="string" table:style-name="ce12">
            <text:p>Lei Complementar 33</text:p>
          </table:table-cell>
          <table:table-cell office:value-type="date" office:date-value="2012-05-11T00:00:00" table:style-name="ce13">
            <text:p>11/05/2012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9" table:style-name="ce8">
            <text:p>2709</text:p>
          </table:table-cell>
          <table:table-cell office:value-type="string" table:style-name="ce9">
            <text:p>Região Metropolitana do São Francisco</text:p>
          </table:table-cell>
          <table:table-cell office:value-type="string" table:style-name="ce8">
            <text:p>RM</text:p>
          </table:table-cell>
          <table:table-cell office:value-type="float" office:value="270901" table:style-name="ce9">
            <text:p>270901</text:p>
          </table:table-cell>
          <table:table-cell office:value-type="string" table:style-name="ce9">
            <text:p>NÃO TEM</text:p>
          </table:table-cell>
          <table:table-cell office:value-type="float" office:value="2706703" table:style-name="ce10">
            <text:p>2706703</text:p>
          </table:table-cell>
          <table:table-cell office:value-type="string" table:style-name="ce11">
            <text:p>PENEDO</text:p>
          </table:table-cell>
          <table:table-cell office:value-type="string" table:style-name="ce12">
            <text:p>Lei Complementar 33</text:p>
          </table:table-cell>
          <table:table-cell office:value-type="date" office:date-value="2012-05-11T00:00:00" table:style-name="ce13">
            <text:p>11/05/2012</text:p>
          </table:table-cell>
          <table:table-cell table:number-columns-repeated="998" table:style-name="ce14"/>
          <table:table-cell table:number-columns-repeated="15374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9" table:style-name="ce8">
            <text:p>2709</text:p>
          </table:table-cell>
          <table:table-cell office:value-type="string" table:style-name="ce9">
            <text:p>Região Metropolitana do São Francisco</text:p>
          </table:table-cell>
          <table:table-cell office:value-type="string" table:style-name="ce8">
            <text:p>RM</text:p>
          </table:table-cell>
          <table:table-cell office:value-type="float" office:value="270901" table:style-name="ce9">
            <text:p>270901</text:p>
          </table:table-cell>
          <table:table-cell office:value-type="string" table:style-name="ce9">
            <text:p>NÃO TEM</text:p>
          </table:table-cell>
          <table:table-cell office:value-type="float" office:value="2706802" table:style-name="ce10">
            <text:p>2706802</text:p>
          </table:table-cell>
          <table:table-cell office:value-type="string" table:style-name="ce11">
            <text:p>PIAÇABUÇU</text:p>
          </table:table-cell>
          <table:table-cell office:value-type="string" table:style-name="ce12">
            <text:p>Lei Complementar 33</text:p>
          </table:table-cell>
          <table:table-cell office:value-type="date" office:date-value="2012-05-11T00:00:00" table:style-name="ce13">
            <text:p>11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9" table:style-name="ce8">
            <text:p>2709</text:p>
          </table:table-cell>
          <table:table-cell office:value-type="string" table:style-name="ce9">
            <text:p>Região Metropolitana do São Francisco</text:p>
          </table:table-cell>
          <table:table-cell office:value-type="string" table:style-name="ce8">
            <text:p>RM</text:p>
          </table:table-cell>
          <table:table-cell office:value-type="float" office:value="270901" table:style-name="ce9">
            <text:p>270901</text:p>
          </table:table-cell>
          <table:table-cell office:value-type="string" table:style-name="ce9">
            <text:p>NÃO TEM</text:p>
          </table:table-cell>
          <table:table-cell office:value-type="float" office:value="2707503" table:style-name="ce10">
            <text:p>2707503</text:p>
          </table:table-cell>
          <table:table-cell office:value-type="string" table:style-name="ce11">
            <text:p>PORTO REAL DO COLÉGIO</text:p>
          </table:table-cell>
          <table:table-cell office:value-type="string" table:style-name="ce12">
            <text:p>Lei Complementar 33</text:p>
          </table:table-cell>
          <table:table-cell office:value-type="date" office:date-value="2012-05-11T00:00:00" table:style-name="ce13">
            <text:p>11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7" table:style-name="ce8">
            <text:p>2707</text:p>
          </table:table-cell>
          <table:table-cell office:value-type="string" table:style-name="ce9">
            <text:p>Região Metropolitana do Sertão</text:p>
          </table:table-cell>
          <table:table-cell office:value-type="string" table:style-name="ce8">
            <text:p>RM</text:p>
          </table:table-cell>
          <table:table-cell office:value-type="float" office:value="270701" table:style-name="ce9">
            <text:p>270701</text:p>
          </table:table-cell>
          <table:table-cell office:value-type="string" table:style-name="ce9">
            <text:p>NÃO TEM</text:p>
          </table:table-cell>
          <table:table-cell office:value-type="float" office:value="2700102" table:style-name="ce10">
            <text:p>2700102</text:p>
          </table:table-cell>
          <table:table-cell office:value-type="string" table:style-name="ce11">
            <text:p>ÁGUA BRANCA</text:p>
          </table:table-cell>
          <table:table-cell office:value-type="string" table:style-name="ce12">
            <text:p>Lei Complementar 36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7" table:style-name="ce8">
            <text:p>2707</text:p>
          </table:table-cell>
          <table:table-cell office:value-type="string" table:style-name="ce9">
            <text:p>Região Metropolitana do Sertão</text:p>
          </table:table-cell>
          <table:table-cell office:value-type="string" table:style-name="ce8">
            <text:p>RM</text:p>
          </table:table-cell>
          <table:table-cell office:value-type="float" office:value="270701" table:style-name="ce9">
            <text:p>270701</text:p>
          </table:table-cell>
          <table:table-cell office:value-type="string" table:style-name="ce9">
            <text:p>NÃO TEM</text:p>
          </table:table-cell>
          <table:table-cell office:value-type="float" office:value="2702405" table:style-name="ce10">
            <text:p>2702405</text:p>
          </table:table-cell>
          <table:table-cell office:value-type="string" table:style-name="ce11">
            <text:p>DELMIRO GOUVEIA</text:p>
          </table:table-cell>
          <table:table-cell office:value-type="string" table:style-name="ce12">
            <text:p>Lei Complementar 36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7" table:style-name="ce8">
            <text:p>2707</text:p>
          </table:table-cell>
          <table:table-cell office:value-type="string" table:style-name="ce9">
            <text:p>Região Metropolitana do Sertão</text:p>
          </table:table-cell>
          <table:table-cell office:value-type="string" table:style-name="ce8">
            <text:p>RM</text:p>
          </table:table-cell>
          <table:table-cell office:value-type="float" office:value="270701" table:style-name="ce9">
            <text:p>270701</text:p>
          </table:table-cell>
          <table:table-cell office:value-type="string" table:style-name="ce9">
            <text:p>NÃO TEM</text:p>
          </table:table-cell>
          <table:table-cell office:value-type="float" office:value="2703304" table:style-name="ce10">
            <text:p>2703304</text:p>
          </table:table-cell>
          <table:table-cell office:value-type="string" table:style-name="ce11">
            <text:p>INHAPI</text:p>
          </table:table-cell>
          <table:table-cell office:value-type="string" table:style-name="ce12">
            <text:p>Lei Complementar 36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7" table:style-name="ce8">
            <text:p>2707</text:p>
          </table:table-cell>
          <table:table-cell office:value-type="string" table:style-name="ce9">
            <text:p>Região Metropolitana do Sertão</text:p>
          </table:table-cell>
          <table:table-cell office:value-type="string" table:style-name="ce8">
            <text:p>RM</text:p>
          </table:table-cell>
          <table:table-cell office:value-type="float" office:value="270701" table:style-name="ce9">
            <text:p>270701</text:p>
          </table:table-cell>
          <table:table-cell office:value-type="string" table:style-name="ce9">
            <text:p>NÃO TEM</text:p>
          </table:table-cell>
          <table:table-cell office:value-type="float" office:value="2705002" table:style-name="ce10">
            <text:p>2705002</text:p>
          </table:table-cell>
          <table:table-cell office:value-type="string" table:style-name="ce11">
            <text:p>MATA GRANDE</text:p>
          </table:table-cell>
          <table:table-cell office:value-type="string" table:style-name="ce12">
            <text:p>Lei Complementar 36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7" table:style-name="ce8">
            <text:p>2707</text:p>
          </table:table-cell>
          <table:table-cell office:value-type="string" table:style-name="ce9">
            <text:p>Região Metropolitana do Sertão</text:p>
          </table:table-cell>
          <table:table-cell office:value-type="string" table:style-name="ce8">
            <text:p>RM</text:p>
          </table:table-cell>
          <table:table-cell office:value-type="float" office:value="270701" table:style-name="ce9">
            <text:p>270701</text:p>
          </table:table-cell>
          <table:table-cell office:value-type="string" table:style-name="ce9">
            <text:p>NÃO TEM</text:p>
          </table:table-cell>
          <table:table-cell office:value-type="float" office:value="2705804" table:style-name="ce10">
            <text:p>2705804</text:p>
          </table:table-cell>
          <table:table-cell office:value-type="string" table:style-name="ce11">
            <text:p>OLHO D'ÁGUA DO CASADO</text:p>
          </table:table-cell>
          <table:table-cell office:value-type="string" table:style-name="ce12">
            <text:p>Lei Complementar 36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7" table:style-name="ce8">
            <text:p>2707</text:p>
          </table:table-cell>
          <table:table-cell office:value-type="string" table:style-name="ce9">
            <text:p>Região Metropolitana do Sertão</text:p>
          </table:table-cell>
          <table:table-cell office:value-type="string" table:style-name="ce8">
            <text:p>RM</text:p>
          </table:table-cell>
          <table:table-cell office:value-type="float" office:value="270701" table:style-name="ce9">
            <text:p>270701</text:p>
          </table:table-cell>
          <table:table-cell office:value-type="string" table:style-name="ce9">
            <text:p>NÃO TEM</text:p>
          </table:table-cell>
          <table:table-cell office:value-type="float" office:value="2706422" table:style-name="ce10">
            <text:p>2706422</text:p>
          </table:table-cell>
          <table:table-cell office:value-type="string" table:style-name="ce11">
            <text:p>PARICONHA</text:p>
          </table:table-cell>
          <table:table-cell office:value-type="string" table:style-name="ce12">
            <text:p>Lei Complementar 36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7" table:style-name="ce8">
            <text:p>2707</text:p>
          </table:table-cell>
          <table:table-cell office:value-type="string" table:style-name="ce9">
            <text:p>Região Metropolitana do Sertão</text:p>
          </table:table-cell>
          <table:table-cell office:value-type="string" table:style-name="ce8">
            <text:p>RM</text:p>
          </table:table-cell>
          <table:table-cell office:value-type="float" office:value="270701" table:style-name="ce9">
            <text:p>270701</text:p>
          </table:table-cell>
          <table:table-cell office:value-type="string" table:style-name="ce9">
            <text:p>NÃO TEM</text:p>
          </table:table-cell>
          <table:table-cell office:value-type="float" office:value="2707107" table:style-name="ce10">
            <text:p>2707107</text:p>
          </table:table-cell>
          <table:table-cell office:value-type="string" table:style-name="ce11">
            <text:p>PIRANHAS</text:p>
          </table:table-cell>
          <table:table-cell office:value-type="string" table:style-name="ce12">
            <text:p>Lei Complementar 36</text:p>
          </table:table-cell>
          <table:table-cell office:value-type="date" office:date-value="2012-07-26T00:00:00" table:style-name="ce13">
            <text:p>2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0409" table:style-name="ce10">
            <text:p>2700409</text:p>
          </table:table-cell>
          <table:table-cell office:value-type="string" table:style-name="ce11">
            <text:p>ATALAIA</text:p>
          </table:table-cell>
          <table:table-cell office:value-type="string" table:style-name="ce12">
            <text:p>Lei Complementar 49</text:p>
          </table:table-cell>
          <table:table-cell office:value-type="date" office:date-value="2019-07-24T00:00:00" table:style-name="ce13">
            <text:p>24/07/201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1001" table:style-name="ce10">
            <text:p>2701001</text:p>
          </table:table-cell>
          <table:table-cell office:value-type="string" table:style-name="ce11">
            <text:p>BOCA DA MATA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1308" table:style-name="ce10">
            <text:p>2701308</text:p>
          </table:table-cell>
          <table:table-cell office:value-type="string" table:style-name="ce11">
            <text:p>CAJUEIRO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1704" table:style-name="ce10">
            <text:p>2701704</text:p>
          </table:table-cell>
          <table:table-cell office:value-type="string" table:style-name="ce11">
            <text:p>CAPELA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1902" table:style-name="ce10">
            <text:p>2701902</text:p>
          </table:table-cell>
          <table:table-cell office:value-type="string" table:style-name="ce11">
            <text:p>CHÃ PRETA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4906" table:style-name="ce10">
            <text:p>2704906</text:p>
          </table:table-cell>
          <table:table-cell office:value-type="string" table:style-name="ce11">
            <text:p>MAR VERMELHO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4807" table:style-name="ce10">
            <text:p>2704807</text:p>
          </table:table-cell>
          <table:table-cell office:value-type="string" table:style-name="ce11">
            <text:p>MARIBONDO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6604" table:style-name="ce10">
            <text:p>2706604</text:p>
          </table:table-cell>
          <table:table-cell office:value-type="string" table:style-name="ce11">
            <text:p>PAULO JACINTO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7008" table:style-name="ce10">
            <text:p>2707008</text:p>
          </table:table-cell>
          <table:table-cell office:value-type="string" table:style-name="ce11">
            <text:p>PINDOBA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9004" table:style-name="ce10">
            <text:p>2709004</text:p>
          </table:table-cell>
          <table:table-cell office:value-type="string" table:style-name="ce11">
            <text:p>TANQUE D'ARCA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AL</text:p>
          </table:table-cell>
          <table:table-cell office:value-type="float" office:value="2703" table:style-name="ce8">
            <text:p>2703</text:p>
          </table:table-cell>
          <table:table-cell office:value-type="string" table:style-name="ce9">
            <text:p>Região Metropolitana do Vale do Paraíba</text:p>
          </table:table-cell>
          <table:table-cell office:value-type="string" table:style-name="ce8">
            <text:p>RM</text:p>
          </table:table-cell>
          <table:table-cell office:value-type="float" office:value="270301" table:style-name="ce9">
            <text:p>270301</text:p>
          </table:table-cell>
          <table:table-cell office:value-type="string" table:style-name="ce9">
            <text:p>NÃO TEM</text:p>
          </table:table-cell>
          <table:table-cell office:value-type="float" office:value="2709400" table:style-name="ce10">
            <text:p>2709400</text:p>
          </table:table-cell>
          <table:table-cell office:value-type="string" table:style-name="ce11">
            <text:p>VIÇOSA</text:p>
          </table:table-cell>
          <table:table-cell office:value-type="string" table:style-name="ce12">
            <text:p>Lei Complementar 30</text:p>
          </table:table-cell>
          <table:table-cell office:value-type="date" office:date-value="2011-12-15T00:00:00" table:style-name="ce13">
            <text:p>15/12/201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2" table:style-name="ce8">
            <text:p>2902</text:p>
          </table:table-cell>
          <table:table-cell office:value-type="string" table:style-name="ce9">
            <text:p>Região Administrativa Integrada de Desenvolvimento do Polo Petrolina/PE e Juazeiro/BA</text:p>
          </table:table-cell>
          <table:table-cell office:value-type="string" table:style-name="ce8">
            <text:p>RIDE</text:p>
          </table:table-cell>
          <table:table-cell office:value-type="float" office:value="290201" table:style-name="ce9">
            <text:p>290201</text:p>
          </table:table-cell>
          <table:table-cell office:value-type="string" table:style-name="ce9">
            <text:p>NÃO TEM</text:p>
          </table:table-cell>
          <table:table-cell office:value-type="float" office:value="2907202" table:style-name="ce10">
            <text:p>2907202</text:p>
          </table:table-cell>
          <table:table-cell office:value-type="string" table:style-name="ce11">
            <text:p>CASA NOVA</text:p>
          </table:table-cell>
          <table:table-cell office:value-type="string" table:style-name="ce12">
            <text:p>DECRETO Nº 4.366 - 09/09/2002 Regulamenta a Lei Complementar <text:s/>113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2" table:style-name="ce8">
            <text:p>2902</text:p>
          </table:table-cell>
          <table:table-cell office:value-type="string" table:style-name="ce9">
            <text:p>Região Administrativa Integrada de Desenvolvimento do Polo Petrolina/PE e Juazeiro/BA</text:p>
          </table:table-cell>
          <table:table-cell office:value-type="string" table:style-name="ce8">
            <text:p>RIDE</text:p>
          </table:table-cell>
          <table:table-cell office:value-type="float" office:value="290201" table:style-name="ce9">
            <text:p>290201</text:p>
          </table:table-cell>
          <table:table-cell office:value-type="string" table:style-name="ce9">
            <text:p>NÃO TEM</text:p>
          </table:table-cell>
          <table:table-cell office:value-type="float" office:value="2909901" table:style-name="ce10">
            <text:p>2909901</text:p>
          </table:table-cell>
          <table:table-cell office:value-type="string" table:style-name="ce11">
            <text:p>CURAÇÁ</text:p>
          </table:table-cell>
          <table:table-cell office:value-type="string" table:style-name="ce12">
            <text:p>DECRETO Nº 4.366 - 09/09/2002 Regulamenta a Lei Complementar <text:s/>113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2" table:style-name="ce8">
            <text:p>2902</text:p>
          </table:table-cell>
          <table:table-cell office:value-type="string" table:style-name="ce9">
            <text:p>Região Administrativa Integrada de Desenvolvimento do Polo Petrolina/PE e Juazeiro/BA</text:p>
          </table:table-cell>
          <table:table-cell office:value-type="string" table:style-name="ce8">
            <text:p>RIDE</text:p>
          </table:table-cell>
          <table:table-cell office:value-type="float" office:value="290201" table:style-name="ce9">
            <text:p>290201</text:p>
          </table:table-cell>
          <table:table-cell office:value-type="string" table:style-name="ce9">
            <text:p>NÃO TEM</text:p>
          </table:table-cell>
          <table:table-cell office:value-type="float" office:value="2918407" table:style-name="ce10">
            <text:p>2918407</text:p>
          </table:table-cell>
          <table:table-cell office:value-type="string" table:style-name="ce11">
            <text:p>JUAZEIRO</text:p>
          </table:table-cell>
          <table:table-cell office:value-type="string" table:style-name="ce12">
            <text:p>DECRETO Nº 4.366 - 09/09/2002 Regulamenta a Lei Complementar <text:s/>113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2" table:style-name="ce8">
            <text:p>2902</text:p>
          </table:table-cell>
          <table:table-cell office:value-type="string" table:style-name="ce9">
            <text:p>Região Administrativa Integrada de Desenvolvimento do Polo Petrolina/PE e Juazeiro/BA</text:p>
          </table:table-cell>
          <table:table-cell office:value-type="string" table:style-name="ce8">
            <text:p>RIDE</text:p>
          </table:table-cell>
          <table:table-cell office:value-type="float" office:value="290201" table:style-name="ce9">
            <text:p>290201</text:p>
          </table:table-cell>
          <table:table-cell office:value-type="string" table:style-name="ce9">
            <text:p>NÃO TEM</text:p>
          </table:table-cell>
          <table:table-cell office:value-type="float" office:value="2930774" table:style-name="ce10">
            <text:p>2930774</text:p>
          </table:table-cell>
          <table:table-cell office:value-type="string" table:style-name="ce11">
            <text:p>SOBRADINHO</text:p>
          </table:table-cell>
          <table:table-cell office:value-type="string" table:style-name="ce12">
            <text:p>DECRETO Nº 4.366 - 09/09/2002 Regulamenta a Lei Complementar <text:s/>113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01502" table:style-name="ce10">
            <text:p>2901502</text:p>
          </table:table-cell>
          <table:table-cell office:value-type="string" table:style-name="ce11">
            <text:p>ANGUERA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01700" table:style-name="ce10">
            <text:p>2901700</text:p>
          </table:table-cell>
          <table:table-cell office:value-type="string" table:style-name="ce11">
            <text:p>ANTÔNIO CARDOSO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06402" table:style-name="ce10">
            <text:p>2906402</text:p>
          </table:table-cell>
          <table:table-cell office:value-type="string" table:style-name="ce11">
            <text:p>CANDEAL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08903" table:style-name="ce10">
            <text:p>2908903</text:p>
          </table:table-cell>
          <table:table-cell office:value-type="string" table:style-name="ce11">
            <text:p>CORAÇÃO DE MARIA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13804" table:style-name="ce10">
            <text:p>2913804</text:p>
          </table:table-cell>
          <table:table-cell office:value-type="string" table:style-name="ce11">
            <text:p>IPECAETÁ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14505" table:style-name="ce10">
            <text:p>2914505</text:p>
          </table:table-cell>
          <table:table-cell office:value-type="string" table:style-name="ce11">
            <text:p>IRARÁ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26301" table:style-name="ce10">
            <text:p>2926301</text:p>
          </table:table-cell>
          <table:table-cell office:value-type="string" table:style-name="ce11">
            <text:p>RIACHÃO DO JACUÍPE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27507" table:style-name="ce10">
            <text:p>2927507</text:p>
          </table:table-cell>
          <table:table-cell office:value-type="string" table:style-name="ce11">
            <text:p>SANTA BÁRBARA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28307" table:style-name="ce10">
            <text:p>2928307</text:p>
          </table:table-cell>
          <table:table-cell office:value-type="string" table:style-name="ce11">
            <text:p>SANTANÓPOLIS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2" table:style-name="ce9">
            <text:p>29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2930402" table:style-name="ce10">
            <text:p>2930402</text:p>
          </table:table-cell>
          <table:table-cell office:value-type="string" table:style-name="ce11">
            <text:p>SERRA PRETA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1" table:style-name="ce9">
            <text:p>290301</text:p>
          </table:table-cell>
          <table:table-cell office:value-type="string" table:style-name="ce9">
            <text:p>RM Feira de Santana</text:p>
          </table:table-cell>
          <table:table-cell office:value-type="float" office:value="2901106" table:style-name="ce10">
            <text:p>2901106</text:p>
          </table:table-cell>
          <table:table-cell office:value-type="string" table:style-name="ce11">
            <text:p>AMÉLIA RODRIGUES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1" table:style-name="ce9">
            <text:p>290301</text:p>
          </table:table-cell>
          <table:table-cell office:value-type="string" table:style-name="ce9">
            <text:p>RM Feira de Santana</text:p>
          </table:table-cell>
          <table:table-cell office:value-type="float" office:value="2908200" table:style-name="ce10">
            <text:p>2908200</text:p>
          </table:table-cell>
          <table:table-cell office:value-type="string" table:style-name="ce11">
            <text:p>CONCEIÇÃO DA FEIRA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1" table:style-name="ce9">
            <text:p>290301</text:p>
          </table:table-cell>
          <table:table-cell office:value-type="string" table:style-name="ce9">
            <text:p>RM Feira de Santana</text:p>
          </table:table-cell>
          <table:table-cell office:value-type="float" office:value="2908507" table:style-name="ce10">
            <text:p>2908507</text:p>
          </table:table-cell>
          <table:table-cell office:value-type="string" table:style-name="ce11">
            <text:p>CONCEIÇÃO DO JACUÍPE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1" table:style-name="ce9">
            <text:p>290301</text:p>
          </table:table-cell>
          <table:table-cell office:value-type="string" table:style-name="ce9">
            <text:p>RM Feira de Santana</text:p>
          </table:table-cell>
          <table:table-cell office:value-type="float" office:value="2910800" table:style-name="ce10">
            <text:p>2910800</text:p>
          </table:table-cell>
          <table:table-cell office:value-type="string" table:style-name="ce11">
            <text:p>FEIRA DE SANTANA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1" table:style-name="ce9">
            <text:p>290301</text:p>
          </table:table-cell>
          <table:table-cell office:value-type="string" table:style-name="ce9">
            <text:p>RM Feira de Santana</text:p>
          </table:table-cell>
          <table:table-cell office:value-type="float" office:value="2929305" table:style-name="ce10">
            <text:p>2929305</text:p>
          </table:table-cell>
          <table:table-cell office:value-type="string" table:style-name="ce11">
            <text:p>SÃO GONÇALO DOS CAMPOS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3" table:style-name="ce8">
            <text:p>2903</text:p>
          </table:table-cell>
          <table:table-cell office:value-type="string" table:style-name="ce9">
            <text:p>Região Metropolitana de Feira de Santana</text:p>
          </table:table-cell>
          <table:table-cell office:value-type="string" table:style-name="ce8">
            <text:p>RM</text:p>
          </table:table-cell>
          <table:table-cell office:value-type="float" office:value="290301" table:style-name="ce9">
            <text:p>290301</text:p>
          </table:table-cell>
          <table:table-cell office:value-type="string" table:style-name="ce9">
            <text:p>RM Feira de Santana</text:p>
          </table:table-cell>
          <table:table-cell office:value-type="float" office:value="2931103" table:style-name="ce10">
            <text:p>2931103</text:p>
          </table:table-cell>
          <table:table-cell office:value-type="string" table:style-name="ce11">
            <text:p>TANQUINHO</text:p>
          </table:table-cell>
          <table:table-cell office:value-type="string" table:style-name="ce12">
            <text:p>Lei Complementar 35</text:p>
          </table:table-cell>
          <table:table-cell office:value-type="date" office:date-value="2011-07-06T00:00:00" table:style-name="ce13">
            <text:p>06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05701" table:style-name="ce10">
            <text:p>2905701</text:p>
          </table:table-cell>
          <table:table-cell office:value-type="string" table:style-name="ce11">
            <text:p>CAMAÇARI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06501" table:style-name="ce10">
            <text:p>2906501</text:p>
          </table:table-cell>
          <table:table-cell office:value-type="string" table:style-name="ce11">
            <text:p>CANDEIAS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10057" table:style-name="ce10">
            <text:p>2910057</text:p>
          </table:table-cell>
          <table:table-cell office:value-type="string" table:style-name="ce11">
            <text:p>DIAS D'ÁVILA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86-01-01T00:00:00" table:style-name="ce13">
            <text:p>01/01/198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16104" table:style-name="ce10">
            <text:p>2916104</text:p>
          </table:table-cell>
          <table:table-cell office:value-type="string" table:style-name="ce11">
            <text:p>ITAPARIC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19207" table:style-name="ce10">
            <text:p>2919207</text:p>
          </table:table-cell>
          <table:table-cell office:value-type="string" table:style-name="ce11">
            <text:p>LAURO DE FREITAS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19926" table:style-name="ce10">
            <text:p>2919926</text:p>
          </table:table-cell>
          <table:table-cell office:value-type="string" table:style-name="ce11">
            <text:p>MADRE DE DEUS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90-01-01T00:00:00" table:style-name="ce13">
            <text:p>01/01/199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21005" table:style-name="ce10">
            <text:p>2921005</text:p>
          </table:table-cell>
          <table:table-cell office:value-type="string" table:style-name="ce11">
            <text:p>MATA DE SÃO JOÃO</text:p>
          </table:table-cell>
          <table:table-cell office:value-type="string" table:style-name="ce12">
            <text:p>Lei Complementar <text:s/>30</text:p>
          </table:table-cell>
          <table:table-cell office:value-type="date" office:date-value="2008-01-03T00:00:00" table:style-name="ce13">
            <text:p>03/01/200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25204" table:style-name="ce10">
            <text:p>2925204</text:p>
          </table:table-cell>
          <table:table-cell office:value-type="string" table:style-name="ce11">
            <text:p>POJUCA</text:p>
          </table:table-cell>
          <table:table-cell office:value-type="string" table:style-name="ce12">
            <text:p>Lei Complementar 32</text:p>
          </table:table-cell>
          <table:table-cell office:value-type="date" office:date-value="2009-01-22T00:00:00" table:style-name="ce13">
            <text:p>22/01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27408" table:style-name="ce10">
            <text:p>2927408</text:p>
          </table:table-cell>
          <table:table-cell office:value-type="string" table:style-name="ce11">
            <text:p>SALVADOR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29206" table:style-name="ce10">
            <text:p>2929206</text:p>
          </table:table-cell>
          <table:table-cell office:value-type="string" table:style-name="ce11">
            <text:p>SÃO FRANCISCO DO CONDE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29503" table:style-name="ce10">
            <text:p>2929503</text:p>
          </table:table-cell>
          <table:table-cell office:value-type="string" table:style-name="ce11">
            <text:p>SÃO SEBASTIÃO DO PASSÉ</text:p>
          </table:table-cell>
          <table:table-cell office:value-type="string" table:style-name="ce12">
            <text:p>Lei Complementar <text:s/>30</text:p>
          </table:table-cell>
          <table:table-cell office:value-type="date" office:date-value="2008-01-03T00:00:00" table:style-name="ce13">
            <text:p>03/01/200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30709" table:style-name="ce10">
            <text:p>2930709</text:p>
          </table:table-cell>
          <table:table-cell office:value-type="string" table:style-name="ce11">
            <text:p>SIMÕES FILH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BA</text:p>
          </table:table-cell>
          <table:table-cell office:value-type="float" office:value="2901" table:style-name="ce8">
            <text:p>2901</text:p>
          </table:table-cell>
          <table:table-cell office:value-type="string" table:style-name="ce9">
            <text:p>Região Metropolitana de Salvador</text:p>
          </table:table-cell>
          <table:table-cell office:value-type="string" table:style-name="ce8">
            <text:p>RM</text:p>
          </table:table-cell>
          <table:table-cell office:value-type="float" office:value="290101" table:style-name="ce9">
            <text:p>290101</text:p>
          </table:table-cell>
          <table:table-cell office:value-type="string" table:style-name="ce9">
            <text:p>NÃO TEM</text:p>
          </table:table-cell>
          <table:table-cell office:value-type="float" office:value="2933208" table:style-name="ce10">
            <text:p>2933208</text:p>
          </table:table-cell>
          <table:table-cell office:value-type="string" table:style-name="ce11">
            <text:p>VERA CRUZ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1000" table:style-name="ce10">
            <text:p>2301000</text:p>
          </table:table-cell>
          <table:table-cell office:value-type="string" table:style-name="ce11">
            <text:p>AQUIRAZ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3501" table:style-name="ce10">
            <text:p>2303501</text:p>
          </table:table-cell>
          <table:table-cell office:value-type="string" table:style-name="ce11">
            <text:p>CASCAVEL</text:p>
          </table:table-cell>
          <table:table-cell office:value-type="string" table:style-name="ce12">
            <text:p>Lei Complementar 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3709" table:style-name="ce10">
            <text:p>2303709</text:p>
          </table:table-cell>
          <table:table-cell office:value-type="string" table:style-name="ce11">
            <text:p>CAUCAI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3956" table:style-name="ce10">
            <text:p>2303956</text:p>
          </table:table-cell>
          <table:table-cell office:value-type="string" table:style-name="ce11">
            <text:p>CHOROZINHO</text:p>
          </table:table-cell>
          <table:table-cell office:value-type="string" table:style-name="ce12">
            <text:p>Lei Complementar 018</text:p>
          </table:table-cell>
          <table:table-cell office:value-type="date" office:date-value="1999-12-29T00:00:00" table:style-name="ce13">
            <text:p>29/12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4285" table:style-name="ce10">
            <text:p>2304285</text:p>
          </table:table-cell>
          <table:table-cell office:value-type="string" table:style-name="ce11">
            <text:p>EUSÉBIO</text:p>
          </table:table-cell>
          <table:table-cell office:value-type="string" table:style-name="ce12">
            <text:p>Lei Complementar 018</text:p>
          </table:table-cell>
          <table:table-cell office:value-type="date" office:date-value="1999-12-29T00:00:00" table:style-name="ce13">
            <text:p>29/12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4400" table:style-name="ce10">
            <text:p>2304400</text:p>
          </table:table-cell>
          <table:table-cell office:value-type="string" table:style-name="ce11">
            <text:p>FORTALEZ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4954" table:style-name="ce10">
            <text:p>2304954</text:p>
          </table:table-cell>
          <table:table-cell office:value-type="string" table:style-name="ce11">
            <text:p>GUAIÚBA</text:p>
          </table:table-cell>
          <table:table-cell office:value-type="string" table:style-name="ce12">
            <text:p>Lei Complementar 018</text:p>
          </table:table-cell>
          <table:table-cell office:value-type="date" office:date-value="1999-12-29T00:00:00" table:style-name="ce13">
            <text:p>29/12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5233" table:style-name="ce10">
            <text:p>2305233</text:p>
          </table:table-cell>
          <table:table-cell office:value-type="string" table:style-name="ce11">
            <text:p>HORIZONTE</text:p>
          </table:table-cell>
          <table:table-cell office:value-type="string" table:style-name="ce12">
            <text:p>Lei Complementar 018</text:p>
          </table:table-cell>
          <table:table-cell office:value-type="date" office:date-value="1999-12-29T00:00:00" table:style-name="ce13">
            <text:p>29/12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6256" table:style-name="ce10">
            <text:p>2306256</text:p>
          </table:table-cell>
          <table:table-cell office:value-type="string" table:style-name="ce11">
            <text:p>ITAITINGA</text:p>
          </table:table-cell>
          <table:table-cell office:value-type="string" table:style-name="ce12">
            <text:p>Lei Complementar 018</text:p>
          </table:table-cell>
          <table:table-cell office:value-type="date" office:date-value="1999-12-29T00:00:00" table:style-name="ce13">
            <text:p>29/12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7650" table:style-name="ce10">
            <text:p>2307650</text:p>
          </table:table-cell>
          <table:table-cell office:value-type="string" table:style-name="ce11">
            <text:p>MARACANAÚ</text:p>
          </table:table-cell>
          <table:table-cell office:value-type="string" table:style-name="ce12">
            <text:p>Lei Complementar 052 (Federal)</text:p>
          </table:table-cell>
          <table:table-cell office:value-type="date" office:date-value="1986-04-16T00:00:00" table:style-name="ce13">
            <text:p>16/04/198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7700" table:style-name="ce10">
            <text:p>2307700</text:p>
          </table:table-cell>
          <table:table-cell office:value-type="string" table:style-name="ce11">
            <text:p>MARANGUAPE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9607" table:style-name="ce10">
            <text:p>2309607</text:p>
          </table:table-cell>
          <table:table-cell office:value-type="string" table:style-name="ce11">
            <text:p>PACAJUS</text:p>
          </table:table-cell>
          <table:table-cell office:value-type="string" table:style-name="ce12">
            <text:p>Lei Complementar 018</text:p>
          </table:table-cell>
          <table:table-cell office:value-type="date" office:date-value="1999-12-29T00:00:00" table:style-name="ce13">
            <text:p>29/12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09706" table:style-name="ce10">
            <text:p>2309706</text:p>
          </table:table-cell>
          <table:table-cell office:value-type="string" table:style-name="ce11">
            <text:p>PACATUB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10209" table:style-name="ce10">
            <text:p>2310209</text:p>
          </table:table-cell>
          <table:table-cell office:value-type="string" table:style-name="ce11">
            <text:p>PARACURU</text:p>
          </table:table-cell>
          <table:table-cell office:value-type="string" table:style-name="ce12">
            <text:p>Lei Complementar <text:s/>144</text:p>
          </table:table-cell>
          <table:table-cell office:value-type="date" office:date-value="2014-09-08T00:00:00" table:style-name="ce13">
            <text:p>08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10258" table:style-name="ce10">
            <text:p>2310258</text:p>
          </table:table-cell>
          <table:table-cell office:value-type="string" table:style-name="ce11">
            <text:p>PARAIPABA</text:p>
          </table:table-cell>
          <table:table-cell office:value-type="string" table:style-name="ce12">
            <text:p>Lei Complementar <text:s/>144</text:p>
          </table:table-cell>
          <table:table-cell office:value-type="date" office:date-value="2014-09-08T00:00:00" table:style-name="ce13">
            <text:p>08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10852" table:style-name="ce10">
            <text:p>2310852</text:p>
          </table:table-cell>
          <table:table-cell office:value-type="string" table:style-name="ce11">
            <text:p>PINDORETAMA</text:p>
          </table:table-cell>
          <table:table-cell office:value-type="string" table:style-name="ce12">
            <text:p>Lei Complementar 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12403" table:style-name="ce10">
            <text:p>2312403</text:p>
          </table:table-cell>
          <table:table-cell office:value-type="string" table:style-name="ce11">
            <text:p>SÃO GONÇALO DO AMARANTE</text:p>
          </table:table-cell>
          <table:table-cell office:value-type="string" table:style-name="ce12">
            <text:p>Lei Complementar 018</text:p>
          </table:table-cell>
          <table:table-cell office:value-type="date" office:date-value="1999-12-29T00:00:00" table:style-name="ce13">
            <text:p>29/12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12601" table:style-name="ce10">
            <text:p>2312601</text:p>
          </table:table-cell>
          <table:table-cell office:value-type="string" table:style-name="ce11">
            <text:p>SÃO LUÍS DO CURU</text:p>
          </table:table-cell>
          <table:table-cell office:value-type="string" table:style-name="ce12">
            <text:p>Lei Complementar <text:s/>144</text:p>
          </table:table-cell>
          <table:table-cell office:value-type="date" office:date-value="2014-09-08T00:00:00" table:style-name="ce13">
            <text:p>08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1" table:style-name="ce8">
            <text:p>2301</text:p>
          </table:table-cell>
          <table:table-cell office:value-type="string" table:style-name="ce9">
            <text:p>Região Metropolitana de Fortaleza</text:p>
          </table:table-cell>
          <table:table-cell office:value-type="string" table:style-name="ce8">
            <text:p>RM</text:p>
          </table:table-cell>
          <table:table-cell office:value-type="float" office:value="230101" table:style-name="ce9">
            <text:p>230101</text:p>
          </table:table-cell>
          <table:table-cell office:value-type="string" table:style-name="ce9">
            <text:p>NÃO TEM</text:p>
          </table:table-cell>
          <table:table-cell office:value-type="float" office:value="2313500" table:style-name="ce10">
            <text:p>2313500</text:p>
          </table:table-cell>
          <table:table-cell office:value-type="string" table:style-name="ce11">
            <text:p>TRAIRI</text:p>
          </table:table-cell>
          <table:table-cell office:value-type="string" table:style-name="ce12">
            <text:p>Lei Complementar <text:s/>144</text:p>
          </table:table-cell>
          <table:table-cell office:value-type="date" office:date-value="2014-09-08T00:00:00" table:style-name="ce13">
            <text:p>08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0507" table:style-name="ce10">
            <text:p>2300507</text:p>
          </table:table-cell>
          <table:table-cell office:value-type="string" table:style-name="ce11">
            <text:p>ALCÂNTARAS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3105" table:style-name="ce10">
            <text:p>2303105</text:p>
          </table:table-cell>
          <table:table-cell office:value-type="string" table:style-name="ce11">
            <text:p>CARIRÉ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4004" table:style-name="ce10">
            <text:p>2304004</text:p>
          </table:table-cell>
          <table:table-cell office:value-type="string" table:style-name="ce11">
            <text:p>COREAÚ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4350" table:style-name="ce10">
            <text:p>2304350</text:p>
          </table:table-cell>
          <table:table-cell office:value-type="string" table:style-name="ce11">
            <text:p>FORQUILHA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4509" table:style-name="ce10">
            <text:p>2304509</text:p>
          </table:table-cell>
          <table:table-cell office:value-type="string" table:style-name="ce11">
            <text:p>FRECHEIRINHA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4657" table:style-name="ce10">
            <text:p>2304657</text:p>
          </table:table-cell>
          <table:table-cell office:value-type="string" table:style-name="ce11">
            <text:p>GRAÇA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4905" table:style-name="ce10">
            <text:p>2304905</text:p>
          </table:table-cell>
          <table:table-cell office:value-type="string" table:style-name="ce11">
            <text:p>GROAÍRAS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8005" table:style-name="ce10">
            <text:p>2308005</text:p>
          </table:table-cell>
          <table:table-cell office:value-type="string" table:style-name="ce11">
            <text:p>MASSAPÊ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8203" table:style-name="ce10">
            <text:p>2308203</text:p>
          </table:table-cell>
          <table:table-cell office:value-type="string" table:style-name="ce11">
            <text:p>MERUOCA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8807" table:style-name="ce10">
            <text:p>2308807</text:p>
          </table:table-cell>
          <table:table-cell office:value-type="string" table:style-name="ce11">
            <text:p>MORAÚJO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9003" table:style-name="ce10">
            <text:p>2309003</text:p>
          </table:table-cell>
          <table:table-cell office:value-type="string" table:style-name="ce11">
            <text:p>MUCAMBO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09904" table:style-name="ce10">
            <text:p>2309904</text:p>
          </table:table-cell>
          <table:table-cell office:value-type="string" table:style-name="ce11">
            <text:p>PACUJÁ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10951" table:style-name="ce10">
            <text:p>2310951</text:p>
          </table:table-cell>
          <table:table-cell office:value-type="string" table:style-name="ce11">
            <text:p>PIRES FERREIRA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11702" table:style-name="ce10">
            <text:p>2311702</text:p>
          </table:table-cell>
          <table:table-cell office:value-type="string" table:style-name="ce11">
            <text:p>RERIUTABA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12007" table:style-name="ce10">
            <text:p>2312007</text:p>
          </table:table-cell>
          <table:table-cell office:value-type="string" table:style-name="ce11">
            <text:p>SANTANA DO ACARAÚ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12809" table:style-name="ce10">
            <text:p>2312809</text:p>
          </table:table-cell>
          <table:table-cell office:value-type="string" table:style-name="ce11">
            <text:p>SENADOR SÁ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12908" table:style-name="ce10">
            <text:p>2312908</text:p>
          </table:table-cell>
          <table:table-cell office:value-type="string" table:style-name="ce11">
            <text:p>SOBRAL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3" table:style-name="ce8">
            <text:p>2303</text:p>
          </table:table-cell>
          <table:table-cell office:value-type="string" table:style-name="ce9">
            <text:p>Região Metropolitana de Sobral</text:p>
          </table:table-cell>
          <table:table-cell office:value-type="string" table:style-name="ce8">
            <text:p>RM</text:p>
          </table:table-cell>
          <table:table-cell office:value-type="float" office:value="230301" table:style-name="ce9">
            <text:p>230301</text:p>
          </table:table-cell>
          <table:table-cell office:value-type="string" table:style-name="ce9">
            <text:p>NÃO TEM</text:p>
          </table:table-cell>
          <table:table-cell office:value-type="float" office:value="2313955" table:style-name="ce10">
            <text:p>2313955</text:p>
          </table:table-cell>
          <table:table-cell office:value-type="string" table:style-name="ce11">
            <text:p>VARJOTA</text:p>
          </table:table-cell>
          <table:table-cell office:value-type="string" table:style-name="ce12">
            <text:p>Lei Complementar 168</text:p>
          </table:table-cell>
          <table:table-cell office:value-type="date" office:date-value="2016-12-27T00:00:00" table:style-name="ce13">
            <text:p>27/12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01901" table:style-name="ce10">
            <text:p>2301901</text:p>
          </table:table-cell>
          <table:table-cell office:value-type="string" table:style-name="ce11">
            <text:p>BARBALHA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03204" table:style-name="ce10">
            <text:p>2303204</text:p>
          </table:table-cell>
          <table:table-cell office:value-type="string" table:style-name="ce11">
            <text:p>CARIRIAÇU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04202" table:style-name="ce10">
            <text:p>2304202</text:p>
          </table:table-cell>
          <table:table-cell office:value-type="string" table:style-name="ce11">
            <text:p>CRATO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04301" table:style-name="ce10">
            <text:p>2304301</text:p>
          </table:table-cell>
          <table:table-cell office:value-type="string" table:style-name="ce11">
            <text:p>FARIAS BRITO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07106" table:style-name="ce10">
            <text:p>2307106</text:p>
          </table:table-cell>
          <table:table-cell office:value-type="string" table:style-name="ce11">
            <text:p>JARDIM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07304" table:style-name="ce10">
            <text:p>2307304</text:p>
          </table:table-cell>
          <table:table-cell office:value-type="string" table:style-name="ce11">
            <text:p>JUAZEIRO DO NORTE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08401" table:style-name="ce10">
            <text:p>2308401</text:p>
          </table:table-cell>
          <table:table-cell office:value-type="string" table:style-name="ce11">
            <text:p>MISSÃO VELHA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09201" table:style-name="ce10">
            <text:p>2309201</text:p>
          </table:table-cell>
          <table:table-cell office:value-type="string" table:style-name="ce11">
            <text:p>NOVA OLINDA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CE</text:p>
          </table:table-cell>
          <table:table-cell office:value-type="float" office:value="2302" table:style-name="ce8">
            <text:p>2302</text:p>
          </table:table-cell>
          <table:table-cell office:value-type="string" table:style-name="ce9">
            <text:p>Região Metropolitana do Cariri</text:p>
          </table:table-cell>
          <table:table-cell office:value-type="string" table:style-name="ce8">
            <text:p>RM</text:p>
          </table:table-cell>
          <table:table-cell office:value-type="float" office:value="230201" table:style-name="ce9">
            <text:p>230201</text:p>
          </table:table-cell>
          <table:table-cell office:value-type="string" table:style-name="ce9">
            <text:p>NÃO TEM</text:p>
          </table:table-cell>
          <table:table-cell office:value-type="float" office:value="2312106" table:style-name="ce10">
            <text:p>2312106</text:p>
          </table:table-cell>
          <table:table-cell office:value-type="string" table:style-name="ce11">
            <text:p>SANTANA DO CARIRI</text:p>
          </table:table-cell>
          <table:table-cell office:value-type="string" table:style-name="ce12">
            <text:p>Lei Complementar <text:s/>078</text:p>
          </table:table-cell>
          <table:table-cell office:value-type="date" office:date-value="2009-06-26T00:00:00" table:style-name="ce13">
            <text:p>26/06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3" table:style-name="ce8">
            <text:p>2103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10301" table:style-name="ce9">
            <text:p>210301</text:p>
          </table:table-cell>
          <table:table-cell office:value-type="string" table:style-name="ce9">
            <text:p>NÃO TEM</text:p>
          </table:table-cell>
          <table:table-cell office:value-type="float" office:value="2112209" table:style-name="ce10">
            <text:p>2112209</text:p>
          </table:table-cell>
          <table:table-cell office:value-type="string" table:style-name="ce11">
            <text:p>TIMON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0204" table:style-name="ce10">
            <text:p>2100204</text:p>
          </table:table-cell>
          <table:table-cell office:value-type="string" table:style-name="ce11">
            <text:p>ALCÂNTARA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1103" table:style-name="ce10">
            <text:p>2101103</text:p>
          </table:table-cell>
          <table:table-cell office:value-type="string" table:style-name="ce11">
            <text:p>AXIXÁ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1251" table:style-name="ce10">
            <text:p>2101251</text:p>
          </table:table-cell>
          <table:table-cell office:value-type="string" table:style-name="ce11">
            <text:p>BACABEIRA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2374" table:style-name="ce10">
            <text:p>2102374</text:p>
          </table:table-cell>
          <table:table-cell office:value-type="string" table:style-name="ce11">
            <text:p>CACHOEIRA GRANDE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5104" table:style-name="ce10">
            <text:p>2105104</text:p>
          </table:table-cell>
          <table:table-cell office:value-type="string" table:style-name="ce11">
            <text:p>ICATU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7100" table:style-name="ce10">
            <text:p>2107100</text:p>
          </table:table-cell>
          <table:table-cell office:value-type="string" table:style-name="ce11">
            <text:p>MORROS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7506" table:style-name="ce10">
            <text:p>2107506</text:p>
          </table:table-cell>
          <table:table-cell office:value-type="string" table:style-name="ce11">
            <text:p>PAÇO DO LUMIAR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9205" table:style-name="ce10">
            <text:p>2109205</text:p>
          </table:table-cell>
          <table:table-cell office:value-type="string" table:style-name="ce11">
            <text:p>PRESIDENTE JUSCELINO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9452" table:style-name="ce10">
            <text:p>2109452</text:p>
          </table:table-cell>
          <table:table-cell office:value-type="string" table:style-name="ce11">
            <text:p>RAPOSA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09601" table:style-name="ce10">
            <text:p>2109601</text:p>
          </table:table-cell>
          <table:table-cell office:value-type="string" table:style-name="ce11">
            <text:p>ROSÁRIO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10203" table:style-name="ce10">
            <text:p>2110203</text:p>
          </table:table-cell>
          <table:table-cell office:value-type="string" table:style-name="ce11">
            <text:p>SANTA RITA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11201" table:style-name="ce10">
            <text:p>2111201</text:p>
          </table:table-cell>
          <table:table-cell office:value-type="string" table:style-name="ce11">
            <text:p>SÃO JOSÉ DE RIBAMAR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1" table:style-name="ce8">
            <text:p>2101</text:p>
          </table:table-cell>
          <table:table-cell office:value-type="string" table:style-name="ce9">
            <text:p>Região Metropolitana da Grande São Luís</text:p>
          </table:table-cell>
          <table:table-cell office:value-type="string" table:style-name="ce8">
            <text:p>RM</text:p>
          </table:table-cell>
          <table:table-cell office:value-type="float" office:value="210101" table:style-name="ce9">
            <text:p>210101</text:p>
          </table:table-cell>
          <table:table-cell office:value-type="string" table:style-name="ce9">
            <text:p>NÃO TEM</text:p>
          </table:table-cell>
          <table:table-cell office:value-type="float" office:value="2111300" table:style-name="ce10">
            <text:p>2111300</text:p>
          </table:table-cell>
          <table:table-cell office:value-type="string" table:style-name="ce11">
            <text:p>SÃO LUÍS</text:p>
          </table:table-cell>
          <table:table-cell office:value-type="string" table:style-name="ce12">
            <text:p>Lei Complementar 174</text:p>
          </table:table-cell>
          <table:table-cell office:value-type="date" office:date-value="2015-05-25T00:00:00" table:style-name="ce13">
            <text:p>25/05/201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2" table:style-name="ce8">
            <text:p>2102</text:p>
          </table:table-cell>
          <table:table-cell office:value-type="string" table:style-name="ce9">
            <text:p>Região Metropolitana do Sudoeste Maranhense</text:p>
          </table:table-cell>
          <table:table-cell office:value-type="string" table:style-name="ce8">
            <text:p>RM</text:p>
          </table:table-cell>
          <table:table-cell office:value-type="float" office:value="210201" table:style-name="ce9">
            <text:p>210201</text:p>
          </table:table-cell>
          <table:table-cell office:value-type="string" table:style-name="ce9">
            <text:p>NÃO TEM</text:p>
          </table:table-cell>
          <table:table-cell office:value-type="float" office:value="2102358" table:style-name="ce10">
            <text:p>2102358</text:p>
          </table:table-cell>
          <table:table-cell office:value-type="string" table:style-name="ce11">
            <text:p>BURITIRANA</text:p>
          </table:table-cell>
          <table:table-cell office:value-type="string" table:style-name="ce12">
            <text:p>Lei Complementar 89</text:p>
          </table:table-cell>
          <table:table-cell office:value-type="date" office:date-value="2005-11-17T00:00:00" table:style-name="ce13">
            <text:p>17/11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2" table:style-name="ce8">
            <text:p>2102</text:p>
          </table:table-cell>
          <table:table-cell office:value-type="string" table:style-name="ce9">
            <text:p>Região Metropolitana do Sudoeste Maranhense</text:p>
          </table:table-cell>
          <table:table-cell office:value-type="string" table:style-name="ce8">
            <text:p>RM</text:p>
          </table:table-cell>
          <table:table-cell office:value-type="float" office:value="210201" table:style-name="ce9">
            <text:p>210201</text:p>
          </table:table-cell>
          <table:table-cell office:value-type="string" table:style-name="ce9">
            <text:p>NÃO TEM</text:p>
          </table:table-cell>
          <table:table-cell office:value-type="float" office:value="2103752" table:style-name="ce10">
            <text:p>2103752</text:p>
          </table:table-cell>
          <table:table-cell office:value-type="string" table:style-name="ce11">
            <text:p>DAVINÓPOLIS</text:p>
          </table:table-cell>
          <table:table-cell office:value-type="string" table:style-name="ce12">
            <text:p>Lei Complementar 89</text:p>
          </table:table-cell>
          <table:table-cell office:value-type="date" office:date-value="2005-11-17T00:00:00" table:style-name="ce13">
            <text:p>17/11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2" table:style-name="ce8">
            <text:p>2102</text:p>
          </table:table-cell>
          <table:table-cell office:value-type="string" table:style-name="ce9">
            <text:p>Região Metropolitana do Sudoeste Maranhense</text:p>
          </table:table-cell>
          <table:table-cell office:value-type="string" table:style-name="ce8">
            <text:p>RM</text:p>
          </table:table-cell>
          <table:table-cell office:value-type="float" office:value="210201" table:style-name="ce9">
            <text:p>210201</text:p>
          </table:table-cell>
          <table:table-cell office:value-type="string" table:style-name="ce9">
            <text:p>NÃO TEM</text:p>
          </table:table-cell>
          <table:table-cell office:value-type="float" office:value="2104552" table:style-name="ce10">
            <text:p>2104552</text:p>
          </table:table-cell>
          <table:table-cell office:value-type="string" table:style-name="ce11">
            <text:p>GOVERNADOR EDISON LOBÃO</text:p>
          </table:table-cell>
          <table:table-cell office:value-type="string" table:style-name="ce12">
            <text:p>Lei Complementar 89</text:p>
          </table:table-cell>
          <table:table-cell office:value-type="date" office:date-value="2005-11-17T00:00:00" table:style-name="ce13">
            <text:p>17/11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2" table:style-name="ce8">
            <text:p>2102</text:p>
          </table:table-cell>
          <table:table-cell office:value-type="string" table:style-name="ce9">
            <text:p>Região Metropolitana do Sudoeste Maranhense</text:p>
          </table:table-cell>
          <table:table-cell office:value-type="string" table:style-name="ce8">
            <text:p>RM</text:p>
          </table:table-cell>
          <table:table-cell office:value-type="float" office:value="210201" table:style-name="ce9">
            <text:p>210201</text:p>
          </table:table-cell>
          <table:table-cell office:value-type="string" table:style-name="ce9">
            <text:p>NÃO TEM</text:p>
          </table:table-cell>
          <table:table-cell office:value-type="float" office:value="2105302" table:style-name="ce10">
            <text:p>2105302</text:p>
          </table:table-cell>
          <table:table-cell office:value-type="string" table:style-name="ce11">
            <text:p>IMPERATRIZ</text:p>
          </table:table-cell>
          <table:table-cell office:value-type="string" table:style-name="ce12">
            <text:p>Lei Complementar 89</text:p>
          </table:table-cell>
          <table:table-cell office:value-type="date" office:date-value="2005-11-17T00:00:00" table:style-name="ce13">
            <text:p>17/11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2" table:style-name="ce8">
            <text:p>2102</text:p>
          </table:table-cell>
          <table:table-cell office:value-type="string" table:style-name="ce9">
            <text:p>Região Metropolitana do Sudoeste Maranhense</text:p>
          </table:table-cell>
          <table:table-cell office:value-type="string" table:style-name="ce8">
            <text:p>RM</text:p>
          </table:table-cell>
          <table:table-cell office:value-type="float" office:value="210201" table:style-name="ce9">
            <text:p>210201</text:p>
          </table:table-cell>
          <table:table-cell office:value-type="string" table:style-name="ce9">
            <text:p>NÃO TEM</text:p>
          </table:table-cell>
          <table:table-cell office:value-type="float" office:value="2105500" table:style-name="ce10">
            <text:p>2105500</text:p>
          </table:table-cell>
          <table:table-cell office:value-type="string" table:style-name="ce11">
            <text:p>JOÃO LISBOA</text:p>
          </table:table-cell>
          <table:table-cell office:value-type="string" table:style-name="ce12">
            <text:p>Lei Complementar 89</text:p>
          </table:table-cell>
          <table:table-cell office:value-type="date" office:date-value="2005-11-17T00:00:00" table:style-name="ce13">
            <text:p>17/11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2" table:style-name="ce8">
            <text:p>2102</text:p>
          </table:table-cell>
          <table:table-cell office:value-type="string" table:style-name="ce9">
            <text:p>Região Metropolitana do Sudoeste Maranhense</text:p>
          </table:table-cell>
          <table:table-cell office:value-type="string" table:style-name="ce8">
            <text:p>RM</text:p>
          </table:table-cell>
          <table:table-cell office:value-type="float" office:value="210201" table:style-name="ce9">
            <text:p>210201</text:p>
          </table:table-cell>
          <table:table-cell office:value-type="string" table:style-name="ce9">
            <text:p>NÃO TEM</text:p>
          </table:table-cell>
          <table:table-cell office:value-type="float" office:value="2107001" table:style-name="ce10">
            <text:p>2107001</text:p>
          </table:table-cell>
          <table:table-cell office:value-type="string" table:style-name="ce11">
            <text:p>MONTES ALTOS</text:p>
          </table:table-cell>
          <table:table-cell office:value-type="string" table:style-name="ce12">
            <text:p>Lei Complementar 89</text:p>
          </table:table-cell>
          <table:table-cell office:value-type="date" office:date-value="2005-11-17T00:00:00" table:style-name="ce13">
            <text:p>17/11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2" table:style-name="ce8">
            <text:p>2102</text:p>
          </table:table-cell>
          <table:table-cell office:value-type="string" table:style-name="ce9">
            <text:p>Região Metropolitana do Sudoeste Maranhense</text:p>
          </table:table-cell>
          <table:table-cell office:value-type="string" table:style-name="ce8">
            <text:p>RM</text:p>
          </table:table-cell>
          <table:table-cell office:value-type="float" office:value="210201" table:style-name="ce9">
            <text:p>210201</text:p>
          </table:table-cell>
          <table:table-cell office:value-type="string" table:style-name="ce9">
            <text:p>NÃO TEM</text:p>
          </table:table-cell>
          <table:table-cell office:value-type="float" office:value="2109551" table:style-name="ce10">
            <text:p>2109551</text:p>
          </table:table-cell>
          <table:table-cell office:value-type="string" table:style-name="ce11">
            <text:p>RIBAMAR FIQUENE</text:p>
          </table:table-cell>
          <table:table-cell office:value-type="string" table:style-name="ce12">
            <text:p>Lei Complementar 89</text:p>
          </table:table-cell>
          <table:table-cell office:value-type="date" office:date-value="2005-11-17T00:00:00" table:style-name="ce13">
            <text:p>17/11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MA</text:p>
          </table:table-cell>
          <table:table-cell office:value-type="float" office:value="2102" table:style-name="ce8">
            <text:p>2102</text:p>
          </table:table-cell>
          <table:table-cell office:value-type="string" table:style-name="ce9">
            <text:p>Região Metropolitana do Sudoeste Maranhense</text:p>
          </table:table-cell>
          <table:table-cell office:value-type="string" table:style-name="ce8">
            <text:p>RM</text:p>
          </table:table-cell>
          <table:table-cell office:value-type="float" office:value="210201" table:style-name="ce9">
            <text:p>210201</text:p>
          </table:table-cell>
          <table:table-cell office:value-type="string" table:style-name="ce9">
            <text:p>NÃO TEM</text:p>
          </table:table-cell>
          <table:table-cell office:value-type="float" office:value="2111763" table:style-name="ce10">
            <text:p>2111763</text:p>
          </table:table-cell>
          <table:table-cell office:value-type="string" table:style-name="ce11">
            <text:p>SENADOR LA ROCQUE</text:p>
          </table:table-cell>
          <table:table-cell office:value-type="string" table:style-name="ce12">
            <text:p>Lei Complementar 89</text:p>
          </table:table-cell>
          <table:table-cell office:value-type="date" office:date-value="2005-11-17T00:00:00" table:style-name="ce13">
            <text:p>17/11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2" table:style-name="ce8">
            <text:p>2512</text:p>
          </table:table-cell>
          <table:table-cell office:value-type="string" table:style-name="ce9">
            <text:p>Região Metropolitana de Araruna</text:p>
          </table:table-cell>
          <table:table-cell office:value-type="string" table:style-name="ce8">
            <text:p>RM</text:p>
          </table:table-cell>
          <table:table-cell office:value-type="float" office:value="251201" table:style-name="ce9">
            <text:p>251201</text:p>
          </table:table-cell>
          <table:table-cell office:value-type="string" table:style-name="ce9">
            <text:p>NÃO TEM</text:p>
          </table:table-cell>
          <table:table-cell office:value-type="float" office:value="2501005" table:style-name="ce10">
            <text:p>2501005</text:p>
          </table:table-cell>
          <table:table-cell office:value-type="string" table:style-name="ce11">
            <text:p>ARARUNA</text:p>
          </table:table-cell>
          <table:table-cell office:value-type="string" table:style-name="ce12">
            <text:p>Lei Complementar <text:s/>119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2" table:style-name="ce8">
            <text:p>2512</text:p>
          </table:table-cell>
          <table:table-cell office:value-type="string" table:style-name="ce9">
            <text:p>Região Metropolitana de Araruna</text:p>
          </table:table-cell>
          <table:table-cell office:value-type="string" table:style-name="ce8">
            <text:p>RM</text:p>
          </table:table-cell>
          <table:table-cell office:value-type="float" office:value="251201" table:style-name="ce9">
            <text:p>251201</text:p>
          </table:table-cell>
          <table:table-cell office:value-type="string" table:style-name="ce9">
            <text:p>NÃO TEM</text:p>
          </table:table-cell>
          <table:table-cell office:value-type="float" office:value="2503506" table:style-name="ce10">
            <text:p>2503506</text:p>
          </table:table-cell>
          <table:table-cell office:value-type="string" table:style-name="ce11">
            <text:p>CACIMBA DE DENTRO</text:p>
          </table:table-cell>
          <table:table-cell office:value-type="string" table:style-name="ce12">
            <text:p>Lei Complementar <text:s/>119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2" table:style-name="ce8">
            <text:p>2512</text:p>
          </table:table-cell>
          <table:table-cell office:value-type="string" table:style-name="ce9">
            <text:p>Região Metropolitana de Araruna</text:p>
          </table:table-cell>
          <table:table-cell office:value-type="string" table:style-name="ce8">
            <text:p>RM</text:p>
          </table:table-cell>
          <table:table-cell office:value-type="float" office:value="251201" table:style-name="ce9">
            <text:p>251201</text:p>
          </table:table-cell>
          <table:table-cell office:value-type="string" table:style-name="ce9">
            <text:p>NÃO TEM</text:p>
          </table:table-cell>
          <table:table-cell office:value-type="float" office:value="2505352" table:style-name="ce10">
            <text:p>2505352</text:p>
          </table:table-cell>
          <table:table-cell office:value-type="string" table:style-name="ce11">
            <text:p>DAMIÃO</text:p>
          </table:table-cell>
          <table:table-cell office:value-type="string" table:style-name="ce12">
            <text:p>Lei Complementar <text:s/>119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2" table:style-name="ce8">
            <text:p>2512</text:p>
          </table:table-cell>
          <table:table-cell office:value-type="string" table:style-name="ce9">
            <text:p>Região Metropolitana de Araruna</text:p>
          </table:table-cell>
          <table:table-cell office:value-type="string" table:style-name="ce8">
            <text:p>RM</text:p>
          </table:table-cell>
          <table:table-cell office:value-type="float" office:value="251201" table:style-name="ce9">
            <text:p>251201</text:p>
          </table:table-cell>
          <table:table-cell office:value-type="string" table:style-name="ce9">
            <text:p>NÃO TEM</text:p>
          </table:table-cell>
          <table:table-cell office:value-type="float" office:value="2505709" table:style-name="ce10">
            <text:p>2505709</text:p>
          </table:table-cell>
          <table:table-cell office:value-type="string" table:style-name="ce11">
            <text:p>DONA INÊS</text:p>
          </table:table-cell>
          <table:table-cell office:value-type="string" table:style-name="ce12">
            <text:p>Lei Complementar <text:s/>119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2" table:style-name="ce8">
            <text:p>2512</text:p>
          </table:table-cell>
          <table:table-cell office:value-type="string" table:style-name="ce9">
            <text:p>Região Metropolitana de Araruna</text:p>
          </table:table-cell>
          <table:table-cell office:value-type="string" table:style-name="ce8">
            <text:p>RM</text:p>
          </table:table-cell>
          <table:table-cell office:value-type="float" office:value="251201" table:style-name="ce9">
            <text:p>251201</text:p>
          </table:table-cell>
          <table:table-cell office:value-type="string" table:style-name="ce9">
            <text:p>NÃO TEM</text:p>
          </table:table-cell>
          <table:table-cell office:value-type="float" office:value="2512747" table:style-name="ce10">
            <text:p>2512747</text:p>
          </table:table-cell>
          <table:table-cell office:value-type="string" table:style-name="ce11">
            <text:p>RIACHÃO</text:p>
          </table:table-cell>
          <table:table-cell office:value-type="string" table:style-name="ce12">
            <text:p>Lei Complementar <text:s/>119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2" table:style-name="ce8">
            <text:p>2512</text:p>
          </table:table-cell>
          <table:table-cell office:value-type="string" table:style-name="ce9">
            <text:p>Região Metropolitana de Araruna</text:p>
          </table:table-cell>
          <table:table-cell office:value-type="string" table:style-name="ce8">
            <text:p>RM</text:p>
          </table:table-cell>
          <table:table-cell office:value-type="float" office:value="251201" table:style-name="ce9">
            <text:p>251201</text:p>
          </table:table-cell>
          <table:table-cell office:value-type="string" table:style-name="ce9">
            <text:p>NÃO TEM</text:p>
          </table:table-cell>
          <table:table-cell office:value-type="float" office:value="2516409" table:style-name="ce10">
            <text:p>2516409</text:p>
          </table:table-cell>
          <table:table-cell office:value-type="string" table:style-name="ce11">
            <text:p>TACIMA</text:p>
          </table:table-cell>
          <table:table-cell office:value-type="string" table:style-name="ce12">
            <text:p>Lei Complementar <text:s/>119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8" table:style-name="ce8">
            <text:p>2508</text:p>
          </table:table-cell>
          <table:table-cell office:value-type="string" table:style-name="ce9">
            <text:p>Região Metropolitana de Barra de Santa Rosa</text:p>
          </table:table-cell>
          <table:table-cell office:value-type="string" table:style-name="ce8">
            <text:p>RM</text:p>
          </table:table-cell>
          <table:table-cell office:value-type="float" office:value="250801" table:style-name="ce9">
            <text:p>250801</text:p>
          </table:table-cell>
          <table:table-cell office:value-type="string" table:style-name="ce9">
            <text:p>NÃO TEM</text:p>
          </table:table-cell>
          <table:table-cell office:value-type="float" office:value="2501534" table:style-name="ce10">
            <text:p>2501534</text:p>
          </table:table-cell>
          <table:table-cell office:value-type="string" table:style-name="ce11">
            <text:p>BARAÚNA</text:p>
          </table:table-cell>
          <table:table-cell office:value-type="string" table:style-name="ce12">
            <text:p>Lei Complementar <text:s/>110</text:p>
          </table:table-cell>
          <table:table-cell office:value-type="date" office:date-value="2012-07-13T00:00:00" table:style-name="ce13">
            <text:p>13/07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8" table:style-name="ce8">
            <text:p>2508</text:p>
          </table:table-cell>
          <table:table-cell office:value-type="string" table:style-name="ce9">
            <text:p>Região Metropolitana de Barra de Santa Rosa</text:p>
          </table:table-cell>
          <table:table-cell office:value-type="string" table:style-name="ce8">
            <text:p>RM</text:p>
          </table:table-cell>
          <table:table-cell office:value-type="float" office:value="250801" table:style-name="ce9">
            <text:p>250801</text:p>
          </table:table-cell>
          <table:table-cell office:value-type="string" table:style-name="ce9">
            <text:p>NÃO TEM</text:p>
          </table:table-cell>
          <table:table-cell office:value-type="float" office:value="2501609" table:style-name="ce10">
            <text:p>2501609</text:p>
          </table:table-cell>
          <table:table-cell office:value-type="string" table:style-name="ce11">
            <text:p>BARRA DE SANTA ROSA</text:p>
          </table:table-cell>
          <table:table-cell office:value-type="string" table:style-name="ce12">
            <text:p>Lei Complementar <text:s/>110</text:p>
          </table:table-cell>
          <table:table-cell office:value-type="date" office:date-value="2012-07-13T00:00:00" table:style-name="ce13">
            <text:p>13/07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8" table:style-name="ce8">
            <text:p>2508</text:p>
          </table:table-cell>
          <table:table-cell office:value-type="string" table:style-name="ce9">
            <text:p>Região Metropolitana de Barra de Santa Rosa</text:p>
          </table:table-cell>
          <table:table-cell office:value-type="string" table:style-name="ce8">
            <text:p>RM</text:p>
          </table:table-cell>
          <table:table-cell office:value-type="float" office:value="250801" table:style-name="ce9">
            <text:p>250801</text:p>
          </table:table-cell>
          <table:table-cell office:value-type="string" table:style-name="ce9">
            <text:p>NÃO TEM</text:p>
          </table:table-cell>
          <table:table-cell office:value-type="float" office:value="2505105" table:style-name="ce10">
            <text:p>2505105</text:p>
          </table:table-cell>
          <table:table-cell office:value-type="string" table:style-name="ce11">
            <text:p>CUITÉ</text:p>
          </table:table-cell>
          <table:table-cell office:value-type="string" table:style-name="ce12">
            <text:p>Lei Complementar <text:s/>110</text:p>
          </table:table-cell>
          <table:table-cell office:value-type="date" office:date-value="2012-07-13T00:00:00" table:style-name="ce13">
            <text:p>13/07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8" table:style-name="ce8">
            <text:p>2508</text:p>
          </table:table-cell>
          <table:table-cell office:value-type="string" table:style-name="ce9">
            <text:p>Região Metropolitana de Barra de Santa Rosa</text:p>
          </table:table-cell>
          <table:table-cell office:value-type="string" table:style-name="ce8">
            <text:p>RM</text:p>
          </table:table-cell>
          <table:table-cell office:value-type="float" office:value="250801" table:style-name="ce9">
            <text:p>250801</text:p>
          </table:table-cell>
          <table:table-cell office:value-type="string" table:style-name="ce9">
            <text:p>NÃO TEM</text:p>
          </table:table-cell>
          <table:table-cell office:value-type="float" office:value="2506202" table:style-name="ce10">
            <text:p>2506202</text:p>
          </table:table-cell>
          <table:table-cell office:value-type="string" table:style-name="ce11">
            <text:p>FREI MARTINHO</text:p>
          </table:table-cell>
          <table:table-cell office:value-type="string" table:style-name="ce12">
            <text:p>Lei Complementar <text:s/>110</text:p>
          </table:table-cell>
          <table:table-cell office:value-type="date" office:date-value="2012-07-13T00:00:00" table:style-name="ce13">
            <text:p>13/07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8" table:style-name="ce8">
            <text:p>2508</text:p>
          </table:table-cell>
          <table:table-cell office:value-type="string" table:style-name="ce9">
            <text:p>Região Metropolitana de Barra de Santa Rosa</text:p>
          </table:table-cell>
          <table:table-cell office:value-type="string" table:style-name="ce8">
            <text:p>RM</text:p>
          </table:table-cell>
          <table:table-cell office:value-type="float" office:value="250801" table:style-name="ce9">
            <text:p>250801</text:p>
          </table:table-cell>
          <table:table-cell office:value-type="string" table:style-name="ce9">
            <text:p>NÃO TEM</text:p>
          </table:table-cell>
          <table:table-cell office:value-type="float" office:value="2510105" table:style-name="ce10">
            <text:p>2510105</text:p>
          </table:table-cell>
          <table:table-cell office:value-type="string" table:style-name="ce11">
            <text:p>NOVA FLORESTA</text:p>
          </table:table-cell>
          <table:table-cell office:value-type="string" table:style-name="ce12">
            <text:p>Lei Complementar <text:s/>110</text:p>
          </table:table-cell>
          <table:table-cell office:value-type="date" office:date-value="2012-07-13T00:00:00" table:style-name="ce13">
            <text:p>13/07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8" table:style-name="ce8">
            <text:p>2508</text:p>
          </table:table-cell>
          <table:table-cell office:value-type="string" table:style-name="ce9">
            <text:p>Região Metropolitana de Barra de Santa Rosa</text:p>
          </table:table-cell>
          <table:table-cell office:value-type="string" table:style-name="ce8">
            <text:p>RM</text:p>
          </table:table-cell>
          <table:table-cell office:value-type="float" office:value="250801" table:style-name="ce9">
            <text:p>250801</text:p>
          </table:table-cell>
          <table:table-cell office:value-type="string" table:style-name="ce9">
            <text:p>NÃO TEM</text:p>
          </table:table-cell>
          <table:table-cell office:value-type="float" office:value="2510303" table:style-name="ce10">
            <text:p>2510303</text:p>
          </table:table-cell>
          <table:table-cell office:value-type="string" table:style-name="ce11">
            <text:p>NOVA PALMEIRA</text:p>
          </table:table-cell>
          <table:table-cell office:value-type="string" table:style-name="ce12">
            <text:p>Lei Complementar <text:s/>110</text:p>
          </table:table-cell>
          <table:table-cell office:value-type="date" office:date-value="2012-07-13T00:00:00" table:style-name="ce13">
            <text:p>13/07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8" table:style-name="ce8">
            <text:p>2508</text:p>
          </table:table-cell>
          <table:table-cell office:value-type="string" table:style-name="ce9">
            <text:p>Região Metropolitana de Barra de Santa Rosa</text:p>
          </table:table-cell>
          <table:table-cell office:value-type="string" table:style-name="ce8">
            <text:p>RM</text:p>
          </table:table-cell>
          <table:table-cell office:value-type="float" office:value="250801" table:style-name="ce9">
            <text:p>250801</text:p>
          </table:table-cell>
          <table:table-cell office:value-type="string" table:style-name="ce9">
            <text:p>NÃO TEM</text:p>
          </table:table-cell>
          <table:table-cell office:value-type="float" office:value="2511400" table:style-name="ce10">
            <text:p>2511400</text:p>
          </table:table-cell>
          <table:table-cell office:value-type="string" table:style-name="ce11">
            <text:p>PICUÍ</text:p>
          </table:table-cell>
          <table:table-cell office:value-type="string" table:style-name="ce12">
            <text:p>Lei Complementar <text:s/>110</text:p>
          </table:table-cell>
          <table:table-cell office:value-type="date" office:date-value="2012-07-13T00:00:00" table:style-name="ce13">
            <text:p>13/07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8" table:style-name="ce8">
            <text:p>2508</text:p>
          </table:table-cell>
          <table:table-cell office:value-type="string" table:style-name="ce9">
            <text:p>Região Metropolitana de Barra de Santa Rosa</text:p>
          </table:table-cell>
          <table:table-cell office:value-type="string" table:style-name="ce8">
            <text:p>RM</text:p>
          </table:table-cell>
          <table:table-cell office:value-type="float" office:value="250801" table:style-name="ce9">
            <text:p>250801</text:p>
          </table:table-cell>
          <table:table-cell office:value-type="string" table:style-name="ce9">
            <text:p>NÃO TEM</text:p>
          </table:table-cell>
          <table:table-cell office:value-type="float" office:value="2516151" table:style-name="ce10">
            <text:p>2516151</text:p>
          </table:table-cell>
          <table:table-cell office:value-type="string" table:style-name="ce11">
            <text:p>SOSSÊGO</text:p>
          </table:table-cell>
          <table:table-cell office:value-type="string" table:style-name="ce12">
            <text:p>Lei Complementar <text:s/>110</text:p>
          </table:table-cell>
          <table:table-cell office:value-type="date" office:date-value="2012-07-13T00:00:00" table:style-name="ce13">
            <text:p>13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02052" table:style-name="ce10">
            <text:p>2502052</text:p>
          </table:table-cell>
          <table:table-cell office:value-type="string" table:style-name="ce11">
            <text:p>BERNARDINO BATISTA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02201" table:style-name="ce10">
            <text:p>2502201</text:p>
          </table:table-cell>
          <table:table-cell office:value-type="string" table:style-name="ce11">
            <text:p>BOM JESUS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02409" table:style-name="ce10">
            <text:p>2502409</text:p>
          </table:table-cell>
          <table:table-cell office:value-type="string" table:style-name="ce11">
            <text:p>BONITO DE SANTA FÉ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03308" table:style-name="ce10">
            <text:p>2503308</text:p>
          </table:table-cell>
          <table:table-cell office:value-type="string" table:style-name="ce11">
            <text:p>CACHOEIRA DOS ÍNDIOS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03704" table:style-name="ce10">
            <text:p>2503704</text:p>
          </table:table-cell>
          <table:table-cell office:value-type="string" table:style-name="ce11">
            <text:p>CAJAZEIRAS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04108" table:style-name="ce10">
            <text:p>2504108</text:p>
          </table:table-cell>
          <table:table-cell office:value-type="string" table:style-name="ce11">
            <text:p>CARRAPATEIRA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13653" table:style-name="ce10">
            <text:p>2513653</text:p>
          </table:table-cell>
          <table:table-cell office:value-type="string" table:style-name="ce11">
            <text:p>JOCA CLAUDINO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09602" table:style-name="ce10">
            <text:p>2509602</text:p>
          </table:table-cell>
          <table:table-cell office:value-type="string" table:style-name="ce11">
            <text:p>MONTE HOREBE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12036" table:style-name="ce10">
            <text:p>2512036</text:p>
          </table:table-cell>
          <table:table-cell office:value-type="string" table:style-name="ce11">
            <text:p>POÇO DANTAS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12077" table:style-name="ce10">
            <text:p>2512077</text:p>
          </table:table-cell>
          <table:table-cell office:value-type="string" table:style-name="ce11">
            <text:p>POÇO DE JOSÉ DE MOURA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13307" table:style-name="ce10">
            <text:p>2513307</text:p>
          </table:table-cell>
          <table:table-cell office:value-type="string" table:style-name="ce11">
            <text:p>SANTA HELENA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00700" table:style-name="ce10">
            <text:p>2500700</text:p>
          </table:table-cell>
          <table:table-cell office:value-type="string" table:style-name="ce11">
            <text:p>SÃO JOÃO DO RIO DO PEIXE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14503" table:style-name="ce10">
            <text:p>2514503</text:p>
          </table:table-cell>
          <table:table-cell office:value-type="string" table:style-name="ce11">
            <text:p>SÃO JOSÉ DE PIRANHAS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16805" table:style-name="ce10">
            <text:p>2516805</text:p>
          </table:table-cell>
          <table:table-cell office:value-type="string" table:style-name="ce11">
            <text:p>TRIUNFO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6" table:style-name="ce8">
            <text:p>2506</text:p>
          </table:table-cell>
          <table:table-cell office:value-type="string" table:style-name="ce9">
            <text:p>Região Metropolitana de Cajazeiras</text:p>
          </table:table-cell>
          <table:table-cell office:value-type="string" table:style-name="ce8">
            <text:p>RM</text:p>
          </table:table-cell>
          <table:table-cell office:value-type="float" office:value="250601" table:style-name="ce9">
            <text:p>250601</text:p>
          </table:table-cell>
          <table:table-cell office:value-type="string" table:style-name="ce9">
            <text:p>NÃO TEM</text:p>
          </table:table-cell>
          <table:table-cell office:value-type="float" office:value="2516904" table:style-name="ce10">
            <text:p>2516904</text:p>
          </table:table-cell>
          <table:table-cell office:value-type="string" table:style-name="ce11">
            <text:p>UIRAÚNA</text:p>
          </table:table-cell>
          <table:table-cell office:value-type="string" table:style-name="ce12">
            <text:p>Lei Complementar <text:s/>107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0536" table:style-name="ce10">
            <text:p>2500536</text:p>
          </table:table-cell>
          <table:table-cell office:value-type="string" table:style-name="ce11">
            <text:p>ALCANTIL</text:p>
          </table:table-cell>
          <table:table-cell office:value-type="string" table:style-name="ce12">
            <text:p>Lei Complementar 95</text:p>
          </table:table-cell>
          <table:table-cell office:value-type="date" office:date-value="2010-07-09T00:00:00" table:style-name="ce13">
            <text:p>09/07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1302" table:style-name="ce10">
            <text:p>2501302</text:p>
          </table:table-cell>
          <table:table-cell office:value-type="string" table:style-name="ce11">
            <text:p>AROEIRAS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1575" table:style-name="ce10">
            <text:p>2501575</text:p>
          </table:table-cell>
          <table:table-cell office:value-type="string" table:style-name="ce11">
            <text:p>BARRA DE SANTANA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2151" table:style-name="ce10">
            <text:p>2502151</text:p>
          </table:table-cell>
          <table:table-cell office:value-type="string" table:style-name="ce11">
            <text:p>BOA VISTA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2508" table:style-name="ce10">
            <text:p>2502508</text:p>
          </table:table-cell>
          <table:table-cell office:value-type="string" table:style-name="ce11">
            <text:p>BOQUEIRÃO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4009" table:style-name="ce10">
            <text:p>2504009</text:p>
          </table:table-cell>
          <table:table-cell office:value-type="string" table:style-name="ce11">
            <text:p>CAMPINA GRANDE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4355" table:style-name="ce10">
            <text:p>2504355</text:p>
          </table:table-cell>
          <table:table-cell office:value-type="string" table:style-name="ce11">
            <text:p>CATURITÉ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6103" table:style-name="ce10">
            <text:p>2506103</text:p>
          </table:table-cell>
          <table:table-cell office:value-type="string" table:style-name="ce11">
            <text:p>FAGUNDES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6251" table:style-name="ce10">
            <text:p>2506251</text:p>
          </table:table-cell>
          <table:table-cell office:value-type="string" table:style-name="ce11">
            <text:p>GADO BRAVO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7200" table:style-name="ce10">
            <text:p>2507200</text:p>
          </table:table-cell>
          <table:table-cell office:value-type="string" table:style-name="ce11">
            <text:p>ITATUBA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8307" table:style-name="ce10">
            <text:p>2508307</text:p>
          </table:table-cell>
          <table:table-cell office:value-type="string" table:style-name="ce11">
            <text:p>LAGOA SECA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9206" table:style-name="ce10">
            <text:p>2509206</text:p>
          </table:table-cell>
          <table:table-cell office:value-type="string" table:style-name="ce11">
            <text:p>MASSARANDUBA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9339" table:style-name="ce10">
            <text:p>2509339</text:p>
          </table:table-cell>
          <table:table-cell office:value-type="string" table:style-name="ce11">
            <text:p>MATINHAS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09909" table:style-name="ce10">
            <text:p>2509909</text:p>
          </table:table-cell>
          <table:table-cell office:value-type="string" table:style-name="ce11">
            <text:p>NATUBA</text:p>
          </table:table-cell>
          <table:table-cell office:value-type="string" table:style-name="ce12">
            <text:p>Lei Complementar 95</text:p>
          </table:table-cell>
          <table:table-cell office:value-type="date" office:date-value="2010-07-09T00:00:00" table:style-name="ce13">
            <text:p>09/07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12408" table:style-name="ce10">
            <text:p>2512408</text:p>
          </table:table-cell>
          <table:table-cell office:value-type="string" table:style-name="ce11">
            <text:p>PUXINANÃ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12507" table:style-name="ce10">
            <text:p>2512507</text:p>
          </table:table-cell>
          <table:table-cell office:value-type="string" table:style-name="ce11">
            <text:p>QUEIMADAS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13158" table:style-name="ce10">
            <text:p>2513158</text:p>
          </table:table-cell>
          <table:table-cell office:value-type="string" table:style-name="ce11">
            <text:p>SANTA CECÍLIA</text:p>
          </table:table-cell>
          <table:table-cell office:value-type="string" table:style-name="ce12">
            <text:p>Lei Complementar 95</text:p>
          </table:table-cell>
          <table:table-cell office:value-type="date" office:date-value="2010-07-09T00:00:00" table:style-name="ce13">
            <text:p>09/07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15807" table:style-name="ce10">
            <text:p>2515807</text:p>
          </table:table-cell>
          <table:table-cell office:value-type="string" table:style-name="ce11">
            <text:p>SERRA REDONDA</text:p>
          </table:table-cell>
          <table:table-cell office:value-type="string" table:style-name="ce12">
            <text:p>Lei Complementar 92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2" table:style-name="ce8">
            <text:p>2502</text:p>
          </table:table-cell>
          <table:table-cell office:value-type="string" table:style-name="ce9">
            <text:p>Região Metropolitana de Campina Grande</text:p>
          </table:table-cell>
          <table:table-cell office:value-type="string" table:style-name="ce8">
            <text:p>RM</text:p>
          </table:table-cell>
          <table:table-cell office:value-type="float" office:value="250201" table:style-name="ce9">
            <text:p>250201</text:p>
          </table:table-cell>
          <table:table-cell office:value-type="string" table:style-name="ce9">
            <text:p>NÃO TEM</text:p>
          </table:table-cell>
          <table:table-cell office:value-type="float" office:value="2517001" table:style-name="ce10">
            <text:p>2517001</text:p>
          </table:table-cell>
          <table:table-cell office:value-type="string" table:style-name="ce11">
            <text:p>UMBUZEIRO</text:p>
          </table:table-cell>
          <table:table-cell office:value-type="string" table:style-name="ce12">
            <text:p>Lei Complementar 95</text:p>
          </table:table-cell>
          <table:table-cell office:value-type="date" office:date-value="2010-07-09T00:00:00" table:style-name="ce13">
            <text:p>09/07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00403" table:style-name="ce10">
            <text:p>2500403</text:p>
          </table:table-cell>
          <table:table-cell office:value-type="string" table:style-name="ce11">
            <text:p>ALAGOA NOVA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00577" table:style-name="ce10">
            <text:p>2500577</text:p>
          </table:table-cell>
          <table:table-cell office:value-type="string" table:style-name="ce11">
            <text:p>ALGODÃO DE JANDAÍRA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01104" table:style-name="ce10">
            <text:p>2501104</text:p>
          </table:table-cell>
          <table:table-cell office:value-type="string" table:style-name="ce11">
            <text:p>AREIA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01203" table:style-name="ce10">
            <text:p>2501203</text:p>
          </table:table-cell>
          <table:table-cell office:value-type="string" table:style-name="ce11">
            <text:p>AREIAL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06004" table:style-name="ce10">
            <text:p>2506004</text:p>
          </table:table-cell>
          <table:table-cell office:value-type="string" table:style-name="ce11">
            <text:p>ESPERANÇA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09503" table:style-name="ce10">
            <text:p>2509503</text:p>
          </table:table-cell>
          <table:table-cell office:value-type="string" table:style-name="ce11">
            <text:p>MONTADAS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12002" table:style-name="ce10">
            <text:p>2512002</text:p>
          </table:table-cell>
          <table:table-cell office:value-type="string" table:style-name="ce11">
            <text:p>POCINHOS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12705" table:style-name="ce10">
            <text:p>2512705</text:p>
          </table:table-cell>
          <table:table-cell office:value-type="string" table:style-name="ce11">
            <text:p>REMÍGIO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5" table:style-name="ce8">
            <text:p>2505</text:p>
          </table:table-cell>
          <table:table-cell office:value-type="string" table:style-name="ce9">
            <text:p>Região Metropolitana de Esperança</text:p>
          </table:table-cell>
          <table:table-cell office:value-type="string" table:style-name="ce8">
            <text:p>RM</text:p>
          </table:table-cell>
          <table:table-cell office:value-type="float" office:value="250501" table:style-name="ce9">
            <text:p>250501</text:p>
          </table:table-cell>
          <table:table-cell office:value-type="string" table:style-name="ce9">
            <text:p>NÃO TEM</text:p>
          </table:table-cell>
          <table:table-cell office:value-type="float" office:value="2515104" table:style-name="ce10">
            <text:p>2515104</text:p>
          </table:table-cell>
          <table:table-cell office:value-type="string" table:style-name="ce11">
            <text:p>SÃO SEBASTIÃO DE LAGOA DE ROÇA</text:p>
          </table:table-cell>
          <table:table-cell office:value-type="string" table:style-name="ce12">
            <text:p>Lei Complementar <text:s/>106</text:p>
          </table:table-cell>
          <table:table-cell office:value-type="date" office:date-value="2012-06-08T00:00:00" table:style-name="ce13">
            <text:p>08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0502" table:style-name="ce10">
            <text:p>2500502</text:p>
          </table:table-cell>
          <table:table-cell office:value-type="string" table:style-name="ce11">
            <text:p>ALAGOINHA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0809" table:style-name="ce10">
            <text:p>2500809</text:p>
          </table:table-cell>
          <table:table-cell office:value-type="string" table:style-name="ce11">
            <text:p>ARAÇAGI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0908" table:style-name="ce10">
            <text:p>2500908</text:p>
          </table:table-cell>
          <table:table-cell office:value-type="string" table:style-name="ce11">
            <text:p>ARARA</text:p>
          </table:table-cell>
          <table:table-cell office:value-type="string" table:style-name="ce12">
            <text:p>Lei Complementar 138</text:p>
          </table:table-cell>
          <table:table-cell office:value-type="date" office:date-value="2016-04-12T00:00:00" table:style-name="ce13">
            <text:p>12/04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1500" table:style-name="ce10">
            <text:p>2501500</text:p>
          </table:table-cell>
          <table:table-cell office:value-type="string" table:style-name="ce11">
            <text:p>BANANEIRAS</text:p>
          </table:table-cell>
          <table:table-cell office:value-type="string" table:style-name="ce12">
            <text:p>Lei Complementar 138</text:p>
          </table:table-cell>
          <table:table-cell office:value-type="date" office:date-value="2016-04-12T00:00:00" table:style-name="ce13">
            <text:p>12/04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1906" table:style-name="ce10">
            <text:p>2501906</text:p>
          </table:table-cell>
          <table:table-cell office:value-type="string" table:style-name="ce11">
            <text:p>BELÉM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2706" table:style-name="ce10">
            <text:p>2502706</text:p>
          </table:table-cell>
          <table:table-cell office:value-type="string" table:style-name="ce11">
            <text:p>BORBOREMA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3605" table:style-name="ce10">
            <text:p>2503605</text:p>
          </table:table-cell>
          <table:table-cell office:value-type="string" table:style-name="ce11">
            <text:p>CAIÇARA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5204" table:style-name="ce10">
            <text:p>2505204</text:p>
          </table:table-cell>
          <table:table-cell office:value-type="string" table:style-name="ce11">
            <text:p>CUITEGI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5808" table:style-name="ce10">
            <text:p>2505808</text:p>
          </table:table-cell>
          <table:table-cell office:value-type="string" table:style-name="ce11">
            <text:p>DUAS ESTRADAS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6301" table:style-name="ce10">
            <text:p>2506301</text:p>
          </table:table-cell>
          <table:table-cell office:value-type="string" table:style-name="ce11">
            <text:p>GUARABIRA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8208" table:style-name="ce10">
            <text:p>2508208</text:p>
          </table:table-cell>
          <table:table-cell office:value-type="string" table:style-name="ce11">
            <text:p>LAGOA DE DENTRO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8554" table:style-name="ce10">
            <text:p>2508554</text:p>
          </table:table-cell>
          <table:table-cell office:value-type="string" table:style-name="ce11">
            <text:p>LOGRADOURO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09800" table:style-name="ce10">
            <text:p>2509800</text:p>
          </table:table-cell>
          <table:table-cell office:value-type="string" table:style-name="ce11">
            <text:p>MULUNGU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11608" table:style-name="ce10">
            <text:p>2511608</text:p>
          </table:table-cell>
          <table:table-cell office:value-type="string" table:style-name="ce11">
            <text:p>PILÕES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11707" table:style-name="ce10">
            <text:p>2511707</text:p>
          </table:table-cell>
          <table:table-cell office:value-type="string" table:style-name="ce11">
            <text:p>PILÕEZINHOS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11806" table:style-name="ce10">
            <text:p>2511806</text:p>
          </table:table-cell>
          <table:table-cell office:value-type="string" table:style-name="ce11">
            <text:p>PIRPIRITUBA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15609" table:style-name="ce10">
            <text:p>2515609</text:p>
          </table:table-cell>
          <table:table-cell office:value-type="string" table:style-name="ce11">
            <text:p>SERRA DA RAIZ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15906" table:style-name="ce10">
            <text:p>2515906</text:p>
          </table:table-cell>
          <table:table-cell office:value-type="string" table:style-name="ce11">
            <text:p>SERRARIA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15930" table:style-name="ce10">
            <text:p>2515930</text:p>
          </table:table-cell>
          <table:table-cell office:value-type="string" table:style-name="ce11">
            <text:p>SERTÃOZINHO</text:p>
          </table:table-cell>
          <table:table-cell office:value-type="string" table:style-name="ce12">
            <text:p>Lei Complementar <text:s/>101</text:p>
          </table:table-cell>
          <table:table-cell office:value-type="date" office:date-value="2011-07-12T00:00:00" table:style-name="ce13">
            <text:p>12/07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3" table:style-name="ce8">
            <text:p>2503</text:p>
          </table:table-cell>
          <table:table-cell office:value-type="string" table:style-name="ce9">
            <text:p>Região Metropolitana de Guarabira</text:p>
          </table:table-cell>
          <table:table-cell office:value-type="string" table:style-name="ce8">
            <text:p>RM</text:p>
          </table:table-cell>
          <table:table-cell office:value-type="float" office:value="250301" table:style-name="ce9">
            <text:p>250301</text:p>
          </table:table-cell>
          <table:table-cell office:value-type="string" table:style-name="ce9">
            <text:p>NÃO TEM</text:p>
          </table:table-cell>
          <table:table-cell office:value-type="float" office:value="2516003" table:style-name="ce10">
            <text:p>2516003</text:p>
          </table:table-cell>
          <table:table-cell office:value-type="string" table:style-name="ce11">
            <text:p>SOLÂNEA</text:p>
          </table:table-cell>
          <table:table-cell office:value-type="string" table:style-name="ce12">
            <text:p>Lei Complementar 138</text:p>
          </table:table-cell>
          <table:table-cell office:value-type="date" office:date-value="2016-04-12T00:00:00" table:style-name="ce13">
            <text:p>12/04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03803" table:style-name="ce10">
            <text:p>2503803</text:p>
          </table:table-cell>
          <table:table-cell office:value-type="string" table:style-name="ce11">
            <text:p>CALDAS BRANDÃO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06400" table:style-name="ce10">
            <text:p>2506400</text:p>
          </table:table-cell>
          <table:table-cell office:value-type="string" table:style-name="ce11">
            <text:p>GURINHÉM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06806" table:style-name="ce10">
            <text:p>2506806</text:p>
          </table:table-cell>
          <table:table-cell office:value-type="string" table:style-name="ce11">
            <text:p>INGÁ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06905" table:style-name="ce10">
            <text:p>2506905</text:p>
          </table:table-cell>
          <table:table-cell office:value-type="string" table:style-name="ce11">
            <text:p>ITABAIANA</text:p>
          </table:table-cell>
          <table:table-cell office:value-type="string" table:style-name="ce12">
            <text:p>Lei Complementar <text:s/>133</text:p>
          </table:table-cell>
          <table:table-cell office:value-type="date" office:date-value="2015-09-23T00:00:00" table:style-name="ce13">
            <text:p>23/09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07606" table:style-name="ce10">
            <text:p>2507606</text:p>
          </table:table-cell>
          <table:table-cell office:value-type="string" table:style-name="ce11">
            <text:p>JUAREZ TÁVORA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07903" table:style-name="ce10">
            <text:p>2507903</text:p>
          </table:table-cell>
          <table:table-cell office:value-type="string" table:style-name="ce11">
            <text:p>JURIPIRANGA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09404" table:style-name="ce10">
            <text:p>2509404</text:p>
          </table:table-cell>
          <table:table-cell office:value-type="string" table:style-name="ce11">
            <text:p>MOGEIRO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11509" table:style-name="ce10">
            <text:p>2511509</text:p>
          </table:table-cell>
          <table:table-cell office:value-type="string" table:style-name="ce11">
            <text:p>PILAR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12754" table:style-name="ce10">
            <text:p>2512754</text:p>
          </table:table-cell>
          <table:table-cell office:value-type="string" table:style-name="ce11">
            <text:p>RIACHÃO DO BACAMARTE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13109" table:style-name="ce10">
            <text:p>2513109</text:p>
          </table:table-cell>
          <table:table-cell office:value-type="string" table:style-name="ce11">
            <text:p>SALGADO DE SÃO FÉLIX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14453" table:style-name="ce10">
            <text:p>2514453</text:p>
          </table:table-cell>
          <table:table-cell office:value-type="string" table:style-name="ce11">
            <text:p>SÃO JOSÉ DOS RAMOS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1" table:style-name="ce8">
            <text:p>2511</text:p>
          </table:table-cell>
          <table:table-cell office:value-type="string" table:style-name="ce9">
            <text:p>Região Metropolitana de Itabaiana</text:p>
          </table:table-cell>
          <table:table-cell office:value-type="string" table:style-name="ce8">
            <text:p>RM</text:p>
          </table:table-cell>
          <table:table-cell office:value-type="float" office:value="251101" table:style-name="ce9">
            <text:p>251101</text:p>
          </table:table-cell>
          <table:table-cell office:value-type="string" table:style-name="ce9">
            <text:p>NÃO TEM</text:p>
          </table:table-cell>
          <table:table-cell office:value-type="float" office:value="2515005" table:style-name="ce10">
            <text:p>2515005</text:p>
          </table:table-cell>
          <table:table-cell office:value-type="string" table:style-name="ce11">
            <text:p>SÃO MIGUEL DE TAIPU</text:p>
          </table:table-cell>
          <table:table-cell office:value-type="string" table:style-name="ce12">
            <text:p>Lei Complementar <text:s/>118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00601" table:style-name="ce10">
            <text:p>2500601</text:p>
          </table:table-cell>
          <table:table-cell office:value-type="string" table:style-name="ce11">
            <text:p>ALHANDRA</text:p>
          </table:table-cell>
          <table:table-cell office:value-type="string" table:style-name="ce12">
            <text:p>Inclusão de município - Lei Complementar 90</text:p>
          </table:table-cell>
          <table:table-cell office:value-type="date" office:date-value="2009-09-23T00:00:00" table:style-name="ce13">
            <text:p>23/09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01807" table:style-name="ce10">
            <text:p>2501807</text:p>
          </table:table-cell>
          <table:table-cell office:value-type="string" table:style-name="ce11">
            <text:p>BAYEUX</text:p>
          </table:table-cell>
          <table:table-cell office:value-type="string" table:style-name="ce12">
            <text:p>Lei Complementar 59</text:p>
          </table:table-cell>
          <table:table-cell office:value-type="date" office:date-value="2003-12-30T00:00:00" table:style-name="ce13">
            <text:p>30/12/200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03001" table:style-name="ce10">
            <text:p>2503001</text:p>
          </table:table-cell>
          <table:table-cell office:value-type="string" table:style-name="ce11">
            <text:p>CAAPORÃ</text:p>
          </table:table-cell>
          <table:table-cell office:value-type="string" table:style-name="ce12">
            <text:p>Inclusão de município - Lei Complementar 90</text:p>
          </table:table-cell>
          <table:table-cell office:value-type="date" office:date-value="2009-09-23T00:00:00" table:style-name="ce13">
            <text:p>23/09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03209" table:style-name="ce10">
            <text:p>2503209</text:p>
          </table:table-cell>
          <table:table-cell office:value-type="string" table:style-name="ce11">
            <text:p>CABEDELO</text:p>
          </table:table-cell>
          <table:table-cell office:value-type="string" table:style-name="ce12">
            <text:p>Lei Complementar 59</text:p>
          </table:table-cell>
          <table:table-cell office:value-type="date" office:date-value="2003-12-30T00:00:00" table:style-name="ce13">
            <text:p>30/12/200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04603" table:style-name="ce10">
            <text:p>2504603</text:p>
          </table:table-cell>
          <table:table-cell office:value-type="string" table:style-name="ce11">
            <text:p>CONDE</text:p>
          </table:table-cell>
          <table:table-cell office:value-type="string" table:style-name="ce12">
            <text:p>Lei Complementar 59</text:p>
          </table:table-cell>
          <table:table-cell office:value-type="date" office:date-value="2003-12-30T00:00:00" table:style-name="ce13">
            <text:p>30/12/200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04900" table:style-name="ce10">
            <text:p>2504900</text:p>
          </table:table-cell>
          <table:table-cell office:value-type="string" table:style-name="ce11">
            <text:p>CRUZ DO ESPÍRITO SANTO</text:p>
          </table:table-cell>
          <table:table-cell office:value-type="string" table:style-name="ce12">
            <text:p>Lei Complementar 59</text:p>
          </table:table-cell>
          <table:table-cell office:value-type="date" office:date-value="2003-12-30T00:00:00" table:style-name="ce13">
            <text:p>30/12/200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07507" table:style-name="ce10">
            <text:p>2507507</text:p>
          </table:table-cell>
          <table:table-cell office:value-type="string" table:style-name="ce11">
            <text:p>JOÃO PESSOA</text:p>
          </table:table-cell>
          <table:table-cell office:value-type="string" table:style-name="ce12">
            <text:p>Lei Complementar 59</text:p>
          </table:table-cell>
          <table:table-cell office:value-type="date" office:date-value="2003-12-30T00:00:00" table:style-name="ce13">
            <text:p>30/12/200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08604" table:style-name="ce10">
            <text:p>2508604</text:p>
          </table:table-cell>
          <table:table-cell office:value-type="string" table:style-name="ce11">
            <text:p>LUCENA</text:p>
          </table:table-cell>
          <table:table-cell office:value-type="string" table:style-name="ce12">
            <text:p>Lei Complementar 59</text:p>
          </table:table-cell>
          <table:table-cell office:value-type="date" office:date-value="2003-12-30T00:00:00" table:style-name="ce13">
            <text:p>30/12/200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11202" table:style-name="ce10">
            <text:p>2511202</text:p>
          </table:table-cell>
          <table:table-cell office:value-type="string" table:style-name="ce11">
            <text:p>PEDRAS DE FOGO</text:p>
          </table:table-cell>
          <table:table-cell office:value-type="string" table:style-name="ce12">
            <text:p>Inclusão de município - Lei Complementar 93</text:p>
          </table:table-cell>
          <table:table-cell office:value-type="date" office:date-value="2009-12-11T00:00:00" table:style-name="ce13">
            <text:p>11/12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11905" table:style-name="ce10">
            <text:p>2511905</text:p>
          </table:table-cell>
          <table:table-cell office:value-type="string" table:style-name="ce11">
            <text:p>PITIMBU</text:p>
          </table:table-cell>
          <table:table-cell office:value-type="string" table:style-name="ce12">
            <text:p>Inclusão de município - Lei Complementar 90</text:p>
          </table:table-cell>
          <table:table-cell office:value-type="date" office:date-value="2009-09-23T00:00:00" table:style-name="ce13">
            <text:p>23/09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12903" table:style-name="ce10">
            <text:p>2512903</text:p>
          </table:table-cell>
          <table:table-cell office:value-type="string" table:style-name="ce11">
            <text:p>RIO TINTO</text:p>
          </table:table-cell>
          <table:table-cell office:value-type="string" table:style-name="ce12">
            <text:p>Lei Complementar 59</text:p>
          </table:table-cell>
          <table:table-cell office:value-type="date" office:date-value="2003-12-30T00:00:00" table:style-name="ce13">
            <text:p>30/12/200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1" table:style-name="ce8">
            <text:p>2501</text:p>
          </table:table-cell>
          <table:table-cell office:value-type="string" table:style-name="ce9">
            <text:p>Região Metropolitana de João Pessoa</text:p>
          </table:table-cell>
          <table:table-cell office:value-type="string" table:style-name="ce8">
            <text:p>RM</text:p>
          </table:table-cell>
          <table:table-cell office:value-type="float" office:value="250101" table:style-name="ce9">
            <text:p>250101</text:p>
          </table:table-cell>
          <table:table-cell office:value-type="string" table:style-name="ce9">
            <text:p>NÃO TEM</text:p>
          </table:table-cell>
          <table:table-cell office:value-type="float" office:value="2513703" table:style-name="ce10">
            <text:p>2513703</text:p>
          </table:table-cell>
          <table:table-cell office:value-type="string" table:style-name="ce11">
            <text:p>SANTA RITA</text:p>
          </table:table-cell>
          <table:table-cell office:value-type="string" table:style-name="ce12">
            <text:p>Lei Complementar 59</text:p>
          </table:table-cell>
          <table:table-cell office:value-type="date" office:date-value="2003-12-30T00:00:00" table:style-name="ce13">
            <text:p>30/12/200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1153" table:style-name="ce10">
            <text:p>2501153</text:p>
          </table:table-cell>
          <table:table-cell office:value-type="string" table:style-name="ce11">
            <text:p>AREIA DE BARAÚNAS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3407" table:style-name="ce10">
            <text:p>2503407</text:p>
          </table:table-cell>
          <table:table-cell office:value-type="string" table:style-name="ce11">
            <text:p>CACIMBA DE AREI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3555" table:style-name="ce10">
            <text:p>2503555</text:p>
          </table:table-cell>
          <table:table-cell office:value-type="string" table:style-name="ce11">
            <text:p>CACIMBAS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4504" table:style-name="ce10">
            <text:p>2504504</text:p>
          </table:table-cell>
          <table:table-cell office:value-type="string" table:style-name="ce11">
            <text:p>CONDADO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5402" table:style-name="ce10">
            <text:p>2505402</text:p>
          </table:table-cell>
          <table:table-cell office:value-type="string" table:style-name="ce11">
            <text:p>DESTERRO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5907" table:style-name="ce10">
            <text:p>2505907</text:p>
          </table:table-cell>
          <table:table-cell office:value-type="string" table:style-name="ce11">
            <text:p>EMAS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7804" table:style-name="ce10">
            <text:p>2507804</text:p>
          </table:table-cell>
          <table:table-cell office:value-type="string" table:style-name="ce11">
            <text:p>JUNCO DO SERIDÓ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8703" table:style-name="ce10">
            <text:p>2508703</text:p>
          </table:table-cell>
          <table:table-cell office:value-type="string" table:style-name="ce11">
            <text:p>MÃE D'ÁGU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8802" table:style-name="ce10">
            <text:p>2508802</text:p>
          </table:table-cell>
          <table:table-cell office:value-type="string" table:style-name="ce11">
            <text:p>MALT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9396" table:style-name="ce10">
            <text:p>2509396</text:p>
          </table:table-cell>
          <table:table-cell office:value-type="string" table:style-name="ce11">
            <text:p>MATURÉI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0709" table:style-name="ce10">
            <text:p>2510709</text:p>
          </table:table-cell>
          <table:table-cell office:value-type="string" table:style-name="ce11">
            <text:p>PASSAGEM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0808" table:style-name="ce10">
            <text:p>2510808</text:p>
          </table:table-cell>
          <table:table-cell office:value-type="string" table:style-name="ce11">
            <text:p>PATOS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2606" table:style-name="ce10">
            <text:p>2512606</text:p>
          </table:table-cell>
          <table:table-cell office:value-type="string" table:style-name="ce11">
            <text:p>QUIXAB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3000" table:style-name="ce10">
            <text:p>2513000</text:p>
          </table:table-cell>
          <table:table-cell office:value-type="string" table:style-name="ce11">
            <text:p>SALGADINHO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3406" table:style-name="ce10">
            <text:p>2513406</text:p>
          </table:table-cell>
          <table:table-cell office:value-type="string" table:style-name="ce11">
            <text:p>SANTA LUZI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3802" table:style-name="ce10">
            <text:p>2513802</text:p>
          </table:table-cell>
          <table:table-cell office:value-type="string" table:style-name="ce11">
            <text:p>SANTA TERESINH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4404" table:style-name="ce10">
            <text:p>2514404</text:p>
          </table:table-cell>
          <table:table-cell office:value-type="string" table:style-name="ce11">
            <text:p>SÃO JOSÉ DE ESPINHARAS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4602" table:style-name="ce10">
            <text:p>2514602</text:p>
          </table:table-cell>
          <table:table-cell office:value-type="string" table:style-name="ce11">
            <text:p>SÃO JOSÉ DO BONFIM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4701" table:style-name="ce10">
            <text:p>2514701</text:p>
          </table:table-cell>
          <table:table-cell office:value-type="string" table:style-name="ce11">
            <text:p>SÃO JOSÉ DO SABUGI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4909" table:style-name="ce10">
            <text:p>2514909</text:p>
          </table:table-cell>
          <table:table-cell office:value-type="string" table:style-name="ce11">
            <text:p>SÃO MAMEDE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6706" table:style-name="ce10">
            <text:p>2516706</text:p>
          </table:table-cell>
          <table:table-cell office:value-type="string" table:style-name="ce11">
            <text:p>TEIXEIR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17100" table:style-name="ce10">
            <text:p>2517100</text:p>
          </table:table-cell>
          <table:table-cell office:value-type="string" table:style-name="ce11">
            <text:p>VÁRZE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4" table:style-name="ce8">
            <text:p>2504</text:p>
          </table:table-cell>
          <table:table-cell office:value-type="string" table:style-name="ce9">
            <text:p>Região Metropolitana de Patos</text:p>
          </table:table-cell>
          <table:table-cell office:value-type="string" table:style-name="ce8">
            <text:p>RM</text:p>
          </table:table-cell>
          <table:table-cell office:value-type="float" office:value="250401" table:style-name="ce9">
            <text:p>250401</text:p>
          </table:table-cell>
          <table:table-cell office:value-type="string" table:style-name="ce9">
            <text:p>NÃO TEM</text:p>
          </table:table-cell>
          <table:table-cell office:value-type="float" office:value="2505501" table:style-name="ce10">
            <text:p>2505501</text:p>
          </table:table-cell>
          <table:table-cell office:value-type="string" table:style-name="ce11">
            <text:p>VISTA SERRANA</text:p>
          </table:table-cell>
          <table:table-cell office:value-type="string" table:style-name="ce12">
            <text:p>Lei Complementar <text:s/>103</text:p>
          </table:table-cell>
          <table:table-cell office:value-type="date" office:date-value="2011-12-27T00:00:00" table:style-name="ce13">
            <text:p>27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00775" table:style-name="ce10">
            <text:p>2500775</text:p>
          </table:table-cell>
          <table:table-cell office:value-type="string" table:style-name="ce11">
            <text:p>APARECIDA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08406" table:style-name="ce10">
            <text:p>2508406</text:p>
          </table:table-cell>
          <table:table-cell office:value-type="string" table:style-name="ce11">
            <text:p>LASTRO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09156" table:style-name="ce10">
            <text:p>2509156</text:p>
          </table:table-cell>
          <table:table-cell office:value-type="string" table:style-name="ce11">
            <text:p>MARIZÓPOLIS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10006" table:style-name="ce10">
            <text:p>2510006</text:p>
          </table:table-cell>
          <table:table-cell office:value-type="string" table:style-name="ce11">
            <text:p>NAZAREZINHO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13208" table:style-name="ce10">
            <text:p>2513208</text:p>
          </table:table-cell>
          <table:table-cell office:value-type="string" table:style-name="ce11">
            <text:p>SANTA CRUZ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13984" table:style-name="ce10">
            <text:p>2513984</text:p>
          </table:table-cell>
          <table:table-cell office:value-type="string" table:style-name="ce11">
            <text:p>SÃO FRANCISCO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14206" table:style-name="ce10">
            <text:p>2514206</text:p>
          </table:table-cell>
          <table:table-cell office:value-type="string" table:style-name="ce11">
            <text:p>SÃO JOSÉ DA LAGOA TAPADA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16201" table:style-name="ce10">
            <text:p>2516201</text:p>
          </table:table-cell>
          <table:table-cell office:value-type="string" table:style-name="ce11">
            <text:p>SOUSA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10" table:style-name="ce8">
            <text:p>2510</text:p>
          </table:table-cell>
          <table:table-cell office:value-type="string" table:style-name="ce9">
            <text:p>Região Metropolitana de Sousa</text:p>
          </table:table-cell>
          <table:table-cell office:value-type="string" table:style-name="ce8">
            <text:p>RM</text:p>
          </table:table-cell>
          <table:table-cell office:value-type="float" office:value="251001" table:style-name="ce9">
            <text:p>251001</text:p>
          </table:table-cell>
          <table:table-cell office:value-type="string" table:style-name="ce9">
            <text:p>NÃO TEM</text:p>
          </table:table-cell>
          <table:table-cell office:value-type="float" office:value="2517209" table:style-name="ce10">
            <text:p>2517209</text:p>
          </table:table-cell>
          <table:table-cell office:value-type="string" table:style-name="ce11">
            <text:p>VIEIRÓPOLIS</text:p>
          </table:table-cell>
          <table:table-cell office:value-type="string" table:style-name="ce12">
            <text:p>Lei Complementar <text:s/>117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01401" table:style-name="ce10">
            <text:p>2501401</text:p>
          </table:table-cell>
          <table:table-cell office:value-type="string" table:style-name="ce11">
            <text:p>BAÍA DA TRAIÇÃO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05238" table:style-name="ce10">
            <text:p>2505238</text:p>
          </table:table-cell>
          <table:table-cell office:value-type="string" table:style-name="ce11">
            <text:p>CUITÉ DE MAMANGUAPE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05279" table:style-name="ce10">
            <text:p>2505279</text:p>
          </table:table-cell>
          <table:table-cell office:value-type="string" table:style-name="ce11">
            <text:p>CURRAL DE CIMA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07101" table:style-name="ce10">
            <text:p>2507101</text:p>
          </table:table-cell>
          <table:table-cell office:value-type="string" table:style-name="ce11">
            <text:p>ITAPOROROCA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07309" table:style-name="ce10">
            <text:p>2507309</text:p>
          </table:table-cell>
          <table:table-cell office:value-type="string" table:style-name="ce11">
            <text:p>JACARAÚ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08901" table:style-name="ce10">
            <text:p>2508901</text:p>
          </table:table-cell>
          <table:table-cell office:value-type="string" table:style-name="ce11">
            <text:p>MAMANGUAPE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09057" table:style-name="ce10">
            <text:p>2509057</text:p>
          </table:table-cell>
          <table:table-cell office:value-type="string" table:style-name="ce11">
            <text:p>MARCAÇÃO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09305" table:style-name="ce10">
            <text:p>2509305</text:p>
          </table:table-cell>
          <table:table-cell office:value-type="string" table:style-name="ce11">
            <text:p>MATARACA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9" table:style-name="ce8">
            <text:p>2509</text:p>
          </table:table-cell>
          <table:table-cell office:value-type="string" table:style-name="ce9">
            <text:p>Região Metropolitana do Vale do Mamanguape</text:p>
          </table:table-cell>
          <table:table-cell office:value-type="string" table:style-name="ce8">
            <text:p>RM</text:p>
          </table:table-cell>
          <table:table-cell office:value-type="float" office:value="250901" table:style-name="ce9">
            <text:p>250901</text:p>
          </table:table-cell>
          <table:table-cell office:value-type="string" table:style-name="ce9">
            <text:p>NÃO TEM</text:p>
          </table:table-cell>
          <table:table-cell office:value-type="float" office:value="2512721" table:style-name="ce10">
            <text:p>2512721</text:p>
          </table:table-cell>
          <table:table-cell office:value-type="string" table:style-name="ce11">
            <text:p>PEDRO RÉGIS</text:p>
          </table:table-cell>
          <table:table-cell office:value-type="string" table:style-name="ce12">
            <text:p>Lei Complementar <text:s/>116</text:p>
          </table:table-cell>
          <table:table-cell office:value-type="date" office:date-value="2013-01-21T00:00:00" table:style-name="ce13">
            <text:p>21/0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0205" table:style-name="ce10">
            <text:p>2500205</text:p>
          </table:table-cell>
          <table:table-cell office:value-type="string" table:style-name="ce11">
            <text:p>AGUIAR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2102" table:style-name="ce10">
            <text:p>2502102</text:p>
          </table:table-cell>
          <table:table-cell office:value-type="string" table:style-name="ce11">
            <text:p>BOA VENTURA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4207" table:style-name="ce10">
            <text:p>2504207</text:p>
          </table:table-cell>
          <table:table-cell office:value-type="string" table:style-name="ce11">
            <text:p>CATINGUEIRA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4405" table:style-name="ce10">
            <text:p>2504405</text:p>
          </table:table-cell>
          <table:table-cell office:value-type="string" table:style-name="ce11">
            <text:p>CONCEIÇÃO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4801" table:style-name="ce10">
            <text:p>2504801</text:p>
          </table:table-cell>
          <table:table-cell office:value-type="string" table:style-name="ce11">
            <text:p>COREMAS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5303" table:style-name="ce10">
            <text:p>2505303</text:p>
          </table:table-cell>
          <table:table-cell office:value-type="string" table:style-name="ce11">
            <text:p>CURRAL VELHO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5600" table:style-name="ce10">
            <text:p>2505600</text:p>
          </table:table-cell>
          <table:table-cell office:value-type="string" table:style-name="ce11">
            <text:p>DIAMANTE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6608" table:style-name="ce10">
            <text:p>2506608</text:p>
          </table:table-cell>
          <table:table-cell office:value-type="string" table:style-name="ce11">
            <text:p>IBIARA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2607" table:style-name="ce10">
            <text:p>2502607</text:p>
          </table:table-cell>
          <table:table-cell office:value-type="string" table:style-name="ce11">
            <text:p>IGARACY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07002" table:style-name="ce10">
            <text:p>2507002</text:p>
          </table:table-cell>
          <table:table-cell office:value-type="string" table:style-name="ce11">
            <text:p>ITAPORANGA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10204" table:style-name="ce10">
            <text:p>2510204</text:p>
          </table:table-cell>
          <table:table-cell office:value-type="string" table:style-name="ce11">
            <text:p>NOVA OLINDA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11301" table:style-name="ce10">
            <text:p>2511301</text:p>
          </table:table-cell>
          <table:table-cell office:value-type="string" table:style-name="ce11">
            <text:p>PIANCÓ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13356" table:style-name="ce10">
            <text:p>2513356</text:p>
          </table:table-cell>
          <table:table-cell office:value-type="string" table:style-name="ce11">
            <text:p>SANTA INÊS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13505" table:style-name="ce10">
            <text:p>2513505</text:p>
          </table:table-cell>
          <table:table-cell office:value-type="string" table:style-name="ce11">
            <text:p>SANTANA DE MANGUEIRA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13604" table:style-name="ce10">
            <text:p>2513604</text:p>
          </table:table-cell>
          <table:table-cell office:value-type="string" table:style-name="ce11">
            <text:p>SANTANA DOS GARROTES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14305" table:style-name="ce10">
            <text:p>2514305</text:p>
          </table:table-cell>
          <table:table-cell office:value-type="string" table:style-name="ce11">
            <text:p>SÃO JOSÉ DE CAIANA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PB</text:p>
          </table:table-cell>
          <table:table-cell office:value-type="float" office:value="2507" table:style-name="ce8">
            <text:p>2507</text:p>
          </table:table-cell>
          <table:table-cell office:value-type="string" table:style-name="ce9">
            <text:p>Região Metropolitana do Vale do Piancó</text:p>
          </table:table-cell>
          <table:table-cell office:value-type="string" table:style-name="ce8">
            <text:p>RM</text:p>
          </table:table-cell>
          <table:table-cell office:value-type="float" office:value="250701" table:style-name="ce9">
            <text:p>250701</text:p>
          </table:table-cell>
          <table:table-cell office:value-type="string" table:style-name="ce9">
            <text:p>NÃO TEM</text:p>
          </table:table-cell>
          <table:table-cell office:value-type="float" office:value="2515708" table:style-name="ce10">
            <text:p>2515708</text:p>
          </table:table-cell>
          <table:table-cell office:value-type="string" table:style-name="ce11">
            <text:p>SERRA GRANDE</text:p>
          </table:table-cell>
          <table:table-cell office:value-type="string" table:style-name="ce12">
            <text:p>Lei Complementar <text:s/>109</text:p>
          </table:table-cell>
          <table:table-cell office:value-type="date" office:date-value="2012-07-06T00:00:00" table:style-name="ce13">
            <text:p>06/07/2012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2" table:style-name="ce8">
            <text:p>2602</text:p>
          </table:table-cell>
          <table:table-cell office:value-type="string" table:style-name="ce9">
            <text:p>Região Administrativa Integrada de Desenvolvimento do Polo Petrolina/PE e Juazeiro/BA</text:p>
          </table:table-cell>
          <table:table-cell office:value-type="string" table:style-name="ce8">
            <text:p>RIDE</text:p>
          </table:table-cell>
          <table:table-cell office:value-type="float" office:value="260201" table:style-name="ce9">
            <text:p>260201</text:p>
          </table:table-cell>
          <table:table-cell office:value-type="string" table:style-name="ce9">
            <text:p>NÃO TEM</text:p>
          </table:table-cell>
          <table:table-cell office:value-type="float" office:value="2608750" table:style-name="ce10">
            <text:p>2608750</text:p>
          </table:table-cell>
          <table:table-cell office:value-type="string" table:style-name="ce11">
            <text:p>LAGOA GRANDE</text:p>
          </table:table-cell>
          <table:table-cell office:value-type="string" table:style-name="ce12">
            <text:p>DECRETO Nº 4.366 - 09/09/2002 Regulamenta a Lei Complementar <text:s/>113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2" table:style-name="ce8">
            <text:p>2602</text:p>
          </table:table-cell>
          <table:table-cell office:value-type="string" table:style-name="ce9">
            <text:p>Região Administrativa Integrada de Desenvolvimento do Polo Petrolina/PE e Juazeiro/BA</text:p>
          </table:table-cell>
          <table:table-cell office:value-type="string" table:style-name="ce8">
            <text:p>RIDE</text:p>
          </table:table-cell>
          <table:table-cell office:value-type="float" office:value="260201" table:style-name="ce9">
            <text:p>260201</text:p>
          </table:table-cell>
          <table:table-cell office:value-type="string" table:style-name="ce9">
            <text:p>NÃO TEM</text:p>
          </table:table-cell>
          <table:table-cell office:value-type="float" office:value="2609808" table:style-name="ce10">
            <text:p>2609808</text:p>
          </table:table-cell>
          <table:table-cell office:value-type="string" table:style-name="ce11">
            <text:p>OROCÓ</text:p>
          </table:table-cell>
          <table:table-cell office:value-type="string" table:style-name="ce12">
            <text:p>DECRETO Nº 4.366 - 09/09/2002 Regulamenta a Lei Complementar <text:s/>113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2" table:style-name="ce8">
            <text:p>2602</text:p>
          </table:table-cell>
          <table:table-cell office:value-type="string" table:style-name="ce9">
            <text:p>Região Administrativa Integrada de Desenvolvimento do Polo Petrolina/PE e Juazeiro/BA</text:p>
          </table:table-cell>
          <table:table-cell office:value-type="string" table:style-name="ce8">
            <text:p>RIDE</text:p>
          </table:table-cell>
          <table:table-cell office:value-type="float" office:value="260201" table:style-name="ce9">
            <text:p>260201</text:p>
          </table:table-cell>
          <table:table-cell office:value-type="string" table:style-name="ce9">
            <text:p>NÃO TEM</text:p>
          </table:table-cell>
          <table:table-cell office:value-type="float" office:value="2611101" table:style-name="ce10">
            <text:p>2611101</text:p>
          </table:table-cell>
          <table:table-cell office:value-type="string" table:style-name="ce11">
            <text:p>PETROLINA</text:p>
          </table:table-cell>
          <table:table-cell office:value-type="string" table:style-name="ce12">
            <text:p>DECRETO Nº 4.366 - 09/09/2002 Regulamenta a Lei Complementar <text:s/>113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2" table:style-name="ce8">
            <text:p>2602</text:p>
          </table:table-cell>
          <table:table-cell office:value-type="string" table:style-name="ce9">
            <text:p>Região Administrativa Integrada de Desenvolvimento do Polo Petrolina/PE e Juazeiro/BA</text:p>
          </table:table-cell>
          <table:table-cell office:value-type="string" table:style-name="ce8">
            <text:p>RIDE</text:p>
          </table:table-cell>
          <table:table-cell office:value-type="float" office:value="260201" table:style-name="ce9">
            <text:p>260201</text:p>
          </table:table-cell>
          <table:table-cell office:value-type="string" table:style-name="ce9">
            <text:p>NÃO TEM</text:p>
          </table:table-cell>
          <table:table-cell office:value-type="float" office:value="2612604" table:style-name="ce10">
            <text:p>2612604</text:p>
          </table:table-cell>
          <table:table-cell office:value-type="string" table:style-name="ce11">
            <text:p>SANTA MARIA DA BOA VISTA</text:p>
          </table:table-cell>
          <table:table-cell office:value-type="string" table:style-name="ce12">
            <text:p>DECRETO Nº 4.366 - 09/09/2002 Regulamenta a Lei Complementar <text:s/>113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0054" table:style-name="ce10">
            <text:p>2600054</text:p>
          </table:table-cell>
          <table:table-cell office:value-type="string" table:style-name="ce11">
            <text:p>ABREU E LIMA</text:p>
          </table:table-cell>
          <table:table-cell office:value-type="string" table:style-name="ce12">
            <text:p>Lei Complementar 010</text:p>
          </table:table-cell>
          <table:table-cell office:value-type="date" office:date-value="1994-01-06T00:00:00" table:style-name="ce13">
            <text:p>06/01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1052" table:style-name="ce10">
            <text:p>2601052</text:p>
          </table:table-cell>
          <table:table-cell office:value-type="string" table:style-name="ce11">
            <text:p>ARAÇOIABA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97-01-01T00:00:00" table:style-name="ce13">
            <text:p>01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2902" table:style-name="ce10">
            <text:p>2602902</text:p>
          </table:table-cell>
          <table:table-cell office:value-type="string" table:style-name="ce11">
            <text:p>CABO DE SANTO AGOSTINH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3454" table:style-name="ce10">
            <text:p>2603454</text:p>
          </table:table-cell>
          <table:table-cell office:value-type="string" table:style-name="ce11">
            <text:p>CAMARAGIBE</text:p>
          </table:table-cell>
          <table:table-cell office:value-type="string" table:style-name="ce12">
            <text:p>Lei Complementar 010</text:p>
          </table:table-cell>
          <table:table-cell office:value-type="date" office:date-value="1994-01-06T00:00:00" table:style-name="ce13">
            <text:p>06/01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6804" table:style-name="ce10">
            <text:p>2606804</text:p>
          </table:table-cell>
          <table:table-cell office:value-type="string" table:style-name="ce11">
            <text:p>IGARASSU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7604" table:style-name="ce10">
            <text:p>2607604</text:p>
          </table:table-cell>
          <table:table-cell office:value-type="string" table:style-name="ce11">
            <text:p>ILHA DE ITAMARACÁ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7208" table:style-name="ce10">
            <text:p>2607208</text:p>
          </table:table-cell>
          <table:table-cell office:value-type="string" table:style-name="ce11">
            <text:p>IPOJUCA</text:p>
          </table:table-cell>
          <table:table-cell office:value-type="string" table:style-name="ce12">
            <text:p>Lei Complementar 010</text:p>
          </table:table-cell>
          <table:table-cell office:value-type="date" office:date-value="1994-01-06T00:00:00" table:style-name="ce13">
            <text:p>06/01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7752" table:style-name="ce10">
            <text:p>2607752</text:p>
          </table:table-cell>
          <table:table-cell office:value-type="string" table:style-name="ce11">
            <text:p>ITAPISSUMA</text:p>
          </table:table-cell>
          <table:table-cell office:value-type="string" table:style-name="ce12">
            <text:p>Lei Complementar 010</text:p>
          </table:table-cell>
          <table:table-cell office:value-type="date" office:date-value="1994-01-06T00:00:00" table:style-name="ce13">
            <text:p>06/01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7901" table:style-name="ce10">
            <text:p>2607901</text:p>
          </table:table-cell>
          <table:table-cell office:value-type="string" table:style-name="ce11">
            <text:p>JABOATÃO DOS GUARARAPES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9402" table:style-name="ce10">
            <text:p>2609402</text:p>
          </table:table-cell>
          <table:table-cell office:value-type="string" table:style-name="ce11">
            <text:p>MOREN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09600" table:style-name="ce10">
            <text:p>2609600</text:p>
          </table:table-cell>
          <table:table-cell office:value-type="string" table:style-name="ce11">
            <text:p>OLIND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10707" table:style-name="ce10">
            <text:p>2610707</text:p>
          </table:table-cell>
          <table:table-cell office:value-type="string" table:style-name="ce11">
            <text:p>PAULIST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11606" table:style-name="ce10">
            <text:p>2611606</text:p>
          </table:table-cell>
          <table:table-cell office:value-type="string" table:style-name="ce11">
            <text:p>RECIFE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PE</text:p>
          </table:table-cell>
          <table:table-cell office:value-type="float" office:value="2601" table:style-name="ce8">
            <text:p>2601</text:p>
          </table:table-cell>
          <table:table-cell office:value-type="string" table:style-name="ce9">
            <text:p>Região Metropolitana do Recife</text:p>
          </table:table-cell>
          <table:table-cell office:value-type="string" table:style-name="ce8">
            <text:p>RM</text:p>
          </table:table-cell>
          <table:table-cell office:value-type="float" office:value="260101" table:style-name="ce9">
            <text:p>260101</text:p>
          </table:table-cell>
          <table:table-cell office:value-type="string" table:style-name="ce9">
            <text:p>NÃO TEM</text:p>
          </table:table-cell>
          <table:table-cell office:value-type="float" office:value="2613701" table:style-name="ce10">
            <text:p>2613701</text:p>
          </table:table-cell>
          <table:table-cell office:value-type="string" table:style-name="ce11">
            <text:p>SÃO LOURENÇO DA MAT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0400" table:style-name="ce10">
            <text:p>2200400</text:p>
          </table:table-cell>
          <table:table-cell office:value-type="string" table:style-name="ce11">
            <text:p>ALTOS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1606" table:style-name="ce10">
            <text:p>2201606</text:p>
          </table:table-cell>
          <table:table-cell office:value-type="string" table:style-name="ce11">
            <text:p>BENEDITINOS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2737" table:style-name="ce10">
            <text:p>2202737</text:p>
          </table:table-cell>
          <table:table-cell office:value-type="string" table:style-name="ce11">
            <text:p>COIVARAS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3255" table:style-name="ce10">
            <text:p>2203255</text:p>
          </table:table-cell>
          <table:table-cell office:value-type="string" table:style-name="ce11">
            <text:p>CURRALINHOS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3305" table:style-name="ce10">
            <text:p>2203305</text:p>
          </table:table-cell>
          <table:table-cell office:value-type="string" table:style-name="ce11">
            <text:p>DEMERVAL LOBÃO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5508" table:style-name="ce10">
            <text:p>2205508</text:p>
          </table:table-cell>
          <table:table-cell office:value-type="string" table:style-name="ce11">
            <text:p>JOSÉ DE FREITAS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5557" table:style-name="ce10">
            <text:p>2205557</text:p>
          </table:table-cell>
          <table:table-cell office:value-type="string" table:style-name="ce11">
            <text:p>LAGOA ALEGRE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5581" table:style-name="ce10">
            <text:p>2205581</text:p>
          </table:table-cell>
          <table:table-cell office:value-type="string" table:style-name="ce11">
            <text:p>LAGOA DO PIAUÍ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6308" table:style-name="ce10">
            <text:p>2206308</text:p>
          </table:table-cell>
          <table:table-cell office:value-type="string" table:style-name="ce11">
            <text:p>MIGUEL LEÃO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6407" table:style-name="ce10">
            <text:p>2206407</text:p>
          </table:table-cell>
          <table:table-cell office:value-type="string" table:style-name="ce11">
            <text:p>MONSENHOR GIL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06720" table:style-name="ce10">
            <text:p>2206720</text:p>
          </table:table-cell>
          <table:table-cell office:value-type="string" table:style-name="ce11">
            <text:p>NAZÁRIA</text:p>
          </table:table-cell>
          <table:table-cell office:value-type="string" table:style-name="ce12">
            <text:p>Desmembrado do município de Teresina pela Lei Estadual nº 4810 e instalado em 01.01.2009</text:p>
          </table:table-cell>
          <table:table-cell office:value-type="date" office:date-value="1995-12-14T00:00:00" table:style-name="ce13">
            <text:p>14/12/199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11001" table:style-name="ce10">
            <text:p>2211001</text:p>
          </table:table-cell>
          <table:table-cell office:value-type="string" table:style-name="ce11">
            <text:p>TERESINA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I</text:p>
          </table:table-cell>
          <table:table-cell office:value-type="float" office:value="2201" table:style-name="ce8">
            <text:p>2201</text:p>
          </table:table-cell>
          <table:table-cell office:value-type="string" table:style-name="ce9">
            <text:p>Região Integrada de Desenvolvimento da Grande Teresina</text:p>
          </table:table-cell>
          <table:table-cell office:value-type="string" table:style-name="ce8">
            <text:p>RIDE</text:p>
          </table:table-cell>
          <table:table-cell office:value-type="float" office:value="220101" table:style-name="ce9">
            <text:p>220101</text:p>
          </table:table-cell>
          <table:table-cell office:value-type="string" table:style-name="ce9">
            <text:p>NÃO TEM</text:p>
          </table:table-cell>
          <table:table-cell office:value-type="float" office:value="2211100" table:style-name="ce10">
            <text:p>2211100</text:p>
          </table:table-cell>
          <table:table-cell office:value-type="string" table:style-name="ce11">
            <text:p>UNIÃO</text:p>
          </table:table-cell>
          <table:table-cell office:value-type="string" table:style-name="ce12">
            <text:p>DECRETO Nº 4.367 - 09/09/2002 Regulamenta a Lei Complementar <text:s/>112</text:p>
          </table:table-cell>
          <table:table-cell office:value-type="date" office:date-value="2001-09-19T00:00:00" table:style-name="ce13">
            <text:p>19/09/200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1206" table:style-name="ce10">
            <text:p>2401206</text:p>
          </table:table-cell>
          <table:table-cell office:value-type="string" table:style-name="ce11">
            <text:p>ARÊS</text:p>
          </table:table-cell>
          <table:table-cell office:value-type="string" table:style-name="ce12">
            <text:p>Lei Complementar <text:s/>559</text:p>
          </table:table-cell>
          <table:table-cell office:value-type="date" office:date-value="2015-12-28T00:00:00" table:style-name="ce13">
            <text:p>28/12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1701" table:style-name="ce15">
            <text:p>2401701</text:p>
          </table:table-cell>
          <table:table-cell office:value-type="string" table:style-name="ce11">
            <text:p>BOM JESUS</text:p>
          </table:table-cell>
          <table:table-cell office:value-type="string" table:style-name="ce12">
            <text:p>Lei Complementar 648</text:p>
          </table:table-cell>
          <table:table-cell office:value-type="date" office:date-value="2019-04-30T00:00:00" table:style-name="ce13">
            <text:p>30/04/201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2600" table:style-name="ce10">
            <text:p>2402600</text:p>
          </table:table-cell>
          <table:table-cell office:value-type="string" table:style-name="ce11">
            <text:p>CEARÁ-MIRIM</text:p>
          </table:table-cell>
          <table:table-cell office:value-type="string" table:style-name="ce12">
            <text:p>Lei Complementar 152</text:p>
          </table:table-cell>
          <table:table-cell office:value-type="date" office:date-value="1997-01-16T00:00:00" table:style-name="ce13">
            <text:p>16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3608" table:style-name="ce10">
            <text:p>2403608</text:p>
          </table:table-cell>
          <table:table-cell office:value-type="string" table:style-name="ce11">
            <text:p>EXTREMOZ</text:p>
          </table:table-cell>
          <table:table-cell office:value-type="string" table:style-name="ce12">
            <text:p>Lei Complementar 152</text:p>
          </table:table-cell>
          <table:table-cell office:value-type="date" office:date-value="1997-01-16T00:00:00" table:style-name="ce13">
            <text:p>16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4200" table:style-name="ce10">
            <text:p>2404200</text:p>
          </table:table-cell>
          <table:table-cell office:value-type="string" table:style-name="ce11">
            <text:p>GOIANINHA</text:p>
          </table:table-cell>
          <table:table-cell office:value-type="string" table:style-name="ce12">
            <text:p>Lei Complementar <text:s/>559</text:p>
          </table:table-cell>
          <table:table-cell office:value-type="date" office:date-value="2015-12-28T00:00:00" table:style-name="ce13">
            <text:p>28/12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4606" table:style-name="ce10">
            <text:p>2404606</text:p>
          </table:table-cell>
          <table:table-cell office:value-type="string" table:style-name="ce11">
            <text:p>IELMO MARINHO</text:p>
          </table:table-cell>
          <table:table-cell office:value-type="string" table:style-name="ce12">
            <text:p>Lei Complementar 540</text:p>
          </table:table-cell>
          <table:table-cell office:value-type="date" office:date-value="2015-07-27T00:00:00" table:style-name="ce13">
            <text:p>27/07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7104" table:style-name="ce10">
            <text:p>2407104</text:p>
          </table:table-cell>
          <table:table-cell office:value-type="string" table:style-name="ce11">
            <text:p>MACAÍBA</text:p>
          </table:table-cell>
          <table:table-cell office:value-type="string" table:style-name="ce12">
            <text:p>Lei Complementar 152</text:p>
          </table:table-cell>
          <table:table-cell office:value-type="date" office:date-value="1997-01-16T00:00:00" table:style-name="ce13">
            <text:p>16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7500" table:style-name="ce10">
            <text:p>2407500</text:p>
          </table:table-cell>
          <table:table-cell office:value-type="string" table:style-name="ce11">
            <text:p>MAXARANGUAPE</text:p>
          </table:table-cell>
          <table:table-cell office:value-type="string" table:style-name="ce12">
            <text:p>Lei Complementar <text:s/>485</text:p>
          </table:table-cell>
          <table:table-cell office:value-type="date" office:date-value="2013-02-25T00:00:00" table:style-name="ce13">
            <text:p>25/02/2013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7807" table:style-name="ce10">
            <text:p>2407807</text:p>
          </table:table-cell>
          <table:table-cell office:value-type="string" table:style-name="ce11">
            <text:p>MONTE ALEGRE</text:p>
          </table:table-cell>
          <table:table-cell office:value-type="string" table:style-name="ce12">
            <text:p>Inclusão de município - Lei Complementar <text:s/>315</text:p>
          </table:table-cell>
          <table:table-cell office:value-type="date" office:date-value="2005-11-30T00:00:00" table:style-name="ce13">
            <text:p>30/11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8102" table:style-name="ce10">
            <text:p>2408102</text:p>
          </table:table-cell>
          <table:table-cell office:value-type="string" table:style-name="ce11">
            <text:p>NATAL</text:p>
          </table:table-cell>
          <table:table-cell office:value-type="string" table:style-name="ce12">
            <text:p>Lei Complementar 152</text:p>
          </table:table-cell>
          <table:table-cell office:value-type="date" office:date-value="1997-01-16T00:00:00" table:style-name="ce13">
            <text:p>16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8201" table:style-name="ce10">
            <text:p>2408201</text:p>
          </table:table-cell>
          <table:table-cell office:value-type="string" table:style-name="ce11">
            <text:p>NÍSIA FLOREST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10T00:00:00" table:style-name="ce13">
            <text:p>10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03251" table:style-name="ce10">
            <text:p>2403251</text:p>
          </table:table-cell>
          <table:table-cell office:value-type="string" table:style-name="ce11">
            <text:p>PARNAMIRIM</text:p>
          </table:table-cell>
          <table:table-cell office:value-type="string" table:style-name="ce12">
            <text:p>Lei Complementar 152</text:p>
          </table:table-cell>
          <table:table-cell office:value-type="date" office:date-value="1997-01-16T00:00:00" table:style-name="ce13">
            <text:p>16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12005" table:style-name="ce10">
            <text:p>2412005</text:p>
          </table:table-cell>
          <table:table-cell office:value-type="string" table:style-name="ce11">
            <text:p>SÃO GONÇALO DO AMARANTE</text:p>
          </table:table-cell>
          <table:table-cell office:value-type="string" table:style-name="ce12">
            <text:p>Lei Complementar 152</text:p>
          </table:table-cell>
          <table:table-cell office:value-type="date" office:date-value="1997-01-16T00:00:00" table:style-name="ce13">
            <text:p>16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12203" table:style-name="ce10">
            <text:p>2412203</text:p>
          </table:table-cell>
          <table:table-cell office:value-type="string" table:style-name="ce11">
            <text:p>SÃO JOSÉ DE MIPIBU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10T00:00:00" table:style-name="ce13">
            <text:p>10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deste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RN</text:p>
          </table:table-cell>
          <table:table-cell office:value-type="float" office:value="2401" table:style-name="ce8">
            <text:p>2401</text:p>
          </table:table-cell>
          <table:table-cell office:value-type="string" table:style-name="ce9">
            <text:p>Região Metropolitana de Natal</text:p>
          </table:table-cell>
          <table:table-cell office:value-type="string" table:style-name="ce8">
            <text:p>RM</text:p>
          </table:table-cell>
          <table:table-cell office:value-type="float" office:value="240101" table:style-name="ce9">
            <text:p>240101</text:p>
          </table:table-cell>
          <table:table-cell office:value-type="string" table:style-name="ce9">
            <text:p>NÃO TEM</text:p>
          </table:table-cell>
          <table:table-cell office:value-type="float" office:value="2414803" table:style-name="ce10">
            <text:p>2414803</text:p>
          </table:table-cell>
          <table:table-cell office:value-type="string" table:style-name="ce11">
            <text:p>VERA CRUZ</text:p>
          </table:table-cell>
          <table:table-cell office:value-type="string" table:style-name="ce12">
            <text:p>Lei Complementar <text:s/>391</text:p>
          </table:table-cell>
          <table:table-cell office:value-type="date" office:date-value="2009-07-22T00:00:00" table:style-name="ce13">
            <text:p>22/07/200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SE</text:p>
          </table:table-cell>
          <table:table-cell office:value-type="float" office:value="2801" table:style-name="ce8">
            <text:p>2801</text:p>
          </table:table-cell>
          <table:table-cell office:value-type="string" table:style-name="ce9">
            <text:p>Região Metropolitana de Aracaju</text:p>
          </table:table-cell>
          <table:table-cell office:value-type="string" table:style-name="ce8">
            <text:p>RM</text:p>
          </table:table-cell>
          <table:table-cell office:value-type="float" office:value="280101" table:style-name="ce9">
            <text:p>280101</text:p>
          </table:table-cell>
          <table:table-cell office:value-type="string" table:style-name="ce9">
            <text:p>NÃO TEM</text:p>
          </table:table-cell>
          <table:table-cell office:value-type="float" office:value="2800308" table:style-name="ce10">
            <text:p>2800308</text:p>
          </table:table-cell>
          <table:table-cell office:value-type="string" table:style-name="ce11">
            <text:p>ARACAJU</text:p>
          </table:table-cell>
          <table:table-cell office:value-type="string" table:style-name="ce12">
            <text:p>Lei Complementar 25 - Alterada pela Lei Complementar <text:s/>86 de 25.08.2003.</text:p>
          </table:table-cell>
          <table:table-cell office:value-type="date" office:date-value="1995-12-29T00:00:00" table:style-name="ce13">
            <text:p>29/12/199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SE</text:p>
          </table:table-cell>
          <table:table-cell office:value-type="float" office:value="2801" table:style-name="ce8">
            <text:p>2801</text:p>
          </table:table-cell>
          <table:table-cell office:value-type="string" table:style-name="ce9">
            <text:p>Região Metropolitana de Aracaju</text:p>
          </table:table-cell>
          <table:table-cell office:value-type="string" table:style-name="ce8">
            <text:p>RM</text:p>
          </table:table-cell>
          <table:table-cell office:value-type="float" office:value="280101" table:style-name="ce9">
            <text:p>280101</text:p>
          </table:table-cell>
          <table:table-cell office:value-type="string" table:style-name="ce9">
            <text:p>NÃO TEM</text:p>
          </table:table-cell>
          <table:table-cell office:value-type="float" office:value="2800605" table:style-name="ce10">
            <text:p>2800605</text:p>
          </table:table-cell>
          <table:table-cell office:value-type="string" table:style-name="ce11">
            <text:p>BARRA DOS COQUEIROS</text:p>
          </table:table-cell>
          <table:table-cell office:value-type="string" table:style-name="ce12">
            <text:p>Lei Complementar 25 - Alterada pela Lei Complementar <text:s/>86 de 25.08.2003.</text:p>
          </table:table-cell>
          <table:table-cell office:value-type="date" office:date-value="1995-12-29T00:00:00" table:style-name="ce13">
            <text:p>29/12/199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SE</text:p>
          </table:table-cell>
          <table:table-cell office:value-type="float" office:value="2801" table:style-name="ce8">
            <text:p>2801</text:p>
          </table:table-cell>
          <table:table-cell office:value-type="string" table:style-name="ce9">
            <text:p>Região Metropolitana de Aracaju</text:p>
          </table:table-cell>
          <table:table-cell office:value-type="string" table:style-name="ce8">
            <text:p>RM</text:p>
          </table:table-cell>
          <table:table-cell office:value-type="float" office:value="280101" table:style-name="ce9">
            <text:p>280101</text:p>
          </table:table-cell>
          <table:table-cell office:value-type="string" table:style-name="ce9">
            <text:p>NÃO TEM</text:p>
          </table:table-cell>
          <table:table-cell office:value-type="float" office:value="2804805" table:style-name="ce10">
            <text:p>2804805</text:p>
          </table:table-cell>
          <table:table-cell office:value-type="string" table:style-name="ce11">
            <text:p>NOSSA SENHORA DO SOCORRO</text:p>
          </table:table-cell>
          <table:table-cell office:value-type="string" table:style-name="ce12">
            <text:p>Lei Complementar 25 - Alterada pela Lei Complementar <text:s/>86 de 25.08.2003.</text:p>
          </table:table-cell>
          <table:table-cell office:value-type="date" office:date-value="1995-12-29T00:00:00" table:style-name="ce13">
            <text:p>29/12/199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Nordeste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SE</text:p>
          </table:table-cell>
          <table:table-cell office:value-type="float" office:value="2801" table:style-name="ce8">
            <text:p>2801</text:p>
          </table:table-cell>
          <table:table-cell office:value-type="string" table:style-name="ce9">
            <text:p>Região Metropolitana de Aracaju</text:p>
          </table:table-cell>
          <table:table-cell office:value-type="string" table:style-name="ce8">
            <text:p>RM</text:p>
          </table:table-cell>
          <table:table-cell office:value-type="float" office:value="280101" table:style-name="ce9">
            <text:p>280101</text:p>
          </table:table-cell>
          <table:table-cell office:value-type="string" table:style-name="ce9">
            <text:p>NÃO TEM</text:p>
          </table:table-cell>
          <table:table-cell office:value-type="float" office:value="2806701" table:style-name="ce10">
            <text:p>2806701</text:p>
          </table:table-cell>
          <table:table-cell office:value-type="string" table:style-name="ce11">
            <text:p>SÃO CRISTÓVÃO</text:p>
          </table:table-cell>
          <table:table-cell office:value-type="string" table:style-name="ce12">
            <text:p>Lei Complementar 25 - Alterada pela Lei Complementar <text:s/>86 de 25.08.2003.</text:p>
          </table:table-cell>
          <table:table-cell office:value-type="date" office:date-value="1995-12-29T00:00:00" table:style-name="ce13">
            <text:p>29/12/199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0300" table:style-name="ce10">
            <text:p>1300300</text:p>
          </table:table-cell>
          <table:table-cell office:value-type="string" table:style-name="ce11">
            <text:p>AUTAZES</text:p>
          </table:table-cell>
          <table:table-cell office:value-type="string" table:style-name="ce12">
            <text:p>Lei Complementar <text:s/>64</text:p>
          </table:table-cell>
          <table:table-cell office:value-type="date" office:date-value="2009-04-30T00:00:00" table:style-name="ce13">
            <text:p>30/04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1100" table:style-name="ce10">
            <text:p>1301100</text:p>
          </table:table-cell>
          <table:table-cell office:value-type="string" table:style-name="ce11">
            <text:p>CAREIRO</text:p>
          </table:table-cell>
          <table:table-cell office:value-type="string" table:style-name="ce12">
            <text:p>Lei Complementar <text:s/>64</text:p>
          </table:table-cell>
          <table:table-cell office:value-type="date" office:date-value="2009-04-30T00:00:00" table:style-name="ce13">
            <text:p>30/04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1159" table:style-name="ce10">
            <text:p>1301159</text:p>
          </table:table-cell>
          <table:table-cell office:value-type="string" table:style-name="ce11">
            <text:p>CAREIRO DA VÁRZEA</text:p>
          </table:table-cell>
          <table:table-cell office:value-type="string" table:style-name="ce12">
            <text:p>Lei Complementar <text:s/>52</text:p>
          </table:table-cell>
          <table:table-cell office:value-type="date" office:date-value="2007-05-30T00:00:00" table:style-name="ce13">
            <text:p>30/05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1852" table:style-name="ce10">
            <text:p>1301852</text:p>
          </table:table-cell>
          <table:table-cell office:value-type="string" table:style-name="ce11">
            <text:p>IRANDUBA</text:p>
          </table:table-cell>
          <table:table-cell office:value-type="string" table:style-name="ce12">
            <text:p>Lei Complementar <text:s/>52</text:p>
          </table:table-cell>
          <table:table-cell office:value-type="date" office:date-value="2007-05-30T00:00:00" table:style-name="ce13">
            <text:p>30/05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1902" table:style-name="ce10">
            <text:p>1301902</text:p>
          </table:table-cell>
          <table:table-cell office:value-type="string" table:style-name="ce11">
            <text:p>ITACOATIARA</text:p>
          </table:table-cell>
          <table:table-cell office:value-type="string" table:style-name="ce12">
            <text:p>Lei Complementar <text:s/>52</text:p>
          </table:table-cell>
          <table:table-cell office:value-type="date" office:date-value="2007-05-30T00:00:00" table:style-name="ce13">
            <text:p>30/05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2009" table:style-name="ce10">
            <text:p>1302009</text:p>
          </table:table-cell>
          <table:table-cell office:value-type="string" table:style-name="ce11">
            <text:p>ITAPIRANGA</text:p>
          </table:table-cell>
          <table:table-cell office:value-type="string" table:style-name="ce12">
            <text:p>Lei Complementar <text:s/>64</text:p>
          </table:table-cell>
          <table:table-cell office:value-type="date" office:date-value="2009-04-30T00:00:00" table:style-name="ce13">
            <text:p>30/04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2504" table:style-name="ce10">
            <text:p>1302504</text:p>
          </table:table-cell>
          <table:table-cell office:value-type="string" table:style-name="ce11">
            <text:p>MANACAPURU</text:p>
          </table:table-cell>
          <table:table-cell office:value-type="string" table:style-name="ce12">
            <text:p>Lei Complementar 59</text:p>
          </table:table-cell>
          <table:table-cell office:value-type="date" office:date-value="2007-12-27T00:00:00" table:style-name="ce13">
            <text:p>27/12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2553" table:style-name="ce10">
            <text:p>1302553</text:p>
          </table:table-cell>
          <table:table-cell office:value-type="string" table:style-name="ce11">
            <text:p>MANAQUIRI</text:p>
          </table:table-cell>
          <table:table-cell office:value-type="string" table:style-name="ce12">
            <text:p>Lei Complementar <text:s/>64</text:p>
          </table:table-cell>
          <table:table-cell office:value-type="date" office:date-value="2009-04-30T00:00:00" table:style-name="ce13">
            <text:p>30/04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2603" table:style-name="ce10">
            <text:p>1302603</text:p>
          </table:table-cell>
          <table:table-cell office:value-type="string" table:style-name="ce11">
            <text:p>MANAUS</text:p>
          </table:table-cell>
          <table:table-cell office:value-type="string" table:style-name="ce12">
            <text:p>Lei Complementar <text:s/>52</text:p>
          </table:table-cell>
          <table:table-cell office:value-type="date" office:date-value="2007-05-30T00:00:00" table:style-name="ce13">
            <text:p>30/05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3205" table:style-name="ce10">
            <text:p>1303205</text:p>
          </table:table-cell>
          <table:table-cell office:value-type="string" table:style-name="ce11">
            <text:p>NOVO AIRÃO</text:p>
          </table:table-cell>
          <table:table-cell office:value-type="string" table:style-name="ce12">
            <text:p>Lei Complementar <text:s/>52</text:p>
          </table:table-cell>
          <table:table-cell office:value-type="date" office:date-value="2007-05-30T00:00:00" table:style-name="ce13">
            <text:p>30/05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3536" table:style-name="ce10">
            <text:p>1303536</text:p>
          </table:table-cell>
          <table:table-cell office:value-type="string" table:style-name="ce11">
            <text:p>PRESIDENTE FIGUEIREDO</text:p>
          </table:table-cell>
          <table:table-cell office:value-type="string" table:style-name="ce12">
            <text:p>Lei Complementar <text:s/>52</text:p>
          </table:table-cell>
          <table:table-cell office:value-type="date" office:date-value="2007-05-30T00:00:00" table:style-name="ce13">
            <text:p>30/05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3569" table:style-name="ce10">
            <text:p>1303569</text:p>
          </table:table-cell>
          <table:table-cell office:value-type="string" table:style-name="ce11">
            <text:p>RIO PRETO DA EVA</text:p>
          </table:table-cell>
          <table:table-cell office:value-type="string" table:style-name="ce12">
            <text:p>Lei Complementar <text:s/>52</text:p>
          </table:table-cell>
          <table:table-cell office:value-type="date" office:date-value="2007-05-30T00:00:00" table:style-name="ce13">
            <text:p>30/05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AM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Região Metropolitana de Manaus</text:p>
          </table:table-cell>
          <table:table-cell office:value-type="string" table:style-name="ce8">
            <text:p>RM</text:p>
          </table:table-cell>
          <table:table-cell office:value-type="float" office:value="130101" table:style-name="ce9">
            <text:p>130101</text:p>
          </table:table-cell>
          <table:table-cell office:value-type="string" table:style-name="ce9">
            <text:p>NÃO TEM</text:p>
          </table:table-cell>
          <table:table-cell office:value-type="float" office:value="1304005" table:style-name="ce10">
            <text:p>1304005</text:p>
          </table:table-cell>
          <table:table-cell office:value-type="string" table:style-name="ce11">
            <text:p>SILVES</text:p>
          </table:table-cell>
          <table:table-cell office:value-type="string" table:style-name="ce12">
            <text:p>Lei Complementar <text:s/>64</text:p>
          </table:table-cell>
          <table:table-cell office:value-type="date" office:date-value="2009-04-30T00:00:00" table:style-name="ce13">
            <text:p>30/04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AP</text:p>
          </table:table-cell>
          <table:table-cell office:value-type="float" office:value="1601" table:style-name="ce8">
            <text:p>1601</text:p>
          </table:table-cell>
          <table:table-cell office:value-type="string" table:style-name="ce9">
            <text:p>Região Metropolitana de Macapá</text:p>
          </table:table-cell>
          <table:table-cell office:value-type="string" table:style-name="ce8">
            <text:p>RM</text:p>
          </table:table-cell>
          <table:table-cell office:value-type="float" office:value="160101" table:style-name="ce9">
            <text:p>160101</text:p>
          </table:table-cell>
          <table:table-cell office:value-type="string" table:style-name="ce9">
            <text:p>NÃO TEM</text:p>
          </table:table-cell>
          <table:table-cell office:value-type="float" office:value="1600303" table:style-name="ce10">
            <text:p>1600303</text:p>
          </table:table-cell>
          <table:table-cell office:value-type="string" table:style-name="ce11">
            <text:p>MACAPÁ</text:p>
          </table:table-cell>
          <table:table-cell office:value-type="string" table:style-name="ce12">
            <text:p>Lei Complementar 021</text:p>
          </table:table-cell>
          <table:table-cell office:value-type="date" office:date-value="2003-02-26T00:00:00" table:style-name="ce13">
            <text:p>26/02/200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AP</text:p>
          </table:table-cell>
          <table:table-cell office:value-type="float" office:value="1601" table:style-name="ce8">
            <text:p>1601</text:p>
          </table:table-cell>
          <table:table-cell office:value-type="string" table:style-name="ce9">
            <text:p>Região Metropolitana de Macapá</text:p>
          </table:table-cell>
          <table:table-cell office:value-type="string" table:style-name="ce8">
            <text:p>RM</text:p>
          </table:table-cell>
          <table:table-cell office:value-type="float" office:value="160101" table:style-name="ce9">
            <text:p>160101</text:p>
          </table:table-cell>
          <table:table-cell office:value-type="string" table:style-name="ce9">
            <text:p>NÃO TEM</text:p>
          </table:table-cell>
          <table:table-cell office:value-type="float" office:value="1600402" table:style-name="ce10">
            <text:p>1600402</text:p>
          </table:table-cell>
          <table:table-cell office:value-type="string" table:style-name="ce11">
            <text:p>MAZAGÃO</text:p>
          </table:table-cell>
          <table:table-cell office:value-type="string" table:style-name="ce12">
            <text:p>Lei Complementar 096</text:p>
          </table:table-cell>
          <table:table-cell office:value-type="date" office:date-value="2016-05-14T00:00:00" table:style-name="ce13">
            <text:p>14/05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AP</text:p>
          </table:table-cell>
          <table:table-cell office:value-type="float" office:value="1601" table:style-name="ce8">
            <text:p>1601</text:p>
          </table:table-cell>
          <table:table-cell office:value-type="string" table:style-name="ce9">
            <text:p>Região Metropolitana de Macapá</text:p>
          </table:table-cell>
          <table:table-cell office:value-type="string" table:style-name="ce8">
            <text:p>RM</text:p>
          </table:table-cell>
          <table:table-cell office:value-type="float" office:value="160101" table:style-name="ce9">
            <text:p>160101</text:p>
          </table:table-cell>
          <table:table-cell office:value-type="string" table:style-name="ce9">
            <text:p>NÃO TEM</text:p>
          </table:table-cell>
          <table:table-cell office:value-type="float" office:value="1600600" table:style-name="ce10">
            <text:p>1600600</text:p>
          </table:table-cell>
          <table:table-cell office:value-type="string" table:style-name="ce11">
            <text:p>SANTANA</text:p>
          </table:table-cell>
          <table:table-cell office:value-type="string" table:style-name="ce12">
            <text:p>Lei Complementar 021</text:p>
          </table:table-cell>
          <table:table-cell office:value-type="date" office:date-value="2003-02-26T00:00:00" table:style-name="ce13">
            <text:p>26/02/200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1" table:style-name="ce8">
            <text:p>1501</text:p>
          </table:table-cell>
          <table:table-cell office:value-type="string" table:style-name="ce9">
            <text:p>Região Metropolitana de Belém</text:p>
          </table:table-cell>
          <table:table-cell office:value-type="string" table:style-name="ce8">
            <text:p>RM</text:p>
          </table:table-cell>
          <table:table-cell office:value-type="float" office:value="150101" table:style-name="ce9">
            <text:p>150101</text:p>
          </table:table-cell>
          <table:table-cell office:value-type="string" table:style-name="ce9">
            <text:p>NÃO TEM</text:p>
          </table:table-cell>
          <table:table-cell office:value-type="float" office:value="1500800" table:style-name="ce10">
            <text:p>1500800</text:p>
          </table:table-cell>
          <table:table-cell office:value-type="string" table:style-name="ce11">
            <text:p>ANANINDEU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1" table:style-name="ce8">
            <text:p>1501</text:p>
          </table:table-cell>
          <table:table-cell office:value-type="string" table:style-name="ce9">
            <text:p>Região Metropolitana de Belém</text:p>
          </table:table-cell>
          <table:table-cell office:value-type="string" table:style-name="ce8">
            <text:p>RM</text:p>
          </table:table-cell>
          <table:table-cell office:value-type="float" office:value="150101" table:style-name="ce9">
            <text:p>150101</text:p>
          </table:table-cell>
          <table:table-cell office:value-type="string" table:style-name="ce9">
            <text:p>NÃO TEM</text:p>
          </table:table-cell>
          <table:table-cell office:value-type="float" office:value="1501402" table:style-name="ce10">
            <text:p>1501402</text:p>
          </table:table-cell>
          <table:table-cell office:value-type="string" table:style-name="ce11">
            <text:p>BELÉM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1" table:style-name="ce8">
            <text:p>1501</text:p>
          </table:table-cell>
          <table:table-cell office:value-type="string" table:style-name="ce9">
            <text:p>Região Metropolitana de Belém</text:p>
          </table:table-cell>
          <table:table-cell office:value-type="string" table:style-name="ce8">
            <text:p>RM</text:p>
          </table:table-cell>
          <table:table-cell office:value-type="float" office:value="150101" table:style-name="ce9">
            <text:p>150101</text:p>
          </table:table-cell>
          <table:table-cell office:value-type="string" table:style-name="ce9">
            <text:p>NÃO TEM</text:p>
          </table:table-cell>
          <table:table-cell office:value-type="float" office:value="1501501" table:style-name="ce10">
            <text:p>1501501</text:p>
          </table:table-cell>
          <table:table-cell office:value-type="string" table:style-name="ce11">
            <text:p>BENEVIDES</text:p>
          </table:table-cell>
          <table:table-cell office:value-type="string" table:style-name="ce12">
            <text:p>Lei Complementar 027</text:p>
          </table:table-cell>
          <table:table-cell office:value-type="date" office:date-value="1995-10-19T00:00:00" table:style-name="ce13">
            <text:p>19/10/199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1" table:style-name="ce8">
            <text:p>1501</text:p>
          </table:table-cell>
          <table:table-cell office:value-type="string" table:style-name="ce9">
            <text:p>Região Metropolitana de Belém</text:p>
          </table:table-cell>
          <table:table-cell office:value-type="string" table:style-name="ce8">
            <text:p>RM</text:p>
          </table:table-cell>
          <table:table-cell office:value-type="float" office:value="150101" table:style-name="ce9">
            <text:p>150101</text:p>
          </table:table-cell>
          <table:table-cell office:value-type="string" table:style-name="ce9">
            <text:p>NÃO TEM</text:p>
          </table:table-cell>
          <table:table-cell office:value-type="float" office:value="1502400" table:style-name="ce10">
            <text:p>1502400</text:p>
          </table:table-cell>
          <table:table-cell office:value-type="string" table:style-name="ce11">
            <text:p>CASTANHAL</text:p>
          </table:table-cell>
          <table:table-cell office:value-type="string" table:style-name="ce12">
            <text:p>Lei Complementar 076</text:p>
          </table:table-cell>
          <table:table-cell office:value-type="date" office:date-value="2011-12-28T00:00:00" table:style-name="ce13">
            <text:p>28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1" table:style-name="ce8">
            <text:p>1501</text:p>
          </table:table-cell>
          <table:table-cell office:value-type="string" table:style-name="ce9">
            <text:p>Região Metropolitana de Belém</text:p>
          </table:table-cell>
          <table:table-cell office:value-type="string" table:style-name="ce8">
            <text:p>RM</text:p>
          </table:table-cell>
          <table:table-cell office:value-type="float" office:value="150101" table:style-name="ce9">
            <text:p>150101</text:p>
          </table:table-cell>
          <table:table-cell office:value-type="string" table:style-name="ce9">
            <text:p>NÃO TEM</text:p>
          </table:table-cell>
          <table:table-cell office:value-type="float" office:value="1504422" table:style-name="ce10">
            <text:p>1504422</text:p>
          </table:table-cell>
          <table:table-cell office:value-type="string" table:style-name="ce11">
            <text:p>MARITUBA</text:p>
          </table:table-cell>
          <table:table-cell office:value-type="string" table:style-name="ce12">
            <text:p>Lei Complementar 027</text:p>
          </table:table-cell>
          <table:table-cell office:value-type="date" office:date-value="1995-10-19T00:00:00" table:style-name="ce13">
            <text:p>19/10/199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1" table:style-name="ce8">
            <text:p>1501</text:p>
          </table:table-cell>
          <table:table-cell office:value-type="string" table:style-name="ce9">
            <text:p>Região Metropolitana de Belém</text:p>
          </table:table-cell>
          <table:table-cell office:value-type="string" table:style-name="ce8">
            <text:p>RM</text:p>
          </table:table-cell>
          <table:table-cell office:value-type="float" office:value="150101" table:style-name="ce9">
            <text:p>150101</text:p>
          </table:table-cell>
          <table:table-cell office:value-type="string" table:style-name="ce9">
            <text:p>NÃO TEM</text:p>
          </table:table-cell>
          <table:table-cell office:value-type="float" office:value="1506351" table:style-name="ce10">
            <text:p>1506351</text:p>
          </table:table-cell>
          <table:table-cell office:value-type="string" table:style-name="ce11">
            <text:p>SANTA BÁRBARA DO PARÁ</text:p>
          </table:table-cell>
          <table:table-cell office:value-type="string" table:style-name="ce12">
            <text:p>Lei Complementar 027</text:p>
          </table:table-cell>
          <table:table-cell office:value-type="date" office:date-value="1995-10-19T00:00:00" table:style-name="ce13">
            <text:p>19/10/199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1" table:style-name="ce8">
            <text:p>1501</text:p>
          </table:table-cell>
          <table:table-cell office:value-type="string" table:style-name="ce9">
            <text:p>Região Metropolitana de Belém</text:p>
          </table:table-cell>
          <table:table-cell office:value-type="string" table:style-name="ce8">
            <text:p>RM</text:p>
          </table:table-cell>
          <table:table-cell office:value-type="float" office:value="150101" table:style-name="ce9">
            <text:p>150101</text:p>
          </table:table-cell>
          <table:table-cell office:value-type="string" table:style-name="ce9">
            <text:p>NÃO TEM</text:p>
          </table:table-cell>
          <table:table-cell office:value-type="float" office:value="1506500" table:style-name="ce10">
            <text:p>1506500</text:p>
          </table:table-cell>
          <table:table-cell office:value-type="string" table:style-name="ce11">
            <text:p>SANTA IZABEL DO PARÁ</text:p>
          </table:table-cell>
          <table:table-cell office:value-type="string" table:style-name="ce12">
            <text:p>Lei Complementar 72</text:p>
          </table:table-cell>
          <table:table-cell office:value-type="date" office:date-value="2010-04-20T00:00:00" table:style-name="ce13">
            <text:p>20/04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2" table:style-name="ce8">
            <text:p>1502</text:p>
          </table:table-cell>
          <table:table-cell office:value-type="string" table:style-name="ce9">
            <text:p>Região Metropolitana de Santarém</text:p>
          </table:table-cell>
          <table:table-cell office:value-type="string" table:style-name="ce8">
            <text:p>RM</text:p>
          </table:table-cell>
          <table:table-cell office:value-type="float" office:value="150201" table:style-name="ce9">
            <text:p>150201</text:p>
          </table:table-cell>
          <table:table-cell office:value-type="string" table:style-name="ce9">
            <text:p>NÃO TEM</text:p>
          </table:table-cell>
          <table:table-cell office:value-type="float" office:value="1501451" table:style-name="ce10">
            <text:p>1501451</text:p>
          </table:table-cell>
          <table:table-cell office:value-type="string" table:style-name="ce11">
            <text:p>BELTERRA</text:p>
          </table:table-cell>
          <table:table-cell office:value-type="string" table:style-name="ce12">
            <text:p>Lei Complementar 079</text:p>
          </table:table-cell>
          <table:table-cell office:value-type="date" office:date-value="2012-01-17T00:00:00" table:style-name="ce13">
            <text:p>17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2" table:style-name="ce8">
            <text:p>1502</text:p>
          </table:table-cell>
          <table:table-cell office:value-type="string" table:style-name="ce9">
            <text:p>Região Metropolitana de Santarém</text:p>
          </table:table-cell>
          <table:table-cell office:value-type="string" table:style-name="ce8">
            <text:p>RM</text:p>
          </table:table-cell>
          <table:table-cell office:value-type="float" office:value="150201" table:style-name="ce9">
            <text:p>150201</text:p>
          </table:table-cell>
          <table:table-cell office:value-type="string" table:style-name="ce9">
            <text:p>NÃO TEM</text:p>
          </table:table-cell>
          <table:table-cell office:value-type="float" office:value="1504752" table:style-name="ce10">
            <text:p>1504752</text:p>
          </table:table-cell>
          <table:table-cell office:value-type="string" table:style-name="ce11">
            <text:p>MOJUÍ DOS CAMPOS</text:p>
          </table:table-cell>
          <table:table-cell office:value-type="string" table:style-name="ce12">
            <text:p>Lei Complementar 079</text:p>
          </table:table-cell>
          <table:table-cell office:value-type="date" office:date-value="2012-01-17T00:00:00" table:style-name="ce13">
            <text:p>17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PA</text:p>
          </table:table-cell>
          <table:table-cell office:value-type="float" office:value="1502" table:style-name="ce8">
            <text:p>1502</text:p>
          </table:table-cell>
          <table:table-cell office:value-type="string" table:style-name="ce9">
            <text:p>Região Metropolitana de Santarém</text:p>
          </table:table-cell>
          <table:table-cell office:value-type="string" table:style-name="ce8">
            <text:p>RM</text:p>
          </table:table-cell>
          <table:table-cell office:value-type="float" office:value="150201" table:style-name="ce9">
            <text:p>150201</text:p>
          </table:table-cell>
          <table:table-cell office:value-type="string" table:style-name="ce9">
            <text:p>NÃO TEM</text:p>
          </table:table-cell>
          <table:table-cell office:value-type="float" office:value="1506807" table:style-name="ce10">
            <text:p>1506807</text:p>
          </table:table-cell>
          <table:table-cell office:value-type="string" table:style-name="ce11">
            <text:p>SANTARÉM</text:p>
          </table:table-cell>
          <table:table-cell office:value-type="string" table:style-name="ce12">
            <text:p>Lei Complementar 079</text:p>
          </table:table-cell>
          <table:table-cell office:value-type="date" office:date-value="2012-01-17T00:00:00" table:style-name="ce13">
            <text:p>17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RO</text:p>
          </table:table-cell>
          <table:table-cell office:value-type="float" office:value="1101" table:style-name="ce8">
            <text:p>1101</text:p>
          </table:table-cell>
          <table:table-cell office:value-type="string" table:style-name="ce9">
            <text:p>Região Metropolitana de Porto Velho</text:p>
          </table:table-cell>
          <table:table-cell office:value-type="string" table:style-name="ce8">
            <text:p>RM</text:p>
          </table:table-cell>
          <table:table-cell office:value-type="float" office:value="110101" table:style-name="ce9">
            <text:p>110101</text:p>
          </table:table-cell>
          <table:table-cell office:value-type="string" table:style-name="ce9">
            <text:p>NÃO TEM</text:p>
          </table:table-cell>
          <table:table-cell office:value-type="float" office:value="1100809" table:style-name="ce10">
            <text:p>1100809</text:p>
          </table:table-cell>
          <table:table-cell office:value-type="string" table:style-name="ce11">
            <text:p>CANDEIAS DO JAMARI</text:p>
          </table:table-cell>
          <table:table-cell office:value-type="string" table:style-name="ce12">
            <text:p>Lei 3.654</text:p>
          </table:table-cell>
          <table:table-cell office:value-type="date" office:date-value="2015-11-09T00:00:00" table:style-name="ce13">
            <text:p>09/1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RO</text:p>
          </table:table-cell>
          <table:table-cell office:value-type="float" office:value="1101" table:style-name="ce8">
            <text:p>1101</text:p>
          </table:table-cell>
          <table:table-cell office:value-type="string" table:style-name="ce9">
            <text:p>Região Metropolitana de Porto Velho</text:p>
          </table:table-cell>
          <table:table-cell office:value-type="string" table:style-name="ce8">
            <text:p>RM</text:p>
          </table:table-cell>
          <table:table-cell office:value-type="float" office:value="110101" table:style-name="ce9">
            <text:p>110101</text:p>
          </table:table-cell>
          <table:table-cell office:value-type="string" table:style-name="ce9">
            <text:p>NÃO TEM</text:p>
          </table:table-cell>
          <table:table-cell office:value-type="float" office:value="1100205" table:style-name="ce10">
            <text:p>1100205</text:p>
          </table:table-cell>
          <table:table-cell office:value-type="string" table:style-name="ce11">
            <text:p>PORTO VELHO</text:p>
          </table:table-cell>
          <table:table-cell office:value-type="string" table:style-name="ce12">
            <text:p>Lei 3.654</text:p>
          </table:table-cell>
          <table:table-cell office:value-type="date" office:date-value="2015-11-09T00:00:00" table:style-name="ce13">
            <text:p>09/1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1" table:style-name="ce8">
            <text:p>1401</text:p>
          </table:table-cell>
          <table:table-cell office:value-type="string" table:style-name="ce9">
            <text:p>Região Metropolitana da Capital</text:p>
          </table:table-cell>
          <table:table-cell office:value-type="string" table:style-name="ce8">
            <text:p>RM</text:p>
          </table:table-cell>
          <table:table-cell office:value-type="float" office:value="140101" table:style-name="ce9">
            <text:p>140101</text:p>
          </table:table-cell>
          <table:table-cell office:value-type="string" table:style-name="ce9">
            <text:p>NÃO TEM</text:p>
          </table:table-cell>
          <table:table-cell office:value-type="float" office:value="1400050" table:style-name="ce10">
            <text:p>1400050</text:p>
          </table:table-cell>
          <table:table-cell office:value-type="string" table:style-name="ce11">
            <text:p>ALTO ALEGRE</text:p>
          </table:table-cell>
          <table:table-cell office:value-type="string" table:style-name="ce12">
            <text:p>Lei Complementar 229</text:p>
          </table:table-cell>
          <table:table-cell office:value-type="date" office:date-value="2014-12-09T00:00:00" table:style-name="ce13">
            <text:p>09/12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1" table:style-name="ce8">
            <text:p>1401</text:p>
          </table:table-cell>
          <table:table-cell office:value-type="string" table:style-name="ce9">
            <text:p>Região Metropolitana da Capital</text:p>
          </table:table-cell>
          <table:table-cell office:value-type="string" table:style-name="ce8">
            <text:p>RM</text:p>
          </table:table-cell>
          <table:table-cell office:value-type="float" office:value="140101" table:style-name="ce9">
            <text:p>140101</text:p>
          </table:table-cell>
          <table:table-cell office:value-type="string" table:style-name="ce9">
            <text:p>NÃO TEM</text:p>
          </table:table-cell>
          <table:table-cell office:value-type="float" office:value="1400100" table:style-name="ce10">
            <text:p>1400100</text:p>
          </table:table-cell>
          <table:table-cell office:value-type="string" table:style-name="ce11">
            <text:p>BOA VISTA</text:p>
          </table:table-cell>
          <table:table-cell office:value-type="string" table:style-name="ce12">
            <text:p>Lei Complementar 130</text:p>
          </table:table-cell>
          <table:table-cell office:value-type="date" office:date-value="2007-12-21T00:00:00" table:style-name="ce13">
            <text:p>21/12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1" table:style-name="ce8">
            <text:p>1401</text:p>
          </table:table-cell>
          <table:table-cell office:value-type="string" table:style-name="ce9">
            <text:p>Região Metropolitana da Capital</text:p>
          </table:table-cell>
          <table:table-cell office:value-type="string" table:style-name="ce8">
            <text:p>RM</text:p>
          </table:table-cell>
          <table:table-cell office:value-type="float" office:value="140101" table:style-name="ce9">
            <text:p>140101</text:p>
          </table:table-cell>
          <table:table-cell office:value-type="string" table:style-name="ce9">
            <text:p>NÃO TEM</text:p>
          </table:table-cell>
          <table:table-cell office:value-type="float" office:value="1400159" table:style-name="ce10">
            <text:p>1400159</text:p>
          </table:table-cell>
          <table:table-cell office:value-type="string" table:style-name="ce11">
            <text:p>BONFIM</text:p>
          </table:table-cell>
          <table:table-cell office:value-type="string" table:style-name="ce12">
            <text:p>Lei Complementar 229</text:p>
          </table:table-cell>
          <table:table-cell office:value-type="date" office:date-value="2014-12-09T00:00:00" table:style-name="ce13">
            <text:p>09/12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1" table:style-name="ce8">
            <text:p>1401</text:p>
          </table:table-cell>
          <table:table-cell office:value-type="string" table:style-name="ce9">
            <text:p>Região Metropolitana da Capital</text:p>
          </table:table-cell>
          <table:table-cell office:value-type="string" table:style-name="ce8">
            <text:p>RM</text:p>
          </table:table-cell>
          <table:table-cell office:value-type="float" office:value="140101" table:style-name="ce9">
            <text:p>140101</text:p>
          </table:table-cell>
          <table:table-cell office:value-type="string" table:style-name="ce9">
            <text:p>NÃO TEM</text:p>
          </table:table-cell>
          <table:table-cell office:value-type="float" office:value="1400175" table:style-name="ce10">
            <text:p>1400175</text:p>
          </table:table-cell>
          <table:table-cell office:value-type="string" table:style-name="ce11">
            <text:p>CANTÁ</text:p>
          </table:table-cell>
          <table:table-cell office:value-type="string" table:style-name="ce12">
            <text:p>Lei Complementar 130</text:p>
          </table:table-cell>
          <table:table-cell office:value-type="date" office:date-value="2007-12-21T00:00:00" table:style-name="ce13">
            <text:p>21/12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1" table:style-name="ce8">
            <text:p>1401</text:p>
          </table:table-cell>
          <table:table-cell office:value-type="string" table:style-name="ce9">
            <text:p>Região Metropolitana da Capital</text:p>
          </table:table-cell>
          <table:table-cell office:value-type="string" table:style-name="ce8">
            <text:p>RM</text:p>
          </table:table-cell>
          <table:table-cell office:value-type="float" office:value="140101" table:style-name="ce9">
            <text:p>140101</text:p>
          </table:table-cell>
          <table:table-cell office:value-type="string" table:style-name="ce9">
            <text:p>NÃO TEM</text:p>
          </table:table-cell>
          <table:table-cell office:value-type="float" office:value="1400308" table:style-name="ce10">
            <text:p>1400308</text:p>
          </table:table-cell>
          <table:table-cell office:value-type="string" table:style-name="ce11">
            <text:p>MUCAJAÍ</text:p>
          </table:table-cell>
          <table:table-cell office:value-type="string" table:style-name="ce12">
            <text:p>Lei Complementar 229</text:p>
          </table:table-cell>
          <table:table-cell office:value-type="date" office:date-value="2014-12-09T00:00:00" table:style-name="ce13">
            <text:p>09/12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2" table:style-name="ce8">
            <text:p>1402</text:p>
          </table:table-cell>
          <table:table-cell office:value-type="string" table:style-name="ce9">
            <text:p>Região Metropolitana de Central</text:p>
          </table:table-cell>
          <table:table-cell office:value-type="string" table:style-name="ce8">
            <text:p>RM</text:p>
          </table:table-cell>
          <table:table-cell office:value-type="float" office:value="140201" table:style-name="ce9">
            <text:p>140201</text:p>
          </table:table-cell>
          <table:table-cell office:value-type="string" table:style-name="ce9">
            <text:p>NÃO TEM</text:p>
          </table:table-cell>
          <table:table-cell office:value-type="float" office:value="1400209" table:style-name="ce10">
            <text:p>1400209</text:p>
          </table:table-cell>
          <table:table-cell office:value-type="string" table:style-name="ce11">
            <text:p>CARACARAÍ</text:p>
          </table:table-cell>
          <table:table-cell office:value-type="string" table:style-name="ce12">
            <text:p>Lei Complementar 130</text:p>
          </table:table-cell>
          <table:table-cell office:value-type="date" office:date-value="2007-12-21T00:00:00" table:style-name="ce13">
            <text:p>21/12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2" table:style-name="ce8">
            <text:p>1402</text:p>
          </table:table-cell>
          <table:table-cell office:value-type="string" table:style-name="ce9">
            <text:p>Região Metropolitana de Central</text:p>
          </table:table-cell>
          <table:table-cell office:value-type="string" table:style-name="ce8">
            <text:p>RM</text:p>
          </table:table-cell>
          <table:table-cell office:value-type="float" office:value="140201" table:style-name="ce9">
            <text:p>140201</text:p>
          </table:table-cell>
          <table:table-cell office:value-type="string" table:style-name="ce9">
            <text:p>NÃO TEM</text:p>
          </table:table-cell>
          <table:table-cell office:value-type="float" office:value="1400282" table:style-name="ce10">
            <text:p>1400282</text:p>
          </table:table-cell>
          <table:table-cell office:value-type="string" table:style-name="ce11">
            <text:p>IRACEMA</text:p>
          </table:table-cell>
          <table:table-cell office:value-type="string" table:style-name="ce12">
            <text:p>Lei Complementar 130</text:p>
          </table:table-cell>
          <table:table-cell office:value-type="date" office:date-value="2007-12-21T00:00:00" table:style-name="ce13">
            <text:p>21/12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3" table:style-name="ce8">
            <text:p>1403</text:p>
          </table:table-cell>
          <table:table-cell office:value-type="string" table:style-name="ce9">
            <text:p>Região Metropolitana do Sul do Estado</text:p>
          </table:table-cell>
          <table:table-cell office:value-type="string" table:style-name="ce8">
            <text:p>RM</text:p>
          </table:table-cell>
          <table:table-cell office:value-type="float" office:value="140301" table:style-name="ce9">
            <text:p>140301</text:p>
          </table:table-cell>
          <table:table-cell office:value-type="string" table:style-name="ce9">
            <text:p>NÃO TEM</text:p>
          </table:table-cell>
          <table:table-cell office:value-type="float" office:value="1400233" table:style-name="ce10">
            <text:p>1400233</text:p>
          </table:table-cell>
          <table:table-cell office:value-type="string" table:style-name="ce11">
            <text:p>CAROEBE</text:p>
          </table:table-cell>
          <table:table-cell office:value-type="string" table:style-name="ce12">
            <text:p>Lei Complementar 130</text:p>
          </table:table-cell>
          <table:table-cell office:value-type="date" office:date-value="2007-12-21T00:00:00" table:style-name="ce13">
            <text:p>21/12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3" table:style-name="ce8">
            <text:p>1403</text:p>
          </table:table-cell>
          <table:table-cell office:value-type="string" table:style-name="ce9">
            <text:p>Região Metropolitana do Sul do Estado</text:p>
          </table:table-cell>
          <table:table-cell office:value-type="string" table:style-name="ce8">
            <text:p>RM</text:p>
          </table:table-cell>
          <table:table-cell office:value-type="float" office:value="140301" table:style-name="ce9">
            <text:p>140301</text:p>
          </table:table-cell>
          <table:table-cell office:value-type="string" table:style-name="ce9">
            <text:p>NÃO TEM</text:p>
          </table:table-cell>
          <table:table-cell office:value-type="float" office:value="1400472" table:style-name="ce10">
            <text:p>1400472</text:p>
          </table:table-cell>
          <table:table-cell office:value-type="string" table:style-name="ce11">
            <text:p>RORAINÓPOLIS</text:p>
          </table:table-cell>
          <table:table-cell office:value-type="string" table:style-name="ce12">
            <text:p>Lei Complementar 229</text:p>
          </table:table-cell>
          <table:table-cell office:value-type="date" office:date-value="2014-12-09T00:00:00" table:style-name="ce13">
            <text:p>09/12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3" table:style-name="ce8">
            <text:p>1403</text:p>
          </table:table-cell>
          <table:table-cell office:value-type="string" table:style-name="ce9">
            <text:p>Região Metropolitana do Sul do Estado</text:p>
          </table:table-cell>
          <table:table-cell office:value-type="string" table:style-name="ce8">
            <text:p>RM</text:p>
          </table:table-cell>
          <table:table-cell office:value-type="float" office:value="140301" table:style-name="ce9">
            <text:p>140301</text:p>
          </table:table-cell>
          <table:table-cell office:value-type="string" table:style-name="ce9">
            <text:p>NÃO TEM</text:p>
          </table:table-cell>
          <table:table-cell office:value-type="float" office:value="1400506" table:style-name="ce10">
            <text:p>1400506</text:p>
          </table:table-cell>
          <table:table-cell office:value-type="string" table:style-name="ce11">
            <text:p>SÃO JOÃO DA BALIZA</text:p>
          </table:table-cell>
          <table:table-cell office:value-type="string" table:style-name="ce12">
            <text:p>Lei Complementar 130</text:p>
          </table:table-cell>
          <table:table-cell office:value-type="date" office:date-value="2007-12-21T00:00:00" table:style-name="ce13">
            <text:p>21/12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RR</text:p>
          </table:table-cell>
          <table:table-cell office:value-type="float" office:value="1403" table:style-name="ce8">
            <text:p>1403</text:p>
          </table:table-cell>
          <table:table-cell office:value-type="string" table:style-name="ce9">
            <text:p>Região Metropolitana do Sul do Estado</text:p>
          </table:table-cell>
          <table:table-cell office:value-type="string" table:style-name="ce8">
            <text:p>RM</text:p>
          </table:table-cell>
          <table:table-cell office:value-type="float" office:value="140301" table:style-name="ce9">
            <text:p>140301</text:p>
          </table:table-cell>
          <table:table-cell office:value-type="string" table:style-name="ce9">
            <text:p>NÃO TEM</text:p>
          </table:table-cell>
          <table:table-cell office:value-type="float" office:value="1400605" table:style-name="ce10">
            <text:p>1400605</text:p>
          </table:table-cell>
          <table:table-cell office:value-type="string" table:style-name="ce11">
            <text:p>SÃO LUIZ</text:p>
          </table:table-cell>
          <table:table-cell office:value-type="string" table:style-name="ce12">
            <text:p>Lei Complementar 130</text:p>
          </table:table-cell>
          <table:table-cell office:value-type="date" office:date-value="2007-12-21T00:00:00" table:style-name="ce13">
            <text:p>21/12/200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0350" table:style-name="ce10">
            <text:p>1700350</text:p>
          </table:table-cell>
          <table:table-cell office:value-type="string" table:style-name="ce11">
            <text:p>ALIANÇA DO TOCANTINS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0707" table:style-name="ce10">
            <text:p>1700707</text:p>
          </table:table-cell>
          <table:table-cell office:value-type="string" table:style-name="ce11">
            <text:p>ALVORADA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2000" table:style-name="ce10">
            <text:p>1702000</text:p>
          </table:table-cell>
          <table:table-cell office:value-type="string" table:style-name="ce11">
            <text:p>ARAGUAÇU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3867" table:style-name="ce10">
            <text:p>1703867</text:p>
          </table:table-cell>
          <table:table-cell office:value-type="string" table:style-name="ce11">
            <text:p>CARIRI DO TOCANTINS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6258" table:style-name="ce10">
            <text:p>1706258</text:p>
          </table:table-cell>
          <table:table-cell office:value-type="string" table:style-name="ce11">
            <text:p>CRIXÁS DO TOCANTINS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7306" table:style-name="ce10">
            <text:p>1707306</text:p>
          </table:table-cell>
          <table:table-cell office:value-type="string" table:style-name="ce11">
            <text:p>DUERÉ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7652" table:style-name="ce10">
            <text:p>1707652</text:p>
          </table:table-cell>
          <table:table-cell office:value-type="string" table:style-name="ce11">
            <text:p>FIGUEIRÓPOLIS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8205" table:style-name="ce10">
            <text:p>1708205</text:p>
          </table:table-cell>
          <table:table-cell office:value-type="string" table:style-name="ce11">
            <text:p>FORMOSO DO ARAGUAIA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09500" table:style-name="ce10">
            <text:p>1709500</text:p>
          </table:table-cell>
          <table:table-cell office:value-type="string" table:style-name="ce11">
            <text:p>GURUPI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11506" table:style-name="ce10">
            <text:p>1711506</text:p>
          </table:table-cell>
          <table:table-cell office:value-type="string" table:style-name="ce11">
            <text:p>JAÚ DO TOCANTINS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11902" table:style-name="ce10">
            <text:p>1711902</text:p>
          </table:table-cell>
          <table:table-cell office:value-type="string" table:style-name="ce11">
            <text:p>LAGOA DA CONFUSÃO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15754" table:style-name="ce10">
            <text:p>1715754</text:p>
          </table:table-cell>
          <table:table-cell office:value-type="string" table:style-name="ce11">
            <text:p>PALMEIRÓPOLIS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16604" table:style-name="ce10">
            <text:p>1716604</text:p>
          </table:table-cell>
          <table:table-cell office:value-type="string" table:style-name="ce11">
            <text:p>PEIXE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18840" table:style-name="ce10">
            <text:p>1718840</text:p>
          </table:table-cell>
          <table:table-cell office:value-type="string" table:style-name="ce11">
            <text:p>SANDOLÂNDIA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20259" table:style-name="ce10">
            <text:p>1720259</text:p>
          </table:table-cell>
          <table:table-cell office:value-type="string" table:style-name="ce11">
            <text:p>SÃO SALVADOR DO TOCANTINS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20499" table:style-name="ce10">
            <text:p>1720499</text:p>
          </table:table-cell>
          <table:table-cell office:value-type="string" table:style-name="ce11">
            <text:p>SÃO VALÉRIO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20853" table:style-name="ce10">
            <text:p>1720853</text:p>
          </table:table-cell>
          <table:table-cell office:value-type="string" table:style-name="ce11">
            <text:p>SUCUPIRA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2" table:style-name="ce8">
            <text:p>1702</text:p>
          </table:table-cell>
          <table:table-cell office:value-type="string" table:style-name="ce9">
            <text:p>Região Metropolitana de Gurupi</text:p>
          </table:table-cell>
          <table:table-cell office:value-type="string" table:style-name="ce8">
            <text:p>RM</text:p>
          </table:table-cell>
          <table:table-cell office:value-type="float" office:value="170201" table:style-name="ce9">
            <text:p>170201</text:p>
          </table:table-cell>
          <table:table-cell office:value-type="string" table:style-name="ce9">
            <text:p>NÃO TEM</text:p>
          </table:table-cell>
          <table:table-cell office:value-type="float" office:value="1720978" table:style-name="ce10">
            <text:p>1720978</text:p>
          </table:table-cell>
          <table:table-cell office:value-type="string" table:style-name="ce11">
            <text:p>TALISMÃ</text:p>
          </table:table-cell>
          <table:table-cell office:value-type="string" table:style-name="ce12">
            <text:p>Lei Complementar 93</text:p>
          </table:table-cell>
          <table:table-cell office:value-type="date" office:date-value="2014-04-05T00:00:00" table:style-name="ce13">
            <text:p>05/04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01101" table:style-name="ce10">
            <text:p>1701101</text:p>
          </table:table-cell>
          <table:table-cell office:value-type="string" table:style-name="ce11">
            <text:p>APARECIDA DO RIO NEGRO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03107" table:style-name="ce10">
            <text:p>1703107</text:p>
          </table:table-cell>
          <table:table-cell office:value-type="string" table:style-name="ce11">
            <text:p>BARROLÂNDIA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03701" table:style-name="ce10">
            <text:p>1703701</text:p>
          </table:table-cell>
          <table:table-cell office:value-type="string" table:style-name="ce11">
            <text:p>BREJINHO DE NAZARÉ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07553" table:style-name="ce10">
            <text:p>1707553</text:p>
          </table:table-cell>
          <table:table-cell office:value-type="string" table:style-name="ce11">
            <text:p>FÁTIMA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09807" table:style-name="ce10">
            <text:p>1709807</text:p>
          </table:table-cell>
          <table:table-cell office:value-type="string" table:style-name="ce11">
            <text:p>IPUEIRAS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12009" table:style-name="ce10">
            <text:p>1712009</text:p>
          </table:table-cell>
          <table:table-cell office:value-type="string" table:style-name="ce11">
            <text:p>LAJEADO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13205" table:style-name="ce10">
            <text:p>1713205</text:p>
          </table:table-cell>
          <table:table-cell office:value-type="string" table:style-name="ce11">
            <text:p>MIRACEMA DO TOCANTINS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13304" table:style-name="ce10">
            <text:p>1713304</text:p>
          </table:table-cell>
          <table:table-cell office:value-type="string" table:style-name="ce11">
            <text:p>MIRANORTE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13601" table:style-name="ce10">
            <text:p>1713601</text:p>
          </table:table-cell>
          <table:table-cell office:value-type="string" table:style-name="ce11">
            <text:p>MONTE DO CARMO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15507" table:style-name="ce10">
            <text:p>1715507</text:p>
          </table:table-cell>
          <table:table-cell office:value-type="string" table:style-name="ce11">
            <text:p>OLIVEIRA DE FÁTIMA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21000" table:style-name="ce10">
            <text:p>1721000</text:p>
          </table:table-cell>
          <table:table-cell office:value-type="string" table:style-name="ce11">
            <text:p>PALMAS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16109" table:style-name="ce10">
            <text:p>1716109</text:p>
          </table:table-cell>
          <table:table-cell office:value-type="string" table:style-name="ce11">
            <text:p>PARAÍSO DO TOCANTINS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18204" table:style-name="ce10">
            <text:p>1718204</text:p>
          </table:table-cell>
          <table:table-cell office:value-type="string" table:style-name="ce11">
            <text:p>PORTO NACIONAL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18451" table:style-name="ce10">
            <text:p>1718451</text:p>
          </table:table-cell>
          <table:table-cell office:value-type="string" table:style-name="ce11">
            <text:p>PUGMIL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20655" table:style-name="ce10">
            <text:p>1720655</text:p>
          </table:table-cell>
          <table:table-cell office:value-type="string" table:style-name="ce11">
            <text:p>SILVANÓPOLIS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Norte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TO</text:p>
          </table:table-cell>
          <table:table-cell office:value-type="float" office:value="1701" table:style-name="ce8">
            <text:p>1701</text:p>
          </table:table-cell>
          <table:table-cell office:value-type="string" table:style-name="ce9">
            <text:p>Região Metropolitana de Palmas</text:p>
          </table:table-cell>
          <table:table-cell office:value-type="string" table:style-name="ce8">
            <text:p>RM</text:p>
          </table:table-cell>
          <table:table-cell office:value-type="float" office:value="170101" table:style-name="ce9">
            <text:p>170101</text:p>
          </table:table-cell>
          <table:table-cell office:value-type="string" table:style-name="ce9">
            <text:p>NÃO TEM</text:p>
          </table:table-cell>
          <table:table-cell office:value-type="float" office:value="1721109" table:style-name="ce10">
            <text:p>1721109</text:p>
          </table:table-cell>
          <table:table-cell office:value-type="string" table:style-name="ce11">
            <text:p>TOCANTÍNIA</text:p>
          </table:table-cell>
          <table:table-cell office:value-type="string" table:style-name="ce12">
            <text:p>Lei Complementar 90</text:p>
          </table:table-cell>
          <table:table-cell office:value-type="date" office:date-value="2014-01-08T00:00:00" table:style-name="ce13">
            <text:p>08/01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S</text:p>
          </table:table-cell>
          <table:table-cell office:value-type="float" office:value="3201" table:style-name="ce8">
            <text:p>3201</text:p>
          </table:table-cell>
          <table:table-cell office:value-type="string" table:style-name="ce9">
            <text:p>Região Metropolitana da Grande Vitória</text:p>
          </table:table-cell>
          <table:table-cell office:value-type="string" table:style-name="ce8">
            <text:p>RM</text:p>
          </table:table-cell>
          <table:table-cell office:value-type="float" office:value="320101" table:style-name="ce9">
            <text:p>320101</text:p>
          </table:table-cell>
          <table:table-cell office:value-type="string" table:style-name="ce9">
            <text:p>NÃO TEM</text:p>
          </table:table-cell>
          <table:table-cell office:value-type="float" office:value="3201308" table:style-name="ce10">
            <text:p>3201308</text:p>
          </table:table-cell>
          <table:table-cell office:value-type="string" table:style-name="ce11">
            <text:p>CARIACICA</text:p>
          </table:table-cell>
          <table:table-cell office:value-type="string" table:style-name="ce12">
            <text:p>Lei Complementar 318</text:p>
          </table:table-cell>
          <table:table-cell office:value-type="date" office:date-value="2005-01-18T00:00:00" table:style-name="ce13">
            <text:p>18/01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S</text:p>
          </table:table-cell>
          <table:table-cell office:value-type="float" office:value="3201" table:style-name="ce8">
            <text:p>3201</text:p>
          </table:table-cell>
          <table:table-cell office:value-type="string" table:style-name="ce9">
            <text:p>Região Metropolitana da Grande Vitória</text:p>
          </table:table-cell>
          <table:table-cell office:value-type="string" table:style-name="ce8">
            <text:p>RM</text:p>
          </table:table-cell>
          <table:table-cell office:value-type="float" office:value="320101" table:style-name="ce9">
            <text:p>320101</text:p>
          </table:table-cell>
          <table:table-cell office:value-type="string" table:style-name="ce9">
            <text:p>NÃO TEM</text:p>
          </table:table-cell>
          <table:table-cell office:value-type="float" office:value="3202207" table:style-name="ce10">
            <text:p>3202207</text:p>
          </table:table-cell>
          <table:table-cell office:value-type="string" table:style-name="ce11">
            <text:p>FUNDÃO</text:p>
          </table:table-cell>
          <table:table-cell office:value-type="string" table:style-name="ce12">
            <text:p>Lei Complementar 318</text:p>
          </table:table-cell>
          <table:table-cell office:value-type="date" office:date-value="2005-01-18T00:00:00" table:style-name="ce13">
            <text:p>18/01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S</text:p>
          </table:table-cell>
          <table:table-cell office:value-type="float" office:value="3201" table:style-name="ce8">
            <text:p>3201</text:p>
          </table:table-cell>
          <table:table-cell office:value-type="string" table:style-name="ce9">
            <text:p>Região Metropolitana da Grande Vitória</text:p>
          </table:table-cell>
          <table:table-cell office:value-type="string" table:style-name="ce8">
            <text:p>RM</text:p>
          </table:table-cell>
          <table:table-cell office:value-type="float" office:value="320101" table:style-name="ce9">
            <text:p>320101</text:p>
          </table:table-cell>
          <table:table-cell office:value-type="string" table:style-name="ce9">
            <text:p>NÃO TEM</text:p>
          </table:table-cell>
          <table:table-cell office:value-type="float" office:value="3202405" table:style-name="ce10">
            <text:p>3202405</text:p>
          </table:table-cell>
          <table:table-cell office:value-type="string" table:style-name="ce11">
            <text:p>GUARAPARI</text:p>
          </table:table-cell>
          <table:table-cell office:value-type="string" table:style-name="ce12">
            <text:p>Lei Complementar 318</text:p>
          </table:table-cell>
          <table:table-cell office:value-type="date" office:date-value="2005-01-18T00:00:00" table:style-name="ce13">
            <text:p>18/01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S</text:p>
          </table:table-cell>
          <table:table-cell office:value-type="float" office:value="3201" table:style-name="ce8">
            <text:p>3201</text:p>
          </table:table-cell>
          <table:table-cell office:value-type="string" table:style-name="ce9">
            <text:p>Região Metropolitana da Grande Vitória</text:p>
          </table:table-cell>
          <table:table-cell office:value-type="string" table:style-name="ce8">
            <text:p>RM</text:p>
          </table:table-cell>
          <table:table-cell office:value-type="float" office:value="320101" table:style-name="ce9">
            <text:p>320101</text:p>
          </table:table-cell>
          <table:table-cell office:value-type="string" table:style-name="ce9">
            <text:p>NÃO TEM</text:p>
          </table:table-cell>
          <table:table-cell office:value-type="float" office:value="3205002" table:style-name="ce10">
            <text:p>3205002</text:p>
          </table:table-cell>
          <table:table-cell office:value-type="string" table:style-name="ce11">
            <text:p>SERRA</text:p>
          </table:table-cell>
          <table:table-cell office:value-type="string" table:style-name="ce12">
            <text:p>Lei Complementar 318</text:p>
          </table:table-cell>
          <table:table-cell office:value-type="date" office:date-value="2005-01-18T00:00:00" table:style-name="ce13">
            <text:p>18/01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S</text:p>
          </table:table-cell>
          <table:table-cell office:value-type="float" office:value="3201" table:style-name="ce8">
            <text:p>3201</text:p>
          </table:table-cell>
          <table:table-cell office:value-type="string" table:style-name="ce9">
            <text:p>Região Metropolitana da Grande Vitória</text:p>
          </table:table-cell>
          <table:table-cell office:value-type="string" table:style-name="ce8">
            <text:p>RM</text:p>
          </table:table-cell>
          <table:table-cell office:value-type="float" office:value="320101" table:style-name="ce9">
            <text:p>320101</text:p>
          </table:table-cell>
          <table:table-cell office:value-type="string" table:style-name="ce9">
            <text:p>NÃO TEM</text:p>
          </table:table-cell>
          <table:table-cell office:value-type="float" office:value="3205101" table:style-name="ce10">
            <text:p>3205101</text:p>
          </table:table-cell>
          <table:table-cell office:value-type="string" table:style-name="ce11">
            <text:p>VIANA</text:p>
          </table:table-cell>
          <table:table-cell office:value-type="string" table:style-name="ce12">
            <text:p>Lei Complementar 318</text:p>
          </table:table-cell>
          <table:table-cell office:value-type="date" office:date-value="2005-01-18T00:00:00" table:style-name="ce13">
            <text:p>18/01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S</text:p>
          </table:table-cell>
          <table:table-cell office:value-type="float" office:value="3201" table:style-name="ce8">
            <text:p>3201</text:p>
          </table:table-cell>
          <table:table-cell office:value-type="string" table:style-name="ce9">
            <text:p>Região Metropolitana da Grande Vitória</text:p>
          </table:table-cell>
          <table:table-cell office:value-type="string" table:style-name="ce8">
            <text:p>RM</text:p>
          </table:table-cell>
          <table:table-cell office:value-type="float" office:value="320101" table:style-name="ce9">
            <text:p>320101</text:p>
          </table:table-cell>
          <table:table-cell office:value-type="string" table:style-name="ce9">
            <text:p>NÃO TEM</text:p>
          </table:table-cell>
          <table:table-cell office:value-type="float" office:value="3205200" table:style-name="ce10">
            <text:p>3205200</text:p>
          </table:table-cell>
          <table:table-cell office:value-type="string" table:style-name="ce11">
            <text:p>VILA VELHA</text:p>
          </table:table-cell>
          <table:table-cell office:value-type="string" table:style-name="ce12">
            <text:p>Lei Complementar 318</text:p>
          </table:table-cell>
          <table:table-cell office:value-type="date" office:date-value="2005-01-18T00:00:00" table:style-name="ce13">
            <text:p>18/01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S</text:p>
          </table:table-cell>
          <table:table-cell office:value-type="float" office:value="3201" table:style-name="ce8">
            <text:p>3201</text:p>
          </table:table-cell>
          <table:table-cell office:value-type="string" table:style-name="ce9">
            <text:p>Região Metropolitana da Grande Vitória</text:p>
          </table:table-cell>
          <table:table-cell office:value-type="string" table:style-name="ce8">
            <text:p>RM</text:p>
          </table:table-cell>
          <table:table-cell office:value-type="float" office:value="320101" table:style-name="ce9">
            <text:p>320101</text:p>
          </table:table-cell>
          <table:table-cell office:value-type="string" table:style-name="ce9">
            <text:p>NÃO TEM</text:p>
          </table:table-cell>
          <table:table-cell office:value-type="float" office:value="3205309" table:style-name="ce10">
            <text:p>3205309</text:p>
          </table:table-cell>
          <table:table-cell office:value-type="string" table:style-name="ce11">
            <text:p>VITÓRIA</text:p>
          </table:table-cell>
          <table:table-cell office:value-type="string" table:style-name="ce12">
            <text:p>Lei Complementar 318</text:p>
          </table:table-cell>
          <table:table-cell office:value-type="date" office:date-value="2005-01-18T00:00:00" table:style-name="ce13">
            <text:p>18/01/200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2" table:style-name="ce8">
            <text:p>31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310201" table:style-name="ce9">
            <text:p>310201</text:p>
          </table:table-cell>
          <table:table-cell office:value-type="string" table:style-name="ce9">
            <text:p>NÃO TEM</text:p>
          </table:table-cell>
          <table:table-cell office:value-type="float" office:value="3104502" table:style-name="ce10">
            <text:p>3104502</text:p>
          </table:table-cell>
          <table:table-cell office:value-type="string" table:style-name="ce11">
            <text:p>ARINOS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2" table:style-name="ce8">
            <text:p>31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310201" table:style-name="ce9">
            <text:p>310201</text:p>
          </table:table-cell>
          <table:table-cell office:value-type="string" table:style-name="ce9">
            <text:p>NÃO TEM</text:p>
          </table:table-cell>
          <table:table-cell office:value-type="float" office:value="3109303" table:style-name="ce10">
            <text:p>3109303</text:p>
          </table:table-cell>
          <table:table-cell office:value-type="string" table:style-name="ce11">
            <text:p>BURITIS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2" table:style-name="ce8">
            <text:p>31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310201" table:style-name="ce9">
            <text:p>310201</text:p>
          </table:table-cell>
          <table:table-cell office:value-type="string" table:style-name="ce9">
            <text:p>NÃO TEM</text:p>
          </table:table-cell>
          <table:table-cell office:value-type="float" office:value="3109451" table:style-name="ce10">
            <text:p>3109451</text:p>
          </table:table-cell>
          <table:table-cell office:value-type="string" table:style-name="ce11">
            <text:p>CABECEIRA GRANDE</text:p>
          </table:table-cell>
          <table:table-cell office:value-type="string" table:style-name="ce12">
            <text:p>Lei Complementar nº 163 (Federal)</text:p>
          </table:table-cell>
          <table:table-cell office:value-type="date" office:date-value="2018-06-14T00:00:00" table:style-name="ce13">
            <text:p>14/06/201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2" table:style-name="ce8">
            <text:p>3102</text:p>
          </table:table-cell>
          <table:table-cell office:value-type="string" table:style-name="ce9">
            <text:p>Região Integrada de Desenvolvimento do Distrito Federal e Entorno</text:p>
          </table:table-cell>
          <table:table-cell office:value-type="string" table:style-name="ce8">
            <text:p>RIDE</text:p>
          </table:table-cell>
          <table:table-cell office:value-type="float" office:value="310201" table:style-name="ce9">
            <text:p>310201</text:p>
          </table:table-cell>
          <table:table-cell office:value-type="string" table:style-name="ce9">
            <text:p>NÃO TEM</text:p>
          </table:table-cell>
          <table:table-cell office:value-type="float" office:value="3170404" table:style-name="ce10">
            <text:p>3170404</text:p>
          </table:table-cell>
          <table:table-cell office:value-type="string" table:style-name="ce11">
            <text:p>UNAÍ</text:p>
          </table:table-cell>
          <table:table-cell office:value-type="string" table:style-name="ce12">
            <text:p>DECRETO Nº 7469 - 04.05.2011 Regulamenta a Lei Complementar <text:s/>094</text:p>
          </table:table-cell>
          <table:table-cell office:value-type="date" office:date-value="1998-02-19T00:00:00" table:style-name="ce13">
            <text:p>19/02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05400" table:style-name="ce10">
            <text:p>3105400</text:p>
          </table:table-cell>
          <table:table-cell office:value-type="string" table:style-name="ce11">
            <text:p>BARÃO DE COCAIS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06408" table:style-name="ce10">
            <text:p>3106408</text:p>
          </table:table-cell>
          <table:table-cell office:value-type="string" table:style-name="ce11">
            <text:p>BELO VALE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07703" table:style-name="ce10">
            <text:p>3107703</text:p>
          </table:table-cell>
          <table:table-cell office:value-type="string" table:style-name="ce11">
            <text:p>BOM JESUS DO AMPARO</text:p>
          </table:table-cell>
          <table:table-cell office:value-type="string" table:style-name="ce12">
            <text:p>Lei Complementar 124</text:p>
          </table:table-cell>
          <table:table-cell office:value-type="date" office:date-value="2012-10-17T00:00:00" table:style-name="ce13">
            <text:p>17/10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08107" table:style-name="ce10">
            <text:p>3108107</text:p>
          </table:table-cell>
          <table:table-cell office:value-type="string" table:style-name="ce11">
            <text:p>BONFIM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26406" table:style-name="ce10">
            <text:p>3126406</text:p>
          </table:table-cell>
          <table:table-cell office:value-type="string" table:style-name="ce11">
            <text:p>FORTUNA DE MINAS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27206" table:style-name="ce10">
            <text:p>3127206</text:p>
          </table:table-cell>
          <table:table-cell office:value-type="string" table:style-name="ce11">
            <text:p>FUNILÂNDIA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31000" table:style-name="ce10">
            <text:p>3131000</text:p>
          </table:table-cell>
          <table:table-cell office:value-type="string" table:style-name="ce11">
            <text:p>INHAÚMA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31901" table:style-name="ce10">
            <text:p>3131901</text:p>
          </table:table-cell>
          <table:table-cell office:value-type="string" table:style-name="ce11">
            <text:p>ITABIRITO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33808" table:style-name="ce10">
            <text:p>3133808</text:p>
          </table:table-cell>
          <table:table-cell office:value-type="string" table:style-name="ce11">
            <text:p>ITAÚNA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42304" table:style-name="ce10">
            <text:p>3142304</text:p>
          </table:table-cell>
          <table:table-cell office:value-type="string" table:style-name="ce11">
            <text:p>MOEDA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47105" table:style-name="ce10">
            <text:p>3147105</text:p>
          </table:table-cell>
          <table:table-cell office:value-type="string" table:style-name="ce11">
            <text:p>PARÁ DE MINAS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53608" table:style-name="ce10">
            <text:p>3153608</text:p>
          </table:table-cell>
          <table:table-cell office:value-type="string" table:style-name="ce11">
            <text:p>PRUDENTE DE MORAIS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57203" table:style-name="ce10">
            <text:p>3157203</text:p>
          </table:table-cell>
          <table:table-cell office:value-type="string" table:style-name="ce11">
            <text:p>SANTA BÁRBARA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61908" table:style-name="ce10">
            <text:p>3161908</text:p>
          </table:table-cell>
          <table:table-cell office:value-type="string" table:style-name="ce11">
            <text:p>SÃO GONÇALO DO RIO ABAIXO</text:p>
          </table:table-cell>
          <table:table-cell office:value-type="string" table:style-name="ce12">
            <text:p>Lei Complementar 124</text:p>
          </table:table-cell>
          <table:table-cell office:value-type="date" office:date-value="2012-10-17T00:00:00" table:style-name="ce13">
            <text:p>17/10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63102" table:style-name="ce10">
            <text:p>3163102</text:p>
          </table:table-cell>
          <table:table-cell office:value-type="string" table:style-name="ce11">
            <text:p>SÃO JOSÉ DA VARGINHA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2" table:style-name="ce9">
            <text:p>310102</text:p>
          </table:table-cell>
          <table:table-cell office:value-type="string" table:style-name="ce9">
            <text:p>Colar Metropolitano</text:p>
          </table:table-cell>
          <table:table-cell office:value-type="float" office:value="3167202" table:style-name="ce10">
            <text:p>3167202</text:p>
          </table:table-cell>
          <table:table-cell office:value-type="string" table:style-name="ce11">
            <text:p>SETE LAGOAS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05004" table:style-name="ce10">
            <text:p>3105004</text:p>
          </table:table-cell>
          <table:table-cell office:value-type="string" table:style-name="ce11">
            <text:p>BALDIM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06200" table:style-name="ce10">
            <text:p>3106200</text:p>
          </table:table-cell>
          <table:table-cell office:value-type="string" table:style-name="ce11">
            <text:p>BELO HORIZONTE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06705" table:style-name="ce10">
            <text:p>3106705</text:p>
          </table:table-cell>
          <table:table-cell office:value-type="string" table:style-name="ce11">
            <text:p>BETIM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09006" table:style-name="ce10">
            <text:p>3109006</text:p>
          </table:table-cell>
          <table:table-cell office:value-type="string" table:style-name="ce11">
            <text:p>BRUMADINHO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09-21T00:00:00" table:style-name="ce13">
            <text:p>21/09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10004" table:style-name="ce10">
            <text:p>3110004</text:p>
          </table:table-cell>
          <table:table-cell office:value-type="string" table:style-name="ce11">
            <text:p>CAETÉ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12505" table:style-name="ce10">
            <text:p>3112505</text:p>
          </table:table-cell>
          <table:table-cell office:value-type="string" table:style-name="ce11">
            <text:p>CAPIM BRANCO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17876" table:style-name="ce10">
            <text:p>3117876</text:p>
          </table:table-cell>
          <table:table-cell office:value-type="string" table:style-name="ce11">
            <text:p>CONFINS</text:p>
          </table:table-cell>
          <table:table-cell office:value-type="string" table:style-name="ce12">
            <text:p>Lei Complementar 48</text:p>
          </table:table-cell>
          <table:table-cell office:value-type="date" office:date-value="1997-11-12T00:00:00" table:style-name="ce13">
            <text:p>12/1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18601" table:style-name="ce10">
            <text:p>3118601</text:p>
          </table:table-cell>
          <table:table-cell office:value-type="string" table:style-name="ce11">
            <text:p>CONTAGEM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24104" table:style-name="ce10">
            <text:p>3124104</text:p>
          </table:table-cell>
          <table:table-cell office:value-type="string" table:style-name="ce11">
            <text:p>ESMERALDAS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09-21T00:00:00" table:style-name="ce13">
            <text:p>21/09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26000" table:style-name="ce10">
            <text:p>3126000</text:p>
          </table:table-cell>
          <table:table-cell office:value-type="string" table:style-name="ce11">
            <text:p>FLORESTAL</text:p>
          </table:table-cell>
          <table:table-cell office:value-type="string" table:style-name="ce12">
            <text:p>Lei Complementar 48</text:p>
          </table:table-cell>
          <table:table-cell office:value-type="date" office:date-value="1997-11-12T00:00:00" table:style-name="ce13">
            <text:p>12/1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29806" table:style-name="ce10">
            <text:p>3129806</text:p>
          </table:table-cell>
          <table:table-cell office:value-type="string" table:style-name="ce11">
            <text:p>IBIRITÉ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30101" table:style-name="ce10">
            <text:p>3130101</text:p>
          </table:table-cell>
          <table:table-cell office:value-type="string" table:style-name="ce11">
            <text:p>IGARAPÉ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09-21T00:00:00" table:style-name="ce13">
            <text:p>21/09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32206" table:style-name="ce10">
            <text:p>3132206</text:p>
          </table:table-cell>
          <table:table-cell office:value-type="string" table:style-name="ce11">
            <text:p>ITAGUARA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33709" table:style-name="ce10">
            <text:p>3133709</text:p>
          </table:table-cell>
          <table:table-cell office:value-type="string" table:style-name="ce11">
            <text:p>ITATIAIUÇU</text:p>
          </table:table-cell>
          <table:table-cell office:value-type="string" table:style-name="ce12">
            <text:p>Lei Complementar 63</text:p>
          </table:table-cell>
          <table:table-cell office:value-type="date" office:date-value="2002-01-10T00:00:00" table:style-name="ce13">
            <text:p>10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34608" table:style-name="ce10">
            <text:p>3134608</text:p>
          </table:table-cell>
          <table:table-cell office:value-type="string" table:style-name="ce11">
            <text:p>JABOTICATUBAS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36652" table:style-name="ce10">
            <text:p>3136652</text:p>
          </table:table-cell>
          <table:table-cell office:value-type="string" table:style-name="ce11">
            <text:p>JUATUBA</text:p>
          </table:table-cell>
          <table:table-cell office:value-type="string" table:style-name="ce12">
            <text:p>Lei complem. 026 - Alterada p/ Lei Comp. 056 13.01.2000</text:p>
          </table:table-cell>
          <table:table-cell office:value-type="date" office:date-value="1993-01-14T00:00:00" table:style-name="ce13">
            <text:p>14/01/199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37601" table:style-name="ce10">
            <text:p>3137601</text:p>
          </table:table-cell>
          <table:table-cell office:value-type="string" table:style-name="ce11">
            <text:p>LAGOA SANT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40159" table:style-name="ce10">
            <text:p>3140159</text:p>
          </table:table-cell>
          <table:table-cell office:value-type="string" table:style-name="ce11">
            <text:p>MÁRIO CAMPOS</text:p>
          </table:table-cell>
          <table:table-cell office:value-type="string" table:style-name="ce12">
            <text:p>Lei Complementar 48</text:p>
          </table:table-cell>
          <table:table-cell office:value-type="date" office:date-value="1997-11-12T00:00:00" table:style-name="ce13">
            <text:p>12/1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40704" table:style-name="ce10">
            <text:p>3140704</text:p>
          </table:table-cell>
          <table:table-cell office:value-type="string" table:style-name="ce11">
            <text:p>MATEUS LEME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09-21T00:00:00" table:style-name="ce13">
            <text:p>21/09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41108" table:style-name="ce10">
            <text:p>3141108</text:p>
          </table:table-cell>
          <table:table-cell office:value-type="string" table:style-name="ce11">
            <text:p>MATOZINHOS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44805" table:style-name="ce10">
            <text:p>3144805</text:p>
          </table:table-cell>
          <table:table-cell office:value-type="string" table:style-name="ce11">
            <text:p>NOVA LIM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36603" table:style-name="ce10">
            <text:p>3136603</text:p>
          </table:table-cell>
          <table:table-cell office:value-type="string" table:style-name="ce11">
            <text:p>NOVA UNIÃO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49309" table:style-name="ce10">
            <text:p>3149309</text:p>
          </table:table-cell>
          <table:table-cell office:value-type="string" table:style-name="ce11">
            <text:p>PEDRO LEOPOLD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53905" table:style-name="ce10">
            <text:p>3153905</text:p>
          </table:table-cell>
          <table:table-cell office:value-type="string" table:style-name="ce11">
            <text:p>RAPOSOS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54606" table:style-name="ce10">
            <text:p>3154606</text:p>
          </table:table-cell>
          <table:table-cell office:value-type="string" table:style-name="ce11">
            <text:p>RIBEIRÃO DAS NEVES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54804" table:style-name="ce10">
            <text:p>3154804</text:p>
          </table:table-cell>
          <table:table-cell office:value-type="string" table:style-name="ce11">
            <text:p>RIO ACIM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55306" table:style-name="ce10">
            <text:p>3155306</text:p>
          </table:table-cell>
          <table:table-cell office:value-type="string" table:style-name="ce11">
            <text:p>RIO MANSO</text:p>
          </table:table-cell>
          <table:table-cell office:value-type="string" table:style-name="ce12">
            <text:p>Lei Complementar 48</text:p>
          </table:table-cell>
          <table:table-cell office:value-type="date" office:date-value="1997-11-12T00:00:00" table:style-name="ce13">
            <text:p>12/1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56700" table:style-name="ce10">
            <text:p>3156700</text:p>
          </table:table-cell>
          <table:table-cell office:value-type="string" table:style-name="ce11">
            <text:p>SABARÁ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57807" table:style-name="ce10">
            <text:p>3157807</text:p>
          </table:table-cell>
          <table:table-cell office:value-type="string" table:style-name="ce11">
            <text:p>SANTA LUZI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62922" table:style-name="ce10">
            <text:p>3162922</text:p>
          </table:table-cell>
          <table:table-cell office:value-type="string" table:style-name="ce11">
            <text:p>SÃO JOAQUIM DE BICAS</text:p>
          </table:table-cell>
          <table:table-cell office:value-type="string" table:style-name="ce12">
            <text:p>Lei Complementar 48</text:p>
          </table:table-cell>
          <table:table-cell office:value-type="date" office:date-value="1997-11-12T00:00:00" table:style-name="ce13">
            <text:p>12/11/1997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62955" table:style-name="ce10">
            <text:p>3162955</text:p>
          </table:table-cell>
          <table:table-cell office:value-type="string" table:style-name="ce11">
            <text:p>SÃO JOSÉ DA LAPA</text:p>
          </table:table-cell>
          <table:table-cell office:value-type="string" table:style-name="ce12">
            <text:p>Lei complem. 026 - Alterada p/ Lei Comp. 056 13.01.2000</text:p>
          </table:table-cell>
          <table:table-cell office:value-type="date" office:date-value="1993-01-14T00:00:00" table:style-name="ce13">
            <text:p>14/01/199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65537" table:style-name="ce10">
            <text:p>3165537</text:p>
          </table:table-cell>
          <table:table-cell office:value-type="string" table:style-name="ce11">
            <text:p>SARZEDO</text:p>
          </table:table-cell>
          <table:table-cell office:value-type="string" table:style-name="ce12">
            <text:p>Lei Complementar 48</text:p>
          </table:table-cell>
          <table:table-cell office:value-type="date" office:date-value="1997-11-12T00:00:00" table:style-name="ce13">
            <text:p>12/1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68309" table:style-name="ce10">
            <text:p>3168309</text:p>
          </table:table-cell>
          <table:table-cell office:value-type="string" table:style-name="ce11">
            <text:p>TAQUARAÇU DE MINAS</text:p>
          </table:table-cell>
          <table:table-cell office:value-type="string" table:style-name="ce12">
            <text:p>Lei Complementar 56</text:p>
          </table:table-cell>
          <table:table-cell office:value-type="date" office:date-value="2000-01-12T00:00:00" table:style-name="ce13">
            <text:p>12/0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1" table:style-name="ce8">
            <text:p>3101</text:p>
          </table:table-cell>
          <table:table-cell office:value-type="string" table:style-name="ce9">
            <text:p>Região Metropolitana de Belo Horizonte</text:p>
          </table:table-cell>
          <table:table-cell office:value-type="string" table:style-name="ce8">
            <text:p>RM</text:p>
          </table:table-cell>
          <table:table-cell office:value-type="float" office:value="310101" table:style-name="ce9">
            <text:p>310101</text:p>
          </table:table-cell>
          <table:table-cell office:value-type="string" table:style-name="ce9">
            <text:p>RM Belo Horizonte</text:p>
          </table:table-cell>
          <table:table-cell office:value-type="float" office:value="3171204" table:style-name="ce10">
            <text:p>3171204</text:p>
          </table:table-cell>
          <table:table-cell office:value-type="string" table:style-name="ce11">
            <text:p>VESPASIAN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00500" table:style-name="ce10">
            <text:p>3100500</text:p>
          </table:table-cell>
          <table:table-cell office:value-type="string" table:style-name="ce11">
            <text:p>AÇUCENA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03009" table:style-name="ce10">
            <text:p>3103009</text:p>
          </table:table-cell>
          <table:table-cell office:value-type="string" table:style-name="ce11">
            <text:p>ANTÔNIO DIAS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06309" table:style-name="ce10">
            <text:p>3106309</text:p>
          </table:table-cell>
          <table:table-cell office:value-type="string" table:style-name="ce11">
            <text:p>BELO ORIENTE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07802" table:style-name="ce10">
            <text:p>3107802</text:p>
          </table:table-cell>
          <table:table-cell office:value-type="string" table:style-name="ce11">
            <text:p>BOM JESUS DO GALHO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08800" table:style-name="ce10">
            <text:p>3108800</text:p>
          </table:table-cell>
          <table:table-cell office:value-type="string" table:style-name="ce11">
            <text:p>BRAÚNAS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09253" table:style-name="ce10">
            <text:p>3109253</text:p>
          </table:table-cell>
          <table:table-cell office:value-type="string" table:style-name="ce11">
            <text:p>BUGRE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13404" table:style-name="ce10">
            <text:p>3113404</text:p>
          </table:table-cell>
          <table:table-cell office:value-type="string" table:style-name="ce11">
            <text:p>CARATINGA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20003" table:style-name="ce10">
            <text:p>3120003</text:p>
          </table:table-cell>
          <table:table-cell office:value-type="string" table:style-name="ce11">
            <text:p>CÓRREGO NOVO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21803" table:style-name="ce10">
            <text:p>3121803</text:p>
          </table:table-cell>
          <table:table-cell office:value-type="string" table:style-name="ce11">
            <text:p>DIONÍSIO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22504" table:style-name="ce10">
            <text:p>3122504</text:p>
          </table:table-cell>
          <table:table-cell office:value-type="string" table:style-name="ce11">
            <text:p>DOM CAVATI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23858" table:style-name="ce10">
            <text:p>3123858</text:p>
          </table:table-cell>
          <table:table-cell office:value-type="string" table:style-name="ce11">
            <text:p>ENTRE FOLHAS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29301" table:style-name="ce10">
            <text:p>3129301</text:p>
          </table:table-cell>
          <table:table-cell office:value-type="string" table:style-name="ce11">
            <text:p>IAPU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31158" table:style-name="ce10">
            <text:p>3131158</text:p>
          </table:table-cell>
          <table:table-cell office:value-type="string" table:style-name="ce11">
            <text:p>IPABA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35001" table:style-name="ce10">
            <text:p>3135001</text:p>
          </table:table-cell>
          <table:table-cell office:value-type="string" table:style-name="ce11">
            <text:p>JAGUARAÇU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36108" table:style-name="ce10">
            <text:p>3136108</text:p>
          </table:table-cell>
          <table:table-cell office:value-type="string" table:style-name="ce11">
            <text:p>JOANÉSIA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40308" table:style-name="ce10">
            <text:p>3140308</text:p>
          </table:table-cell>
          <table:table-cell office:value-type="string" table:style-name="ce11">
            <text:p>MARLIÉRIA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41702" table:style-name="ce10">
            <text:p>3141702</text:p>
          </table:table-cell>
          <table:table-cell office:value-type="string" table:style-name="ce11">
            <text:p>MESQUITA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44359" table:style-name="ce10">
            <text:p>3144359</text:p>
          </table:table-cell>
          <table:table-cell office:value-type="string" table:style-name="ce11">
            <text:p>NAQUE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49952" table:style-name="ce10">
            <text:p>3149952</text:p>
          </table:table-cell>
          <table:table-cell office:value-type="string" table:style-name="ce11">
            <text:p>PERIQUITO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50539" table:style-name="ce10">
            <text:p>3150539</text:p>
          </table:table-cell>
          <table:table-cell office:value-type="string" table:style-name="ce11">
            <text:p>PINGO D'ÁGUA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62609" table:style-name="ce10">
            <text:p>3162609</text:p>
          </table:table-cell>
          <table:table-cell office:value-type="string" table:style-name="ce11">
            <text:p>SÃO JOÃO DO ORIENTE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63409" table:style-name="ce10">
            <text:p>3163409</text:p>
          </table:table-cell>
          <table:table-cell office:value-type="string" table:style-name="ce11">
            <text:p>SÃO JOSÉ DO GOIABAL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67707" table:style-name="ce10">
            <text:p>3167707</text:p>
          </table:table-cell>
          <table:table-cell office:value-type="string" table:style-name="ce11">
            <text:p>SOBRÁLIA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2" table:style-name="ce9">
            <text:p>310302</text:p>
          </table:table-cell>
          <table:table-cell office:value-type="string" table:style-name="ce9">
            <text:p>Colar Metropolitano</text:p>
          </table:table-cell>
          <table:table-cell office:value-type="float" office:value="3170578" table:style-name="ce10">
            <text:p>3170578</text:p>
          </table:table-cell>
          <table:table-cell office:value-type="string" table:style-name="ce11">
            <text:p>VARGEM ALEGRE</text:p>
          </table:table-cell>
          <table:table-cell office:value-type="string" table:style-name="ce12">
            <text:p>Lei Complementar 122</text:p>
          </table:table-cell>
          <table:table-cell office:value-type="date" office:date-value="2012-01-04T00:00:00" table:style-name="ce13">
            <text:p>04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1" table:style-name="ce9">
            <text:p>310301</text:p>
          </table:table-cell>
          <table:table-cell office:value-type="string" table:style-name="ce9">
            <text:p>RM Vale do Aço</text:p>
          </table:table-cell>
          <table:table-cell office:value-type="float" office:value="3119401" table:style-name="ce10">
            <text:p>3119401</text:p>
          </table:table-cell>
          <table:table-cell office:value-type="string" table:style-name="ce11">
            <text:p>CORONEL FABRICIANO</text:p>
          </table:table-cell>
          <table:table-cell office:value-type="string" table:style-name="ce12">
            <text:p>Lei Complementar 90</text:p>
          </table:table-cell>
          <table:table-cell office:value-type="date" office:date-value="2006-01-12T00:00:00" table:style-name="ce13">
            <text:p>12/01/200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1" table:style-name="ce9">
            <text:p>310301</text:p>
          </table:table-cell>
          <table:table-cell office:value-type="string" table:style-name="ce9">
            <text:p>RM Vale do Aço</text:p>
          </table:table-cell>
          <table:table-cell office:value-type="float" office:value="3131307" table:style-name="ce10">
            <text:p>3131307</text:p>
          </table:table-cell>
          <table:table-cell office:value-type="string" table:style-name="ce11">
            <text:p>IPATINGA</text:p>
          </table:table-cell>
          <table:table-cell office:value-type="string" table:style-name="ce12">
            <text:p>Lei Complementar 90</text:p>
          </table:table-cell>
          <table:table-cell office:value-type="date" office:date-value="2006-01-12T00:00:00" table:style-name="ce13">
            <text:p>12/01/200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1" table:style-name="ce9">
            <text:p>310301</text:p>
          </table:table-cell>
          <table:table-cell office:value-type="string" table:style-name="ce9">
            <text:p>RM Vale do Aço</text:p>
          </table:table-cell>
          <table:table-cell office:value-type="float" office:value="3158953" table:style-name="ce10">
            <text:p>3158953</text:p>
          </table:table-cell>
          <table:table-cell office:value-type="string" table:style-name="ce11">
            <text:p>SANTANA DO PARAÍSO</text:p>
          </table:table-cell>
          <table:table-cell office:value-type="string" table:style-name="ce12">
            <text:p>Lei Complementar 90</text:p>
          </table:table-cell>
          <table:table-cell office:value-type="date" office:date-value="2006-01-12T00:00:00" table:style-name="ce13">
            <text:p>12/01/200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1" table:style-name="ce8">
            <text:p>31</text:p>
          </table:table-cell>
          <table:table-cell office:value-type="string" table:style-name="ce8">
            <text:p>MG</text:p>
          </table:table-cell>
          <table:table-cell office:value-type="float" office:value="3103" table:style-name="ce8">
            <text:p>3103</text:p>
          </table:table-cell>
          <table:table-cell office:value-type="string" table:style-name="ce9">
            <text:p>Região Metropolitana do Vale do Aço</text:p>
          </table:table-cell>
          <table:table-cell office:value-type="string" table:style-name="ce8">
            <text:p>RM</text:p>
          </table:table-cell>
          <table:table-cell office:value-type="float" office:value="310301" table:style-name="ce9">
            <text:p>310301</text:p>
          </table:table-cell>
          <table:table-cell office:value-type="string" table:style-name="ce9">
            <text:p>RM Vale do Aço</text:p>
          </table:table-cell>
          <table:table-cell office:value-type="float" office:value="3168705" table:style-name="ce10">
            <text:p>3168705</text:p>
          </table:table-cell>
          <table:table-cell office:value-type="string" table:style-name="ce11">
            <text:p>TIMÓTEO</text:p>
          </table:table-cell>
          <table:table-cell office:value-type="string" table:style-name="ce12">
            <text:p>Lei Complementar 90</text:p>
          </table:table-cell>
          <table:table-cell office:value-type="date" office:date-value="2006-01-12T00:00:00" table:style-name="ce13">
            <text:p>12/01/200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0456" table:style-name="ce10">
            <text:p>3300456</text:p>
          </table:table-cell>
          <table:table-cell office:value-type="string" table:style-name="ce11">
            <text:p>BELFORD ROXO</text:p>
          </table:table-cell>
          <table:table-cell office:value-type="string" table:style-name="ce12">
            <text:p>Lei Complementar 64</text:p>
          </table:table-cell>
          <table:table-cell office:value-type="date" office:date-value="1990-09-21T00:00:00" table:style-name="ce13">
            <text:p>21/09/199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0803" table:style-name="ce10">
            <text:p>3300803</text:p>
          </table:table-cell>
          <table:table-cell office:value-type="string" table:style-name="ce11">
            <text:p>CACHOEIRAS DE MACACU</text:p>
          </table:table-cell>
          <table:table-cell office:value-type="string" table:style-name="ce12">
            <text:p>Lei Complementar 158</text:p>
          </table:table-cell>
          <table:table-cell office:value-type="date" office:date-value="2013-12-26T00:00:00" table:style-name="ce13">
            <text:p>26/12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1702" table:style-name="ce10">
            <text:p>3301702</text:p>
          </table:table-cell>
          <table:table-cell office:value-type="string" table:style-name="ce11">
            <text:p>DUQUE DE CAXIAS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1850" table:style-name="ce10">
            <text:p>3301850</text:p>
          </table:table-cell>
          <table:table-cell office:value-type="string" table:style-name="ce11">
            <text:p>GUAPIMIRIM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93-01-01T00:00:00" table:style-name="ce13">
            <text:p>01/01/199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1900" table:style-name="ce10">
            <text:p>3301900</text:p>
          </table:table-cell>
          <table:table-cell office:value-type="string" table:style-name="ce11">
            <text:p>ITABORAÍ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2007" table:style-name="ce10">
            <text:p>3302007</text:p>
          </table:table-cell>
          <table:table-cell office:value-type="string" table:style-name="ce11">
            <text:p>ITAGUAÍ</text:p>
          </table:table-cell>
          <table:table-cell office:value-type="string" table:style-name="ce12">
            <text:p>Lei Complementar 133</text:p>
          </table:table-cell>
          <table:table-cell office:value-type="date" office:date-value="2009-12-15T00:00:00" table:style-name="ce13">
            <text:p>15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2270" table:style-name="ce10">
            <text:p>3302270</text:p>
          </table:table-cell>
          <table:table-cell office:value-type="string" table:style-name="ce11">
            <text:p>JAPERI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93-01-01T00:00:00" table:style-name="ce13">
            <text:p>01/01/199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2502" table:style-name="ce10">
            <text:p>3302502</text:p>
          </table:table-cell>
          <table:table-cell office:value-type="string" table:style-name="ce11">
            <text:p>MAGÉ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2700" table:style-name="ce10">
            <text:p>3302700</text:p>
          </table:table-cell>
          <table:table-cell office:value-type="string" table:style-name="ce11">
            <text:p>MARICÁ</text:p>
          </table:table-cell>
          <table:table-cell office:value-type="string" table:style-name="ce12">
            <text:p>Lei Complementar 133</text:p>
          </table:table-cell>
          <table:table-cell office:value-type="date" office:date-value="2009-12-15T00:00:00" table:style-name="ce13">
            <text:p>15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2858" table:style-name="ce10">
            <text:p>3302858</text:p>
          </table:table-cell>
          <table:table-cell office:value-type="string" table:style-name="ce11">
            <text:p>MESQUITA</text:p>
          </table:table-cell>
          <table:table-cell office:value-type="string" table:style-name="ce12">
            <text:p>Lei Complementar 133</text:p>
          </table:table-cell>
          <table:table-cell office:value-type="date" office:date-value="2009-12-15T00:00:00" table:style-name="ce13">
            <text:p>15/12/200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3203" table:style-name="ce10">
            <text:p>3303203</text:p>
          </table:table-cell>
          <table:table-cell office:value-type="string" table:style-name="ce11">
            <text:p>NILÓPOLIS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3302" table:style-name="ce10">
            <text:p>3303302</text:p>
          </table:table-cell>
          <table:table-cell office:value-type="string" table:style-name="ce11">
            <text:p>NITERÓI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3500" table:style-name="ce10">
            <text:p>3303500</text:p>
          </table:table-cell>
          <table:table-cell office:value-type="string" table:style-name="ce11">
            <text:p>NOVA IGUAÇU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3609" table:style-name="ce10">
            <text:p>3303609</text:p>
          </table:table-cell>
          <table:table-cell office:value-type="string" table:style-name="ce11">
            <text:p>PARACAMBI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3906" table:style-name="ce15">
            <text:p>3303906</text:p>
          </table:table-cell>
          <table:table-cell office:value-type="string" table:style-name="ce11">
            <text:p>PETRÓPOLIS</text:p>
          </table:table-cell>
          <table:table-cell office:value-type="string" table:style-name="ce12">
            <text:p>Lei Complementar 184</text:p>
          </table:table-cell>
          <table:table-cell office:value-type="date" office:date-value="2018-12-27T00:00:00" table:style-name="ce13">
            <text:p>27/12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4144" table:style-name="ce10">
            <text:p>3304144</text:p>
          </table:table-cell>
          <table:table-cell office:value-type="string" table:style-name="ce11">
            <text:p>QUEIMADOS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93-01-01T00:00:00" table:style-name="ce13">
            <text:p>01/01/199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4300" table:style-name="ce10">
            <text:p>3304300</text:p>
          </table:table-cell>
          <table:table-cell office:value-type="string" table:style-name="ce11">
            <text:p>RIO BONITO</text:p>
          </table:table-cell>
          <table:table-cell office:value-type="string" table:style-name="ce12">
            <text:p>Lei Complementar 158</text:p>
          </table:table-cell>
          <table:table-cell office:value-type="date" office:date-value="2013-12-26T00:00:00" table:style-name="ce13">
            <text:p>26/12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4557" table:style-name="ce10">
            <text:p>3304557</text:p>
          </table:table-cell>
          <table:table-cell office:value-type="string" table:style-name="ce11">
            <text:p>RIO DE JANEIRO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4904" table:style-name="ce10">
            <text:p>3304904</text:p>
          </table:table-cell>
          <table:table-cell office:value-type="string" table:style-name="ce11">
            <text:p>SÃO GONÇALO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5109" table:style-name="ce10">
            <text:p>3305109</text:p>
          </table:table-cell>
          <table:table-cell office:value-type="string" table:style-name="ce11">
            <text:p>SÃO JOÃO DE MERITI</text:p>
          </table:table-cell>
          <table:table-cell office:value-type="string" table:style-name="ce12">
            <text:p>Lei Complementar 020 (Federal)</text:p>
          </table:table-cell>
          <table:table-cell office:value-type="date" office:date-value="1974-07-01T00:00:00" table:style-name="ce13">
            <text:p>01/07/197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5554" table:style-name="ce10">
            <text:p>3305554</text:p>
          </table:table-cell>
          <table:table-cell office:value-type="string" table:style-name="ce11">
            <text:p>SEROPÉDICA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97-01-01T00:00:00" table:style-name="ce13">
            <text:p>01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3" table:style-name="ce8">
            <text:p>33</text:p>
          </table:table-cell>
          <table:table-cell office:value-type="string" table:style-name="ce8">
            <text:p>RJ</text:p>
          </table:table-cell>
          <table:table-cell office:value-type="float" office:value="3301" table:style-name="ce8">
            <text:p>3301</text:p>
          </table:table-cell>
          <table:table-cell office:value-type="string" table:style-name="ce9">
            <text:p>Região Metropolitana do Rio de Janeiro</text:p>
          </table:table-cell>
          <table:table-cell office:value-type="string" table:style-name="ce8">
            <text:p>RM</text:p>
          </table:table-cell>
          <table:table-cell office:value-type="float" office:value="330101" table:style-name="ce9">
            <text:p>330101</text:p>
          </table:table-cell>
          <table:table-cell office:value-type="string" table:style-name="ce9">
            <text:p>NÃO TEM</text:p>
          </table:table-cell>
          <table:table-cell office:value-type="float" office:value="3305752" table:style-name="ce10">
            <text:p>3305752</text:p>
          </table:table-cell>
          <table:table-cell office:value-type="string" table:style-name="ce11">
            <text:p>TANGUÁ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97-01-01T00:00:00" table:style-name="ce13">
            <text:p>01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03000" table:style-name="ce10">
            <text:p>3503000</text:p>
          </table:table-cell>
          <table:table-cell office:value-type="string" table:style-name="ce11">
            <text:p>ARAMIN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08207" table:style-name="ce10">
            <text:p>3508207</text:p>
          </table:table-cell>
          <table:table-cell office:value-type="string" table:style-name="ce11">
            <text:p>BURITIZAL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13207" table:style-name="ce10">
            <text:p>3513207</text:p>
          </table:table-cell>
          <table:table-cell office:value-type="string" table:style-name="ce11">
            <text:p>CRISTAIS PAULIST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16200" table:style-name="ce10">
            <text:p>3516200</text:p>
          </table:table-cell>
          <table:table-cell office:value-type="string" table:style-name="ce11">
            <text:p>FRANC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17406" table:style-name="ce10">
            <text:p>3517406</text:p>
          </table:table-cell>
          <table:table-cell office:value-type="string" table:style-name="ce11">
            <text:p>GUAÍR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17703" table:style-name="ce10">
            <text:p>3517703</text:p>
          </table:table-cell>
          <table:table-cell office:value-type="string" table:style-name="ce11">
            <text:p>GUARÁ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20103" table:style-name="ce10">
            <text:p>3520103</text:p>
          </table:table-cell>
          <table:table-cell office:value-type="string" table:style-name="ce11">
            <text:p>IGARAPAV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21309" table:style-name="ce10">
            <text:p>3521309</text:p>
          </table:table-cell>
          <table:table-cell office:value-type="string" table:style-name="ce11">
            <text:p>IPUÃ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23701" table:style-name="ce10">
            <text:p>3523701</text:p>
          </table:table-cell>
          <table:table-cell office:value-type="string" table:style-name="ce11">
            <text:p>ITIRAPUÃ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24105" table:style-name="ce10">
            <text:p>3524105</text:p>
          </table:table-cell>
          <table:table-cell office:value-type="string" table:style-name="ce11">
            <text:p>ITUVERAV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25409" table:style-name="ce10">
            <text:p>3525409</text:p>
          </table:table-cell>
          <table:table-cell office:value-type="string" table:style-name="ce11">
            <text:p>JERIQUAR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29708" table:style-name="ce10">
            <text:p>3529708</text:p>
          </table:table-cell>
          <table:table-cell office:value-type="string" table:style-name="ce11">
            <text:p>MIGUELÓPOLIS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36307" table:style-name="ce10">
            <text:p>3536307</text:p>
          </table:table-cell>
          <table:table-cell office:value-type="string" table:style-name="ce11">
            <text:p>PATROCÍNIO PAULIST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37008" table:style-name="ce10">
            <text:p>3537008</text:p>
          </table:table-cell>
          <table:table-cell office:value-type="string" table:style-name="ce11">
            <text:p>PEDREGULHO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42701" table:style-name="ce10">
            <text:p>3542701</text:p>
          </table:table-cell>
          <table:table-cell office:value-type="string" table:style-name="ce11">
            <text:p>RESTING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43105" table:style-name="ce10">
            <text:p>3543105</text:p>
          </table:table-cell>
          <table:table-cell office:value-type="string" table:style-name="ce11">
            <text:p>RIBEIRÃO CORRENTE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43600" table:style-name="ce10">
            <text:p>3543600</text:p>
          </table:table-cell>
          <table:table-cell office:value-type="string" table:style-name="ce11">
            <text:p>RIFAIN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49409" table:style-name="ce10">
            <text:p>3549409</text:p>
          </table:table-cell>
          <table:table-cell office:value-type="string" table:style-name="ce11">
            <text:p>SÃO JOAQUIM DA BARR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9" table:style-name="ce8">
            <text:p>3509</text:p>
          </table:table-cell>
          <table:table-cell office:value-type="string" table:style-name="ce9">
            <text:p>Aglomeração Urbana de Franca</text:p>
          </table:table-cell>
          <table:table-cell office:value-type="string" table:style-name="ce8">
            <text:p>AGLO</text:p>
          </table:table-cell>
          <table:table-cell office:value-type="float" office:value="350901" table:style-name="ce8">
            <text:p>350901</text:p>
          </table:table-cell>
          <table:table-cell office:value-type="string" table:style-name="ce9">
            <text:p>NÃO TEM</text:p>
          </table:table-cell>
          <table:table-cell office:value-type="float" office:value="3549508" table:style-name="ce10">
            <text:p>3549508</text:p>
          </table:table-cell>
          <table:table-cell office:value-type="string" table:style-name="ce11">
            <text:p>SÃO JOSÉ DA BELA VISTA</text:p>
          </table:table-cell>
          <table:table-cell office:value-type="string" table:style-name="ce12">
            <text:p>Lei Complementar 1.323</text:p>
          </table:table-cell>
          <table:table-cell office:value-type="date" office:date-value="2018-05-22T00:00:00" table:style-name="ce13">
            <text:p>22/05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4" table:style-name="ce8">
            <text:p>3504</text:p>
          </table:table-cell>
          <table:table-cell office:value-type="string" table:style-name="ce9">
            <text:p>Aglomeração Urbana de Jundiaí</text:p>
          </table:table-cell>
          <table:table-cell office:value-type="string" table:style-name="ce8">
            <text:p>AGLO</text:p>
          </table:table-cell>
          <table:table-cell office:value-type="float" office:value="350401" table:style-name="ce9">
            <text:p>350401</text:p>
          </table:table-cell>
          <table:table-cell office:value-type="string" table:style-name="ce9">
            <text:p>NÃO TEM</text:p>
          </table:table-cell>
          <table:table-cell office:value-type="float" office:value="3508405" table:style-name="ce10">
            <text:p>3508405</text:p>
          </table:table-cell>
          <table:table-cell office:value-type="string" table:style-name="ce11">
            <text:p>CABREÚVA</text:p>
          </table:table-cell>
          <table:table-cell office:value-type="string" table:style-name="ce12">
            <text:p>Lei Complementar 1.146</text:p>
          </table:table-cell>
          <table:table-cell office:value-type="date" office:date-value="2011-08-24T00:00:00" table:style-name="ce13">
            <text:p>24/08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4" table:style-name="ce8">
            <text:p>3504</text:p>
          </table:table-cell>
          <table:table-cell office:value-type="string" table:style-name="ce9">
            <text:p>Aglomeração Urbana de Jundiaí</text:p>
          </table:table-cell>
          <table:table-cell office:value-type="string" table:style-name="ce8">
            <text:p>AGLO</text:p>
          </table:table-cell>
          <table:table-cell office:value-type="float" office:value="350401" table:style-name="ce9">
            <text:p>350401</text:p>
          </table:table-cell>
          <table:table-cell office:value-type="string" table:style-name="ce9">
            <text:p>NÃO TEM</text:p>
          </table:table-cell>
          <table:table-cell office:value-type="float" office:value="3509601" table:style-name="ce10">
            <text:p>3509601</text:p>
          </table:table-cell>
          <table:table-cell office:value-type="string" table:style-name="ce11">
            <text:p>CAMPO LIMPO PAULISTA</text:p>
          </table:table-cell>
          <table:table-cell office:value-type="string" table:style-name="ce12">
            <text:p>Lei Complementar 1.146</text:p>
          </table:table-cell>
          <table:table-cell office:value-type="date" office:date-value="2011-08-24T00:00:00" table:style-name="ce13">
            <text:p>24/08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4" table:style-name="ce8">
            <text:p>3504</text:p>
          </table:table-cell>
          <table:table-cell office:value-type="string" table:style-name="ce9">
            <text:p>Aglomeração Urbana de Jundiaí</text:p>
          </table:table-cell>
          <table:table-cell office:value-type="string" table:style-name="ce8">
            <text:p>AGLO</text:p>
          </table:table-cell>
          <table:table-cell office:value-type="float" office:value="350401" table:style-name="ce9">
            <text:p>350401</text:p>
          </table:table-cell>
          <table:table-cell office:value-type="string" table:style-name="ce9">
            <text:p>NÃO TEM</text:p>
          </table:table-cell>
          <table:table-cell office:value-type="float" office:value="3524006" table:style-name="ce10">
            <text:p>3524006</text:p>
          </table:table-cell>
          <table:table-cell office:value-type="string" table:style-name="ce11">
            <text:p>ITUPEVA</text:p>
          </table:table-cell>
          <table:table-cell office:value-type="string" table:style-name="ce12">
            <text:p>Lei Complementar 1.146</text:p>
          </table:table-cell>
          <table:table-cell office:value-type="date" office:date-value="2011-08-24T00:00:00" table:style-name="ce13">
            <text:p>24/08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4" table:style-name="ce8">
            <text:p>3504</text:p>
          </table:table-cell>
          <table:table-cell office:value-type="string" table:style-name="ce9">
            <text:p>Aglomeração Urbana de Jundiaí</text:p>
          </table:table-cell>
          <table:table-cell office:value-type="string" table:style-name="ce8">
            <text:p>AGLO</text:p>
          </table:table-cell>
          <table:table-cell office:value-type="float" office:value="350401" table:style-name="ce9">
            <text:p>350401</text:p>
          </table:table-cell>
          <table:table-cell office:value-type="string" table:style-name="ce9">
            <text:p>NÃO TEM</text:p>
          </table:table-cell>
          <table:table-cell office:value-type="float" office:value="3525201" table:style-name="ce10">
            <text:p>3525201</text:p>
          </table:table-cell>
          <table:table-cell office:value-type="string" table:style-name="ce11">
            <text:p>JARINU</text:p>
          </table:table-cell>
          <table:table-cell office:value-type="string" table:style-name="ce12">
            <text:p>Lei Complementar 1.146</text:p>
          </table:table-cell>
          <table:table-cell office:value-type="date" office:date-value="2011-08-24T00:00:00" table:style-name="ce13">
            <text:p>24/08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4" table:style-name="ce8">
            <text:p>3504</text:p>
          </table:table-cell>
          <table:table-cell office:value-type="string" table:style-name="ce9">
            <text:p>Aglomeração Urbana de Jundiaí</text:p>
          </table:table-cell>
          <table:table-cell office:value-type="string" table:style-name="ce8">
            <text:p>AGLO</text:p>
          </table:table-cell>
          <table:table-cell office:value-type="float" office:value="350401" table:style-name="ce9">
            <text:p>350401</text:p>
          </table:table-cell>
          <table:table-cell office:value-type="string" table:style-name="ce9">
            <text:p>NÃO TEM</text:p>
          </table:table-cell>
          <table:table-cell office:value-type="float" office:value="3525904" table:style-name="ce10">
            <text:p>3525904</text:p>
          </table:table-cell>
          <table:table-cell office:value-type="string" table:style-name="ce11">
            <text:p>JUNDIAÍ</text:p>
          </table:table-cell>
          <table:table-cell office:value-type="string" table:style-name="ce12">
            <text:p>Lei Complementar 1.146</text:p>
          </table:table-cell>
          <table:table-cell office:value-type="date" office:date-value="2011-08-24T00:00:00" table:style-name="ce13">
            <text:p>24/08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4" table:style-name="ce8">
            <text:p>3504</text:p>
          </table:table-cell>
          <table:table-cell office:value-type="string" table:style-name="ce9">
            <text:p>Aglomeração Urbana de Jundiaí</text:p>
          </table:table-cell>
          <table:table-cell office:value-type="string" table:style-name="ce8">
            <text:p>AGLO</text:p>
          </table:table-cell>
          <table:table-cell office:value-type="float" office:value="350401" table:style-name="ce9">
            <text:p>350401</text:p>
          </table:table-cell>
          <table:table-cell office:value-type="string" table:style-name="ce9">
            <text:p>NÃO TEM</text:p>
          </table:table-cell>
          <table:table-cell office:value-type="float" office:value="3527306" table:style-name="ce10">
            <text:p>3527306</text:p>
          </table:table-cell>
          <table:table-cell office:value-type="string" table:style-name="ce11">
            <text:p>LOUVEIRA</text:p>
          </table:table-cell>
          <table:table-cell office:value-type="string" table:style-name="ce12">
            <text:p>Lei Complementar 1.146</text:p>
          </table:table-cell>
          <table:table-cell office:value-type="date" office:date-value="2011-08-24T00:00:00" table:style-name="ce13">
            <text:p>24/08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4" table:style-name="ce8">
            <text:p>3504</text:p>
          </table:table-cell>
          <table:table-cell office:value-type="string" table:style-name="ce9">
            <text:p>Aglomeração Urbana de Jundiaí</text:p>
          </table:table-cell>
          <table:table-cell office:value-type="string" table:style-name="ce8">
            <text:p>AGLO</text:p>
          </table:table-cell>
          <table:table-cell office:value-type="float" office:value="350401" table:style-name="ce9">
            <text:p>350401</text:p>
          </table:table-cell>
          <table:table-cell office:value-type="string" table:style-name="ce9">
            <text:p>NÃO TEM</text:p>
          </table:table-cell>
          <table:table-cell office:value-type="float" office:value="3556503" table:style-name="ce10">
            <text:p>3556503</text:p>
          </table:table-cell>
          <table:table-cell office:value-type="string" table:style-name="ce11">
            <text:p>VÁRZEA PAULISTA</text:p>
          </table:table-cell>
          <table:table-cell office:value-type="string" table:style-name="ce12">
            <text:p>Lei Complementar 1.146</text:p>
          </table:table-cell>
          <table:table-cell office:value-type="date" office:date-value="2011-08-24T00:00:00" table:style-name="ce13">
            <text:p>24/08/201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00600" table:style-name="ce10">
            <text:p>3500600</text:p>
          </table:table-cell>
          <table:table-cell office:value-type="string" table:style-name="ce11">
            <text:p>ÁGUAS DE SÃO PEDRO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02002" table:style-name="ce10">
            <text:p>3502002</text:p>
          </table:table-cell>
          <table:table-cell office:value-type="string" table:style-name="ce11">
            <text:p>ANALÂNDIA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03307" table:style-name="ce10">
            <text:p>3503307</text:p>
          </table:table-cell>
          <table:table-cell office:value-type="string" table:style-name="ce11">
            <text:p>ARARAS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10401" table:style-name="ce10">
            <text:p>3510401</text:p>
          </table:table-cell>
          <table:table-cell office:value-type="string" table:style-name="ce11">
            <text:p>CAPIVARI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11706" table:style-name="ce10">
            <text:p>3511706</text:p>
          </table:table-cell>
          <table:table-cell office:value-type="string" table:style-name="ce11">
            <text:p>CHARQUEADA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12209" table:style-name="ce10">
            <text:p>3512209</text:p>
          </table:table-cell>
          <table:table-cell office:value-type="string" table:style-name="ce11">
            <text:p>CONCHAL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12407" table:style-name="ce10">
            <text:p>3512407</text:p>
          </table:table-cell>
          <table:table-cell office:value-type="string" table:style-name="ce11">
            <text:p>CORDEIRÓPOLIS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12704" table:style-name="ce10">
            <text:p>3512704</text:p>
          </table:table-cell>
          <table:table-cell office:value-type="string" table:style-name="ce11">
            <text:p>CORUMBATAÍ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14908" table:style-name="ce10">
            <text:p>3514908</text:p>
          </table:table-cell>
          <table:table-cell office:value-type="string" table:style-name="ce11">
            <text:p>ELIAS FAUSTO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21101" table:style-name="ce10">
            <text:p>3521101</text:p>
          </table:table-cell>
          <table:table-cell office:value-type="string" table:style-name="ce11">
            <text:p>IPEÚNA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21408" table:style-name="ce10">
            <text:p>3521408</text:p>
          </table:table-cell>
          <table:table-cell office:value-type="string" table:style-name="ce11">
            <text:p>IRACEMÁPOLIS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26407" table:style-name="ce10">
            <text:p>3526407</text:p>
          </table:table-cell>
          <table:table-cell office:value-type="string" table:style-name="ce11">
            <text:p>LARANJAL PAULISTA</text:p>
          </table:table-cell>
          <table:table-cell office:value-type="string" table:style-name="ce12">
            <text:p>Lei Complementar 1.265</text:p>
          </table:table-cell>
          <table:table-cell office:value-type="date" office:date-value="2015-06-15T00:00:00" table:style-name="ce13">
            <text:p>15/06/2015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26704" table:style-name="ce10">
            <text:p>3526704</text:p>
          </table:table-cell>
          <table:table-cell office:value-type="string" table:style-name="ce11">
            <text:p>LEME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26902" table:style-name="ce10">
            <text:p>3526902</text:p>
          </table:table-cell>
          <table:table-cell office:value-type="string" table:style-name="ce11">
            <text:p>LIMEIRA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30904" table:style-name="ce10">
            <text:p>3530904</text:p>
          </table:table-cell>
          <table:table-cell office:value-type="string" table:style-name="ce11">
            <text:p>MOMBUCA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38709" table:style-name="ce10">
            <text:p>3538709</text:p>
          </table:table-cell>
          <table:table-cell office:value-type="string" table:style-name="ce11">
            <text:p>PIRACICABA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42107" table:style-name="ce10">
            <text:p>3542107</text:p>
          </table:table-cell>
          <table:table-cell office:value-type="string" table:style-name="ce11">
            <text:p>RAFARD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43907" table:style-name="ce10">
            <text:p>3543907</text:p>
          </table:table-cell>
          <table:table-cell office:value-type="string" table:style-name="ce11">
            <text:p>RIO CLARO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44004" table:style-name="ce10">
            <text:p>3544004</text:p>
          </table:table-cell>
          <table:table-cell office:value-type="string" table:style-name="ce11">
            <text:p>RIO DAS PEDRAS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45159" table:style-name="ce10">
            <text:p>3545159</text:p>
          </table:table-cell>
          <table:table-cell office:value-type="string" table:style-name="ce11">
            <text:p>SALTINHO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46702" table:style-name="ce10">
            <text:p>3546702</text:p>
          </table:table-cell>
          <table:table-cell office:value-type="string" table:style-name="ce11">
            <text:p>SANTA GERTRUDES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47007" table:style-name="ce10">
            <text:p>3547007</text:p>
          </table:table-cell>
          <table:table-cell office:value-type="string" table:style-name="ce11">
            <text:p>SANTA MARIA DA SERRA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6" table:style-name="ce8">
            <text:p>3506</text:p>
          </table:table-cell>
          <table:table-cell office:value-type="string" table:style-name="ce9">
            <text:p>Aglomeração Urbana de Piracicaba-AU- Piracicaba</text:p>
          </table:table-cell>
          <table:table-cell office:value-type="string" table:style-name="ce8">
            <text:p>AGLO</text:p>
          </table:table-cell>
          <table:table-cell office:value-type="float" office:value="350601" table:style-name="ce9">
            <text:p>350601</text:p>
          </table:table-cell>
          <table:table-cell office:value-type="string" table:style-name="ce9">
            <text:p>NÃO TEM</text:p>
          </table:table-cell>
          <table:table-cell office:value-type="float" office:value="3550407" table:style-name="ce10">
            <text:p>3550407</text:p>
          </table:table-cell>
          <table:table-cell office:value-type="string" table:style-name="ce11">
            <text:p>SÃO PEDRO</text:p>
          </table:table-cell>
          <table:table-cell office:value-type="string" table:style-name="ce12">
            <text:p>Lei Complementar 1.178</text:p>
          </table:table-cell>
          <table:table-cell office:value-type="date" office:date-value="2012-06-26T00:00:00" table:style-name="ce13">
            <text:p>26/06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06359" table:style-name="ce10">
            <text:p>3506359</text:p>
          </table:table-cell>
          <table:table-cell office:value-type="string" table:style-name="ce11">
            <text:p>BERTIOGA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13504" table:style-name="ce10">
            <text:p>3513504</text:p>
          </table:table-cell>
          <table:table-cell office:value-type="string" table:style-name="ce11">
            <text:p>CUBATÃO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18701" table:style-name="ce10">
            <text:p>3518701</text:p>
          </table:table-cell>
          <table:table-cell office:value-type="string" table:style-name="ce11">
            <text:p>GUARUJÁ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22109" table:style-name="ce10">
            <text:p>3522109</text:p>
          </table:table-cell>
          <table:table-cell office:value-type="string" table:style-name="ce11">
            <text:p>ITANHAÉM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31100" table:style-name="ce10">
            <text:p>3531100</text:p>
          </table:table-cell>
          <table:table-cell office:value-type="string" table:style-name="ce11">
            <text:p>MONGAGUÁ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37602" table:style-name="ce10">
            <text:p>3537602</text:p>
          </table:table-cell>
          <table:table-cell office:value-type="string" table:style-name="ce11">
            <text:p>PERUÍBE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41000" table:style-name="ce10">
            <text:p>3541000</text:p>
          </table:table-cell>
          <table:table-cell office:value-type="string" table:style-name="ce11">
            <text:p>PRAIA GRANDE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48500" table:style-name="ce10">
            <text:p>3548500</text:p>
          </table:table-cell>
          <table:table-cell office:value-type="string" table:style-name="ce11">
            <text:p>SANTOS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2" table:style-name="ce8">
            <text:p>3502</text:p>
          </table:table-cell>
          <table:table-cell office:value-type="string" table:style-name="ce9">
            <text:p>Região Metropolitana da Baixada Santista</text:p>
          </table:table-cell>
          <table:table-cell office:value-type="string" table:style-name="ce8">
            <text:p>RM</text:p>
          </table:table-cell>
          <table:table-cell office:value-type="float" office:value="350201" table:style-name="ce9">
            <text:p>350201</text:p>
          </table:table-cell>
          <table:table-cell office:value-type="string" table:style-name="ce9">
            <text:p>NÃO TEM</text:p>
          </table:table-cell>
          <table:table-cell office:value-type="float" office:value="3551009" table:style-name="ce10">
            <text:p>3551009</text:p>
          </table:table-cell>
          <table:table-cell office:value-type="string" table:style-name="ce11">
            <text:p>SÃO VICENTE</text:p>
          </table:table-cell>
          <table:table-cell office:value-type="string" table:style-name="ce12">
            <text:p>Lei Complementar 815</text:p>
          </table:table-cell>
          <table:table-cell office:value-type="date" office:date-value="1996-07-30T00:00:00" table:style-name="ce13">
            <text:p>30/07/199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01608" table:style-name="ce10">
            <text:p>3501608</text:p>
          </table:table-cell>
          <table:table-cell office:value-type="string" table:style-name="ce11">
            <text:p>AMERICAN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03802" table:style-name="ce10">
            <text:p>3503802</text:p>
          </table:table-cell>
          <table:table-cell office:value-type="string" table:style-name="ce11">
            <text:p>ARTUR NOGUEIR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09502" table:style-name="ce10">
            <text:p>3509502</text:p>
          </table:table-cell>
          <table:table-cell office:value-type="string" table:style-name="ce11">
            <text:p>CAMPINAS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12803" table:style-name="ce10">
            <text:p>3512803</text:p>
          </table:table-cell>
          <table:table-cell office:value-type="string" table:style-name="ce11">
            <text:p>COSMÓPOLIS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15152" table:style-name="ce10">
            <text:p>3515152</text:p>
          </table:table-cell>
          <table:table-cell office:value-type="string" table:style-name="ce11">
            <text:p>ENGENHEIRO COELHO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19055" table:style-name="ce10">
            <text:p>3519055</text:p>
          </table:table-cell>
          <table:table-cell office:value-type="string" table:style-name="ce11">
            <text:p>HOLAMBR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19071" table:style-name="ce10">
            <text:p>3519071</text:p>
          </table:table-cell>
          <table:table-cell office:value-type="string" table:style-name="ce11">
            <text:p>HORTOLÂNDI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20509" table:style-name="ce10">
            <text:p>3520509</text:p>
          </table:table-cell>
          <table:table-cell office:value-type="string" table:style-name="ce11">
            <text:p>INDAIATUB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23404" table:style-name="ce10">
            <text:p>3523404</text:p>
          </table:table-cell>
          <table:table-cell office:value-type="string" table:style-name="ce11">
            <text:p>ITATIB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24709" table:style-name="ce10">
            <text:p>3524709</text:p>
          </table:table-cell>
          <table:table-cell office:value-type="string" table:style-name="ce11">
            <text:p>JAGUARIÚN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31803" table:style-name="ce10">
            <text:p>3531803</text:p>
          </table:table-cell>
          <table:table-cell office:value-type="string" table:style-name="ce11">
            <text:p>MONTE MOR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32009" table:style-name="ce10">
            <text:p>3532009</text:p>
          </table:table-cell>
          <table:table-cell office:value-type="string" table:style-name="ce11">
            <text:p>MORUNGABA</text:p>
          </table:table-cell>
          <table:table-cell office:value-type="string" table:style-name="ce12">
            <text:p>Lei Complementar 1.234</text:p>
          </table:table-cell>
          <table:table-cell office:value-type="date" office:date-value="2014-03-14T00:00:00" table:style-name="ce13">
            <text:p>14/03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33403" table:style-name="ce10">
            <text:p>3533403</text:p>
          </table:table-cell>
          <table:table-cell office:value-type="string" table:style-name="ce11">
            <text:p>NOVA ODESS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36505" table:style-name="ce10">
            <text:p>3536505</text:p>
          </table:table-cell>
          <table:table-cell office:value-type="string" table:style-name="ce11">
            <text:p>PAULÍNI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37107" table:style-name="ce10">
            <text:p>3537107</text:p>
          </table:table-cell>
          <table:table-cell office:value-type="string" table:style-name="ce11">
            <text:p>PEDREIRA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45803" table:style-name="ce10">
            <text:p>3545803</text:p>
          </table:table-cell>
          <table:table-cell office:value-type="string" table:style-name="ce11">
            <text:p>SANTA BÁRBARA D'OESTE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48005" table:style-name="ce10">
            <text:p>3548005</text:p>
          </table:table-cell>
          <table:table-cell office:value-type="string" table:style-name="ce11">
            <text:p>SANTO ANTÔNIO DE POSSE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52403" table:style-name="ce10">
            <text:p>3552403</text:p>
          </table:table-cell>
          <table:table-cell office:value-type="string" table:style-name="ce11">
            <text:p>SUMARÉ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56206" table:style-name="ce10">
            <text:p>3556206</text:p>
          </table:table-cell>
          <table:table-cell office:value-type="string" table:style-name="ce11">
            <text:p>VALINHOS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3" table:style-name="ce8">
            <text:p>3503</text:p>
          </table:table-cell>
          <table:table-cell office:value-type="string" table:style-name="ce9">
            <text:p>Região Metropolitana de Campinas</text:p>
          </table:table-cell>
          <table:table-cell office:value-type="string" table:style-name="ce8">
            <text:p>RM</text:p>
          </table:table-cell>
          <table:table-cell office:value-type="float" office:value="350301" table:style-name="ce9">
            <text:p>350301</text:p>
          </table:table-cell>
          <table:table-cell office:value-type="string" table:style-name="ce9">
            <text:p>NÃO TEM</text:p>
          </table:table-cell>
          <table:table-cell office:value-type="float" office:value="3556701" table:style-name="ce10">
            <text:p>3556701</text:p>
          </table:table-cell>
          <table:table-cell office:value-type="string" table:style-name="ce11">
            <text:p>VINHEDO</text:p>
          </table:table-cell>
          <table:table-cell office:value-type="string" table:style-name="ce12">
            <text:p>Lei Complementar 870</text:p>
          </table:table-cell>
          <table:table-cell office:value-type="date" office:date-value="2000-06-19T00:00:00" table:style-name="ce13">
            <text:p>19/06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05609" table:style-name="ce10">
            <text:p>3505609</text:p>
          </table:table-cell>
          <table:table-cell office:value-type="string" table:style-name="ce11">
            <text:p>BARRINH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07803" table:style-name="ce10">
            <text:p>3507803</text:p>
          </table:table-cell>
          <table:table-cell office:value-type="string" table:style-name="ce11">
            <text:p>BRODOWSKI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13108" table:style-name="ce10">
            <text:p>3513108</text:p>
          </table:table-cell>
          <table:table-cell office:value-type="string" table:style-name="ce11">
            <text:p>CRAVINHOS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14601" table:style-name="ce10">
            <text:p>3514601</text:p>
          </table:table-cell>
          <table:table-cell office:value-type="string" table:style-name="ce11">
            <text:p>DUMONT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18859" table:style-name="ce10">
            <text:p>3518859</text:p>
          </table:table-cell>
          <table:table-cell office:value-type="string" table:style-name="ce11">
            <text:p>GUATAPARÁ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25102" table:style-name="ce10">
            <text:p>3525102</text:p>
          </table:table-cell>
          <table:table-cell office:value-type="string" table:style-name="ce11">
            <text:p>JARDINÓPOLIS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27603" table:style-name="ce10">
            <text:p>3527603</text:p>
          </table:table-cell>
          <table:table-cell office:value-type="string" table:style-name="ce11">
            <text:p>LUÍS ANTÔNIO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40200" table:style-name="ce10">
            <text:p>3540200</text:p>
          </table:table-cell>
          <table:table-cell office:value-type="string" table:style-name="ce11">
            <text:p>PONTAL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40903" table:style-name="ce10">
            <text:p>3540903</text:p>
          </table:table-cell>
          <table:table-cell office:value-type="string" table:style-name="ce11">
            <text:p>PRADÓPOLIS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43402" table:style-name="ce10">
            <text:p>3543402</text:p>
          </table:table-cell>
          <table:table-cell office:value-type="string" table:style-name="ce11">
            <text:p>RIBEIRÃO PRETO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47502" table:style-name="ce10">
            <text:p>3547502</text:p>
          </table:table-cell>
          <table:table-cell office:value-type="string" table:style-name="ce11">
            <text:p>SANTA RITA DO PASSA QUATRO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50902" table:style-name="ce10">
            <text:p>3550902</text:p>
          </table:table-cell>
          <table:table-cell office:value-type="string" table:style-name="ce11">
            <text:p>SÃO SIMÃO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51405" table:style-name="ce10">
            <text:p>3551405</text:p>
          </table:table-cell>
          <table:table-cell office:value-type="string" table:style-name="ce11">
            <text:p>SERRA AZUL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51504" table:style-name="ce10">
            <text:p>3551504</text:p>
          </table:table-cell>
          <table:table-cell office:value-type="string" table:style-name="ce11">
            <text:p>SERRAN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1" table:style-name="ce9">
            <text:p>350801</text:p>
          </table:table-cell>
          <table:table-cell office:value-type="string" table:style-name="ce9">
            <text:p>Sub-região 1</text:p>
          </table:table-cell>
          <table:table-cell office:value-type="float" office:value="3551702" table:style-name="ce10">
            <text:p>3551702</text:p>
          </table:table-cell>
          <table:table-cell office:value-type="string" table:style-name="ce11">
            <text:p>SERTÃOZINHO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2" table:style-name="ce9">
            <text:p>350802</text:p>
          </table:table-cell>
          <table:table-cell office:value-type="string" table:style-name="ce9">
            <text:p>Sub-região 2</text:p>
          </table:table-cell>
          <table:table-cell office:value-type="float" office:value="3518602" table:style-name="ce10">
            <text:p>3518602</text:p>
          </table:table-cell>
          <table:table-cell office:value-type="string" table:style-name="ce11">
            <text:p>GUARIB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2" table:style-name="ce9">
            <text:p>350802</text:p>
          </table:table-cell>
          <table:table-cell office:value-type="string" table:style-name="ce9">
            <text:p>Sub-região 2</text:p>
          </table:table-cell>
          <table:table-cell office:value-type="float" office:value="3524303" table:style-name="ce10">
            <text:p>3524303</text:p>
          </table:table-cell>
          <table:table-cell office:value-type="string" table:style-name="ce11">
            <text:p>JABOTICABAL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2" table:style-name="ce9">
            <text:p>350802</text:p>
          </table:table-cell>
          <table:table-cell office:value-type="string" table:style-name="ce9">
            <text:p>Sub-região 2</text:p>
          </table:table-cell>
          <table:table-cell office:value-type="float" office:value="3531308" table:style-name="ce10">
            <text:p>3531308</text:p>
          </table:table-cell>
          <table:table-cell office:value-type="string" table:style-name="ce11">
            <text:p>MONTE ALTO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2" table:style-name="ce9">
            <text:p>350802</text:p>
          </table:table-cell>
          <table:table-cell office:value-type="string" table:style-name="ce9">
            <text:p>Sub-região 2</text:p>
          </table:table-cell>
          <table:table-cell office:value-type="float" office:value="3539509" table:style-name="ce10">
            <text:p>3539509</text:p>
          </table:table-cell>
          <table:table-cell office:value-type="string" table:style-name="ce11">
            <text:p>PITANGUEIRAS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2" table:style-name="ce9">
            <text:p>350802</text:p>
          </table:table-cell>
          <table:table-cell office:value-type="string" table:style-name="ce9">
            <text:p>Sub-região 2</text:p>
          </table:table-cell>
          <table:table-cell office:value-type="float" office:value="3553203" table:style-name="ce10">
            <text:p>3553203</text:p>
          </table:table-cell>
          <table:table-cell office:value-type="string" table:style-name="ce11">
            <text:p>TAIÚV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2" table:style-name="ce9">
            <text:p>350802</text:p>
          </table:table-cell>
          <table:table-cell office:value-type="string" table:style-name="ce9">
            <text:p>Sub-região 2</text:p>
          </table:table-cell>
          <table:table-cell office:value-type="float" office:value="3553658" table:style-name="ce10">
            <text:p>3553658</text:p>
          </table:table-cell>
          <table:table-cell office:value-type="string" table:style-name="ce11">
            <text:p>TAQUARAL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3" table:style-name="ce9">
            <text:p>350803</text:p>
          </table:table-cell>
          <table:table-cell office:value-type="string" table:style-name="ce9">
            <text:p>Sub-região 3</text:p>
          </table:table-cell>
          <table:table-cell office:value-type="float" office:value="3509403" table:style-name="ce10">
            <text:p>3509403</text:p>
          </table:table-cell>
          <table:table-cell office:value-type="string" table:style-name="ce11">
            <text:p>CAJURU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3" table:style-name="ce9">
            <text:p>350803</text:p>
          </table:table-cell>
          <table:table-cell office:value-type="string" table:style-name="ce9">
            <text:p>Sub-região 3</text:p>
          </table:table-cell>
          <table:table-cell office:value-type="float" office:value="3510906" table:style-name="ce10">
            <text:p>3510906</text:p>
          </table:table-cell>
          <table:table-cell office:value-type="string" table:style-name="ce11">
            <text:p>CÁSSIA DOS COQUEIROS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3" table:style-name="ce9">
            <text:p>350803</text:p>
          </table:table-cell>
          <table:table-cell office:value-type="string" table:style-name="ce9">
            <text:p>Sub-região 3</text:p>
          </table:table-cell>
          <table:table-cell office:value-type="float" office:value="3530508" table:style-name="ce10">
            <text:p>3530508</text:p>
          </table:table-cell>
          <table:table-cell office:value-type="string" table:style-name="ce11">
            <text:p>MOCOC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3" table:style-name="ce9">
            <text:p>350803</text:p>
          </table:table-cell>
          <table:table-cell office:value-type="string" table:style-name="ce9">
            <text:p>Sub-região 3</text:p>
          </table:table-cell>
          <table:table-cell office:value-type="float" office:value="3546256" table:style-name="ce10">
            <text:p>3546256</text:p>
          </table:table-cell>
          <table:table-cell office:value-type="string" table:style-name="ce11">
            <text:p>SANTA CRUZ DA ESPERANÇ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3" table:style-name="ce9">
            <text:p>350803</text:p>
          </table:table-cell>
          <table:table-cell office:value-type="string" table:style-name="ce9">
            <text:p>Sub-região 3</text:p>
          </table:table-cell>
          <table:table-cell office:value-type="float" office:value="3547601" table:style-name="ce10">
            <text:p>3547601</text:p>
          </table:table-cell>
          <table:table-cell office:value-type="string" table:style-name="ce11">
            <text:p>SANTA ROSA DE VITERBO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3" table:style-name="ce9">
            <text:p>350803</text:p>
          </table:table-cell>
          <table:table-cell office:value-type="string" table:style-name="ce9">
            <text:p>Sub-região 3</text:p>
          </table:table-cell>
          <table:table-cell office:value-type="float" office:value="3553302" table:style-name="ce10">
            <text:p>3553302</text:p>
          </table:table-cell>
          <table:table-cell office:value-type="string" table:style-name="ce11">
            <text:p>TAMBAÚ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4" table:style-name="ce9">
            <text:p>350804</text:p>
          </table:table-cell>
          <table:table-cell office:value-type="string" table:style-name="ce9">
            <text:p>Sub-região 4</text:p>
          </table:table-cell>
          <table:table-cell office:value-type="float" office:value="3501004" table:style-name="ce10">
            <text:p>3501004</text:p>
          </table:table-cell>
          <table:table-cell office:value-type="string" table:style-name="ce11">
            <text:p>ALTINÓPOLIS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4" table:style-name="ce9">
            <text:p>350804</text:p>
          </table:table-cell>
          <table:table-cell office:value-type="string" table:style-name="ce9">
            <text:p>Sub-região 4</text:p>
          </table:table-cell>
          <table:table-cell office:value-type="float" office:value="3505906" table:style-name="ce10">
            <text:p>3505906</text:p>
          </table:table-cell>
          <table:table-cell office:value-type="string" table:style-name="ce11">
            <text:p>BATATAIS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4" table:style-name="ce9">
            <text:p>350804</text:p>
          </table:table-cell>
          <table:table-cell office:value-type="string" table:style-name="ce9">
            <text:p>Sub-região 4</text:p>
          </table:table-cell>
          <table:table-cell office:value-type="float" office:value="3531902" table:style-name="ce10">
            <text:p>3531902</text:p>
          </table:table-cell>
          <table:table-cell office:value-type="string" table:style-name="ce11">
            <text:p>MORRO AGUDO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4" table:style-name="ce9">
            <text:p>350804</text:p>
          </table:table-cell>
          <table:table-cell office:value-type="string" table:style-name="ce9">
            <text:p>Sub-região 4</text:p>
          </table:table-cell>
          <table:table-cell office:value-type="float" office:value="3533601" table:style-name="ce10">
            <text:p>3533601</text:p>
          </table:table-cell>
          <table:table-cell office:value-type="string" table:style-name="ce11">
            <text:p>NUPORANG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4" table:style-name="ce9">
            <text:p>350804</text:p>
          </table:table-cell>
          <table:table-cell office:value-type="string" table:style-name="ce9">
            <text:p>Sub-região 4</text:p>
          </table:table-cell>
          <table:table-cell office:value-type="float" office:value="3534302" table:style-name="ce10">
            <text:p>3534302</text:p>
          </table:table-cell>
          <table:table-cell office:value-type="string" table:style-name="ce11">
            <text:p>ORLÂNDI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4" table:style-name="ce9">
            <text:p>350804</text:p>
          </table:table-cell>
          <table:table-cell office:value-type="string" table:style-name="ce9">
            <text:p>Sub-região 4</text:p>
          </table:table-cell>
          <table:table-cell office:value-type="float" office:value="3544905" table:style-name="ce10">
            <text:p>3544905</text:p>
          </table:table-cell>
          <table:table-cell office:value-type="string" table:style-name="ce11">
            <text:p>SALES OLIVEIR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8" table:style-name="ce8">
            <text:p>3508</text:p>
          </table:table-cell>
          <table:table-cell office:value-type="string" table:style-name="ce9">
            <text:p>Região Metropolitana de Ribeirão Preto</text:p>
          </table:table-cell>
          <table:table-cell office:value-type="string" table:style-name="ce8">
            <text:p>RM</text:p>
          </table:table-cell>
          <table:table-cell office:value-type="float" office:value="350804" table:style-name="ce9">
            <text:p>350804</text:p>
          </table:table-cell>
          <table:table-cell office:value-type="string" table:style-name="ce9">
            <text:p>Sub-região 4</text:p>
          </table:table-cell>
          <table:table-cell office:value-type="float" office:value="3547908" table:style-name="ce10">
            <text:p>3547908</text:p>
          </table:table-cell>
          <table:table-cell office:value-type="string" table:style-name="ce11">
            <text:p>SANTO ANTÔNIO DA ALEGRIA</text:p>
          </table:table-cell>
          <table:table-cell office:value-type="string" table:style-name="ce12">
            <text:p>Lei Complementar 1.290</text:p>
          </table:table-cell>
          <table:table-cell office:value-type="date" office:date-value="2016-07-06T00:00:00" table:style-name="ce13">
            <text:p>06/07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03901" table:style-name="ce10">
            <text:p>3503901</text:p>
          </table:table-cell>
          <table:table-cell office:value-type="string" table:style-name="ce11">
            <text:p>ARUJÁ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06607" table:style-name="ce10">
            <text:p>3506607</text:p>
          </table:table-cell>
          <table:table-cell office:value-type="string" table:style-name="ce11">
            <text:p>BIRITIBA MIRIM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15707" table:style-name="ce10">
            <text:p>3515707</text:p>
          </table:table-cell>
          <table:table-cell office:value-type="string" table:style-name="ce11">
            <text:p>FERRAZ DE VASCONCELOS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18305" table:style-name="ce10">
            <text:p>3518305</text:p>
          </table:table-cell>
          <table:table-cell office:value-type="string" table:style-name="ce11">
            <text:p>GUARAREM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18800" table:style-name="ce10">
            <text:p>3518800</text:p>
          </table:table-cell>
          <table:table-cell office:value-type="string" table:style-name="ce11">
            <text:p>GUARULHOS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23107" table:style-name="ce10">
            <text:p>3523107</text:p>
          </table:table-cell>
          <table:table-cell office:value-type="string" table:style-name="ce11">
            <text:p>ITAQUAQUECETUB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30607" table:style-name="ce10">
            <text:p>3530607</text:p>
          </table:table-cell>
          <table:table-cell office:value-type="string" table:style-name="ce11">
            <text:p>MOGI DAS CRUZES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39806" table:style-name="ce10">
            <text:p>3539806</text:p>
          </table:table-cell>
          <table:table-cell office:value-type="string" table:style-name="ce11">
            <text:p>POÁ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45001" table:style-name="ce10">
            <text:p>3545001</text:p>
          </table:table-cell>
          <table:table-cell office:value-type="string" table:style-name="ce11">
            <text:p>SALESÓPOLIS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46801" table:style-name="ce10">
            <text:p>3546801</text:p>
          </table:table-cell>
          <table:table-cell office:value-type="string" table:style-name="ce11">
            <text:p>SANTA ISABEL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2" table:style-name="ce9">
            <text:p>350102</text:p>
          </table:table-cell>
          <table:table-cell office:value-type="string" table:style-name="ce9">
            <text:p>Sub-região Leste</text:p>
          </table:table-cell>
          <table:table-cell office:value-type="float" office:value="3552502" table:style-name="ce10">
            <text:p>3552502</text:p>
          </table:table-cell>
          <table:table-cell office:value-type="string" table:style-name="ce11">
            <text:p>SUZANO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1" table:style-name="ce9">
            <text:p>350101</text:p>
          </table:table-cell>
          <table:table-cell office:value-type="string" table:style-name="ce9">
            <text:p>Sub-região Norte</text:p>
          </table:table-cell>
          <table:table-cell office:value-type="float" office:value="3509007" table:style-name="ce10">
            <text:p>3509007</text:p>
          </table:table-cell>
          <table:table-cell office:value-type="string" table:style-name="ce11">
            <text:p>CAIEIRAS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1" table:style-name="ce9">
            <text:p>350101</text:p>
          </table:table-cell>
          <table:table-cell office:value-type="string" table:style-name="ce9">
            <text:p>Sub-região Norte</text:p>
          </table:table-cell>
          <table:table-cell office:value-type="float" office:value="3509205" table:style-name="ce10">
            <text:p>3509205</text:p>
          </table:table-cell>
          <table:table-cell office:value-type="string" table:style-name="ce11">
            <text:p>CAJAMAR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1" table:style-name="ce9">
            <text:p>350101</text:p>
          </table:table-cell>
          <table:table-cell office:value-type="string" table:style-name="ce9">
            <text:p>Sub-região Norte</text:p>
          </table:table-cell>
          <table:table-cell office:value-type="float" office:value="3516309" table:style-name="ce10">
            <text:p>3516309</text:p>
          </table:table-cell>
          <table:table-cell office:value-type="string" table:style-name="ce11">
            <text:p>FRANCISCO MORATO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1" table:style-name="ce9">
            <text:p>350101</text:p>
          </table:table-cell>
          <table:table-cell office:value-type="string" table:style-name="ce9">
            <text:p>Sub-região Norte</text:p>
          </table:table-cell>
          <table:table-cell office:value-type="float" office:value="3516408" table:style-name="ce10">
            <text:p>3516408</text:p>
          </table:table-cell>
          <table:table-cell office:value-type="string" table:style-name="ce11">
            <text:p>FRANCO DA ROCH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1" table:style-name="ce9">
            <text:p>350101</text:p>
          </table:table-cell>
          <table:table-cell office:value-type="string" table:style-name="ce9">
            <text:p>Sub-região Norte</text:p>
          </table:table-cell>
          <table:table-cell office:value-type="float" office:value="3528502" table:style-name="ce10">
            <text:p>3528502</text:p>
          </table:table-cell>
          <table:table-cell office:value-type="string" table:style-name="ce11">
            <text:p>MAIRIPORÃ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5" table:style-name="ce9">
            <text:p>350105</text:p>
          </table:table-cell>
          <table:table-cell office:value-type="string" table:style-name="ce9">
            <text:p>Sub-região Oeste</text:p>
          </table:table-cell>
          <table:table-cell office:value-type="float" office:value="3505708" table:style-name="ce10">
            <text:p>3505708</text:p>
          </table:table-cell>
          <table:table-cell office:value-type="string" table:style-name="ce11">
            <text:p>BARUERI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5" table:style-name="ce9">
            <text:p>350105</text:p>
          </table:table-cell>
          <table:table-cell office:value-type="string" table:style-name="ce9">
            <text:p>Sub-região Oeste</text:p>
          </table:table-cell>
          <table:table-cell office:value-type="float" office:value="3510609" table:style-name="ce10">
            <text:p>3510609</text:p>
          </table:table-cell>
          <table:table-cell office:value-type="string" table:style-name="ce11">
            <text:p>CARAPICUÍB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5" table:style-name="ce9">
            <text:p>350105</text:p>
          </table:table-cell>
          <table:table-cell office:value-type="string" table:style-name="ce9">
            <text:p>Sub-região Oeste</text:p>
          </table:table-cell>
          <table:table-cell office:value-type="float" office:value="3522505" table:style-name="ce10">
            <text:p>3522505</text:p>
          </table:table-cell>
          <table:table-cell office:value-type="string" table:style-name="ce11">
            <text:p>ITAPEVI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5" table:style-name="ce9">
            <text:p>350105</text:p>
          </table:table-cell>
          <table:table-cell office:value-type="string" table:style-name="ce9">
            <text:p>Sub-região Oeste</text:p>
          </table:table-cell>
          <table:table-cell office:value-type="float" office:value="3525003" table:style-name="ce10">
            <text:p>3525003</text:p>
          </table:table-cell>
          <table:table-cell office:value-type="string" table:style-name="ce11">
            <text:p>JANDIR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5" table:style-name="ce9">
            <text:p>350105</text:p>
          </table:table-cell>
          <table:table-cell office:value-type="string" table:style-name="ce9">
            <text:p>Sub-região Oeste</text:p>
          </table:table-cell>
          <table:table-cell office:value-type="float" office:value="3534401" table:style-name="ce10">
            <text:p>3534401</text:p>
          </table:table-cell>
          <table:table-cell office:value-type="string" table:style-name="ce11">
            <text:p>OSASCO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5" table:style-name="ce9">
            <text:p>350105</text:p>
          </table:table-cell>
          <table:table-cell office:value-type="string" table:style-name="ce9">
            <text:p>Sub-região Oeste</text:p>
          </table:table-cell>
          <table:table-cell office:value-type="float" office:value="3539103" table:style-name="ce10">
            <text:p>3539103</text:p>
          </table:table-cell>
          <table:table-cell office:value-type="string" table:style-name="ce11">
            <text:p>PIRAPORA DO BOM JESUS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5" table:style-name="ce9">
            <text:p>350105</text:p>
          </table:table-cell>
          <table:table-cell office:value-type="string" table:style-name="ce9">
            <text:p>Sub-região Oeste</text:p>
          </table:table-cell>
          <table:table-cell office:value-type="float" office:value="3547304" table:style-name="ce10">
            <text:p>3547304</text:p>
          </table:table-cell>
          <table:table-cell office:value-type="string" table:style-name="ce11">
            <text:p>SANTANA DE PARNAÍB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3" table:style-name="ce9">
            <text:p>350103</text:p>
          </table:table-cell>
          <table:table-cell office:value-type="string" table:style-name="ce9">
            <text:p>Sub-região Sudeste</text:p>
          </table:table-cell>
          <table:table-cell office:value-type="float" office:value="3513801" table:style-name="ce10">
            <text:p>3513801</text:p>
          </table:table-cell>
          <table:table-cell office:value-type="string" table:style-name="ce11">
            <text:p>DIADEM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3" table:style-name="ce9">
            <text:p>350103</text:p>
          </table:table-cell>
          <table:table-cell office:value-type="string" table:style-name="ce9">
            <text:p>Sub-região Sudeste</text:p>
          </table:table-cell>
          <table:table-cell office:value-type="float" office:value="3529401" table:style-name="ce10">
            <text:p>3529401</text:p>
          </table:table-cell>
          <table:table-cell office:value-type="string" table:style-name="ce11">
            <text:p>MAUÁ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3" table:style-name="ce9">
            <text:p>350103</text:p>
          </table:table-cell>
          <table:table-cell office:value-type="string" table:style-name="ce9">
            <text:p>Sub-região Sudeste</text:p>
          </table:table-cell>
          <table:table-cell office:value-type="float" office:value="3543303" table:style-name="ce10">
            <text:p>3543303</text:p>
          </table:table-cell>
          <table:table-cell office:value-type="string" table:style-name="ce11">
            <text:p>RIBEIRÃO PIRES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3" table:style-name="ce9">
            <text:p>350103</text:p>
          </table:table-cell>
          <table:table-cell office:value-type="string" table:style-name="ce9">
            <text:p>Sub-região Sudeste</text:p>
          </table:table-cell>
          <table:table-cell office:value-type="float" office:value="3544103" table:style-name="ce10">
            <text:p>3544103</text:p>
          </table:table-cell>
          <table:table-cell office:value-type="string" table:style-name="ce11">
            <text:p>RIO GRANDE DA SERR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3" table:style-name="ce9">
            <text:p>350103</text:p>
          </table:table-cell>
          <table:table-cell office:value-type="string" table:style-name="ce9">
            <text:p>Sub-região Sudeste</text:p>
          </table:table-cell>
          <table:table-cell office:value-type="float" office:value="3547809" table:style-name="ce10">
            <text:p>3547809</text:p>
          </table:table-cell>
          <table:table-cell office:value-type="string" table:style-name="ce11">
            <text:p>SANTO ANDRÉ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3" table:style-name="ce9">
            <text:p>350103</text:p>
          </table:table-cell>
          <table:table-cell office:value-type="string" table:style-name="ce9">
            <text:p>Sub-região Sudeste</text:p>
          </table:table-cell>
          <table:table-cell office:value-type="float" office:value="3548708" table:style-name="ce10">
            <text:p>3548708</text:p>
          </table:table-cell>
          <table:table-cell office:value-type="string" table:style-name="ce11">
            <text:p>SÃO BERNARDO DO CAMPO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3" table:style-name="ce9">
            <text:p>350103</text:p>
          </table:table-cell>
          <table:table-cell office:value-type="string" table:style-name="ce9">
            <text:p>Sub-região Sudeste</text:p>
          </table:table-cell>
          <table:table-cell office:value-type="float" office:value="3548807" table:style-name="ce10">
            <text:p>3548807</text:p>
          </table:table-cell>
          <table:table-cell office:value-type="string" table:style-name="ce11">
            <text:p>SÃO CAETANO DO SUL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4" table:style-name="ce9">
            <text:p>350104</text:p>
          </table:table-cell>
          <table:table-cell office:value-type="string" table:style-name="ce9">
            <text:p>Sub-região Sudoeste</text:p>
          </table:table-cell>
          <table:table-cell office:value-type="float" office:value="3513009" table:style-name="ce10">
            <text:p>3513009</text:p>
          </table:table-cell>
          <table:table-cell office:value-type="string" table:style-name="ce11">
            <text:p>COTI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4" table:style-name="ce9">
            <text:p>350104</text:p>
          </table:table-cell>
          <table:table-cell office:value-type="string" table:style-name="ce9">
            <text:p>Sub-região Sudoeste</text:p>
          </table:table-cell>
          <table:table-cell office:value-type="float" office:value="3515004" table:style-name="ce10">
            <text:p>3515004</text:p>
          </table:table-cell>
          <table:table-cell office:value-type="string" table:style-name="ce11">
            <text:p>EMBU DAS ARTES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4" table:style-name="ce9">
            <text:p>350104</text:p>
          </table:table-cell>
          <table:table-cell office:value-type="string" table:style-name="ce9">
            <text:p>Sub-região Sudoeste</text:p>
          </table:table-cell>
          <table:table-cell office:value-type="float" office:value="3515103" table:style-name="ce10">
            <text:p>3515103</text:p>
          </table:table-cell>
          <table:table-cell office:value-type="string" table:style-name="ce11">
            <text:p>EMBU-GUAÇU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4" table:style-name="ce9">
            <text:p>350104</text:p>
          </table:table-cell>
          <table:table-cell office:value-type="string" table:style-name="ce9">
            <text:p>Sub-região Sudoeste</text:p>
          </table:table-cell>
          <table:table-cell office:value-type="float" office:value="3522208" table:style-name="ce10">
            <text:p>3522208</text:p>
          </table:table-cell>
          <table:table-cell office:value-type="string" table:style-name="ce11">
            <text:p>ITAPECERICA DA SERR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4" table:style-name="ce9">
            <text:p>350104</text:p>
          </table:table-cell>
          <table:table-cell office:value-type="string" table:style-name="ce9">
            <text:p>Sub-região Sudoeste</text:p>
          </table:table-cell>
          <table:table-cell office:value-type="float" office:value="3526209" table:style-name="ce10">
            <text:p>3526209</text:p>
          </table:table-cell>
          <table:table-cell office:value-type="string" table:style-name="ce11">
            <text:p>JUQUITIB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4" table:style-name="ce9">
            <text:p>350104</text:p>
          </table:table-cell>
          <table:table-cell office:value-type="string" table:style-name="ce9">
            <text:p>Sub-região Sudoeste</text:p>
          </table:table-cell>
          <table:table-cell office:value-type="float" office:value="3549953" table:style-name="ce10">
            <text:p>3549953</text:p>
          </table:table-cell>
          <table:table-cell office:value-type="string" table:style-name="ce11">
            <text:p>SÃO LOURENÇO DA SERR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4" table:style-name="ce9">
            <text:p>350104</text:p>
          </table:table-cell>
          <table:table-cell office:value-type="string" table:style-name="ce9">
            <text:p>Sub-região Sudoeste</text:p>
          </table:table-cell>
          <table:table-cell office:value-type="float" office:value="3552809" table:style-name="ce10">
            <text:p>3552809</text:p>
          </table:table-cell>
          <table:table-cell office:value-type="string" table:style-name="ce11">
            <text:p>TABOÃO DA SERR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float" office:value="350104" table:style-name="ce9">
            <text:p>350104</text:p>
          </table:table-cell>
          <table:table-cell office:value-type="string" table:style-name="ce9">
            <text:p>Sub-região Sudoeste</text:p>
          </table:table-cell>
          <table:table-cell office:value-type="float" office:value="3556453" table:style-name="ce10">
            <text:p>3556453</text:p>
          </table:table-cell>
          <table:table-cell office:value-type="string" table:style-name="ce11">
            <text:p>VARGEM GRANDE PAULISTA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1" table:style-name="ce8">
            <text:p>3501</text:p>
          </table:table-cell>
          <table:table-cell office:value-type="string" table:style-name="ce9">
            <text:p>Região Metropolitana de São Paulo</text:p>
          </table:table-cell>
          <table:table-cell office:value-type="string" table:style-name="ce8">
            <text:p>RM</text:p>
          </table:table-cell>
          <table:table-cell office:value-type="string" table:style-name="ce9">
            <text:p>350101 a 350105</text:p>
          </table:table-cell>
          <table:table-cell office:value-type="string" table:style-name="ce9">
            <text:p>Todas as sub-regiões</text:p>
          </table:table-cell>
          <table:table-cell office:value-type="float" office:value="3550308" table:style-name="ce10">
            <text:p>3550308</text:p>
          </table:table-cell>
          <table:table-cell office:value-type="string" table:style-name="ce11">
            <text:p>SÃO PAULO</text:p>
          </table:table-cell>
          <table:table-cell office:value-type="string" table:style-name="ce12">
            <text:p>Lei Complementar 1.139</text:p>
          </table:table-cell>
          <table:table-cell office:value-type="date" office:date-value="2011-06-16T00:00:00" table:style-name="ce13">
            <text:p>16/06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00758" table:style-name="ce10">
            <text:p>3500758</text:p>
          </table:table-cell>
          <table:table-cell office:value-type="string" table:style-name="ce11">
            <text:p>ALAMBARI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07001" table:style-name="ce10">
            <text:p>3507001</text:p>
          </table:table-cell>
          <table:table-cell office:value-type="string" table:style-name="ce11">
            <text:p>BOITUVA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10302" table:style-name="ce10">
            <text:p>3510302</text:p>
          </table:table-cell>
          <table:table-cell office:value-type="string" table:style-name="ce11">
            <text:p>CAPELA DO ALTO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11508" table:style-name="ce10">
            <text:p>3511508</text:p>
          </table:table-cell>
          <table:table-cell office:value-type="string" table:style-name="ce11">
            <text:p>CERQUILHO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11607" table:style-name="ce10">
            <text:p>3511607</text:p>
          </table:table-cell>
          <table:table-cell office:value-type="string" table:style-name="ce11">
            <text:p>CESÁRIO LANGE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22307" table:style-name="ce10">
            <text:p>3522307</text:p>
          </table:table-cell>
          <table:table-cell office:value-type="string" table:style-name="ce11">
            <text:p>ITAPETININGA</text:p>
          </table:table-cell>
          <table:table-cell office:value-type="string" table:style-name="ce12">
            <text:p>Lei Complementar 1.289</text:p>
          </table:table-cell>
          <table:table-cell office:value-type="date" office:date-value="2016-06-29T00:00:00" table:style-name="ce13">
            <text:p>29/06/20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25854" table:style-name="ce10">
            <text:p>3525854</text:p>
          </table:table-cell>
          <table:table-cell office:value-type="string" table:style-name="ce11">
            <text:p>JUMIRIM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51108" table:style-name="ce10">
            <text:p>3551108</text:p>
          </table:table-cell>
          <table:table-cell office:value-type="string" table:style-name="ce11">
            <text:p>SARAPUÍ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54003" table:style-name="ce10">
            <text:p>3554003</text:p>
          </table:table-cell>
          <table:table-cell office:value-type="string" table:style-name="ce11">
            <text:p>TATUÍ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1" table:style-name="ce9">
            <text:p>350701</text:p>
          </table:table-cell>
          <table:table-cell office:value-type="string" table:style-name="ce9">
            <text:p>Sub-região 1</text:p>
          </table:table-cell>
          <table:table-cell office:value-type="float" office:value="3554508" table:style-name="ce10">
            <text:p>3554508</text:p>
          </table:table-cell>
          <table:table-cell office:value-type="string" table:style-name="ce11">
            <text:p>TIETÊ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2" table:style-name="ce9">
            <text:p>350702</text:p>
          </table:table-cell>
          <table:table-cell office:value-type="string" table:style-name="ce9">
            <text:p>Sub-região 2</text:p>
          </table:table-cell>
          <table:table-cell office:value-type="float" office:value="3501152" table:style-name="ce10">
            <text:p>3501152</text:p>
          </table:table-cell>
          <table:table-cell office:value-type="string" table:style-name="ce11">
            <text:p>ALUMÍNIO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2" table:style-name="ce9">
            <text:p>350702</text:p>
          </table:table-cell>
          <table:table-cell office:value-type="string" table:style-name="ce9">
            <text:p>Sub-região 2</text:p>
          </table:table-cell>
          <table:table-cell office:value-type="float" office:value="3502754" table:style-name="ce10">
            <text:p>3502754</text:p>
          </table:table-cell>
          <table:table-cell office:value-type="string" table:style-name="ce11">
            <text:p>ARAÇARIGUAMA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2" table:style-name="ce9">
            <text:p>350702</text:p>
          </table:table-cell>
          <table:table-cell office:value-type="string" table:style-name="ce9">
            <text:p>Sub-região 2</text:p>
          </table:table-cell>
          <table:table-cell office:value-type="float" office:value="3519709" table:style-name="ce10">
            <text:p>3519709</text:p>
          </table:table-cell>
          <table:table-cell office:value-type="string" table:style-name="ce11">
            <text:p>IBIÚNA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2" table:style-name="ce9">
            <text:p>350702</text:p>
          </table:table-cell>
          <table:table-cell office:value-type="string" table:style-name="ce9">
            <text:p>Sub-região 2</text:p>
          </table:table-cell>
          <table:table-cell office:value-type="float" office:value="3523909" table:style-name="ce10">
            <text:p>3523909</text:p>
          </table:table-cell>
          <table:table-cell office:value-type="string" table:style-name="ce11">
            <text:p>ITU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2" table:style-name="ce9">
            <text:p>350702</text:p>
          </table:table-cell>
          <table:table-cell office:value-type="string" table:style-name="ce9">
            <text:p>Sub-região 2</text:p>
          </table:table-cell>
          <table:table-cell office:value-type="float" office:value="3528403" table:style-name="ce10">
            <text:p>3528403</text:p>
          </table:table-cell>
          <table:table-cell office:value-type="string" table:style-name="ce11">
            <text:p>MAIRINQUE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2" table:style-name="ce9">
            <text:p>350702</text:p>
          </table:table-cell>
          <table:table-cell office:value-type="string" table:style-name="ce9">
            <text:p>Sub-região 2</text:p>
          </table:table-cell>
          <table:table-cell office:value-type="float" office:value="3540606" table:style-name="ce10">
            <text:p>3540606</text:p>
          </table:table-cell>
          <table:table-cell office:value-type="string" table:style-name="ce11">
            <text:p>PORTO FELIZ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2" table:style-name="ce9">
            <text:p>350702</text:p>
          </table:table-cell>
          <table:table-cell office:value-type="string" table:style-name="ce9">
            <text:p>Sub-região 2</text:p>
          </table:table-cell>
          <table:table-cell office:value-type="float" office:value="3545209" table:style-name="ce10">
            <text:p>3545209</text:p>
          </table:table-cell>
          <table:table-cell office:value-type="string" table:style-name="ce11">
            <text:p>SALTO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2" table:style-name="ce9">
            <text:p>350702</text:p>
          </table:table-cell>
          <table:table-cell office:value-type="string" table:style-name="ce9">
            <text:p>Sub-região 2</text:p>
          </table:table-cell>
          <table:table-cell office:value-type="float" office:value="3550605" table:style-name="ce10">
            <text:p>3550605</text:p>
          </table:table-cell>
          <table:table-cell office:value-type="string" table:style-name="ce11">
            <text:p>SÃO ROQUE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02903" table:style-name="ce10">
            <text:p>3502903</text:p>
          </table:table-cell>
          <table:table-cell office:value-type="string" table:style-name="ce11">
            <text:p>ARAÇOIABA DA SERRA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21002" table:style-name="ce10">
            <text:p>3521002</text:p>
          </table:table-cell>
          <table:table-cell office:value-type="string" table:style-name="ce11">
            <text:p>IPERÓ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37800" table:style-name="ce10">
            <text:p>3537800</text:p>
          </table:table-cell>
          <table:table-cell office:value-type="string" table:style-name="ce11">
            <text:p>PIEDADE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37909" table:style-name="ce10">
            <text:p>3537909</text:p>
          </table:table-cell>
          <table:table-cell office:value-type="string" table:style-name="ce11">
            <text:p>PILAR DO SUL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45308" table:style-name="ce10">
            <text:p>3545308</text:p>
          </table:table-cell>
          <table:table-cell office:value-type="string" table:style-name="ce11">
            <text:p>SALTO DE PIRAPORA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50209" table:style-name="ce10">
            <text:p>3550209</text:p>
          </table:table-cell>
          <table:table-cell office:value-type="string" table:style-name="ce11">
            <text:p>SÃO MIGUEL ARCANJO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52205" table:style-name="ce10">
            <text:p>3552205</text:p>
          </table:table-cell>
          <table:table-cell office:value-type="string" table:style-name="ce11">
            <text:p>SOROCABA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53500" table:style-name="ce10">
            <text:p>3553500</text:p>
          </table:table-cell>
          <table:table-cell office:value-type="string" table:style-name="ce11">
            <text:p>TAPIRAÍ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7" table:style-name="ce8">
            <text:p>3507</text:p>
          </table:table-cell>
          <table:table-cell office:value-type="string" table:style-name="ce9">
            <text:p>Região Metropolitana de Sorocaba</text:p>
          </table:table-cell>
          <table:table-cell office:value-type="string" table:style-name="ce8">
            <text:p>RM</text:p>
          </table:table-cell>
          <table:table-cell office:value-type="float" office:value="350703" table:style-name="ce9">
            <text:p>350703</text:p>
          </table:table-cell>
          <table:table-cell office:value-type="string" table:style-name="ce9">
            <text:p>Sub-região 3</text:p>
          </table:table-cell>
          <table:table-cell office:value-type="float" office:value="3557006" table:style-name="ce10">
            <text:p>3557006</text:p>
          </table:table-cell>
          <table:table-cell office:value-type="string" table:style-name="ce11">
            <text:p>VOTORANTIM</text:p>
          </table:table-cell>
          <table:table-cell office:value-type="string" table:style-name="ce12">
            <text:p>Lei Complementar 1.241</text:p>
          </table:table-cell>
          <table:table-cell office:value-type="date" office:date-value="2014-06-20T00:00:00" table:style-name="ce13">
            <text:p>20/06/2014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1" table:style-name="ce9">
            <text:p>350501</text:p>
          </table:table-cell>
          <table:table-cell office:value-type="string" table:style-name="ce9">
            <text:p>Sub-região 1</text:p>
          </table:table-cell>
          <table:table-cell office:value-type="float" office:value="3508504" table:style-name="ce10">
            <text:p>3508504</text:p>
          </table:table-cell>
          <table:table-cell office:value-type="string" table:style-name="ce11">
            <text:p>CAÇAPAV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1" table:style-name="ce9">
            <text:p>350501</text:p>
          </table:table-cell>
          <table:table-cell office:value-type="string" table:style-name="ce9">
            <text:p>Sub-região 1</text:p>
          </table:table-cell>
          <table:table-cell office:value-type="float" office:value="3520202" table:style-name="ce10">
            <text:p>3520202</text:p>
          </table:table-cell>
          <table:table-cell office:value-type="string" table:style-name="ce11">
            <text:p>IGARATÁ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1" table:style-name="ce9">
            <text:p>350501</text:p>
          </table:table-cell>
          <table:table-cell office:value-type="string" table:style-name="ce9">
            <text:p>Sub-região 1</text:p>
          </table:table-cell>
          <table:table-cell office:value-type="float" office:value="3524402" table:style-name="ce10">
            <text:p>3524402</text:p>
          </table:table-cell>
          <table:table-cell office:value-type="string" table:style-name="ce11">
            <text:p>JACAREÍ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1" table:style-name="ce9">
            <text:p>350501</text:p>
          </table:table-cell>
          <table:table-cell office:value-type="string" table:style-name="ce9">
            <text:p>Sub-região 1</text:p>
          </table:table-cell>
          <table:table-cell office:value-type="float" office:value="3524907" table:style-name="ce10">
            <text:p>3524907</text:p>
          </table:table-cell>
          <table:table-cell office:value-type="string" table:style-name="ce11">
            <text:p>JAMBEIRO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1" table:style-name="ce9">
            <text:p>350501</text:p>
          </table:table-cell>
          <table:table-cell office:value-type="string" table:style-name="ce9">
            <text:p>Sub-região 1</text:p>
          </table:table-cell>
          <table:table-cell office:value-type="float" office:value="3531704" table:style-name="ce10">
            <text:p>3531704</text:p>
          </table:table-cell>
          <table:table-cell office:value-type="string" table:style-name="ce11">
            <text:p>MONTEIRO LOBATO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1" table:style-name="ce9">
            <text:p>350501</text:p>
          </table:table-cell>
          <table:table-cell office:value-type="string" table:style-name="ce9">
            <text:p>Sub-região 1</text:p>
          </table:table-cell>
          <table:table-cell office:value-type="float" office:value="3535606" table:style-name="ce10">
            <text:p>3535606</text:p>
          </table:table-cell>
          <table:table-cell office:value-type="string" table:style-name="ce11">
            <text:p>PARAIBUN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1" table:style-name="ce9">
            <text:p>350501</text:p>
          </table:table-cell>
          <table:table-cell office:value-type="string" table:style-name="ce9">
            <text:p>Sub-região 1</text:p>
          </table:table-cell>
          <table:table-cell office:value-type="float" office:value="3546009" table:style-name="ce10">
            <text:p>3546009</text:p>
          </table:table-cell>
          <table:table-cell office:value-type="string" table:style-name="ce11">
            <text:p>SANTA BRANC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1" table:style-name="ce9">
            <text:p>350501</text:p>
          </table:table-cell>
          <table:table-cell office:value-type="string" table:style-name="ce9">
            <text:p>Sub-região 1</text:p>
          </table:table-cell>
          <table:table-cell office:value-type="float" office:value="3549904" table:style-name="ce10">
            <text:p>3549904</text:p>
          </table:table-cell>
          <table:table-cell office:value-type="string" table:style-name="ce11">
            <text:p>SÃO JOSÉ DOS CAMPOS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09700" table:style-name="ce10">
            <text:p>3509700</text:p>
          </table:table-cell>
          <table:table-cell office:value-type="string" table:style-name="ce11">
            <text:p>CAMPOS DO JORDÃO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26308" table:style-name="ce10">
            <text:p>3526308</text:p>
          </table:table-cell>
          <table:table-cell office:value-type="string" table:style-name="ce11">
            <text:p>LAGOINH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32306" table:style-name="ce10">
            <text:p>3532306</text:p>
          </table:table-cell>
          <table:table-cell office:value-type="string" table:style-name="ce11">
            <text:p>NATIVIDADE DA SERR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38006" table:style-name="ce10">
            <text:p>3538006</text:p>
          </table:table-cell>
          <table:table-cell office:value-type="string" table:style-name="ce11">
            <text:p>PINDAMONHANGAB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42305" table:style-name="ce10">
            <text:p>3542305</text:p>
          </table:table-cell>
          <table:table-cell office:value-type="string" table:style-name="ce11">
            <text:p>REDENÇÃO DA SERR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48203" table:style-name="ce10">
            <text:p>3548203</text:p>
          </table:table-cell>
          <table:table-cell office:value-type="string" table:style-name="ce11">
            <text:p>SANTO ANTÔNIO DO PINHAL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48609" table:style-name="ce10">
            <text:p>3548609</text:p>
          </table:table-cell>
          <table:table-cell office:value-type="string" table:style-name="ce11">
            <text:p>SÃO BENTO DO SAPUCAÍ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50001" table:style-name="ce10">
            <text:p>3550001</text:p>
          </table:table-cell>
          <table:table-cell office:value-type="string" table:style-name="ce11">
            <text:p>SÃO LUIZ DO PARAITING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54102" table:style-name="ce10">
            <text:p>3554102</text:p>
          </table:table-cell>
          <table:table-cell office:value-type="string" table:style-name="ce11">
            <text:p>TAUBATÉ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2" table:style-name="ce9">
            <text:p>350502</text:p>
          </table:table-cell>
          <table:table-cell office:value-type="string" table:style-name="ce9">
            <text:p>Sub-região 2</text:p>
          </table:table-cell>
          <table:table-cell office:value-type="float" office:value="3554805" table:style-name="ce10">
            <text:p>3554805</text:p>
          </table:table-cell>
          <table:table-cell office:value-type="string" table:style-name="ce11">
            <text:p>TREMEMBÉ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02507" table:style-name="ce10">
            <text:p>3502507</text:p>
          </table:table-cell>
          <table:table-cell office:value-type="string" table:style-name="ce11">
            <text:p>APARECID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08603" table:style-name="ce10">
            <text:p>3508603</text:p>
          </table:table-cell>
          <table:table-cell office:value-type="string" table:style-name="ce11">
            <text:p>CACHOEIRA PAULIST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09957" table:style-name="ce10">
            <text:p>3509957</text:p>
          </table:table-cell>
          <table:table-cell office:value-type="string" table:style-name="ce11">
            <text:p>CANAS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13603" table:style-name="ce10">
            <text:p>3513603</text:p>
          </table:table-cell>
          <table:table-cell office:value-type="string" table:style-name="ce11">
            <text:p>CUNH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18404" table:style-name="ce10">
            <text:p>3518404</text:p>
          </table:table-cell>
          <table:table-cell office:value-type="string" table:style-name="ce11">
            <text:p>GUARATINGUETÁ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27207" table:style-name="ce10">
            <text:p>3527207</text:p>
          </table:table-cell>
          <table:table-cell office:value-type="string" table:style-name="ce11">
            <text:p>LOREN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38501" table:style-name="ce10">
            <text:p>3538501</text:p>
          </table:table-cell>
          <table:table-cell office:value-type="string" table:style-name="ce11">
            <text:p>PIQUETE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40754" table:style-name="ce10">
            <text:p>3540754</text:p>
          </table:table-cell>
          <table:table-cell office:value-type="string" table:style-name="ce11">
            <text:p>POTIM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3" table:style-name="ce9">
            <text:p>350503</text:p>
          </table:table-cell>
          <table:table-cell office:value-type="string" table:style-name="ce9">
            <text:p>Sub-região 3</text:p>
          </table:table-cell>
          <table:table-cell office:value-type="float" office:value="3544301" table:style-name="ce10">
            <text:p>3544301</text:p>
          </table:table-cell>
          <table:table-cell office:value-type="string" table:style-name="ce11">
            <text:p>ROSEIR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4" table:style-name="ce9">
            <text:p>350504</text:p>
          </table:table-cell>
          <table:table-cell office:value-type="string" table:style-name="ce9">
            <text:p>Sub-região 4</text:p>
          </table:table-cell>
          <table:table-cell office:value-type="float" office:value="3503158" table:style-name="ce10">
            <text:p>3503158</text:p>
          </table:table-cell>
          <table:table-cell office:value-type="string" table:style-name="ce11">
            <text:p>ARAPEÍ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4" table:style-name="ce9">
            <text:p>350504</text:p>
          </table:table-cell>
          <table:table-cell office:value-type="string" table:style-name="ce9">
            <text:p>Sub-região 4</text:p>
          </table:table-cell>
          <table:table-cell office:value-type="float" office:value="3503505" table:style-name="ce10">
            <text:p>3503505</text:p>
          </table:table-cell>
          <table:table-cell office:value-type="string" table:style-name="ce11">
            <text:p>AREIAS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4" table:style-name="ce9">
            <text:p>350504</text:p>
          </table:table-cell>
          <table:table-cell office:value-type="string" table:style-name="ce9">
            <text:p>Sub-região 4</text:p>
          </table:table-cell>
          <table:table-cell office:value-type="float" office:value="3504909" table:style-name="ce10">
            <text:p>3504909</text:p>
          </table:table-cell>
          <table:table-cell office:value-type="string" table:style-name="ce11">
            <text:p>BANANAL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4" table:style-name="ce9">
            <text:p>350504</text:p>
          </table:table-cell>
          <table:table-cell office:value-type="string" table:style-name="ce9">
            <text:p>Sub-região 4</text:p>
          </table:table-cell>
          <table:table-cell office:value-type="float" office:value="3513405" table:style-name="ce10">
            <text:p>3513405</text:p>
          </table:table-cell>
          <table:table-cell office:value-type="string" table:style-name="ce11">
            <text:p>CRUZEIRO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4" table:style-name="ce9">
            <text:p>350504</text:p>
          </table:table-cell>
          <table:table-cell office:value-type="string" table:style-name="ce9">
            <text:p>Sub-região 4</text:p>
          </table:table-cell>
          <table:table-cell office:value-type="float" office:value="3526605" table:style-name="ce10">
            <text:p>3526605</text:p>
          </table:table-cell>
          <table:table-cell office:value-type="string" table:style-name="ce11">
            <text:p>LAVRINHAS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4" table:style-name="ce9">
            <text:p>350504</text:p>
          </table:table-cell>
          <table:table-cell office:value-type="string" table:style-name="ce9">
            <text:p>Sub-região 4</text:p>
          </table:table-cell>
          <table:table-cell office:value-type="float" office:value="3541901" table:style-name="ce10">
            <text:p>3541901</text:p>
          </table:table-cell>
          <table:table-cell office:value-type="string" table:style-name="ce11">
            <text:p>QUELUZ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4" table:style-name="ce9">
            <text:p>350504</text:p>
          </table:table-cell>
          <table:table-cell office:value-type="string" table:style-name="ce9">
            <text:p>Sub-região 4</text:p>
          </table:table-cell>
          <table:table-cell office:value-type="float" office:value="3549607" table:style-name="ce10">
            <text:p>3549607</text:p>
          </table:table-cell>
          <table:table-cell office:value-type="string" table:style-name="ce11">
            <text:p>SÃO JOSÉ DO BARREIRO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4" table:style-name="ce9">
            <text:p>350504</text:p>
          </table:table-cell>
          <table:table-cell office:value-type="string" table:style-name="ce9">
            <text:p>Sub-região 4</text:p>
          </table:table-cell>
          <table:table-cell office:value-type="float" office:value="3552007" table:style-name="ce10">
            <text:p>3552007</text:p>
          </table:table-cell>
          <table:table-cell office:value-type="string" table:style-name="ce11">
            <text:p>SILVEIRAS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5" table:style-name="ce9">
            <text:p>350505</text:p>
          </table:table-cell>
          <table:table-cell office:value-type="string" table:style-name="ce9">
            <text:p>Sub-região 5</text:p>
          </table:table-cell>
          <table:table-cell office:value-type="float" office:value="3510500" table:style-name="ce10">
            <text:p>3510500</text:p>
          </table:table-cell>
          <table:table-cell office:value-type="string" table:style-name="ce11">
            <text:p>CARAGUATATUB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5" table:style-name="ce9">
            <text:p>350505</text:p>
          </table:table-cell>
          <table:table-cell office:value-type="string" table:style-name="ce9">
            <text:p>Sub-região 5</text:p>
          </table:table-cell>
          <table:table-cell office:value-type="float" office:value="3520400" table:style-name="ce10">
            <text:p>3520400</text:p>
          </table:table-cell>
          <table:table-cell office:value-type="string" table:style-name="ce11">
            <text:p>ILHABEL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5" table:style-name="ce9">
            <text:p>350505</text:p>
          </table:table-cell>
          <table:table-cell office:value-type="string" table:style-name="ce9">
            <text:p>Sub-região 5</text:p>
          </table:table-cell>
          <table:table-cell office:value-type="float" office:value="3550704" table:style-name="ce10">
            <text:p>3550704</text:p>
          </table:table-cell>
          <table:table-cell office:value-type="string" table:style-name="ce11">
            <text:p>SÃO SEBASTIÃO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deste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SP</text:p>
          </table:table-cell>
          <table:table-cell office:value-type="float" office:value="3505" table:style-name="ce8">
            <text:p>3505</text:p>
          </table:table-cell>
          <table:table-cell office:value-type="string" table:style-name="ce9">
            <text:p>Região Metropolitana do Vale do Paraíba e Litoral Norte</text:p>
          </table:table-cell>
          <table:table-cell office:value-type="string" table:style-name="ce8">
            <text:p>RM</text:p>
          </table:table-cell>
          <table:table-cell office:value-type="float" office:value="350505" table:style-name="ce9">
            <text:p>350505</text:p>
          </table:table-cell>
          <table:table-cell office:value-type="string" table:style-name="ce9">
            <text:p>Sub-região 5</text:p>
          </table:table-cell>
          <table:table-cell office:value-type="float" office:value="3555406" table:style-name="ce10">
            <text:p>3555406</text:p>
          </table:table-cell>
          <table:table-cell office:value-type="string" table:style-name="ce11">
            <text:p>UBATUBA</text:p>
          </table:table-cell>
          <table:table-cell office:value-type="string" table:style-name="ce12">
            <text:p>Lei Complementar 1.166</text:p>
          </table:table-cell>
          <table:table-cell office:value-type="date" office:date-value="2012-01-09T00:00:00" table:style-name="ce13">
            <text:p>09/01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1408" table:style-name="ce10">
            <text:p>4101408</text:p>
          </table:table-cell>
          <table:table-cell office:value-type="string" table:style-name="ce11">
            <text:p>APUCARANA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1655" table:style-name="ce10">
            <text:p>4101655</text:p>
          </table:table-cell>
          <table:table-cell office:value-type="string" table:style-name="ce11">
            <text:p>ARAPUÃ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1853" table:style-name="ce10">
            <text:p>4101853</text:p>
          </table:table-cell>
          <table:table-cell office:value-type="string" table:style-name="ce11">
            <text:p>ARIRANHA DO IVAÍ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3305" table:style-name="ce10">
            <text:p>4103305</text:p>
          </table:table-cell>
          <table:table-cell office:value-type="string" table:style-name="ce11">
            <text:p>BORRAZÓPOLIS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3503" table:style-name="ce10">
            <text:p>4103503</text:p>
          </table:table-cell>
          <table:table-cell office:value-type="string" table:style-name="ce11">
            <text:p>CALIFÓRNIA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6852" table:style-name="ce10">
            <text:p>4106852</text:p>
          </table:table-cell>
          <table:table-cell office:value-type="string" table:style-name="ce11">
            <text:p>CRUZMALTINA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7603" table:style-name="ce10">
            <text:p>4107603</text:p>
          </table:table-cell>
          <table:table-cell office:value-type="string" table:style-name="ce11">
            <text:p>FAXINAL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8551" table:style-name="ce10">
            <text:p>4108551</text:p>
          </table:table-cell>
          <table:table-cell office:value-type="string" table:style-name="ce11">
            <text:p>GODOY MOREIRA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08700" table:style-name="ce10">
            <text:p>4108700</text:p>
          </table:table-cell>
          <table:table-cell office:value-type="string" table:style-name="ce11">
            <text:p>GRANDES RIOS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1506" table:style-name="ce10">
            <text:p>4111506</text:p>
          </table:table-cell>
          <table:table-cell office:value-type="string" table:style-name="ce11">
            <text:p>IVAIPORÃ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2504" table:style-name="ce10">
            <text:p>4112504</text:p>
          </table:table-cell>
          <table:table-cell office:value-type="string" table:style-name="ce11">
            <text:p>JARDIM ALEGRE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3106" table:style-name="ce10">
            <text:p>4113106</text:p>
          </table:table-cell>
          <table:table-cell office:value-type="string" table:style-name="ce11">
            <text:p>KALORÉ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3429" table:style-name="ce10">
            <text:p>4113429</text:p>
          </table:table-cell>
          <table:table-cell office:value-type="string" table:style-name="ce11">
            <text:p>LIDIANÓPOLIS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3759" table:style-name="ce10">
            <text:p>4113759</text:p>
          </table:table-cell>
          <table:table-cell office:value-type="string" table:style-name="ce11">
            <text:p>LUNARDELLI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4906" table:style-name="ce10">
            <text:p>4114906</text:p>
          </table:table-cell>
          <table:table-cell office:value-type="string" table:style-name="ce11">
            <text:p>MARILÂNDIA DO SUL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5507" table:style-name="ce10">
            <text:p>4115507</text:p>
          </table:table-cell>
          <table:table-cell office:value-type="string" table:style-name="ce11">
            <text:p>MARUMBI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5754" table:style-name="ce10">
            <text:p>4115754</text:p>
          </table:table-cell>
          <table:table-cell office:value-type="string" table:style-name="ce11">
            <text:p>MAUÁ DA SERRA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17297" table:style-name="ce10">
            <text:p>4117297</text:p>
          </table:table-cell>
          <table:table-cell office:value-type="string" table:style-name="ce11">
            <text:p>NOVO ITACOLOMI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22107" table:style-name="ce10">
            <text:p>4122107</text:p>
          </table:table-cell>
          <table:table-cell office:value-type="string" table:style-name="ce11">
            <text:p>RIO BOM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22172" table:style-name="ce10">
            <text:p>4122172</text:p>
          </table:table-cell>
          <table:table-cell office:value-type="string" table:style-name="ce11">
            <text:p>RIO BRANCO DO IVAÍ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22651" table:style-name="ce10">
            <text:p>4122651</text:p>
          </table:table-cell>
          <table:table-cell office:value-type="string" table:style-name="ce11">
            <text:p>ROSÁRIO DO IVAÍ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25001" table:style-name="ce10">
            <text:p>4125001</text:p>
          </table:table-cell>
          <table:table-cell office:value-type="string" table:style-name="ce11">
            <text:p>SÃO JOÃO DO IVAÍ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5" table:style-name="ce8">
            <text:p>4105</text:p>
          </table:table-cell>
          <table:table-cell office:value-type="string" table:style-name="ce9">
            <text:p>Região Metropolitana de Apucarana</text:p>
          </table:table-cell>
          <table:table-cell office:value-type="string" table:style-name="ce8">
            <text:p>RM</text:p>
          </table:table-cell>
          <table:table-cell office:value-type="float" office:value="410501" table:style-name="ce9">
            <text:p>410501</text:p>
          </table:table-cell>
          <table:table-cell office:value-type="string" table:style-name="ce9">
            <text:p>NÃO TEM</text:p>
          </table:table-cell>
          <table:table-cell office:value-type="float" office:value="4125803" table:style-name="ce10">
            <text:p>4125803</text:p>
          </table:table-cell>
          <table:table-cell office:value-type="string" table:style-name="ce11">
            <text:p>SÃO PEDRO DO IVAÍ</text:p>
          </table:table-cell>
          <table:table-cell office:value-type="string" table:style-name="ce12">
            <text:p>Lei Complementar 187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0459" table:style-name="ce10">
            <text:p>4100459</text:p>
          </table:table-cell>
          <table:table-cell office:value-type="string" table:style-name="ce11">
            <text:p>ALTAMIRA DO PARANÁ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1705" table:style-name="ce10">
            <text:p>4101705</text:p>
          </table:table-cell>
          <table:table-cell office:value-type="string" table:style-name="ce11">
            <text:p>ARARUNA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2505" table:style-name="ce10">
            <text:p>4102505</text:p>
          </table:table-cell>
          <table:table-cell office:value-type="string" table:style-name="ce11">
            <text:p>BARBOSA FERRAZ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3008" table:style-name="ce10">
            <text:p>4103008</text:p>
          </table:table-cell>
          <table:table-cell office:value-type="string" table:style-name="ce11">
            <text:p>BOA ESPERANÇA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3909" table:style-name="ce10">
            <text:p>4103909</text:p>
          </table:table-cell>
          <table:table-cell office:value-type="string" table:style-name="ce11">
            <text:p>CAMPINA DA LAGOA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4303" table:style-name="ce10">
            <text:p>4104303</text:p>
          </table:table-cell>
          <table:table-cell office:value-type="string" table:style-name="ce11">
            <text:p>CAMPO MOURÃO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6555" table:style-name="ce10">
            <text:p>4106555</text:p>
          </table:table-cell>
          <table:table-cell office:value-type="string" table:style-name="ce11">
            <text:p>CORUMBATAÍ DO SUL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7504" table:style-name="ce10">
            <text:p>4107504</text:p>
          </table:table-cell>
          <table:table-cell office:value-type="string" table:style-name="ce11">
            <text:p>ENGENHEIRO BELTRÃO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7553" table:style-name="ce10">
            <text:p>4107553</text:p>
          </table:table-cell>
          <table:table-cell office:value-type="string" table:style-name="ce11">
            <text:p>FAROL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7702" table:style-name="ce10">
            <text:p>4107702</text:p>
          </table:table-cell>
          <table:table-cell office:value-type="string" table:style-name="ce11">
            <text:p>FÊNIX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08601" table:style-name="ce10">
            <text:p>4108601</text:p>
          </table:table-cell>
          <table:table-cell office:value-type="string" table:style-name="ce11">
            <text:p>GOIOERÊ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10805" table:style-name="ce10">
            <text:p>4110805</text:p>
          </table:table-cell>
          <table:table-cell office:value-type="string" table:style-name="ce11">
            <text:p>IRETAMA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12207" table:style-name="ce10">
            <text:p>4112207</text:p>
          </table:table-cell>
          <table:table-cell office:value-type="string" table:style-name="ce11">
            <text:p>JANIÓPOLIS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12959" table:style-name="ce10">
            <text:p>4112959</text:p>
          </table:table-cell>
          <table:table-cell office:value-type="string" table:style-name="ce11">
            <text:p>JURANDA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13734" table:style-name="ce10">
            <text:p>4113734</text:p>
          </table:table-cell>
          <table:table-cell office:value-type="string" table:style-name="ce11">
            <text:p>LUIZIANA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14005" table:style-name="ce10">
            <text:p>4114005</text:p>
          </table:table-cell>
          <table:table-cell office:value-type="string" table:style-name="ce11">
            <text:p>MAMBORÊ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16109" table:style-name="ce10">
            <text:p>4116109</text:p>
          </table:table-cell>
          <table:table-cell office:value-type="string" table:style-name="ce11">
            <text:p>MOREIRA SALES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16802" table:style-name="ce10">
            <text:p>4116802</text:p>
          </table:table-cell>
          <table:table-cell office:value-type="string" table:style-name="ce11">
            <text:p>NOVA CANTU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18808" table:style-name="ce10">
            <text:p>4118808</text:p>
          </table:table-cell>
          <table:table-cell office:value-type="string" table:style-name="ce11">
            <text:p>PEABIRU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20655" table:style-name="ce10">
            <text:p>4120655</text:p>
          </table:table-cell>
          <table:table-cell office:value-type="string" table:style-name="ce11">
            <text:p>QUARTO CENTENÁRIO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21109" table:style-name="ce10">
            <text:p>4121109</text:p>
          </table:table-cell>
          <table:table-cell office:value-type="string" table:style-name="ce11">
            <text:p>QUINTA DO SOL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21356" table:style-name="ce10">
            <text:p>4121356</text:p>
          </table:table-cell>
          <table:table-cell office:value-type="string" table:style-name="ce11">
            <text:p>RANCHO ALEGRE D'OESTE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22503" table:style-name="ce10">
            <text:p>4122503</text:p>
          </table:table-cell>
          <table:table-cell office:value-type="string" table:style-name="ce11">
            <text:p>RONCADOR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27205" table:style-name="ce10">
            <text:p>4127205</text:p>
          </table:table-cell>
          <table:table-cell office:value-type="string" table:style-name="ce11">
            <text:p>TERRA BOA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6" table:style-name="ce8">
            <text:p>4106</text:p>
          </table:table-cell>
          <table:table-cell office:value-type="string" table:style-name="ce9">
            <text:p>Região Metropolitana de Campo Mourão</text:p>
          </table:table-cell>
          <table:table-cell office:value-type="string" table:style-name="ce8">
            <text:p>RM</text:p>
          </table:table-cell>
          <table:table-cell office:value-type="float" office:value="410601" table:style-name="ce9">
            <text:p>410601</text:p>
          </table:table-cell>
          <table:table-cell office:value-type="string" table:style-name="ce9">
            <text:p>NÃO TEM</text:p>
          </table:table-cell>
          <table:table-cell office:value-type="float" office:value="4128005" table:style-name="ce10">
            <text:p>4128005</text:p>
          </table:table-cell>
          <table:table-cell office:value-type="string" table:style-name="ce11">
            <text:p>UBIRATÃ</text:p>
          </table:table-cell>
          <table:table-cell office:value-type="string" table:style-name="ce12">
            <text:p>Lei Complementar 185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1051" table:style-name="ce10">
            <text:p>4101051</text:p>
          </table:table-cell>
          <table:table-cell office:value-type="string" table:style-name="ce11">
            <text:p>ANAHY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3057" table:style-name="ce10">
            <text:p>4103057</text:p>
          </table:table-cell>
          <table:table-cell office:value-type="string" table:style-name="ce11">
            <text:p>BOA VISTA DA APARECIDA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3354" table:style-name="ce10">
            <text:p>4103354</text:p>
          </table:table-cell>
          <table:table-cell office:value-type="string" table:style-name="ce11">
            <text:p>BRAGANEY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3453" table:style-name="ce10">
            <text:p>4103453</text:p>
          </table:table-cell>
          <table:table-cell office:value-type="string" table:style-name="ce11">
            <text:p>CAFELÂNDIA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4055" table:style-name="ce10">
            <text:p>4104055</text:p>
          </table:table-cell>
          <table:table-cell office:value-type="string" table:style-name="ce11">
            <text:p>CAMPO BONITO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4600" table:style-name="ce10">
            <text:p>4104600</text:p>
          </table:table-cell>
          <table:table-cell office:value-type="string" table:style-name="ce11">
            <text:p>CAPITÃO LEÔNIDAS MARQUES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4808" table:style-name="ce10">
            <text:p>4104808</text:p>
          </table:table-cell>
          <table:table-cell office:value-type="string" table:style-name="ce11">
            <text:p>CASCAVEL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5003" table:style-name="ce10">
            <text:p>4105003</text:p>
          </table:table-cell>
          <table:table-cell office:value-type="string" table:style-name="ce11">
            <text:p>CATANDUVAS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5300" table:style-name="ce10">
            <text:p>4105300</text:p>
          </table:table-cell>
          <table:table-cell office:value-type="string" table:style-name="ce11">
            <text:p>CÉU AZUL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6308" table:style-name="ce10">
            <text:p>4106308</text:p>
          </table:table-cell>
          <table:table-cell office:value-type="string" table:style-name="ce11">
            <text:p>CORBÉLIA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7124" table:style-name="ce10">
            <text:p>4107124</text:p>
          </table:table-cell>
          <table:table-cell office:value-type="string" table:style-name="ce11">
            <text:p>DIAMANTE DO SUL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9302" table:style-name="ce10">
            <text:p>4109302</text:p>
          </table:table-cell>
          <table:table-cell office:value-type="string" table:style-name="ce11">
            <text:p>GUARANIAÇU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9757" table:style-name="ce10">
            <text:p>4109757</text:p>
          </table:table-cell>
          <table:table-cell office:value-type="string" table:style-name="ce11">
            <text:p>IBEMA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08205" table:style-name="ce15">
            <text:p>4108205</text:p>
          </table:table-cell>
          <table:table-cell office:value-type="string" table:style-name="ce11">
            <text:p>FORMOSA DO OESTE</text:p>
          </table:table-cell>
          <table:table-cell office:value-type="string" table:style-name="ce12">
            <text:p>Lei Complementar 189</text:p>
          </table:table-cell>
          <table:table-cell office:value-type="date" office:date-value="2015-07-31T00:00:00" table:style-name="ce13">
            <text:p>31/07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10052" table:style-name="ce10">
            <text:p>4110052</text:p>
          </table:table-cell>
          <table:table-cell office:value-type="string" table:style-name="ce11">
            <text:p>IGUATU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10656" table:style-name="ce10">
            <text:p>4110656</text:p>
          </table:table-cell>
          <table:table-cell office:value-type="string" table:style-name="ce11">
            <text:p>IRACEMA DO OESTE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12751" table:style-name="ce10">
            <text:p>4112751</text:p>
          </table:table-cell>
          <table:table-cell office:value-type="string" table:style-name="ce11">
            <text:p>JESUÍTAS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13452" table:style-name="ce10">
            <text:p>4113452</text:p>
          </table:table-cell>
          <table:table-cell office:value-type="string" table:style-name="ce11">
            <text:p>LINDOESTE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15606" table:style-name="ce10">
            <text:p>4115606</text:p>
          </table:table-cell>
          <table:table-cell office:value-type="string" table:style-name="ce11">
            <text:p>MATELÂNDIA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16703" table:style-name="ce10">
            <text:p>4116703</text:p>
          </table:table-cell>
          <table:table-cell office:value-type="string" table:style-name="ce11">
            <text:p>NOVA AURORA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23824" table:style-name="ce10">
            <text:p>4123824</text:p>
          </table:table-cell>
          <table:table-cell office:value-type="string" table:style-name="ce11">
            <text:p>SANTA LÚCIA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24020" table:style-name="ce10">
            <text:p>4124020</text:p>
          </table:table-cell>
          <table:table-cell office:value-type="string" table:style-name="ce11">
            <text:p>SANTA TEREZA DO OESTE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27858" table:style-name="ce10">
            <text:p>4127858</text:p>
          </table:table-cell>
          <table:table-cell office:value-type="string" table:style-name="ce11">
            <text:p>TRÊS BARRAS DO PARANÁ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7" table:style-name="ce8">
            <text:p>4107</text:p>
          </table:table-cell>
          <table:table-cell office:value-type="string" table:style-name="ce9">
            <text:p>Região Metropolitana de Cascavel</text:p>
          </table:table-cell>
          <table:table-cell office:value-type="string" table:style-name="ce8">
            <text:p>RM</text:p>
          </table:table-cell>
          <table:table-cell office:value-type="float" office:value="410701" table:style-name="ce9">
            <text:p>410701</text:p>
          </table:table-cell>
          <table:table-cell office:value-type="string" table:style-name="ce9">
            <text:p>NÃO TEM</text:p>
          </table:table-cell>
          <table:table-cell office:value-type="float" office:value="4128559" table:style-name="ce10">
            <text:p>4128559</text:p>
          </table:table-cell>
          <table:table-cell office:value-type="string" table:style-name="ce11">
            <text:p>VERA CRUZ DO OESTE</text:p>
          </table:table-cell>
          <table:table-cell office:value-type="string" table:style-name="ce12">
            <text:p>Lei Complementar 186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0202" table:style-name="ce10">
            <text:p>4100202</text:p>
          </table:table-cell>
          <table:table-cell office:value-type="string" table:style-name="ce11">
            <text:p>ADRIANÓPOLIS</text:p>
          </table:table-cell>
          <table:table-cell office:value-type="string" table:style-name="ce12">
            <text:p>Lei 11096</text:p>
          </table:table-cell>
          <table:table-cell office:value-type="date" office:date-value="1995-05-16T00:00:00" table:style-name="ce13">
            <text:p>16/05/199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0301" table:style-name="ce10">
            <text:p>4100301</text:p>
          </table:table-cell>
          <table:table-cell office:value-type="string" table:style-name="ce11">
            <text:p>AGUDOS DO SUL</text:p>
          </table:table-cell>
          <table:table-cell office:value-type="string" table:style-name="ce12">
            <text:p>Lei 12125</text:p>
          </table:table-cell>
          <table:table-cell office:value-type="date" office:date-value="1998-04-22T00:00:00" table:style-name="ce13">
            <text:p>22/04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0400" table:style-name="ce10">
            <text:p>4100400</text:p>
          </table:table-cell>
          <table:table-cell office:value-type="string" table:style-name="ce11">
            <text:p>ALMIRANTE TAMANDARÉ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1804" table:style-name="ce10">
            <text:p>4101804</text:p>
          </table:table-cell>
          <table:table-cell office:value-type="string" table:style-name="ce11">
            <text:p>ARAUCÁRI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2307" table:style-name="ce10">
            <text:p>4102307</text:p>
          </table:table-cell>
          <table:table-cell office:value-type="string" table:style-name="ce11">
            <text:p>BALSA NOV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3107" table:style-name="ce10">
            <text:p>4103107</text:p>
          </table:table-cell>
          <table:table-cell office:value-type="string" table:style-name="ce11">
            <text:p>BOCAIÚVA DO SUL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4006" table:style-name="ce10">
            <text:p>4104006</text:p>
          </table:table-cell>
          <table:table-cell office:value-type="string" table:style-name="ce11">
            <text:p>CAMPINA GRANDE DO SUL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4105" table:style-name="ce10">
            <text:p>4104105</text:p>
          </table:table-cell>
          <table:table-cell office:value-type="string" table:style-name="ce11">
            <text:p>CAMPO DO TENENTE</text:p>
          </table:table-cell>
          <table:table-cell office:value-type="string" table:style-name="ce12">
            <text:p>Lei Complementar <text:s/>139</text:p>
          </table:table-cell>
          <table:table-cell office:value-type="date" office:date-value="2011-12-09T00:00:00" table:style-name="ce13">
            <text:p>09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4204" table:style-name="ce10">
            <text:p>4104204</text:p>
          </table:table-cell>
          <table:table-cell office:value-type="string" table:style-name="ce11">
            <text:p>CAMPO LARG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4253" table:style-name="ce10">
            <text:p>4104253</text:p>
          </table:table-cell>
          <table:table-cell office:value-type="string" table:style-name="ce11">
            <text:p>CAMPO MAGRO</text:p>
          </table:table-cell>
          <table:table-cell office:value-type="string" table:style-name="ce12">
            <text:p>Inclusão por desmembramento</text:p>
          </table:table-cell>
          <table:table-cell office:value-type="date" office:date-value="1997-01-01T00:00:00" table:style-name="ce13">
            <text:p>01/01/1997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5201" table:style-name="ce10">
            <text:p>4105201</text:p>
          </table:table-cell>
          <table:table-cell office:value-type="string" table:style-name="ce11">
            <text:p>CERRO AZUL</text:p>
          </table:table-cell>
          <table:table-cell office:value-type="string" table:style-name="ce12">
            <text:p>Lei 11027</text:p>
          </table:table-cell>
          <table:table-cell office:value-type="date" office:date-value="1994-12-29T00:00:00" table:style-name="ce13">
            <text:p>29/12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5805" table:style-name="ce10">
            <text:p>4105805</text:p>
          </table:table-cell>
          <table:table-cell office:value-type="string" table:style-name="ce11">
            <text:p>COLOMB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6209" table:style-name="ce10">
            <text:p>4106209</text:p>
          </table:table-cell>
          <table:table-cell office:value-type="string" table:style-name="ce11">
            <text:p>CONTEND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6902" table:style-name="ce10">
            <text:p>4106902</text:p>
          </table:table-cell>
          <table:table-cell office:value-type="string" table:style-name="ce11">
            <text:p>CURITIB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28633" table:style-name="ce10">
            <text:p>4128633</text:p>
          </table:table-cell>
          <table:table-cell office:value-type="string" table:style-name="ce11">
            <text:p>DOUTOR ULYSSES</text:p>
          </table:table-cell>
          <table:table-cell office:value-type="string" table:style-name="ce12">
            <text:p>Lei 11027</text:p>
          </table:table-cell>
          <table:table-cell office:value-type="date" office:date-value="1994-12-29T00:00:00" table:style-name="ce13">
            <text:p>29/12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07652" table:style-name="ce10">
            <text:p>4107652</text:p>
          </table:table-cell>
          <table:table-cell office:value-type="string" table:style-name="ce11">
            <text:p>FAZENDA RIO GRANDE</text:p>
          </table:table-cell>
          <table:table-cell office:value-type="string" table:style-name="ce12">
            <text:p>Lei 11027</text:p>
          </table:table-cell>
          <table:table-cell office:value-type="date" office:date-value="1994-12-29T00:00:00" table:style-name="ce13">
            <text:p>29/12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11258" table:style-name="ce10">
            <text:p>4111258</text:p>
          </table:table-cell>
          <table:table-cell office:value-type="string" table:style-name="ce11">
            <text:p>ITAPERUÇU</text:p>
          </table:table-cell>
          <table:table-cell office:value-type="string" table:style-name="ce12">
            <text:p>Lei 11027</text:p>
          </table:table-cell>
          <table:table-cell office:value-type="date" office:date-value="1994-12-29T00:00:00" table:style-name="ce13">
            <text:p>29/12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13205" table:style-name="ce10">
            <text:p>4113205</text:p>
          </table:table-cell>
          <table:table-cell office:value-type="string" table:style-name="ce11">
            <text:p>LAPA</text:p>
          </table:table-cell>
          <table:table-cell office:value-type="string" table:style-name="ce12">
            <text:p>Alteração do Artº 2 da Lei nº 13.512</text:p>
          </table:table-cell>
          <table:table-cell office:value-type="date" office:date-value="2002-01-21T00:00:00" table:style-name="ce13">
            <text:p>21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14302" table:style-name="ce10">
            <text:p>4114302</text:p>
          </table:table-cell>
          <table:table-cell office:value-type="string" table:style-name="ce11">
            <text:p>MANDIRITUB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19103" table:style-name="ce10">
            <text:p>4119103</text:p>
          </table:table-cell>
          <table:table-cell office:value-type="string" table:style-name="ce11">
            <text:p>PIÊN</text:p>
          </table:table-cell>
          <table:table-cell office:value-type="string" table:style-name="ce12">
            <text:p>Lei Complementar <text:s/>139</text:p>
          </table:table-cell>
          <table:table-cell office:value-type="date" office:date-value="2011-12-09T00:00:00" table:style-name="ce13">
            <text:p>09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19152" table:style-name="ce10">
            <text:p>4119152</text:p>
          </table:table-cell>
          <table:table-cell office:value-type="string" table:style-name="ce11">
            <text:p>PINHAIS</text:p>
          </table:table-cell>
          <table:table-cell office:value-type="string" table:style-name="ce12">
            <text:p>Lei 11027</text:p>
          </table:table-cell>
          <table:table-cell office:value-type="date" office:date-value="1994-12-29T00:00:00" table:style-name="ce13">
            <text:p>29/12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19509" table:style-name="ce10">
            <text:p>4119509</text:p>
          </table:table-cell>
          <table:table-cell office:value-type="string" table:style-name="ce11">
            <text:p>PIRAQUAR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20804" table:style-name="ce10">
            <text:p>4120804</text:p>
          </table:table-cell>
          <table:table-cell office:value-type="string" table:style-name="ce11">
            <text:p>QUATRO BARRAS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21208" table:style-name="ce10">
            <text:p>4121208</text:p>
          </table:table-cell>
          <table:table-cell office:value-type="string" table:style-name="ce11">
            <text:p>QUITANDINHA</text:p>
          </table:table-cell>
          <table:table-cell office:value-type="string" table:style-name="ce12">
            <text:p>Lei 11027</text:p>
          </table:table-cell>
          <table:table-cell office:value-type="date" office:date-value="1994-12-29T00:00:00" table:style-name="ce13">
            <text:p>29/12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22206" table:style-name="ce10">
            <text:p>4122206</text:p>
          </table:table-cell>
          <table:table-cell office:value-type="string" table:style-name="ce11">
            <text:p>RIO BRANCO DO SUL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22305" table:style-name="ce10">
            <text:p>4122305</text:p>
          </table:table-cell>
          <table:table-cell office:value-type="string" table:style-name="ce11">
            <text:p>RIO NEGRO</text:p>
          </table:table-cell>
          <table:table-cell office:value-type="string" table:style-name="ce12">
            <text:p>Lei Complementar <text:s/>139</text:p>
          </table:table-cell>
          <table:table-cell office:value-type="date" office:date-value="2011-12-09T00:00:00" table:style-name="ce13">
            <text:p>09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25506" table:style-name="ce10">
            <text:p>4125506</text:p>
          </table:table-cell>
          <table:table-cell office:value-type="string" table:style-name="ce11">
            <text:p>SÃO JOSÉ DOS PINHAIS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27601" table:style-name="ce10">
            <text:p>4127601</text:p>
          </table:table-cell>
          <table:table-cell office:value-type="string" table:style-name="ce11">
            <text:p>TIJUCAS DO SUL</text:p>
          </table:table-cell>
          <table:table-cell office:value-type="string" table:style-name="ce12">
            <text:p>Lei 11027</text:p>
          </table:table-cell>
          <table:table-cell office:value-type="date" office:date-value="1994-12-29T00:00:00" table:style-name="ce13">
            <text:p>29/12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1" table:style-name="ce8">
            <text:p>4101</text:p>
          </table:table-cell>
          <table:table-cell office:value-type="string" table:style-name="ce9">
            <text:p>Região Metropolitana de Curitiba</text:p>
          </table:table-cell>
          <table:table-cell office:value-type="string" table:style-name="ce8">
            <text:p>RM</text:p>
          </table:table-cell>
          <table:table-cell office:value-type="float" office:value="410101" table:style-name="ce9">
            <text:p>410101</text:p>
          </table:table-cell>
          <table:table-cell office:value-type="string" table:style-name="ce9">
            <text:p>NÃO TEM</text:p>
          </table:table-cell>
          <table:table-cell office:value-type="float" office:value="4127882" table:style-name="ce10">
            <text:p>4127882</text:p>
          </table:table-cell>
          <table:table-cell office:value-type="string" table:style-name="ce11">
            <text:p>TUNAS DO PARANÁ</text:p>
          </table:table-cell>
          <table:table-cell office:value-type="string" table:style-name="ce12">
            <text:p>Lei 11027</text:p>
          </table:table-cell>
          <table:table-cell office:value-type="date" office:date-value="1994-12-29T00:00:00" table:style-name="ce13">
            <text:p>29/12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0806" table:style-name="ce10">
            <text:p>4100806</text:p>
          </table:table-cell>
          <table:table-cell office:value-type="string" table:style-name="ce11">
            <text:p>ALVORADA DO SUL</text:p>
          </table:table-cell>
          <table:table-cell office:value-type="string" table:style-name="ce12">
            <text:p>Lei Complementar 129</text:p>
          </table:table-cell>
          <table:table-cell office:value-type="date" office:date-value="2010-07-14T00:00:00" table:style-name="ce13">
            <text:p>14/07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1507" table:style-name="ce10">
            <text:p>4101507</text:p>
          </table:table-cell>
          <table:table-cell office:value-type="string" table:style-name="ce11">
            <text:p>ARAPONGAS</text:p>
          </table:table-cell>
          <table:table-cell office:value-type="string" table:style-name="ce12">
            <text:p>Lei Complementar 167</text:p>
          </table:table-cell>
          <table:table-cell office:value-type="date" office:date-value="2014-12-02T00:00:00" table:style-name="ce13">
            <text:p>02/12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1903" table:style-name="ce10">
            <text:p>4101903</text:p>
          </table:table-cell>
          <table:table-cell office:value-type="string" table:style-name="ce11">
            <text:p>ASSAÍ</text:p>
          </table:table-cell>
          <table:table-cell office:value-type="string" table:style-name="ce12">
            <text:p>Lei Complementar 129</text:p>
          </table:table-cell>
          <table:table-cell office:value-type="date" office:date-value="2010-07-14T00:00:00" table:style-name="ce13">
            <text:p>14/07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2802" table:style-name="ce10">
            <text:p>4102802</text:p>
          </table:table-cell>
          <table:table-cell office:value-type="string" table:style-name="ce11">
            <text:p>BELA VISTA DO PARAÍSO</text:p>
          </table:table-cell>
          <table:table-cell office:value-type="string" table:style-name="ce12">
            <text:p>Lei Complementar 91</text:p>
          </table:table-cell>
          <table:table-cell office:value-type="date" office:date-value="2002-06-05T00:00:00" table:style-name="ce13">
            <text:p>05/06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3701" table:style-name="ce10">
            <text:p>4103701</text:p>
          </table:table-cell>
          <table:table-cell office:value-type="string" table:style-name="ce11">
            <text:p>CAMBÉ</text:p>
          </table:table-cell>
          <table:table-cell office:value-type="string" table:style-name="ce12">
            <text:p>Lei Complementar 81</text:p>
          </table:table-cell>
          <table:table-cell office:value-type="date" office:date-value="1998-06-17T00:00:00" table:style-name="ce13">
            <text:p>17/06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5102" table:style-name="ce10">
            <text:p>4105102</text:p>
          </table:table-cell>
          <table:table-cell office:value-type="string" table:style-name="ce11">
            <text:p>CENTENÁRIO DO SUL</text:p>
          </table:table-cell>
          <table:table-cell office:value-type="string" table:style-name="ce12">
            <text:p>Lei Complementar 165</text:p>
          </table:table-cell>
          <table:table-cell office:value-type="date" office:date-value="2013-11-14T00:00:00" table:style-name="ce13">
            <text:p>14/1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8007" table:style-name="ce10">
            <text:p>4108007</text:p>
          </table:table-cell>
          <table:table-cell office:value-type="string" table:style-name="ce11">
            <text:p>FLORESTÓPOLIS</text:p>
          </table:table-cell>
          <table:table-cell office:value-type="string" table:style-name="ce12">
            <text:p>Lei Complementar 147</text:p>
          </table:table-cell>
          <table:table-cell office:value-type="date" office:date-value="2012-07-16T00:00:00" table:style-name="ce13">
            <text:p>1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9203" table:style-name="ce10">
            <text:p>4109203</text:p>
          </table:table-cell>
          <table:table-cell office:value-type="string" table:style-name="ce11">
            <text:p>GUARACI</text:p>
          </table:table-cell>
          <table:table-cell office:value-type="string" table:style-name="ce12">
            <text:p>Lei Complementar 165</text:p>
          </table:table-cell>
          <table:table-cell office:value-type="date" office:date-value="2013-11-14T00:00:00" table:style-name="ce13">
            <text:p>14/1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09807" table:style-name="ce10">
            <text:p>4109807</text:p>
          </table:table-cell>
          <table:table-cell office:value-type="string" table:style-name="ce11">
            <text:p>IBIPORÃ</text:p>
          </table:table-cell>
          <table:table-cell office:value-type="string" table:style-name="ce12">
            <text:p>Lei Complementar 81</text:p>
          </table:table-cell>
          <table:table-cell office:value-type="date" office:date-value="1998-06-17T00:00:00" table:style-name="ce13">
            <text:p>17/06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11902" table:style-name="ce10">
            <text:p>4111902</text:p>
          </table:table-cell>
          <table:table-cell office:value-type="string" table:style-name="ce11">
            <text:p>JAGUAPITÃ</text:p>
          </table:table-cell>
          <table:table-cell office:value-type="string" table:style-name="ce12">
            <text:p>Lei Complementar 144</text:p>
          </table:table-cell>
          <table:table-cell office:value-type="date" office:date-value="2012-04-05T00:00:00" table:style-name="ce13">
            <text:p>05/04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12702" table:style-name="ce10">
            <text:p>4112702</text:p>
          </table:table-cell>
          <table:table-cell office:value-type="string" table:style-name="ce11">
            <text:p>JATAIZINHO</text:p>
          </table:table-cell>
          <table:table-cell office:value-type="string" table:style-name="ce12">
            <text:p>Lei Complementar 81</text:p>
          </table:table-cell>
          <table:table-cell office:value-type="date" office:date-value="1998-06-17T00:00:00" table:style-name="ce13">
            <text:p>17/06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13700" table:style-name="ce10">
            <text:p>4113700</text:p>
          </table:table-cell>
          <table:table-cell office:value-type="string" table:style-name="ce11">
            <text:p>LONDRINA</text:p>
          </table:table-cell>
          <table:table-cell office:value-type="string" table:style-name="ce12">
            <text:p>Lei Complementar 81</text:p>
          </table:table-cell>
          <table:table-cell office:value-type="date" office:date-value="1998-06-17T00:00:00" table:style-name="ce13">
            <text:p>17/06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13809" table:style-name="ce10">
            <text:p>4113809</text:p>
          </table:table-cell>
          <table:table-cell office:value-type="string" table:style-name="ce11">
            <text:p>LUPIONÓPOLIS</text:p>
          </table:table-cell>
          <table:table-cell office:value-type="string" table:style-name="ce12">
            <text:p>Lei Complementar 165</text:p>
          </table:table-cell>
          <table:table-cell office:value-type="date" office:date-value="2013-11-14T00:00:00" table:style-name="ce13">
            <text:p>14/1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16000" table:style-name="ce10">
            <text:p>4116000</text:p>
          </table:table-cell>
          <table:table-cell office:value-type="string" table:style-name="ce11">
            <text:p>MIRASELVA</text:p>
          </table:table-cell>
          <table:table-cell office:value-type="string" table:style-name="ce12">
            <text:p>Lei Complementar 165</text:p>
          </table:table-cell>
          <table:table-cell office:value-type="date" office:date-value="2013-11-14T00:00:00" table:style-name="ce13">
            <text:p>14/1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19657" table:style-name="ce10">
            <text:p>4119657</text:p>
          </table:table-cell>
          <table:table-cell office:value-type="string" table:style-name="ce11">
            <text:p>PITANGUEIRAS</text:p>
          </table:table-cell>
          <table:table-cell office:value-type="string" table:style-name="ce12">
            <text:p>Lei Complementar 144</text:p>
          </table:table-cell>
          <table:table-cell office:value-type="date" office:date-value="2012-04-05T00:00:00" table:style-name="ce13">
            <text:p>05/04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0002" table:style-name="ce10">
            <text:p>4120002</text:p>
          </table:table-cell>
          <table:table-cell office:value-type="string" table:style-name="ce11">
            <text:p>PORECATU</text:p>
          </table:table-cell>
          <table:table-cell office:value-type="string" table:style-name="ce12">
            <text:p>Lei Complementar 147</text:p>
          </table:table-cell>
          <table:table-cell office:value-type="date" office:date-value="2012-07-16T00:00:00" table:style-name="ce13">
            <text:p>16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0333" table:style-name="ce10">
            <text:p>4120333</text:p>
          </table:table-cell>
          <table:table-cell office:value-type="string" table:style-name="ce11">
            <text:p>PRADO FERREIRA</text:p>
          </table:table-cell>
          <table:table-cell office:value-type="string" table:style-name="ce12">
            <text:p>Lei Complementar 165</text:p>
          </table:table-cell>
          <table:table-cell office:value-type="date" office:date-value="2013-11-14T00:00:00" table:style-name="ce13">
            <text:p>14/1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0507" table:style-name="ce10">
            <text:p>4120507</text:p>
          </table:table-cell>
          <table:table-cell office:value-type="string" table:style-name="ce11">
            <text:p>PRIMEIRO DE MAIO</text:p>
          </table:table-cell>
          <table:table-cell office:value-type="string" table:style-name="ce12">
            <text:p>Lei Complementar 129</text:p>
          </table:table-cell>
          <table:table-cell office:value-type="date" office:date-value="2010-07-14T00:00:00" table:style-name="ce13">
            <text:p>14/07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1307" table:style-name="ce10">
            <text:p>4121307</text:p>
          </table:table-cell>
          <table:table-cell office:value-type="string" table:style-name="ce11">
            <text:p>RANCHO ALEGRE</text:p>
          </table:table-cell>
          <table:table-cell office:value-type="string" table:style-name="ce12">
            <text:p>Lei Complementar 165</text:p>
          </table:table-cell>
          <table:table-cell office:value-type="date" office:date-value="2013-11-14T00:00:00" table:style-name="ce13">
            <text:p>14/1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2404" table:style-name="ce10">
            <text:p>4122404</text:p>
          </table:table-cell>
          <table:table-cell office:value-type="string" table:style-name="ce11">
            <text:p>ROLÂNDIA</text:p>
          </table:table-cell>
          <table:table-cell office:value-type="string" table:style-name="ce12">
            <text:p>Lei Complementar 81</text:p>
          </table:table-cell>
          <table:table-cell office:value-type="date" office:date-value="1998-06-17T00:00:00" table:style-name="ce13">
            <text:p>17/06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2701" table:style-name="ce10">
            <text:p>4122701</text:p>
          </table:table-cell>
          <table:table-cell office:value-type="string" table:style-name="ce11">
            <text:p>SABÁUDIA</text:p>
          </table:table-cell>
          <table:table-cell office:value-type="string" table:style-name="ce12">
            <text:p>Lei Complementar 144</text:p>
          </table:table-cell>
          <table:table-cell office:value-type="date" office:date-value="2012-04-05T00:00:00" table:style-name="ce13">
            <text:p>05/04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6405" table:style-name="ce10">
            <text:p>4126405</text:p>
          </table:table-cell>
          <table:table-cell office:value-type="string" table:style-name="ce11">
            <text:p>SERTANEJA</text:p>
          </table:table-cell>
          <table:table-cell office:value-type="string" table:style-name="ce12">
            <text:p>Lei Complementar 165</text:p>
          </table:table-cell>
          <table:table-cell office:value-type="date" office:date-value="2013-11-14T00:00:00" table:style-name="ce13">
            <text:p>14/1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6504" table:style-name="ce10">
            <text:p>4126504</text:p>
          </table:table-cell>
          <table:table-cell office:value-type="string" table:style-name="ce11">
            <text:p>SERTANÓPOLIS</text:p>
          </table:table-cell>
          <table:table-cell office:value-type="string" table:style-name="ce12">
            <text:p>Lei Complementar 91</text:p>
          </table:table-cell>
          <table:table-cell office:value-type="date" office:date-value="2002-06-05T00:00:00" table:style-name="ce13">
            <text:p>05/06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6678" table:style-name="ce10">
            <text:p>4126678</text:p>
          </table:table-cell>
          <table:table-cell office:value-type="string" table:style-name="ce11">
            <text:p>TAMARANA</text:p>
          </table:table-cell>
          <table:table-cell office:value-type="string" table:style-name="ce12">
            <text:p>Lei Complementar 81</text:p>
          </table:table-cell>
          <table:table-cell office:value-type="date" office:date-value="1998-06-17T00:00:00" table:style-name="ce13">
            <text:p>17/06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2" table:style-name="ce8">
            <text:p>4102</text:p>
          </table:table-cell>
          <table:table-cell office:value-type="string" table:style-name="ce9">
            <text:p>Região Metropolitana de Londrina</text:p>
          </table:table-cell>
          <table:table-cell office:value-type="string" table:style-name="ce8">
            <text:p>RM</text:p>
          </table:table-cell>
          <table:table-cell office:value-type="float" office:value="410201" table:style-name="ce9">
            <text:p>410201</text:p>
          </table:table-cell>
          <table:table-cell office:value-type="string" table:style-name="ce9">
            <text:p>NÃO TEM</text:p>
          </table:table-cell>
          <table:table-cell office:value-type="float" office:value="4128401" table:style-name="ce10">
            <text:p>4128401</text:p>
          </table:table-cell>
          <table:table-cell office:value-type="string" table:style-name="ce11">
            <text:p>URAÍ</text:p>
          </table:table-cell>
          <table:table-cell office:value-type="string" table:style-name="ce12">
            <text:p>Lei Complementar 165</text:p>
          </table:table-cell>
          <table:table-cell office:value-type="date" office:date-value="2013-11-14T00:00:00" table:style-name="ce13">
            <text:p>14/11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1150" table:style-name="ce10">
            <text:p>4101150</text:p>
          </table:table-cell>
          <table:table-cell office:value-type="string" table:style-name="ce11">
            <text:p>ÂNGULO</text:p>
          </table:table-cell>
          <table:table-cell office:value-type="string" table:style-name="ce12">
            <text:p>Lei Complementar 83</text:p>
          </table:table-cell>
          <table:table-cell office:value-type="date" office:date-value="1998-07-17T00:00:00" table:style-name="ce13">
            <text:p>17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2109" table:style-name="ce10">
            <text:p>4102109</text:p>
          </table:table-cell>
          <table:table-cell office:value-type="string" table:style-name="ce11">
            <text:p>ASTORGA</text:p>
          </table:table-cell>
          <table:table-cell office:value-type="string" table:style-name="ce12">
            <text:p>Lei Complementar 110</text:p>
          </table:table-cell>
          <table:table-cell office:value-type="date" office:date-value="2005-08-25T00:00:00" table:style-name="ce13">
            <text:p>25/08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2208" table:style-name="ce10">
            <text:p>4102208</text:p>
          </table:table-cell>
          <table:table-cell office:value-type="string" table:style-name="ce11">
            <text:p>ATALAIA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3206" table:style-name="ce10">
            <text:p>4103206</text:p>
          </table:table-cell>
          <table:table-cell office:value-type="string" table:style-name="ce11">
            <text:p>BOM SUCESSO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3800" table:style-name="ce10">
            <text:p>4103800</text:p>
          </table:table-cell>
          <table:table-cell office:value-type="string" table:style-name="ce11">
            <text:p>CAMBIRA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7306" table:style-name="ce10">
            <text:p>4107306</text:p>
          </table:table-cell>
          <table:table-cell office:value-type="string" table:style-name="ce11">
            <text:p>DOUTOR CAMARGO</text:p>
          </table:table-cell>
          <table:table-cell office:value-type="string" table:style-name="ce12">
            <text:p>Lei Complementar 110</text:p>
          </table:table-cell>
          <table:table-cell office:value-type="date" office:date-value="2005-08-25T00:00:00" table:style-name="ce13">
            <text:p>25/08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7801" table:style-name="ce10">
            <text:p>4107801</text:p>
          </table:table-cell>
          <table:table-cell office:value-type="string" table:style-name="ce11">
            <text:p>FLORAÍ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7900" table:style-name="ce10">
            <text:p>4107900</text:p>
          </table:table-cell>
          <table:table-cell office:value-type="string" table:style-name="ce11">
            <text:p>FLORESTA</text:p>
          </table:table-cell>
          <table:table-cell office:value-type="string" table:style-name="ce12">
            <text:p>Lei Complementar 13.565</text:p>
          </table:table-cell>
          <table:table-cell office:value-type="date" office:date-value="2002-05-27T00:00:00" table:style-name="ce13">
            <text:p>27/05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08106" table:style-name="ce10">
            <text:p>4108106</text:p>
          </table:table-cell>
          <table:table-cell office:value-type="string" table:style-name="ce11">
            <text:p>FLÓRIDA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0003" table:style-name="ce10">
            <text:p>4110003</text:p>
          </table:table-cell>
          <table:table-cell office:value-type="string" table:style-name="ce11">
            <text:p>IGUARAÇU</text:p>
          </table:table-cell>
          <table:table-cell office:value-type="string" table:style-name="ce12">
            <text:p>Lei Complementar 83</text:p>
          </table:table-cell>
          <table:table-cell office:value-type="date" office:date-value="1998-07-17T00:00:00" table:style-name="ce13">
            <text:p>17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1100" table:style-name="ce10">
            <text:p>4111100</text:p>
          </table:table-cell>
          <table:table-cell office:value-type="string" table:style-name="ce11">
            <text:p>ITAMBÉ</text:p>
          </table:table-cell>
          <table:table-cell office:value-type="string" table:style-name="ce12">
            <text:p>Lei Complementar 110</text:p>
          </table:table-cell>
          <table:table-cell office:value-type="date" office:date-value="2005-08-25T00:00:00" table:style-name="ce13">
            <text:p>25/08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1605" table:style-name="ce10">
            <text:p>4111605</text:p>
          </table:table-cell>
          <table:table-cell office:value-type="string" table:style-name="ce11">
            <text:p>IVATUBA</text:p>
          </table:table-cell>
          <table:table-cell office:value-type="string" table:style-name="ce12">
            <text:p>Lei Complementar 110</text:p>
          </table:table-cell>
          <table:table-cell office:value-type="date" office:date-value="2005-08-25T00:00:00" table:style-name="ce13">
            <text:p>25/08/200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2108" table:style-name="ce10">
            <text:p>4112108</text:p>
          </table:table-cell>
          <table:table-cell office:value-type="string" table:style-name="ce11">
            <text:p>JANDAIA DO SUL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3601" table:style-name="ce10">
            <text:p>4113601</text:p>
          </table:table-cell>
          <table:table-cell office:value-type="string" table:style-name="ce11">
            <text:p>LOBATO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4104" table:style-name="ce10">
            <text:p>4114104</text:p>
          </table:table-cell>
          <table:table-cell office:value-type="string" table:style-name="ce11">
            <text:p>MANDAGUAÇU</text:p>
          </table:table-cell>
          <table:table-cell office:value-type="string" table:style-name="ce12">
            <text:p>Lei Complementar 83</text:p>
          </table:table-cell>
          <table:table-cell office:value-type="date" office:date-value="1998-07-17T00:00:00" table:style-name="ce13">
            <text:p>17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4203" table:style-name="ce10">
            <text:p>4114203</text:p>
          </table:table-cell>
          <table:table-cell office:value-type="string" table:style-name="ce11">
            <text:p>MANDAGUARI</text:p>
          </table:table-cell>
          <table:table-cell office:value-type="string" table:style-name="ce12">
            <text:p>Lei Complementar 83</text:p>
          </table:table-cell>
          <table:table-cell office:value-type="date" office:date-value="1998-07-17T00:00:00" table:style-name="ce13">
            <text:p>17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4807" table:style-name="ce10">
            <text:p>4114807</text:p>
          </table:table-cell>
          <table:table-cell office:value-type="string" table:style-name="ce11">
            <text:p>MARIALVA</text:p>
          </table:table-cell>
          <table:table-cell office:value-type="string" table:style-name="ce12">
            <text:p>Lei Complementar 83</text:p>
          </table:table-cell>
          <table:table-cell office:value-type="date" office:date-value="1998-07-17T00:00:00" table:style-name="ce13">
            <text:p>17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5200" table:style-name="ce10">
            <text:p>4115200</text:p>
          </table:table-cell>
          <table:table-cell office:value-type="string" table:style-name="ce11">
            <text:p>MARINGÁ</text:p>
          </table:table-cell>
          <table:table-cell office:value-type="string" table:style-name="ce12">
            <text:p>Lei Complementar 83</text:p>
          </table:table-cell>
          <table:table-cell office:value-type="date" office:date-value="1998-07-17T00:00:00" table:style-name="ce13">
            <text:p>17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6307" table:style-name="ce10">
            <text:p>4116307</text:p>
          </table:table-cell>
          <table:table-cell office:value-type="string" table:style-name="ce11">
            <text:p>MUNHOZ DE MELO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6901" table:style-name="ce10">
            <text:p>4116901</text:p>
          </table:table-cell>
          <table:table-cell office:value-type="string" table:style-name="ce11">
            <text:p>NOVA ESPERANÇA</text:p>
          </table:table-cell>
          <table:table-cell office:value-type="string" table:style-name="ce12">
            <text:p>Lei Complementar 145</text:p>
          </table:table-cell>
          <table:table-cell office:value-type="date" office:date-value="2012-04-24T00:00:00" table:style-name="ce13">
            <text:p>24/04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7404" table:style-name="ce10">
            <text:p>4117404</text:p>
          </table:table-cell>
          <table:table-cell office:value-type="string" table:style-name="ce11">
            <text:p>OURIZONA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17503" table:style-name="ce10">
            <text:p>4117503</text:p>
          </table:table-cell>
          <table:table-cell office:value-type="string" table:style-name="ce11">
            <text:p>PAIÇANDU</text:p>
          </table:table-cell>
          <table:table-cell office:value-type="string" table:style-name="ce12">
            <text:p>Lei Complementar 83</text:p>
          </table:table-cell>
          <table:table-cell office:value-type="date" office:date-value="1998-07-17T00:00:00" table:style-name="ce13">
            <text:p>17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20408" table:style-name="ce10">
            <text:p>4120408</text:p>
          </table:table-cell>
          <table:table-cell office:value-type="string" table:style-name="ce11">
            <text:p>PRESIDENTE CASTELO BRANCO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23402" table:style-name="ce10">
            <text:p>4123402</text:p>
          </table:table-cell>
          <table:table-cell office:value-type="string" table:style-name="ce11">
            <text:p>SANTA FÉ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25308" table:style-name="ce10">
            <text:p>4125308</text:p>
          </table:table-cell>
          <table:table-cell office:value-type="string" table:style-name="ce11">
            <text:p>SÃO JORGE DO IVAÍ</text:p>
          </table:table-cell>
          <table:table-cell office:value-type="string" table:style-name="ce12">
            <text:p>Lei Complementar 127</text:p>
          </table:table-cell>
          <table:table-cell office:value-type="date" office:date-value="2010-02-17T00:00:00" table:style-name="ce13">
            <text:p>17/0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3" table:style-name="ce8">
            <text:p>4103</text:p>
          </table:table-cell>
          <table:table-cell office:value-type="string" table:style-name="ce9">
            <text:p>Região Metropolitana de Maringá</text:p>
          </table:table-cell>
          <table:table-cell office:value-type="string" table:style-name="ce8">
            <text:p>RM</text:p>
          </table:table-cell>
          <table:table-cell office:value-type="float" office:value="410301" table:style-name="ce9">
            <text:p>410301</text:p>
          </table:table-cell>
          <table:table-cell office:value-type="string" table:style-name="ce9">
            <text:p>NÃO TEM</text:p>
          </table:table-cell>
          <table:table-cell office:value-type="float" office:value="4126256" table:style-name="ce10">
            <text:p>4126256</text:p>
          </table:table-cell>
          <table:table-cell office:value-type="string" table:style-name="ce11">
            <text:p>SARANDI</text:p>
          </table:table-cell>
          <table:table-cell office:value-type="string" table:style-name="ce12">
            <text:p>Lei Complementar 83</text:p>
          </table:table-cell>
          <table:table-cell office:value-type="date" office:date-value="1998-07-17T00:00:00" table:style-name="ce13">
            <text:p>17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02000" table:style-name="ce10">
            <text:p>4102000</text:p>
          </table:table-cell>
          <table:table-cell office:value-type="string" table:style-name="ce11">
            <text:p>ASSIS CHATEAUBRIAND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07157" table:style-name="ce10">
            <text:p>4107157</text:p>
          </table:table-cell>
          <table:table-cell office:value-type="string" table:style-name="ce11">
            <text:p>DIAMANTE D'OESTE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07538" table:style-name="ce10">
            <text:p>4107538</text:p>
          </table:table-cell>
          <table:table-cell office:value-type="string" table:style-name="ce11">
            <text:p>ENTRE RIOS DO OESTE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08809" table:style-name="ce10">
            <text:p>4108809</text:p>
          </table:table-cell>
          <table:table-cell office:value-type="string" table:style-name="ce11">
            <text:p>GUAÍRA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14609" table:style-name="ce10">
            <text:p>4114609</text:p>
          </table:table-cell>
          <table:table-cell office:value-type="string" table:style-name="ce11">
            <text:p>MARECHAL CÂNDIDO RONDON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15358" table:style-name="ce10">
            <text:p>4115358</text:p>
          </table:table-cell>
          <table:table-cell office:value-type="string" table:style-name="ce11">
            <text:p>MARIPÁ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15853" table:style-name="ce10">
            <text:p>4115853</text:p>
          </table:table-cell>
          <table:table-cell office:value-type="string" table:style-name="ce11">
            <text:p>MERCEDES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17222" table:style-name="ce10">
            <text:p>4117222</text:p>
          </table:table-cell>
          <table:table-cell office:value-type="string" table:style-name="ce11">
            <text:p>NOVA SANTA ROSA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17453" table:style-name="ce10">
            <text:p>4117453</text:p>
          </table:table-cell>
          <table:table-cell office:value-type="string" table:style-name="ce11">
            <text:p>OURO VERDE DO OESTE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17909" table:style-name="ce10">
            <text:p>4117909</text:p>
          </table:table-cell>
          <table:table-cell office:value-type="string" table:style-name="ce11">
            <text:p>PALOTINA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18451" table:style-name="ce10">
            <text:p>4118451</text:p>
          </table:table-cell>
          <table:table-cell office:value-type="string" table:style-name="ce11">
            <text:p>PATO BRAGADO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20853" table:style-name="ce10">
            <text:p>4120853</text:p>
          </table:table-cell>
          <table:table-cell office:value-type="string" table:style-name="ce11">
            <text:p>QUATRO PONTES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23501" table:style-name="ce10">
            <text:p>4123501</text:p>
          </table:table-cell>
          <table:table-cell office:value-type="string" table:style-name="ce11">
            <text:p>SANTA HELENA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25456" table:style-name="ce10">
            <text:p>4125456</text:p>
          </table:table-cell>
          <table:table-cell office:value-type="string" table:style-name="ce11">
            <text:p>SÃO JOSÉ DAS PALMEIRAS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25753" table:style-name="ce10">
            <text:p>4125753</text:p>
          </table:table-cell>
          <table:table-cell office:value-type="string" table:style-name="ce11">
            <text:p>SÃO PEDRO DO IGUAÇU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27403" table:style-name="ce10">
            <text:p>4127403</text:p>
          </table:table-cell>
          <table:table-cell office:value-type="string" table:style-name="ce11">
            <text:p>TERRA ROXA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27700" table:style-name="ce10">
            <text:p>4127700</text:p>
          </table:table-cell>
          <table:table-cell office:value-type="string" table:style-name="ce11">
            <text:p>TOLEDO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8" table:style-name="ce8">
            <text:p>4108</text:p>
          </table:table-cell>
          <table:table-cell office:value-type="string" table:style-name="ce9">
            <text:p>Região Metropolitana de Toledo</text:p>
          </table:table-cell>
          <table:table-cell office:value-type="string" table:style-name="ce8">
            <text:p>RM</text:p>
          </table:table-cell>
          <table:table-cell office:value-type="float" office:value="410801" table:style-name="ce9">
            <text:p>410801</text:p>
          </table:table-cell>
          <table:table-cell office:value-type="string" table:style-name="ce9">
            <text:p>NÃO TEM</text:p>
          </table:table-cell>
          <table:table-cell office:value-type="float" office:value="4127957" table:style-name="ce10">
            <text:p>4127957</text:p>
          </table:table-cell>
          <table:table-cell office:value-type="string" table:style-name="ce11">
            <text:p>TUPÃSSI</text:p>
          </table:table-cell>
          <table:table-cell office:value-type="string" table:style-name="ce12">
            <text:p>Lei Complementar 184</text:p>
          </table:table-cell>
          <table:table-cell office:value-type="date" office:date-value="2015-01-12T00:00:00" table:style-name="ce13">
            <text:p>12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28625" table:style-name="ce10">
            <text:p>4128625</text:p>
          </table:table-cell>
          <table:table-cell office:value-type="string" table:style-name="ce11">
            <text:p>ALTO PARAÍSO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0707" table:style-name="ce10">
            <text:p>4100707</text:p>
          </table:table-cell>
          <table:table-cell office:value-type="string" table:style-name="ce11">
            <text:p>ALTO PIQUIRI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0509" table:style-name="ce10">
            <text:p>4100509</text:p>
          </table:table-cell>
          <table:table-cell office:value-type="string" table:style-name="ce11">
            <text:p>ALTÔNI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3370" table:style-name="ce10">
            <text:p>4103370</text:p>
          </table:table-cell>
          <table:table-cell office:value-type="string" table:style-name="ce11">
            <text:p>BRASILÂNDIA DO SUL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3479" table:style-name="ce10">
            <text:p>4103479</text:p>
          </table:table-cell>
          <table:table-cell office:value-type="string" table:style-name="ce11">
            <text:p>CAFEZAL DO SUL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5607" table:style-name="ce10">
            <text:p>4105607</text:p>
          </table:table-cell>
          <table:table-cell office:value-type="string" table:style-name="ce11">
            <text:p>CIDADE GAÚCH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6605" table:style-name="ce10">
            <text:p>4106605</text:p>
          </table:table-cell>
          <table:table-cell office:value-type="string" table:style-name="ce11">
            <text:p>CRUZEIRO DO OESTE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7256" table:style-name="ce10">
            <text:p>4107256</text:p>
          </table:table-cell>
          <table:table-cell office:value-type="string" table:style-name="ce11">
            <text:p>DOURADIN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7520" table:style-name="ce10">
            <text:p>4107520</text:p>
          </table:table-cell>
          <table:table-cell office:value-type="string" table:style-name="ce11">
            <text:p>ESPERANÇA NOV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8320" table:style-name="ce10">
            <text:p>4108320</text:p>
          </table:table-cell>
          <table:table-cell office:value-type="string" table:style-name="ce11">
            <text:p>FRANCISCO ALVES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09906" table:style-name="ce10">
            <text:p>4109906</text:p>
          </table:table-cell>
          <table:table-cell office:value-type="string" table:style-name="ce11">
            <text:p>ICARAÍM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10607" table:style-name="ce10">
            <text:p>4110607</text:p>
          </table:table-cell>
          <table:table-cell office:value-type="string" table:style-name="ce11">
            <text:p>IPORÃ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11555" table:style-name="ce10">
            <text:p>4111555</text:p>
          </table:table-cell>
          <table:table-cell office:value-type="string" table:style-name="ce11">
            <text:p>IVATÉ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14708" table:style-name="ce10">
            <text:p>4114708</text:p>
          </table:table-cell>
          <table:table-cell office:value-type="string" table:style-name="ce11">
            <text:p>MARIA HELEN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15101" table:style-name="ce10">
            <text:p>4115101</text:p>
          </table:table-cell>
          <table:table-cell office:value-type="string" table:style-name="ce11">
            <text:p>MARILUZ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17206" table:style-name="ce10">
            <text:p>4117206</text:p>
          </table:table-cell>
          <table:table-cell office:value-type="string" table:style-name="ce11">
            <text:p>NOVA OLÍMPI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18857" table:style-name="ce10">
            <text:p>4118857</text:p>
          </table:table-cell>
          <table:table-cell office:value-type="string" table:style-name="ce11">
            <text:p>PEROBAL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18907" table:style-name="ce10">
            <text:p>4118907</text:p>
          </table:table-cell>
          <table:table-cell office:value-type="string" table:style-name="ce11">
            <text:p>PÉROL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25357" table:style-name="ce10">
            <text:p>4125357</text:p>
          </table:table-cell>
          <table:table-cell office:value-type="string" table:style-name="ce11">
            <text:p>SÃO JORGE DO PATROCÍNIO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26801" table:style-name="ce10">
            <text:p>4126801</text:p>
          </table:table-cell>
          <table:table-cell office:value-type="string" table:style-name="ce11">
            <text:p>TAPEJAR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26900" table:style-name="ce10">
            <text:p>4126900</text:p>
          </table:table-cell>
          <table:table-cell office:value-type="string" table:style-name="ce11">
            <text:p>TAPIR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27908" table:style-name="ce10">
            <text:p>4127908</text:p>
          </table:table-cell>
          <table:table-cell office:value-type="string" table:style-name="ce11">
            <text:p>TUNEIRAS DO OESTE</text:p>
          </table:table-cell>
          <table:table-cell office:value-type="string" table:style-name="ce12">
            <text:p>Lei Complementar 162</text:p>
          </table:table-cell>
          <table:table-cell office:value-type="date" office:date-value="2013-10-15T00:00:00" table:style-name="ce13">
            <text:p>15/10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28104" table:style-name="ce10">
            <text:p>4128104</text:p>
          </table:table-cell>
          <table:table-cell office:value-type="string" table:style-name="ce11">
            <text:p>UMUARAMA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1" table:style-name="ce8">
            <text:p>41</text:p>
          </table:table-cell>
          <table:table-cell office:value-type="string" table:style-name="ce8">
            <text:p>PR</text:p>
          </table:table-cell>
          <table:table-cell office:value-type="float" office:value="4104" table:style-name="ce8">
            <text:p>4104</text:p>
          </table:table-cell>
          <table:table-cell office:value-type="string" table:style-name="ce9">
            <text:p>Região Metropolitana de Umuarama</text:p>
          </table:table-cell>
          <table:table-cell office:value-type="string" table:style-name="ce8">
            <text:p>RM</text:p>
          </table:table-cell>
          <table:table-cell office:value-type="float" office:value="410401" table:style-name="ce9">
            <text:p>410401</text:p>
          </table:table-cell>
          <table:table-cell office:value-type="string" table:style-name="ce9">
            <text:p>NÃO TEM</text:p>
          </table:table-cell>
          <table:table-cell office:value-type="float" office:value="4128807" table:style-name="ce10">
            <text:p>4128807</text:p>
          </table:table-cell>
          <table:table-cell office:value-type="string" table:style-name="ce11">
            <text:p>XAMBRÊ</text:p>
          </table:table-cell>
          <table:table-cell office:value-type="string" table:style-name="ce12">
            <text:p>Lei Complementar 149</text:p>
          </table:table-cell>
          <table:table-cell office:value-type="date" office:date-value="2012-08-22T00:00:00" table:style-name="ce13">
            <text:p>22/08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01057" table:style-name="ce10">
            <text:p>4301057</text:p>
          </table:table-cell>
          <table:table-cell office:value-type="string" table:style-name="ce11">
            <text:p>ARROIO DO SAL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01636" table:style-name="ce10">
            <text:p>4301636</text:p>
          </table:table-cell>
          <table:table-cell office:value-type="string" table:style-name="ce11">
            <text:p>BALNEÁRIO PINHAL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04630" table:style-name="ce10">
            <text:p>4304630</text:p>
          </table:table-cell>
          <table:table-cell office:value-type="string" table:style-name="ce11">
            <text:p>CAPÃO DA CANOA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04671" table:style-name="ce10">
            <text:p>4304671</text:p>
          </table:table-cell>
          <table:table-cell office:value-type="string" table:style-name="ce11">
            <text:p>CAPIVARI DO SUL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04713" table:style-name="ce10">
            <text:p>4304713</text:p>
          </table:table-cell>
          <table:table-cell office:value-type="string" table:style-name="ce11">
            <text:p>CARAÁ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05454" table:style-name="ce10">
            <text:p>4305454</text:p>
          </table:table-cell>
          <table:table-cell office:value-type="string" table:style-name="ce11">
            <text:p>CIDREIRA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06551" table:style-name="ce10">
            <text:p>4306551</text:p>
          </table:table-cell>
          <table:table-cell office:value-type="string" table:style-name="ce11">
            <text:p>DOM PEDRO DE ALCÂNTARA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10330" table:style-name="ce10">
            <text:p>4310330</text:p>
          </table:table-cell>
          <table:table-cell office:value-type="string" table:style-name="ce11">
            <text:p>IMBÉ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10652" table:style-name="ce10">
            <text:p>4310652</text:p>
          </table:table-cell>
          <table:table-cell office:value-type="string" table:style-name="ce11">
            <text:p>ITATI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11734" table:style-name="ce10">
            <text:p>4311734</text:p>
          </table:table-cell>
          <table:table-cell office:value-type="string" table:style-name="ce11">
            <text:p>MAMPITUBA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11775" table:style-name="ce10">
            <text:p>4311775</text:p>
          </table:table-cell>
          <table:table-cell office:value-type="string" table:style-name="ce11">
            <text:p>MAQUINÉ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12443" table:style-name="ce10">
            <text:p>4312443</text:p>
          </table:table-cell>
          <table:table-cell office:value-type="string" table:style-name="ce11">
            <text:p>MORRINHOS DO SUL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13508" table:style-name="ce10">
            <text:p>4313508</text:p>
          </table:table-cell>
          <table:table-cell office:value-type="string" table:style-name="ce11">
            <text:p>OSÓRIO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13656" table:style-name="ce10">
            <text:p>4313656</text:p>
          </table:table-cell>
          <table:table-cell office:value-type="string" table:style-name="ce11">
            <text:p>PALMARES DO SUL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21436" table:style-name="ce10">
            <text:p>4321436</text:p>
          </table:table-cell>
          <table:table-cell office:value-type="string" table:style-name="ce11">
            <text:p>TERRA DE AREIA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21501" table:style-name="ce10">
            <text:p>4321501</text:p>
          </table:table-cell>
          <table:table-cell office:value-type="string" table:style-name="ce11">
            <text:p>TORRES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21600" table:style-name="ce10">
            <text:p>4321600</text:p>
          </table:table-cell>
          <table:table-cell office:value-type="string" table:style-name="ce11">
            <text:p>TRAMANDAÍ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21667" table:style-name="ce10">
            <text:p>4321667</text:p>
          </table:table-cell>
          <table:table-cell office:value-type="string" table:style-name="ce11">
            <text:p>TRÊS CACHOEIRAS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21832" table:style-name="ce10">
            <text:p>4321832</text:p>
          </table:table-cell>
          <table:table-cell office:value-type="string" table:style-name="ce11">
            <text:p>TRÊS FORQUILHAS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4" table:style-name="ce8">
            <text:p>4304</text:p>
          </table:table-cell>
          <table:table-cell office:value-type="string" table:style-name="ce9">
            <text:p>Aglomeração Urbana do Litoral Norte</text:p>
          </table:table-cell>
          <table:table-cell office:value-type="string" table:style-name="ce8">
            <text:p>AGLO</text:p>
          </table:table-cell>
          <table:table-cell office:value-type="float" office:value="430401" table:style-name="ce9">
            <text:p>430401</text:p>
          </table:table-cell>
          <table:table-cell office:value-type="string" table:style-name="ce9">
            <text:p>NÃO TEM</text:p>
          </table:table-cell>
          <table:table-cell office:value-type="float" office:value="4323804" table:style-name="ce10">
            <text:p>4323804</text:p>
          </table:table-cell>
          <table:table-cell office:value-type="string" table:style-name="ce11">
            <text:p>XANGRI-LÁ</text:p>
          </table:table-cell>
          <table:table-cell office:value-type="string" table:style-name="ce12">
            <text:p>Lei Complementar 12.100</text:p>
          </table:table-cell>
          <table:table-cell office:value-type="date" office:date-value="2004-05-27T00:00:00" table:style-name="ce13">
            <text:p>27/05/2004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2" table:style-name="ce8">
            <text:p>4302</text:p>
          </table:table-cell>
          <table:table-cell office:value-type="string" table:style-name="ce9">
            <text:p>Aglomeração Urbana do Sul</text:p>
          </table:table-cell>
          <table:table-cell office:value-type="string" table:style-name="ce8">
            <text:p>AGLO</text:p>
          </table:table-cell>
          <table:table-cell office:value-type="float" office:value="430201" table:style-name="ce9">
            <text:p>430201</text:p>
          </table:table-cell>
          <table:table-cell office:value-type="string" table:style-name="ce9">
            <text:p>NÃO TEM</text:p>
          </table:table-cell>
          <table:table-cell office:value-type="float" office:value="4301073" table:style-name="ce10">
            <text:p>4301073</text:p>
          </table:table-cell>
          <table:table-cell office:value-type="string" table:style-name="ce11">
            <text:p>ARROIO DO PADRE</text:p>
          </table:table-cell>
          <table:table-cell office:value-type="string" table:style-name="ce12">
            <text:p>Inclusão de <text:s/>município - Lei Complementar 11.876</text:p>
          </table:table-cell>
          <table:table-cell office:value-type="date" office:date-value="2002-12-26T00:00:00" table:style-name="ce13">
            <text:p>26/12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2" table:style-name="ce8">
            <text:p>4302</text:p>
          </table:table-cell>
          <table:table-cell office:value-type="string" table:style-name="ce9">
            <text:p>Aglomeração Urbana do Sul</text:p>
          </table:table-cell>
          <table:table-cell office:value-type="string" table:style-name="ce8">
            <text:p>AGLO</text:p>
          </table:table-cell>
          <table:table-cell office:value-type="float" office:value="430201" table:style-name="ce9">
            <text:p>430201</text:p>
          </table:table-cell>
          <table:table-cell office:value-type="string" table:style-name="ce9">
            <text:p>NÃO TEM</text:p>
          </table:table-cell>
          <table:table-cell office:value-type="float" office:value="4304663" table:style-name="ce10">
            <text:p>4304663</text:p>
          </table:table-cell>
          <table:table-cell office:value-type="string" table:style-name="ce11">
            <text:p>CAPÃO DO LEÃO</text:p>
          </table:table-cell>
          <table:table-cell office:value-type="string" table:style-name="ce12">
            <text:p>Lei Complementar 9184</text:p>
          </table:table-cell>
          <table:table-cell office:value-type="date" office:date-value="1990-12-26T00:00:00" table:style-name="ce13">
            <text:p>26/12/199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2" table:style-name="ce8">
            <text:p>4302</text:p>
          </table:table-cell>
          <table:table-cell office:value-type="string" table:style-name="ce9">
            <text:p>Aglomeração Urbana do Sul</text:p>
          </table:table-cell>
          <table:table-cell office:value-type="string" table:style-name="ce8">
            <text:p>AGLO</text:p>
          </table:table-cell>
          <table:table-cell office:value-type="float" office:value="430201" table:style-name="ce9">
            <text:p>430201</text:p>
          </table:table-cell>
          <table:table-cell office:value-type="string" table:style-name="ce9">
            <text:p>NÃO TEM</text:p>
          </table:table-cell>
          <table:table-cell office:value-type="float" office:value="4314407" table:style-name="ce10">
            <text:p>4314407</text:p>
          </table:table-cell>
          <table:table-cell office:value-type="string" table:style-name="ce11">
            <text:p>PELOTAS</text:p>
          </table:table-cell>
          <table:table-cell office:value-type="string" table:style-name="ce12">
            <text:p>Lei Complementar 9184</text:p>
          </table:table-cell>
          <table:table-cell office:value-type="date" office:date-value="1990-12-26T00:00:00" table:style-name="ce13">
            <text:p>26/12/199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2" table:style-name="ce8">
            <text:p>4302</text:p>
          </table:table-cell>
          <table:table-cell office:value-type="string" table:style-name="ce9">
            <text:p>Aglomeração Urbana do Sul</text:p>
          </table:table-cell>
          <table:table-cell office:value-type="string" table:style-name="ce8">
            <text:p>AGLO</text:p>
          </table:table-cell>
          <table:table-cell office:value-type="float" office:value="430201" table:style-name="ce9">
            <text:p>430201</text:p>
          </table:table-cell>
          <table:table-cell office:value-type="string" table:style-name="ce9">
            <text:p>NÃO TEM</text:p>
          </table:table-cell>
          <table:table-cell office:value-type="float" office:value="4315602" table:style-name="ce10">
            <text:p>4315602</text:p>
          </table:table-cell>
          <table:table-cell office:value-type="string" table:style-name="ce11">
            <text:p>RIO GRANDE</text:p>
          </table:table-cell>
          <table:table-cell office:value-type="string" table:style-name="ce12">
            <text:p>Inclusão de <text:s/>município - Lei Complementar 11.876</text:p>
          </table:table-cell>
          <table:table-cell office:value-type="date" office:date-value="2002-12-26T00:00:00" table:style-name="ce13">
            <text:p>26/12/200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2" table:style-name="ce8">
            <text:p>4302</text:p>
          </table:table-cell>
          <table:table-cell office:value-type="string" table:style-name="ce9">
            <text:p>Aglomeração Urbana do Sul</text:p>
          </table:table-cell>
          <table:table-cell office:value-type="string" table:style-name="ce8">
            <text:p>AGLO</text:p>
          </table:table-cell>
          <table:table-cell office:value-type="float" office:value="430201" table:style-name="ce9">
            <text:p>430201</text:p>
          </table:table-cell>
          <table:table-cell office:value-type="string" table:style-name="ce9">
            <text:p>NÃO TEM</text:p>
          </table:table-cell>
          <table:table-cell office:value-type="float" office:value="4318507" table:style-name="ce10">
            <text:p>4318507</text:p>
          </table:table-cell>
          <table:table-cell office:value-type="string" table:style-name="ce11">
            <text:p>SÃO JOSÉ DO NORTE</text:p>
          </table:table-cell>
          <table:table-cell office:value-type="string" table:style-name="ce12">
            <text:p>Inclusão de <text:s/>município - Lei Complementar 11.876</text:p>
          </table:table-cell>
          <table:table-cell office:value-type="date" office:date-value="2002-12-26T00:00:00" table:style-name="ce13">
            <text:p>26/12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00802" table:style-name="ce10">
            <text:p>4300802</text:p>
          </table:table-cell>
          <table:table-cell office:value-type="string" table:style-name="ce11">
            <text:p>ANTÔNIO PRADO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02105" table:style-name="ce10">
            <text:p>4302105</text:p>
          </table:table-cell>
          <table:table-cell office:value-type="string" table:style-name="ce11">
            <text:p>BENTO GONÇALVES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04804" table:style-name="ce10">
            <text:p>4304804</text:p>
          </table:table-cell>
          <table:table-cell office:value-type="string" table:style-name="ce11">
            <text:p>CARLOS BARBOSA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05108" table:style-name="ce10">
            <text:p>4305108</text:p>
          </table:table-cell>
          <table:table-cell office:value-type="string" table:style-name="ce11">
            <text:p>CAXIAS DO SUL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07906" table:style-name="ce10">
            <text:p>4307906</text:p>
          </table:table-cell>
          <table:table-cell office:value-type="string" table:style-name="ce11">
            <text:p>FARROUPILHA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08201" table:style-name="ce10">
            <text:p>4308201</text:p>
          </table:table-cell>
          <table:table-cell office:value-type="string" table:style-name="ce11">
            <text:p>FLORES DA CUNHA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08607" table:style-name="ce10">
            <text:p>4308607</text:p>
          </table:table-cell>
          <table:table-cell office:value-type="string" table:style-name="ce11">
            <text:p>GARIBALDI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10439" table:style-name="ce10">
            <text:p>4310439</text:p>
          </table:table-cell>
          <table:table-cell office:value-type="string" table:style-name="ce11">
            <text:p>IPÊ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12385" table:style-name="ce10">
            <text:p>4312385</text:p>
          </table:table-cell>
          <table:table-cell office:value-type="string" table:style-name="ce11">
            <text:p>MONTE BELO DO SUL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13086" table:style-name="ce10">
            <text:p>4313086</text:p>
          </table:table-cell>
          <table:table-cell office:value-type="string" table:style-name="ce11">
            <text:p>NOVA PÁDUA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13359" table:style-name="ce15">
            <text:p>4313359</text:p>
          </table:table-cell>
          <table:table-cell office:value-type="string" table:style-name="ce11">
            <text:p>NOVA ROMA DO SUL</text:p>
          </table:table-cell>
          <table:table-cell office:value-type="string" table:style-name="ce12">
            <text:p>Lei Complementar 15.245</text:p>
          </table:table-cell>
          <table:table-cell office:value-type="date" office:date-value="2018-12-28T00:00:00" table:style-name="ce13">
            <text:p>28/12/20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14548" table:style-name="ce10">
            <text:p>4314548</text:p>
          </table:table-cell>
          <table:table-cell office:value-type="string" table:style-name="ce11">
            <text:p>PINTO BANDEIRA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17251" table:style-name="ce10">
            <text:p>4317251</text:p>
          </table:table-cell>
          <table:table-cell office:value-type="string" table:style-name="ce11">
            <text:p>SANTA TEREZA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5" table:style-name="ce8">
            <text:p>4305</text:p>
          </table:table-cell>
          <table:table-cell office:value-type="string" table:style-name="ce9">
            <text:p>Região Metropolitana da Serra Gaúcha</text:p>
          </table:table-cell>
          <table:table-cell office:value-type="string" table:style-name="ce8">
            <text:p>RM</text:p>
          </table:table-cell>
          <table:table-cell office:value-type="float" office:value="430501" table:style-name="ce9">
            <text:p>430501</text:p>
          </table:table-cell>
          <table:table-cell office:value-type="string" table:style-name="ce9">
            <text:p>NÃO TEM</text:p>
          </table:table-cell>
          <table:table-cell office:value-type="float" office:value="4319000" table:style-name="ce10">
            <text:p>4319000</text:p>
          </table:table-cell>
          <table:table-cell office:value-type="string" table:style-name="ce11">
            <text:p>SÃO MARCOS</text:p>
          </table:table-cell>
          <table:table-cell office:value-type="string" table:style-name="ce12">
            <text:p>Lei Complementar 14.293</text:p>
          </table:table-cell>
          <table:table-cell office:value-type="date" office:date-value="2013-08-30T00:00:00" table:style-name="ce13">
            <text:p>30/08/20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0604" table:style-name="ce10">
            <text:p>4300604</text:p>
          </table:table-cell>
          <table:table-cell office:value-type="string" table:style-name="ce11">
            <text:p>ALVORAD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0877" table:style-name="ce10">
            <text:p>4300877</text:p>
          </table:table-cell>
          <table:table-cell office:value-type="string" table:style-name="ce11">
            <text:p>ARARICÁ</text:p>
          </table:table-cell>
          <table:table-cell office:value-type="string" table:style-name="ce12">
            <text:p>Lei Complementar 11201</text:p>
          </table:table-cell>
          <table:table-cell office:value-type="date" office:date-value="1998-07-30T00:00:00" table:style-name="ce13">
            <text:p>30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1107" table:style-name="ce10">
            <text:p>4301107</text:p>
          </table:table-cell>
          <table:table-cell office:value-type="string" table:style-name="ce11">
            <text:p>ARROIO DOS RATOS</text:p>
          </table:table-cell>
          <table:table-cell office:value-type="string" table:style-name="ce12">
            <text:p>Lei Complementar 11539</text:p>
          </table:table-cell>
          <table:table-cell office:value-type="date" office:date-value="2000-11-01T00:00:00" table:style-name="ce13">
            <text:p>01/11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3103" table:style-name="ce10">
            <text:p>4303103</text:p>
          </table:table-cell>
          <table:table-cell office:value-type="string" table:style-name="ce11">
            <text:p>CACHOEIRINH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3905" table:style-name="ce10">
            <text:p>4303905</text:p>
          </table:table-cell>
          <table:table-cell office:value-type="string" table:style-name="ce11">
            <text:p>CAMPO BOM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4606" table:style-name="ce10">
            <text:p>4304606</text:p>
          </table:table-cell>
          <table:table-cell office:value-type="string" table:style-name="ce11">
            <text:p>CANOAS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4689" table:style-name="ce10">
            <text:p>4304689</text:p>
          </table:table-cell>
          <table:table-cell office:value-type="string" table:style-name="ce11">
            <text:p>CAPELA DE SANTANA</text:p>
          </table:table-cell>
          <table:table-cell office:value-type="string" table:style-name="ce12">
            <text:p>Lei Complementar 11645</text:p>
          </table:table-cell>
          <table:table-cell office:value-type="date" office:date-value="2001-06-28T00:00:00" table:style-name="ce13">
            <text:p>28/06/200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5355" table:style-name="ce10">
            <text:p>4305355</text:p>
          </table:table-cell>
          <table:table-cell office:value-type="string" table:style-name="ce11">
            <text:p>CHARQUEADAS</text:p>
          </table:table-cell>
          <table:table-cell office:value-type="string" table:style-name="ce12">
            <text:p>Lei Complementar 10234</text:p>
          </table:table-cell>
          <table:table-cell office:value-type="date" office:date-value="1994-07-27T00:00:00" table:style-name="ce13">
            <text:p>27/07/199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6403" table:style-name="ce10">
            <text:p>4306403</text:p>
          </table:table-cell>
          <table:table-cell office:value-type="string" table:style-name="ce11">
            <text:p>DOIS IRMÃOS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10-03T00:00:00" table:style-name="ce13">
            <text:p>03/10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6767" table:style-name="ce10">
            <text:p>4306767</text:p>
          </table:table-cell>
          <table:table-cell office:value-type="string" table:style-name="ce11">
            <text:p>ELDORADO DO SUL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10-03T00:00:00" table:style-name="ce13">
            <text:p>03/10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7609" table:style-name="ce10">
            <text:p>4307609</text:p>
          </table:table-cell>
          <table:table-cell office:value-type="string" table:style-name="ce11">
            <text:p>ESTÂNCIA VELH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7708" table:style-name="ce10">
            <text:p>4307708</text:p>
          </table:table-cell>
          <table:table-cell office:value-type="string" table:style-name="ce11">
            <text:p>ESTEI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9050" table:style-name="ce10">
            <text:p>4309050</text:p>
          </table:table-cell>
          <table:table-cell office:value-type="string" table:style-name="ce11">
            <text:p>GLORINHA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10-03T00:00:00" table:style-name="ce13">
            <text:p>03/10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9209" table:style-name="ce10">
            <text:p>4309209</text:p>
          </table:table-cell>
          <table:table-cell office:value-type="string" table:style-name="ce11">
            <text:p>GRAVATAÍ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09308" table:style-name="ce10">
            <text:p>4309308</text:p>
          </table:table-cell>
          <table:table-cell office:value-type="string" table:style-name="ce11">
            <text:p>GUAÍB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0108" table:style-name="ce10">
            <text:p>4310108</text:p>
          </table:table-cell>
          <table:table-cell office:value-type="string" table:style-name="ce11">
            <text:p>IGREJINHA</text:p>
          </table:table-cell>
          <table:table-cell office:value-type="string" table:style-name="ce12">
            <text:p>Lei Complementar 13853</text:p>
          </table:table-cell>
          <table:table-cell office:value-type="date" office:date-value="2011-12-23T00:00:00" table:style-name="ce13">
            <text:p>23/12/201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0801" table:style-name="ce10">
            <text:p>4310801</text:p>
          </table:table-cell>
          <table:table-cell office:value-type="string" table:style-name="ce11">
            <text:p>IVOTI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10-03T00:00:00" table:style-name="ce13">
            <text:p>03/10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2401" table:style-name="ce10">
            <text:p>4312401</text:p>
          </table:table-cell>
          <table:table-cell office:value-type="string" table:style-name="ce11">
            <text:p>MONTENEGRO</text:p>
          </table:table-cell>
          <table:table-cell office:value-type="string" table:style-name="ce12">
            <text:p>Lei Complementar 11307</text:p>
          </table:table-cell>
          <table:table-cell office:value-type="date" office:date-value="1999-01-14T00:00:00" table:style-name="ce13">
            <text:p>14/01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3060" table:style-name="ce10">
            <text:p>4313060</text:p>
          </table:table-cell>
          <table:table-cell office:value-type="string" table:style-name="ce11">
            <text:p>NOVA HARTZ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10-03T00:00:00" table:style-name="ce13">
            <text:p>03/10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3375" table:style-name="ce10">
            <text:p>4313375</text:p>
          </table:table-cell>
          <table:table-cell office:value-type="string" table:style-name="ce11">
            <text:p>NOVA SANTA RITA</text:p>
          </table:table-cell>
          <table:table-cell office:value-type="string" table:style-name="ce12">
            <text:p>Lei Complementar 11198</text:p>
          </table:table-cell>
          <table:table-cell office:value-type="date" office:date-value="1998-07-23T00:00:00" table:style-name="ce13">
            <text:p>23/07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3409" table:style-name="ce10">
            <text:p>4313409</text:p>
          </table:table-cell>
          <table:table-cell office:value-type="string" table:style-name="ce11">
            <text:p>NOVO HAMBURG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4050" table:style-name="ce10">
            <text:p>4314050</text:p>
          </table:table-cell>
          <table:table-cell office:value-type="string" table:style-name="ce11">
            <text:p>PAROBÉ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10-03T00:00:00" table:style-name="ce13">
            <text:p>03/10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4803" table:style-name="ce10">
            <text:p>4314803</text:p>
          </table:table-cell>
          <table:table-cell office:value-type="string" table:style-name="ce11">
            <text:p>PORTÃO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10-03T00:00:00" table:style-name="ce13">
            <text:p>03/10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4902" table:style-name="ce10">
            <text:p>4314902</text:p>
          </table:table-cell>
          <table:table-cell office:value-type="string" table:style-name="ce11">
            <text:p>PORTO ALEGRE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6006" table:style-name="ce10">
            <text:p>4316006</text:p>
          </table:table-cell>
          <table:table-cell office:value-type="string" table:style-name="ce11">
            <text:p>ROLANTE</text:p>
          </table:table-cell>
          <table:table-cell office:value-type="string" table:style-name="ce12">
            <text:p>Lei Complementar 13496</text:p>
          </table:table-cell>
          <table:table-cell office:value-type="date" office:date-value="2010-08-03T00:00:00" table:style-name="ce13">
            <text:p>03/08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7608" table:style-name="ce10">
            <text:p>4317608</text:p>
          </table:table-cell>
          <table:table-cell office:value-type="string" table:style-name="ce11">
            <text:p>SANTO ANTÔNIO DA PATRULHA</text:p>
          </table:table-cell>
          <table:table-cell office:value-type="string" table:style-name="ce12">
            <text:p>Lei Complementar 11530</text:p>
          </table:table-cell>
          <table:table-cell office:value-type="date" office:date-value="2000-09-21T00:00:00" table:style-name="ce13">
            <text:p>21/09/200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8408" table:style-name="ce10">
            <text:p>4318408</text:p>
          </table:table-cell>
          <table:table-cell office:value-type="string" table:style-name="ce11">
            <text:p>SÃO JERÔNIMO</text:p>
          </table:table-cell>
          <table:table-cell office:value-type="string" table:style-name="ce12">
            <text:p>Lei Complementar 11340</text:p>
          </table:table-cell>
          <table:table-cell office:value-type="date" office:date-value="1999-06-21T00:00:00" table:style-name="ce13">
            <text:p>21/06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8705" table:style-name="ce10">
            <text:p>4318705</text:p>
          </table:table-cell>
          <table:table-cell office:value-type="string" table:style-name="ce11">
            <text:p>SÃO LEOPOLD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9505" table:style-name="ce10">
            <text:p>4319505</text:p>
          </table:table-cell>
          <table:table-cell office:value-type="string" table:style-name="ce11">
            <text:p>SÃO SEBASTIÃO DO CAÍ</text:p>
          </table:table-cell>
          <table:table-cell office:value-type="string" table:style-name="ce12">
            <text:p>Lei Complementar 14047</text:p>
          </table:table-cell>
          <table:table-cell office:value-type="date" office:date-value="2012-07-10T00:00:00" table:style-name="ce13">
            <text:p>10/07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19901" table:style-name="ce10">
            <text:p>4319901</text:p>
          </table:table-cell>
          <table:table-cell office:value-type="string" table:style-name="ce11">
            <text:p>SAPIRANGA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20008" table:style-name="ce10">
            <text:p>4320008</text:p>
          </table:table-cell>
          <table:table-cell office:value-type="string" table:style-name="ce11">
            <text:p>SAPUCAIA DO SUL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21204" table:style-name="ce10">
            <text:p>4321204</text:p>
          </table:table-cell>
          <table:table-cell office:value-type="string" table:style-name="ce11">
            <text:p>TAQUARA</text:p>
          </table:table-cell>
          <table:table-cell office:value-type="string" table:style-name="ce12">
            <text:p>Lei Complementar 11318</text:p>
          </table:table-cell>
          <table:table-cell office:value-type="date" office:date-value="1999-03-26T00:00:00" table:style-name="ce13">
            <text:p>26/03/199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22004" table:style-name="ce10">
            <text:p>4322004</text:p>
          </table:table-cell>
          <table:table-cell office:value-type="string" table:style-name="ce11">
            <text:p>TRIUNFO</text:p>
          </table:table-cell>
          <table:table-cell office:value-type="string" table:style-name="ce12">
            <text:p>Constituição Estadual</text:p>
          </table:table-cell>
          <table:table-cell office:value-type="date" office:date-value="1989-10-03T00:00:00" table:style-name="ce13">
            <text:p>03/10/198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3" table:style-name="ce8">
            <text:p>43</text:p>
          </table:table-cell>
          <table:table-cell office:value-type="string" table:style-name="ce8">
            <text:p>RS</text:p>
          </table:table-cell>
          <table:table-cell office:value-type="float" office:value="4301" table:style-name="ce8">
            <text:p>4301</text:p>
          </table:table-cell>
          <table:table-cell office:value-type="string" table:style-name="ce9">
            <text:p>Região Metropolitana de Porto Alegre</text:p>
          </table:table-cell>
          <table:table-cell office:value-type="string" table:style-name="ce8">
            <text:p>RM</text:p>
          </table:table-cell>
          <table:table-cell office:value-type="float" office:value="430101" table:style-name="ce9">
            <text:p>430101</text:p>
          </table:table-cell>
          <table:table-cell office:value-type="string" table:style-name="ce9">
            <text:p>NÃO TEM</text:p>
          </table:table-cell>
          <table:table-cell office:value-type="float" office:value="4323002" table:style-name="ce10">
            <text:p>4323002</text:p>
          </table:table-cell>
          <table:table-cell office:value-type="string" table:style-name="ce11">
            <text:p>VIAMÃO</text:p>
          </table:table-cell>
          <table:table-cell office:value-type="string" table:style-name="ce12">
            <text:p>Lei Complementar 014 (Federal)</text:p>
          </table:table-cell>
          <table:table-cell office:value-type="date" office:date-value="1973-06-08T00:00:00" table:style-name="ce13">
            <text:p>08/06/197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406" table:style-name="ce10">
            <text:p>4201406</text:p>
          </table:table-cell>
          <table:table-cell office:value-type="string" table:style-name="ce11">
            <text:p>ARARANGUÁ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950" table:style-name="ce10">
            <text:p>4201950</text:p>
          </table:table-cell>
          <table:table-cell office:value-type="string" table:style-name="ce11">
            <text:p>BALNEÁRIO ARROIO DO SILV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073" table:style-name="ce10">
            <text:p>4202073</text:p>
          </table:table-cell>
          <table:table-cell office:value-type="string" table:style-name="ce11">
            <text:p>BALNEÁRIO GAIVOT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20000" table:style-name="ce10">
            <text:p>4220000</text:p>
          </table:table-cell>
          <table:table-cell office:value-type="string" table:style-name="ce11">
            <text:p>BALNEÁRIO RINCÃ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191" table:style-name="ce10">
            <text:p>4205191</text:p>
          </table:table-cell>
          <table:table-cell office:value-type="string" table:style-name="ce11">
            <text:p>ERM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8708" table:style-name="ce10">
            <text:p>4208708</text:p>
          </table:table-cell>
          <table:table-cell office:value-type="string" table:style-name="ce11">
            <text:p>JACINTO MACHAD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9607" table:style-name="ce10">
            <text:p>4209607</text:p>
          </table:table-cell>
          <table:table-cell office:value-type="string" table:style-name="ce11">
            <text:p>LAURO MÜLLER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407" table:style-name="ce10">
            <text:p>4210407</text:p>
          </table:table-cell>
          <table:table-cell office:value-type="string" table:style-name="ce11">
            <text:p>MARACAJÁ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803" table:style-name="ce10">
            <text:p>4210803</text:p>
          </table:table-cell>
          <table:table-cell office:value-type="string" table:style-name="ce11">
            <text:p>MELEIR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256" table:style-name="ce10">
            <text:p>4211256</text:p>
          </table:table-cell>
          <table:table-cell office:value-type="string" table:style-name="ce11">
            <text:p>MORRO GRANDE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254" table:style-name="ce10">
            <text:p>4212254</text:p>
          </table:table-cell>
          <table:table-cell office:value-type="string" table:style-name="ce11">
            <text:p>PASSO DE TORRES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3807" table:style-name="ce10">
            <text:p>4213807</text:p>
          </table:table-cell>
          <table:table-cell office:value-type="string" table:style-name="ce11">
            <text:p>PRAIA GRANDE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653" table:style-name="ce10">
            <text:p>4215653</text:p>
          </table:table-cell>
          <table:table-cell office:value-type="string" table:style-name="ce11">
            <text:p>SANTA ROSA DO SUL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404" table:style-name="ce10">
            <text:p>4216404</text:p>
          </table:table-cell>
          <table:table-cell office:value-type="string" table:style-name="ce11">
            <text:p>SÃO JOÃO DO SUL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7709" table:style-name="ce10">
            <text:p>4217709</text:p>
          </table:table-cell>
          <table:table-cell office:value-type="string" table:style-name="ce11">
            <text:p>SOMBRI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103" table:style-name="ce10">
            <text:p>4218103</text:p>
          </table:table-cell>
          <table:table-cell office:value-type="string" table:style-name="ce11">
            <text:p>TIMBÉ DO SUL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350" table:style-name="ce10">
            <text:p>4218350</text:p>
          </table:table-cell>
          <table:table-cell office:value-type="string" table:style-name="ce11">
            <text:p>TREVISO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806" table:style-name="ce10">
            <text:p>4218806</text:p>
          </table:table-cell>
          <table:table-cell office:value-type="string" table:style-name="ce11">
            <text:p>TURV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2" table:style-name="ce9">
            <text:p>4206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9002" table:style-name="ce10">
            <text:p>4219002</text:p>
          </table:table-cell>
          <table:table-cell office:value-type="string" table:style-name="ce11">
            <text:p>URUSSANG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1" table:style-name="ce9">
            <text:p>420601</text:p>
          </table:table-cell>
          <table:table-cell office:value-type="string" table:style-name="ce9">
            <text:p>Núcleo Metropolitano</text:p>
          </table:table-cell>
          <table:table-cell office:value-type="float" office:value="4204251" table:style-name="ce10">
            <text:p>4204251</text:p>
          </table:table-cell>
          <table:table-cell office:value-type="string" table:style-name="ce11">
            <text:p>COCAL DO SUL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1" table:style-name="ce9">
            <text:p>420601</text:p>
          </table:table-cell>
          <table:table-cell office:value-type="string" table:style-name="ce9">
            <text:p>Núcleo Metropolitano</text:p>
          </table:table-cell>
          <table:table-cell office:value-type="float" office:value="4204608" table:style-name="ce10">
            <text:p>4204608</text:p>
          </table:table-cell>
          <table:table-cell office:value-type="string" table:style-name="ce11">
            <text:p>CRICIÚM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1" table:style-name="ce9">
            <text:p>420601</text:p>
          </table:table-cell>
          <table:table-cell office:value-type="string" table:style-name="ce9">
            <text:p>Núcleo Metropolitano</text:p>
          </table:table-cell>
          <table:table-cell office:value-type="float" office:value="4205456" table:style-name="ce10">
            <text:p>4205456</text:p>
          </table:table-cell>
          <table:table-cell office:value-type="string" table:style-name="ce11">
            <text:p>FORQUILHINH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1" table:style-name="ce9">
            <text:p>420601</text:p>
          </table:table-cell>
          <table:table-cell office:value-type="string" table:style-name="ce9">
            <text:p>Núcleo Metropolitano</text:p>
          </table:table-cell>
          <table:table-cell office:value-type="float" office:value="4207007" table:style-name="ce10">
            <text:p>4207007</text:p>
          </table:table-cell>
          <table:table-cell office:value-type="string" table:style-name="ce11">
            <text:p>IÇAR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1" table:style-name="ce9">
            <text:p>420601</text:p>
          </table:table-cell>
          <table:table-cell office:value-type="string" table:style-name="ce9">
            <text:p>Núcleo Metropolitano</text:p>
          </table:table-cell>
          <table:table-cell office:value-type="float" office:value="4211207" table:style-name="ce10">
            <text:p>4211207</text:p>
          </table:table-cell>
          <table:table-cell office:value-type="string" table:style-name="ce11">
            <text:p>MORRO DA FUMAÇ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1" table:style-name="ce9">
            <text:p>420601</text:p>
          </table:table-cell>
          <table:table-cell office:value-type="string" table:style-name="ce9">
            <text:p>Núcleo Metropolitano</text:p>
          </table:table-cell>
          <table:table-cell office:value-type="float" office:value="4211603" table:style-name="ce10">
            <text:p>4211603</text:p>
          </table:table-cell>
          <table:table-cell office:value-type="string" table:style-name="ce11">
            <text:p>NOVA VENEZ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6" table:style-name="ce8">
            <text:p>4206</text:p>
          </table:table-cell>
          <table:table-cell office:value-type="string" table:style-name="ce9">
            <text:p>Região Metropolitana Carbonífera</text:p>
          </table:table-cell>
          <table:table-cell office:value-type="string" table:style-name="ce8">
            <text:p>RM</text:p>
          </table:table-cell>
          <table:table-cell office:value-type="float" office:value="420601" table:style-name="ce9">
            <text:p>420601</text:p>
          </table:table-cell>
          <table:table-cell office:value-type="string" table:style-name="ce9">
            <text:p>Núcleo Metropolitano</text:p>
          </table:table-cell>
          <table:table-cell office:value-type="float" office:value="4217600" table:style-name="ce10">
            <text:p>4217600</text:p>
          </table:table-cell>
          <table:table-cell office:value-type="string" table:style-name="ce11">
            <text:p>SIDERÓPOLIS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2" table:style-name="ce9">
            <text:p>4205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809" table:style-name="ce10">
            <text:p>4212809</text:p>
          </table:table-cell>
          <table:table-cell office:value-type="string" table:style-name="ce11">
            <text:p>BALNEÁRIO PIÇARRAS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2" table:style-name="ce9">
            <text:p>4205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453" table:style-name="ce10">
            <text:p>4202453</text:p>
          </table:table-cell>
          <table:table-cell office:value-type="string" table:style-name="ce11">
            <text:p>BOMBINHAS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2" table:style-name="ce9">
            <text:p>4205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8302" table:style-name="ce10">
            <text:p>4208302</text:p>
          </table:table-cell>
          <table:table-cell office:value-type="string" table:style-name="ce11">
            <text:p>ITAPEM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2" table:style-name="ce9">
            <text:p>4205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3500" table:style-name="ce10">
            <text:p>4213500</text:p>
          </table:table-cell>
          <table:table-cell office:value-type="string" table:style-name="ce11">
            <text:p>PORTO BELO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1" table:style-name="ce9">
            <text:p>420501</text:p>
          </table:table-cell>
          <table:table-cell office:value-type="string" table:style-name="ce9">
            <text:p>Núcleo Metropolitano</text:p>
          </table:table-cell>
          <table:table-cell office:value-type="float" office:value="4202008" table:style-name="ce10">
            <text:p>4202008</text:p>
          </table:table-cell>
          <table:table-cell office:value-type="string" table:style-name="ce11">
            <text:p>BALNEÁRIO CAMBORIÚ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1" table:style-name="ce9">
            <text:p>420501</text:p>
          </table:table-cell>
          <table:table-cell office:value-type="string" table:style-name="ce9">
            <text:p>Núcleo Metropolitano</text:p>
          </table:table-cell>
          <table:table-cell office:value-type="float" office:value="4203204" table:style-name="ce10">
            <text:p>4203204</text:p>
          </table:table-cell>
          <table:table-cell office:value-type="string" table:style-name="ce11">
            <text:p>CAMBORIÚ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1" table:style-name="ce9">
            <text:p>420501</text:p>
          </table:table-cell>
          <table:table-cell office:value-type="string" table:style-name="ce9">
            <text:p>Núcleo Metropolitano</text:p>
          </table:table-cell>
          <table:table-cell office:value-type="float" office:value="4208203" table:style-name="ce10">
            <text:p>4208203</text:p>
          </table:table-cell>
          <table:table-cell office:value-type="string" table:style-name="ce11">
            <text:p>ITAJAÍ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1" table:style-name="ce9">
            <text:p>420501</text:p>
          </table:table-cell>
          <table:table-cell office:value-type="string" table:style-name="ce9">
            <text:p>Núcleo Metropolitano</text:p>
          </table:table-cell>
          <table:table-cell office:value-type="float" office:value="4211306" table:style-name="ce10">
            <text:p>4211306</text:p>
          </table:table-cell>
          <table:table-cell office:value-type="string" table:style-name="ce11">
            <text:p>NAVEGANTES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5" table:style-name="ce8">
            <text:p>4205</text:p>
          </table:table-cell>
          <table:table-cell office:value-type="string" table:style-name="ce9">
            <text:p>Região Metropolitana da Foz do Rio Itajaí</text:p>
          </table:table-cell>
          <table:table-cell office:value-type="string" table:style-name="ce8">
            <text:p>RM</text:p>
          </table:table-cell>
          <table:table-cell office:value-type="float" office:value="420501" table:style-name="ce9">
            <text:p>420501</text:p>
          </table:table-cell>
          <table:table-cell office:value-type="string" table:style-name="ce9">
            <text:p>Núcleo Metropolitano</text:p>
          </table:table-cell>
          <table:table-cell office:value-type="float" office:value="4212502" table:style-name="ce10">
            <text:p>4212502</text:p>
          </table:table-cell>
          <table:table-cell office:value-type="string" table:style-name="ce11">
            <text:p>PENH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4103" table:style-name="ce10">
            <text:p>4204103</text:p>
          </table:table-cell>
          <table:table-cell office:value-type="string" table:style-name="ce11">
            <text:p>CAXAMBU DO SUL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4756" table:style-name="ce10">
            <text:p>4204756</text:p>
          </table:table-cell>
          <table:table-cell office:value-type="string" table:style-name="ce11">
            <text:p>CUNHATAÍ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308" table:style-name="ce10">
            <text:p>4205308</text:p>
          </table:table-cell>
          <table:table-cell office:value-type="string" table:style-name="ce11">
            <text:p>FAXINAL DOS GUEDE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8005" table:style-name="ce10">
            <text:p>4208005</text:p>
          </table:table-cell>
          <table:table-cell office:value-type="string" table:style-name="ce11">
            <text:p>ITÁ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9458" table:style-name="ce10">
            <text:p>4209458</text:p>
          </table:table-cell>
          <table:table-cell office:value-type="string" table:style-name="ce11">
            <text:p>LAJEADO GRANDE</text:p>
          </table:table-cell>
          <table:table-cell office:value-type="string" table:style-name="ce12">
            <text:p>Lei Complementar 580</text:p>
          </table:table-cell>
          <table:table-cell office:value-type="date" office:date-value="2012-10-05T00:00:00" table:style-name="ce13">
            <text:p>05/10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555" table:style-name="ce10">
            <text:p>4210555</text:p>
          </table:table-cell>
          <table:table-cell office:value-type="string" table:style-name="ce11">
            <text:p>MAREM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106" table:style-name="ce10">
            <text:p>4212106</text:p>
          </table:table-cell>
          <table:table-cell office:value-type="string" table:style-name="ce11">
            <text:p>PALMITO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270" table:style-name="ce10">
            <text:p>4212270</text:p>
          </table:table-cell>
          <table:table-cell office:value-type="string" table:style-name="ce11">
            <text:p>PASSOS MAIA</text:p>
          </table:table-cell>
          <table:table-cell office:value-type="string" table:style-name="ce12">
            <text:p>Lei Complementar 580</text:p>
          </table:table-cell>
          <table:table-cell office:value-type="date" office:date-value="2012-10-05T00:00:00" table:style-name="ce13">
            <text:p>05/10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3401" table:style-name="ce10">
            <text:p>4213401</text:p>
          </table:table-cell>
          <table:table-cell office:value-type="string" table:style-name="ce11">
            <text:p>PONTE SERRADA</text:p>
          </table:table-cell>
          <table:table-cell office:value-type="string" table:style-name="ce12">
            <text:p>Lei Complementar 580</text:p>
          </table:table-cell>
          <table:table-cell office:value-type="date" office:date-value="2012-10-05T00:00:00" table:style-name="ce13">
            <text:p>05/10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4201" table:style-name="ce10">
            <text:p>4214201</text:p>
          </table:table-cell>
          <table:table-cell office:value-type="string" table:style-name="ce11">
            <text:p>QUILOMB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7550" table:style-name="ce10">
            <text:p>4217550</text:p>
          </table:table-cell>
          <table:table-cell office:value-type="string" table:style-name="ce11">
            <text:p>SERRA ALT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7758" table:style-name="ce10">
            <text:p>4217758</text:p>
          </table:table-cell>
          <table:table-cell office:value-type="string" table:style-name="ce11">
            <text:p>SUL BRASIL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855" table:style-name="ce10">
            <text:p>4218855</text:p>
          </table:table-cell>
          <table:table-cell office:value-type="string" table:style-name="ce11">
            <text:p>UNIÃO DO OESTE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9101" table:style-name="ce10">
            <text:p>4219101</text:p>
          </table:table-cell>
          <table:table-cell office:value-type="string" table:style-name="ce11">
            <text:p>VARGEÃO</text:p>
          </table:table-cell>
          <table:table-cell office:value-type="string" table:style-name="ce12">
            <text:p>Lei Complementar 580</text:p>
          </table:table-cell>
          <table:table-cell office:value-type="date" office:date-value="2012-10-05T00:00:00" table:style-name="ce13">
            <text:p>05/10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2" table:style-name="ce9">
            <text:p>4209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9606" table:style-name="ce10">
            <text:p>4219606</text:p>
          </table:table-cell>
          <table:table-cell office:value-type="string" table:style-name="ce11">
            <text:p>XAVANTIN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00507" table:style-name="ce10">
            <text:p>4200507</text:p>
          </table:table-cell>
          <table:table-cell office:value-type="string" table:style-name="ce11">
            <text:p>ÁGUAS DE CHAPECÓ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00556" table:style-name="ce10">
            <text:p>4200556</text:p>
          </table:table-cell>
          <table:table-cell office:value-type="string" table:style-name="ce11">
            <text:p>ÁGUAS FRIA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01653" table:style-name="ce10">
            <text:p>4201653</text:p>
          </table:table-cell>
          <table:table-cell office:value-type="string" table:style-name="ce11">
            <text:p>ARVORED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04202" table:style-name="ce10">
            <text:p>4204202</text:p>
          </table:table-cell>
          <table:table-cell office:value-type="string" table:style-name="ce11">
            <text:p>CHAPECÓ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04350" table:style-name="ce10">
            <text:p>4204350</text:p>
          </table:table-cell>
          <table:table-cell office:value-type="string" table:style-name="ce11">
            <text:p>CORDILHEIRA AL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04400" table:style-name="ce10">
            <text:p>4204400</text:p>
          </table:table-cell>
          <table:table-cell office:value-type="string" table:style-name="ce11">
            <text:p>CORONEL FREITA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06652" table:style-name="ce10">
            <text:p>4206652</text:p>
          </table:table-cell>
          <table:table-cell office:value-type="string" table:style-name="ce11">
            <text:p>GUATAMBÚ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1405" table:style-name="ce10">
            <text:p>4211405</text:p>
          </table:table-cell>
          <table:table-cell office:value-type="string" table:style-name="ce11">
            <text:p>NOVA ERECHIM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1454" table:style-name="ce10">
            <text:p>4211454</text:p>
          </table:table-cell>
          <table:table-cell office:value-type="string" table:style-name="ce11">
            <text:p>NOVA ITABERAB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1876" table:style-name="ce10">
            <text:p>4211876</text:p>
          </table:table-cell>
          <table:table-cell office:value-type="string" table:style-name="ce11">
            <text:p>PAIAL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2908" table:style-name="ce10">
            <text:p>4212908</text:p>
          </table:table-cell>
          <table:table-cell office:value-type="string" table:style-name="ce11">
            <text:p>PINHALZINH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3153" table:style-name="ce10">
            <text:p>4213153</text:p>
          </table:table-cell>
          <table:table-cell office:value-type="string" table:style-name="ce11">
            <text:p>PLANALTO ALEGRE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6008" table:style-name="ce10">
            <text:p>4216008</text:p>
          </table:table-cell>
          <table:table-cell office:value-type="string" table:style-name="ce11">
            <text:p>SÃO CARLO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7303" table:style-name="ce10">
            <text:p>4217303</text:p>
          </table:table-cell>
          <table:table-cell office:value-type="string" table:style-name="ce11">
            <text:p>SAUDADE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7501" table:style-name="ce10">
            <text:p>4217501</text:p>
          </table:table-cell>
          <table:table-cell office:value-type="string" table:style-name="ce11">
            <text:p>SEAR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9507" table:style-name="ce10">
            <text:p>4219507</text:p>
          </table:table-cell>
          <table:table-cell office:value-type="string" table:style-name="ce11">
            <text:p>XANXERÊ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9" table:style-name="ce8">
            <text:p>4209</text:p>
          </table:table-cell>
          <table:table-cell office:value-type="string" table:style-name="ce9">
            <text:p>Região Metropolitana de Chapecó</text:p>
          </table:table-cell>
          <table:table-cell office:value-type="string" table:style-name="ce8">
            <text:p>RM</text:p>
          </table:table-cell>
          <table:table-cell office:value-type="float" office:value="420901" table:style-name="ce9">
            <text:p>420901</text:p>
          </table:table-cell>
          <table:table-cell office:value-type="string" table:style-name="ce9">
            <text:p>Núcleo Metropolitano</text:p>
          </table:table-cell>
          <table:table-cell office:value-type="float" office:value="4219705" table:style-name="ce10">
            <text:p>4219705</text:p>
          </table:table-cell>
          <table:table-cell office:value-type="string" table:style-name="ce11">
            <text:p>XAXIM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0705" table:style-name="ce10">
            <text:p>4200705</text:p>
          </table:table-cell>
          <table:table-cell office:value-type="string" table:style-name="ce11">
            <text:p>ALFREDO WAGNER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0903" table:style-name="ce10">
            <text:p>4200903</text:p>
          </table:table-cell>
          <table:table-cell office:value-type="string" table:style-name="ce11">
            <text:p>ANGELINA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109" table:style-name="ce10">
            <text:p>4201109</text:p>
          </table:table-cell>
          <table:table-cell office:value-type="string" table:style-name="ce11">
            <text:p>ANITÁPOLIS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3709" table:style-name="ce10">
            <text:p>4203709</text:p>
          </table:table-cell>
          <table:table-cell office:value-type="string" table:style-name="ce11">
            <text:p>CANELINHA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704" table:style-name="ce10">
            <text:p>4205704</text:p>
          </table:table-cell>
          <table:table-cell office:value-type="string" table:style-name="ce11">
            <text:p>GAROPABA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9805" table:style-name="ce10">
            <text:p>4209805</text:p>
          </table:table-cell>
          <table:table-cell office:value-type="string" table:style-name="ce11">
            <text:p>LEOBERTO LEAL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209" table:style-name="ce10">
            <text:p>4210209</text:p>
          </table:table-cell>
          <table:table-cell office:value-type="string" table:style-name="ce11">
            <text:p>MAJOR GERCINO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504" table:style-name="ce10">
            <text:p>4211504</text:p>
          </table:table-cell>
          <table:table-cell office:value-type="string" table:style-name="ce11">
            <text:p>NOVA TRENTO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304" table:style-name="ce10">
            <text:p>4212304</text:p>
          </table:table-cell>
          <table:table-cell office:value-type="string" table:style-name="ce11">
            <text:p>PAULO LOPES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4300" table:style-name="ce10">
            <text:p>4214300</text:p>
          </table:table-cell>
          <table:table-cell office:value-type="string" table:style-name="ce11">
            <text:p>RANCHO QUEIMADO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901" table:style-name="ce10">
            <text:p>4215901</text:p>
          </table:table-cell>
          <table:table-cell office:value-type="string" table:style-name="ce11">
            <text:p>SÃO BONIFÁCIO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305" table:style-name="ce10">
            <text:p>4216305</text:p>
          </table:table-cell>
          <table:table-cell office:value-type="string" table:style-name="ce11">
            <text:p>SÃO JOÃO BATISTA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2" table:style-name="ce9">
            <text:p>4201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004" table:style-name="ce10">
            <text:p>4218004</text:p>
          </table:table-cell>
          <table:table-cell office:value-type="string" table:style-name="ce11">
            <text:p>TIJUCAS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00606" table:style-name="ce10">
            <text:p>4200606</text:p>
          </table:table-cell>
          <table:table-cell office:value-type="string" table:style-name="ce11">
            <text:p>ÁGUAS MORNAS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01208" table:style-name="ce10">
            <text:p>4201208</text:p>
          </table:table-cell>
          <table:table-cell office:value-type="string" table:style-name="ce11">
            <text:p>ANTÔNIO CARLOS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02305" table:style-name="ce10">
            <text:p>4202305</text:p>
          </table:table-cell>
          <table:table-cell office:value-type="string" table:style-name="ce11">
            <text:p>BIGUAÇU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05407" table:style-name="ce10">
            <text:p>4205407</text:p>
          </table:table-cell>
          <table:table-cell office:value-type="string" table:style-name="ce11">
            <text:p>FLORIANÓPOLIS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06009" table:style-name="ce10">
            <text:p>4206009</text:p>
          </table:table-cell>
          <table:table-cell office:value-type="string" table:style-name="ce11">
            <text:p>GOVERNADOR CELSO RAMOS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11900" table:style-name="ce10">
            <text:p>4211900</text:p>
          </table:table-cell>
          <table:table-cell office:value-type="string" table:style-name="ce11">
            <text:p>PALHOÇA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15703" table:style-name="ce10">
            <text:p>4215703</text:p>
          </table:table-cell>
          <table:table-cell office:value-type="string" table:style-name="ce11">
            <text:p>SANTO AMARO DA IMPERATRIZ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16602" table:style-name="ce10">
            <text:p>4216602</text:p>
          </table:table-cell>
          <table:table-cell office:value-type="string" table:style-name="ce11">
            <text:p>SÃO JOSÉ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1" table:style-name="ce8">
            <text:p>4201</text:p>
          </table:table-cell>
          <table:table-cell office:value-type="string" table:style-name="ce9">
            <text:p>Região Metropolitana de Florianópolis</text:p>
          </table:table-cell>
          <table:table-cell office:value-type="string" table:style-name="ce8">
            <text:p>RM</text:p>
          </table:table-cell>
          <table:table-cell office:value-type="float" office:value="420101" table:style-name="ce9">
            <text:p>420101</text:p>
          </table:table-cell>
          <table:table-cell office:value-type="string" table:style-name="ce9">
            <text:p>Núcleo Metropolitano</text:p>
          </table:table-cell>
          <table:table-cell office:value-type="float" office:value="4217253" table:style-name="ce10">
            <text:p>4217253</text:p>
          </table:table-cell>
          <table:table-cell office:value-type="string" table:style-name="ce11">
            <text:p>SÃO PEDRO DE ALCÂNTARA</text:p>
          </table:table-cell>
          <table:table-cell office:value-type="string" table:style-name="ce12">
            <text:p>Lei Complementar 636</text:p>
          </table:table-cell>
          <table:table-cell office:value-type="date" office:date-value="2014-09-09T00:00:00" table:style-name="ce13">
            <text:p>09/09/20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000" table:style-name="ce10">
            <text:p>4201000</text:p>
          </table:table-cell>
          <table:table-cell office:value-type="string" table:style-name="ce11">
            <text:p>ANITA GARIBALDI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438" table:style-name="ce10">
            <text:p>4202438</text:p>
          </table:table-cell>
          <table:table-cell office:value-type="string" table:style-name="ce11">
            <text:p>BOCAINA DO SUL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503" table:style-name="ce10">
            <text:p>4202503</text:p>
          </table:table-cell>
          <table:table-cell office:value-type="string" table:style-name="ce11">
            <text:p>BOM JARDIM DA SERR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602" table:style-name="ce10">
            <text:p>4202602</text:p>
          </table:table-cell>
          <table:table-cell office:value-type="string" table:style-name="ce11">
            <text:p>BOM RETIR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3402" table:style-name="ce10">
            <text:p>4203402</text:p>
          </table:table-cell>
          <table:table-cell office:value-type="string" table:style-name="ce11">
            <text:p>CAMPO BELO DO SUL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3253" table:style-name="ce10">
            <text:p>4203253</text:p>
          </table:table-cell>
          <table:table-cell office:value-type="string" table:style-name="ce11">
            <text:p>CAPÃO ALT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4178" table:style-name="ce10">
            <text:p>4204178</text:p>
          </table:table-cell>
          <table:table-cell office:value-type="string" table:style-name="ce11">
            <text:p>CERRO NEGR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4806" table:style-name="ce10">
            <text:p>4204806</text:p>
          </table:table-cell>
          <table:table-cell office:value-type="string" table:style-name="ce11">
            <text:p>CURITIBANOS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555" table:style-name="ce10">
            <text:p>4205555</text:p>
          </table:table-cell>
          <table:table-cell office:value-type="string" table:style-name="ce11">
            <text:p>FREI ROGÉRI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751" table:style-name="ce10">
            <text:p>4211751</text:p>
          </table:table-cell>
          <table:table-cell office:value-type="string" table:style-name="ce11">
            <text:p>OTACÍLIO COST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892" table:style-name="ce10">
            <text:p>4211892</text:p>
          </table:table-cell>
          <table:table-cell office:value-type="string" table:style-name="ce11">
            <text:p>PAINEL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056" table:style-name="ce10">
            <text:p>4212056</text:p>
          </table:table-cell>
          <table:table-cell office:value-type="string" table:style-name="ce11">
            <text:p>PALMEIR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3302" table:style-name="ce10">
            <text:p>4213302</text:p>
          </table:table-cell>
          <table:table-cell office:value-type="string" table:style-name="ce11">
            <text:p>PONTE ALT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3351" table:style-name="ce10">
            <text:p>4213351</text:p>
          </table:table-cell>
          <table:table-cell office:value-type="string" table:style-name="ce11">
            <text:p>PONTE ALTA DO NORTE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059" table:style-name="ce10">
            <text:p>4215059</text:p>
          </table:table-cell>
          <table:table-cell office:value-type="string" table:style-name="ce11">
            <text:p>RIO RUFIN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505" table:style-name="ce10">
            <text:p>4215505</text:p>
          </table:table-cell>
          <table:table-cell office:value-type="string" table:style-name="ce11">
            <text:p>SANTA CECÍLI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057" table:style-name="ce10">
            <text:p>4216057</text:p>
          </table:table-cell>
          <table:table-cell office:value-type="string" table:style-name="ce11">
            <text:p>SÃO CRISTÓVÃO DO SUL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503" table:style-name="ce10">
            <text:p>4216503</text:p>
          </table:table-cell>
          <table:table-cell office:value-type="string" table:style-name="ce11">
            <text:p>SÃO JOAQUIM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800" table:style-name="ce10">
            <text:p>4216800</text:p>
          </table:table-cell>
          <table:table-cell office:value-type="string" table:style-name="ce11">
            <text:p>SÃO JOSÉ DO CERRIT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905" table:style-name="ce10">
            <text:p>4218905</text:p>
          </table:table-cell>
          <table:table-cell office:value-type="string" table:style-name="ce11">
            <text:p>URUBICI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2" table:style-name="ce9">
            <text:p>4204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954" table:style-name="ce10">
            <text:p>4218954</text:p>
          </table:table-cell>
          <table:table-cell office:value-type="string" table:style-name="ce11">
            <text:p>URUPEM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1" table:style-name="ce9">
            <text:p>420401</text:p>
          </table:table-cell>
          <table:table-cell office:value-type="string" table:style-name="ce9">
            <text:p>Núcleo Metropolitano</text:p>
          </table:table-cell>
          <table:table-cell office:value-type="float" office:value="4204558" table:style-name="ce10">
            <text:p>4204558</text:p>
          </table:table-cell>
          <table:table-cell office:value-type="string" table:style-name="ce11">
            <text:p>CORREIA PINTO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4" table:style-name="ce8">
            <text:p>4204</text:p>
          </table:table-cell>
          <table:table-cell office:value-type="string" table:style-name="ce9">
            <text:p>Região Metropolitana de Lages</text:p>
          </table:table-cell>
          <table:table-cell office:value-type="string" table:style-name="ce8">
            <text:p>RM</text:p>
          </table:table-cell>
          <table:table-cell office:value-type="float" office:value="420401" table:style-name="ce9">
            <text:p>420401</text:p>
          </table:table-cell>
          <table:table-cell office:value-type="string" table:style-name="ce9">
            <text:p>Núcleo Metropolitano</text:p>
          </table:table-cell>
          <table:table-cell office:value-type="float" office:value="4209300" table:style-name="ce10">
            <text:p>4209300</text:p>
          </table:table-cell>
          <table:table-cell office:value-type="string" table:style-name="ce11">
            <text:p>LAGES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505" table:style-name="ce10">
            <text:p>4201505</text:p>
          </table:table-cell>
          <table:table-cell office:value-type="string" table:style-name="ce11">
            <text:p>ARMAZÉM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800" table:style-name="ce10">
            <text:p>4202800</text:p>
          </table:table-cell>
          <table:table-cell office:value-type="string" table:style-name="ce11">
            <text:p>BRAÇO DO NORTE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6108" table:style-name="ce10">
            <text:p>4206108</text:p>
          </table:table-cell>
          <table:table-cell office:value-type="string" table:style-name="ce11">
            <text:p>GRÃO PARÁ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7205" table:style-name="ce10">
            <text:p>4207205</text:p>
          </table:table-cell>
          <table:table-cell office:value-type="string" table:style-name="ce11">
            <text:p>IMARUÍ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7304" table:style-name="ce10">
            <text:p>4207304</text:p>
          </table:table-cell>
          <table:table-cell office:value-type="string" table:style-name="ce11">
            <text:p>IMBITUB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8807" table:style-name="ce10">
            <text:p>4208807</text:p>
          </table:table-cell>
          <table:table-cell office:value-type="string" table:style-name="ce11">
            <text:p>JAGUARUN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9409" table:style-name="ce10">
            <text:p>4209409</text:p>
          </table:table-cell>
          <table:table-cell office:value-type="string" table:style-name="ce11">
            <text:p>LAGUN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702" table:style-name="ce10">
            <text:p>4211702</text:p>
          </table:table-cell>
          <table:table-cell office:value-type="string" table:style-name="ce11">
            <text:p>ORLEANS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403" table:style-name="ce10">
            <text:p>4212403</text:p>
          </table:table-cell>
          <table:table-cell office:value-type="string" table:style-name="ce11">
            <text:p>PEDRAS GRANDES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650" table:style-name="ce10">
            <text:p>4212650</text:p>
          </table:table-cell>
          <table:table-cell office:value-type="string" table:style-name="ce11">
            <text:p>PESCARIA BRAVA</text:p>
          </table:table-cell>
          <table:table-cell office:value-type="string" table:style-name="ce12">
            <text:p>Lei Complementar Promulgada 495</text:p>
          </table:table-cell>
          <table:table-cell office:value-type="date" office:date-value="2010-01-26T00:00:00" table:style-name="ce13">
            <text:p>26/01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4904" table:style-name="ce10">
            <text:p>4214904</text:p>
          </table:table-cell>
          <table:table-cell office:value-type="string" table:style-name="ce11">
            <text:p>RIO FORTUN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455" table:style-name="ce10">
            <text:p>4215455</text:p>
          </table:table-cell>
          <table:table-cell office:value-type="string" table:style-name="ce11">
            <text:p>SANGÃO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604" table:style-name="ce10">
            <text:p>4215604</text:p>
          </table:table-cell>
          <table:table-cell office:value-type="string" table:style-name="ce11">
            <text:p>SANTA ROSA DE LIMA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7006" table:style-name="ce10">
            <text:p>4217006</text:p>
          </table:table-cell>
          <table:table-cell office:value-type="string" table:style-name="ce11">
            <text:p>SÃO LUDGERO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7105" table:style-name="ce10">
            <text:p>4217105</text:p>
          </table:table-cell>
          <table:table-cell office:value-type="string" table:style-name="ce11">
            <text:p>SÃO MARTINHO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2" table:style-name="ce9">
            <text:p>4207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400" table:style-name="ce10">
            <text:p>4218400</text:p>
          </table:table-cell>
          <table:table-cell office:value-type="string" table:style-name="ce11">
            <text:p>TREZE DE MAIO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1" table:style-name="ce9">
            <text:p>420701</text:p>
          </table:table-cell>
          <table:table-cell office:value-type="string" table:style-name="ce9">
            <text:p>Núcleo Metropolitano</text:p>
          </table:table-cell>
          <table:table-cell office:value-type="float" office:value="4203956" table:style-name="ce10">
            <text:p>4203956</text:p>
          </table:table-cell>
          <table:table-cell office:value-type="string" table:style-name="ce11">
            <text:p>CAPIVARI DE BAIXO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1" table:style-name="ce9">
            <text:p>420701</text:p>
          </table:table-cell>
          <table:table-cell office:value-type="string" table:style-name="ce9">
            <text:p>Núcleo Metropolitano</text:p>
          </table:table-cell>
          <table:table-cell office:value-type="float" office:value="4206207" table:style-name="ce10">
            <text:p>4206207</text:p>
          </table:table-cell>
          <table:table-cell office:value-type="string" table:style-name="ce11">
            <text:p>GRAVATAL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7" table:style-name="ce8">
            <text:p>4207</text:p>
          </table:table-cell>
          <table:table-cell office:value-type="string" table:style-name="ce9">
            <text:p>Região Metropolitana de Tubarão</text:p>
          </table:table-cell>
          <table:table-cell office:value-type="string" table:style-name="ce8">
            <text:p>RM</text:p>
          </table:table-cell>
          <table:table-cell office:value-type="float" office:value="420701" table:style-name="ce9">
            <text:p>420701</text:p>
          </table:table-cell>
          <table:table-cell office:value-type="string" table:style-name="ce9">
            <text:p>Núcleo Metropolitano</text:p>
          </table:table-cell>
          <table:table-cell office:value-type="float" office:value="4218707" table:style-name="ce10">
            <text:p>4218707</text:p>
          </table:table-cell>
          <table:table-cell office:value-type="string" table:style-name="ce11">
            <text:p>TUBARÃO</text:p>
          </table:table-cell>
          <table:table-cell office:value-type="string" table:style-name="ce12">
            <text:p>Lei Complementar 221</text:p>
          </table:table-cell>
          <table:table-cell office:value-type="date" office:date-value="2002-01-09T00:00:00" table:style-name="ce13">
            <text:p>09/01/200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0200" table:style-name="ce10">
            <text:p>4200200</text:p>
          </table:table-cell>
          <table:table-cell office:value-type="string" table:style-name="ce11">
            <text:p>AGROLÂNDI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0309" table:style-name="ce10">
            <text:p>4200309</text:p>
          </table:table-cell>
          <table:table-cell office:value-type="string" table:style-name="ce11">
            <text:p>AGRONÔMIC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802" table:style-name="ce10">
            <text:p>4201802</text:p>
          </table:table-cell>
          <table:table-cell office:value-type="string" table:style-name="ce11">
            <text:p>ATALANT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901" table:style-name="ce10">
            <text:p>4201901</text:p>
          </table:table-cell>
          <table:table-cell office:value-type="string" table:style-name="ce11">
            <text:p>AUROR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859" table:style-name="ce10">
            <text:p>4202859</text:p>
          </table:table-cell>
          <table:table-cell office:value-type="string" table:style-name="ce11">
            <text:p>BRAÇO DO TROMBUD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4194" table:style-name="ce10">
            <text:p>4204194</text:p>
          </table:table-cell>
          <table:table-cell office:value-type="string" table:style-name="ce11">
            <text:p>CHAPADÃO DO LAGEAD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100" table:style-name="ce10">
            <text:p>4205100</text:p>
          </table:table-cell>
          <table:table-cell office:value-type="string" table:style-name="ce11">
            <text:p>DONA EMM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7403" table:style-name="ce10">
            <text:p>4207403</text:p>
          </table:table-cell>
          <table:table-cell office:value-type="string" table:style-name="ce11">
            <text:p>IMBUI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9151" table:style-name="ce10">
            <text:p>4209151</text:p>
          </table:table-cell>
          <table:table-cell office:value-type="string" table:style-name="ce11">
            <text:p>JOSÉ BOITEUX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9508" table:style-name="ce10">
            <text:p>4209508</text:p>
          </table:table-cell>
          <table:table-cell office:value-type="string" table:style-name="ce11">
            <text:p>LAURENTIN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9904" table:style-name="ce10">
            <text:p>4209904</text:p>
          </table:table-cell>
          <table:table-cell office:value-type="string" table:style-name="ce11">
            <text:p>LONTRA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852" table:style-name="ce10">
            <text:p>4210852</text:p>
          </table:table-cell>
          <table:table-cell office:value-type="string" table:style-name="ce11">
            <text:p>MIRIM DOCE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700" table:style-name="ce10">
            <text:p>4212700</text:p>
          </table:table-cell>
          <table:table-cell office:value-type="string" table:style-name="ce11">
            <text:p>PETROLÂNDI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3708" table:style-name="ce10">
            <text:p>4213708</text:p>
          </table:table-cell>
          <table:table-cell office:value-type="string" table:style-name="ce11">
            <text:p>POUSO REDOND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4003" table:style-name="ce10">
            <text:p>4214003</text:p>
          </table:table-cell>
          <table:table-cell office:value-type="string" table:style-name="ce11">
            <text:p>PRESIDENTE GETÚLI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4102" table:style-name="ce10">
            <text:p>4214102</text:p>
          </table:table-cell>
          <table:table-cell office:value-type="string" table:style-name="ce11">
            <text:p>PRESIDENTE NEREU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4508" table:style-name="ce10">
            <text:p>4214508</text:p>
          </table:table-cell>
          <table:table-cell office:value-type="string" table:style-name="ce11">
            <text:p>RIO DO CAMP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4607" table:style-name="ce10">
            <text:p>4214607</text:p>
          </table:table-cell>
          <table:table-cell office:value-type="string" table:style-name="ce11">
            <text:p>RIO DO OESTE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307" table:style-name="ce10">
            <text:p>4215307</text:p>
          </table:table-cell>
          <table:table-cell office:value-type="string" table:style-name="ce11">
            <text:p>SALETE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679" table:style-name="ce10">
            <text:p>4215679</text:p>
          </table:table-cell>
          <table:table-cell office:value-type="string" table:style-name="ce11">
            <text:p>SANTA TEREZINH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608" table:style-name="ce10">
            <text:p>4218608</text:p>
          </table:table-cell>
          <table:table-cell office:value-type="string" table:style-name="ce11">
            <text:p>TROMBUDO CENTRAL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9200" table:style-name="ce10">
            <text:p>4219200</text:p>
          </table:table-cell>
          <table:table-cell office:value-type="string" table:style-name="ce11">
            <text:p>VIDAL RAMO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9358" table:style-name="ce10">
            <text:p>4219358</text:p>
          </table:table-cell>
          <table:table-cell office:value-type="string" table:style-name="ce11">
            <text:p>VITOR MEIRELE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2" table:style-name="ce9">
            <text:p>4208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9408" table:style-name="ce10">
            <text:p>4219408</text:p>
          </table:table-cell>
          <table:table-cell office:value-type="string" table:style-name="ce11">
            <text:p>WITMARSUM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1" table:style-name="ce9">
            <text:p>420801</text:p>
          </table:table-cell>
          <table:table-cell office:value-type="string" table:style-name="ce9">
            <text:p>Núcleo Metropolitano</text:p>
          </table:table-cell>
          <table:table-cell office:value-type="float" office:value="4206900" table:style-name="ce10">
            <text:p>4206900</text:p>
          </table:table-cell>
          <table:table-cell office:value-type="string" table:style-name="ce11">
            <text:p>IBIRAM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1" table:style-name="ce9">
            <text:p>420801</text:p>
          </table:table-cell>
          <table:table-cell office:value-type="string" table:style-name="ce9">
            <text:p>Núcleo Metropolitano</text:p>
          </table:table-cell>
          <table:table-cell office:value-type="float" office:value="4208500" table:style-name="ce10">
            <text:p>4208500</text:p>
          </table:table-cell>
          <table:table-cell office:value-type="string" table:style-name="ce11">
            <text:p>ITUPORANG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1" table:style-name="ce9">
            <text:p>420801</text:p>
          </table:table-cell>
          <table:table-cell office:value-type="string" table:style-name="ce9">
            <text:p>Núcleo Metropolitano</text:p>
          </table:table-cell>
          <table:table-cell office:value-type="float" office:value="4214805" table:style-name="ce10">
            <text:p>4214805</text:p>
          </table:table-cell>
          <table:table-cell office:value-type="string" table:style-name="ce11">
            <text:p>RIO DO SUL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8" table:style-name="ce8">
            <text:p>4208</text:p>
          </table:table-cell>
          <table:table-cell office:value-type="string" table:style-name="ce9">
            <text:p>Região Metropolitana do Alto Vale do Itajaí</text:p>
          </table:table-cell>
          <table:table-cell office:value-type="string" table:style-name="ce8">
            <text:p>RM</text:p>
          </table:table-cell>
          <table:table-cell office:value-type="float" office:value="420801" table:style-name="ce9">
            <text:p>420801</text:p>
          </table:table-cell>
          <table:table-cell office:value-type="string" table:style-name="ce9">
            <text:p>Núcleo Metropolitano</text:p>
          </table:table-cell>
          <table:table-cell office:value-type="float" office:value="4217808" table:style-name="ce10">
            <text:p>4217808</text:p>
          </table:table-cell>
          <table:table-cell office:value-type="string" table:style-name="ce11">
            <text:p>TAIÓ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0051" table:style-name="ce10">
            <text:p>4200051</text:p>
          </table:table-cell>
          <table:table-cell office:value-type="string" table:style-name="ce11">
            <text:p>ABDON BATIS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0408" table:style-name="ce10">
            <text:p>4200408</text:p>
          </table:table-cell>
          <table:table-cell office:value-type="string" table:style-name="ce11">
            <text:p>ÁGUA DOC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0754" table:style-name="ce10">
            <text:p>4200754</text:p>
          </table:table-cell>
          <table:table-cell office:value-type="string" table:style-name="ce11">
            <text:p>ALTO BELA VIS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1273" table:style-name="ce10">
            <text:p>4201273</text:p>
          </table:table-cell>
          <table:table-cell office:value-type="string" table:style-name="ce11">
            <text:p>ARABUTÃ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1604" table:style-name="ce10">
            <text:p>4201604</text:p>
          </table:table-cell>
          <table:table-cell office:value-type="string" table:style-name="ce11">
            <text:p>ARROIO TRIN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2875" table:style-name="ce10">
            <text:p>4202875</text:p>
          </table:table-cell>
          <table:table-cell office:value-type="string" table:style-name="ce11">
            <text:p>BRUNÓPOLI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3006" table:style-name="ce10">
            <text:p>4203006</text:p>
          </table:table-cell>
          <table:table-cell office:value-type="string" table:style-name="ce11">
            <text:p>CAÇADOR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3154" table:style-name="ce10">
            <text:p>4203154</text:p>
          </table:table-cell>
          <table:table-cell office:value-type="string" table:style-name="ce11">
            <text:p>CALMON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3600" table:style-name="ce10">
            <text:p>4203600</text:p>
          </table:table-cell>
          <table:table-cell office:value-type="string" table:style-name="ce11">
            <text:p>CAMPOS NOVO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3907" table:style-name="ce10">
            <text:p>4203907</text:p>
          </table:table-cell>
          <table:table-cell office:value-type="string" table:style-name="ce11">
            <text:p>CAPINZAL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4004" table:style-name="ce10">
            <text:p>4204004</text:p>
          </table:table-cell>
          <table:table-cell office:value-type="string" table:style-name="ce11">
            <text:p>CATANDUVA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4152" table:style-name="ce10">
            <text:p>4204152</text:p>
          </table:table-cell>
          <table:table-cell office:value-type="string" table:style-name="ce11">
            <text:p>CELSO RAMO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4301" table:style-name="ce10">
            <text:p>4204301</text:p>
          </table:table-cell>
          <table:table-cell office:value-type="string" table:style-name="ce11">
            <text:p>CONCÓRDI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5209" table:style-name="ce10">
            <text:p>4205209</text:p>
          </table:table-cell>
          <table:table-cell office:value-type="string" table:style-name="ce11">
            <text:p>ERVAL VELH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5506" table:style-name="ce10">
            <text:p>4205506</text:p>
          </table:table-cell>
          <table:table-cell office:value-type="string" table:style-name="ce11">
            <text:p>FRAIBURG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6702" table:style-name="ce10">
            <text:p>4206702</text:p>
          </table:table-cell>
          <table:table-cell office:value-type="string" table:style-name="ce11">
            <text:p>HERVAL D'OES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6751" table:style-name="ce10">
            <text:p>4206751</text:p>
          </table:table-cell>
          <table:table-cell office:value-type="string" table:style-name="ce11">
            <text:p>IBIAM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6801" table:style-name="ce10">
            <text:p>4206801</text:p>
          </table:table-cell>
          <table:table-cell office:value-type="string" table:style-name="ce11">
            <text:p>IBICARÉ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7577" table:style-name="ce10">
            <text:p>4207577</text:p>
          </table:table-cell>
          <table:table-cell office:value-type="string" table:style-name="ce11">
            <text:p>IOMERÊ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7601" table:style-name="ce10">
            <text:p>4207601</text:p>
          </table:table-cell>
          <table:table-cell office:value-type="string" table:style-name="ce11">
            <text:p>IPIR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7700" table:style-name="ce10">
            <text:p>4207700</text:p>
          </table:table-cell>
          <table:table-cell office:value-type="string" table:style-name="ce11">
            <text:p>IPUMIRIM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7809" table:style-name="ce10">
            <text:p>4207809</text:p>
          </table:table-cell>
          <table:table-cell office:value-type="string" table:style-name="ce11">
            <text:p>IRANI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8609" table:style-name="ce10">
            <text:p>4208609</text:p>
          </table:table-cell>
          <table:table-cell office:value-type="string" table:style-name="ce11">
            <text:p>JABORÁ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9003" table:style-name="ce10">
            <text:p>4209003</text:p>
          </table:table-cell>
          <table:table-cell office:value-type="string" table:style-name="ce11">
            <text:p>JOAÇAB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9201" table:style-name="ce10">
            <text:p>4209201</text:p>
          </table:table-cell>
          <table:table-cell office:value-type="string" table:style-name="ce11">
            <text:p>LACERDÓPOLI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9706" table:style-name="ce10">
            <text:p>4209706</text:p>
          </table:table-cell>
          <table:table-cell office:value-type="string" table:style-name="ce11">
            <text:p>LEBON RÉGI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09854" table:style-name="ce10">
            <text:p>4209854</text:p>
          </table:table-cell>
          <table:table-cell office:value-type="string" table:style-name="ce11">
            <text:p>LINDÓIA DO SUL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0035" table:style-name="ce10">
            <text:p>4210035</text:p>
          </table:table-cell>
          <table:table-cell office:value-type="string" table:style-name="ce11">
            <text:p>LUZERN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0050" table:style-name="ce10">
            <text:p>4210050</text:p>
          </table:table-cell>
          <table:table-cell office:value-type="string" table:style-name="ce11">
            <text:p>MACIEIR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0704" table:style-name="ce10">
            <text:p>4210704</text:p>
          </table:table-cell>
          <table:table-cell office:value-type="string" table:style-name="ce11">
            <text:p>MATOS COS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1058" table:style-name="ce10">
            <text:p>4211058</text:p>
          </table:table-cell>
          <table:table-cell office:value-type="string" table:style-name="ce11">
            <text:p>MONTE CARL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1801" table:style-name="ce10">
            <text:p>4211801</text:p>
          </table:table-cell>
          <table:table-cell office:value-type="string" table:style-name="ce11">
            <text:p>OUR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2601" table:style-name="ce10">
            <text:p>4212601</text:p>
          </table:table-cell>
          <table:table-cell office:value-type="string" table:style-name="ce11">
            <text:p>PERITIB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3005" table:style-name="ce10">
            <text:p>4213005</text:p>
          </table:table-cell>
          <table:table-cell office:value-type="string" table:style-name="ce11">
            <text:p>PINHEIRO PRET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3104" table:style-name="ce10">
            <text:p>4213104</text:p>
          </table:table-cell>
          <table:table-cell office:value-type="string" table:style-name="ce11">
            <text:p>PIRATUB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3906" table:style-name="ce10">
            <text:p>4213906</text:p>
          </table:table-cell>
          <table:table-cell office:value-type="string" table:style-name="ce11">
            <text:p>PRESIDENTE CASTELLO BRANC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4409" table:style-name="ce10">
            <text:p>4214409</text:p>
          </table:table-cell>
          <table:table-cell office:value-type="string" table:style-name="ce11">
            <text:p>RIO DAS ANTA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5406" table:style-name="ce10">
            <text:p>4215406</text:p>
          </table:table-cell>
          <table:table-cell office:value-type="string" table:style-name="ce11">
            <text:p>SALTO VELOS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7907" table:style-name="ce10">
            <text:p>4217907</text:p>
          </table:table-cell>
          <table:table-cell office:value-type="string" table:style-name="ce11">
            <text:p>TANGARÁ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8251" table:style-name="ce10">
            <text:p>4218251</text:p>
          </table:table-cell>
          <table:table-cell office:value-type="string" table:style-name="ce11">
            <text:p>TIMBÓ GRAND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8509" table:style-name="ce10">
            <text:p>4218509</text:p>
          </table:table-cell>
          <table:table-cell office:value-type="string" table:style-name="ce11">
            <text:p>TREZE TÍLIA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9150" table:style-name="ce10">
            <text:p>4219150</text:p>
          </table:table-cell>
          <table:table-cell office:value-type="string" table:style-name="ce11">
            <text:p>VARGEM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9176" table:style-name="ce10">
            <text:p>4219176</text:p>
          </table:table-cell>
          <table:table-cell office:value-type="string" table:style-name="ce11">
            <text:p>VARGEM BONI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9309" table:style-name="ce10">
            <text:p>4219309</text:p>
          </table:table-cell>
          <table:table-cell office:value-type="string" table:style-name="ce11">
            <text:p>VIDEIR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1" table:style-name="ce8">
            <text:p>4211</text:p>
          </table:table-cell>
          <table:table-cell office:value-type="string" table:style-name="ce9">
            <text:p>Região Metropolitana do Contestado</text:p>
          </table:table-cell>
          <table:table-cell office:value-type="string" table:style-name="ce8">
            <text:p>RM</text:p>
          </table:table-cell>
          <table:table-cell office:value-type="float" office:value="421101" table:style-name="ce9">
            <text:p>421101</text:p>
          </table:table-cell>
          <table:table-cell office:value-type="string" table:style-name="ce9">
            <text:p>Núcleo Metropolitano</text:p>
          </table:table-cell>
          <table:table-cell office:value-type="float" office:value="4219853" table:style-name="ce10">
            <text:p>4219853</text:p>
          </table:table-cell>
          <table:table-cell office:value-type="string" table:style-name="ce11">
            <text:p>ZORTÉ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0101" table:style-name="ce10">
            <text:p>4200101</text:p>
          </table:table-cell>
          <table:table-cell office:value-type="string" table:style-name="ce11">
            <text:p>ABELARDO LUZ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0804" table:style-name="ce10">
            <text:p>4200804</text:p>
          </table:table-cell>
          <table:table-cell office:value-type="string" table:style-name="ce11">
            <text:p>ANCHIE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537" table:style-name="ce10">
            <text:p>4202537</text:p>
          </table:table-cell>
          <table:table-cell office:value-type="string" table:style-name="ce11">
            <text:p>BOM JESU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578" table:style-name="ce10">
            <text:p>4202578</text:p>
          </table:table-cell>
          <table:table-cell office:value-type="string" table:style-name="ce11">
            <text:p>BOM JESUS DO OES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3105" table:style-name="ce10">
            <text:p>4203105</text:p>
          </table:table-cell>
          <table:table-cell office:value-type="string" table:style-name="ce11">
            <text:p>CAIBI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3501" table:style-name="ce10">
            <text:p>4203501</text:p>
          </table:table-cell>
          <table:table-cell office:value-type="string" table:style-name="ce11">
            <text:p>CAMPO ERÊ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4459" table:style-name="ce10">
            <text:p>4204459</text:p>
          </table:table-cell>
          <table:table-cell office:value-type="string" table:style-name="ce11">
            <text:p>CORONEL MARTIN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175" table:style-name="ce10">
            <text:p>4205175</text:p>
          </table:table-cell>
          <table:table-cell office:value-type="string" table:style-name="ce11">
            <text:p>ENTRE RIO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431" table:style-name="ce10">
            <text:p>4205431</text:p>
          </table:table-cell>
          <table:table-cell office:value-type="string" table:style-name="ce11">
            <text:p>FORMOSA DO SUL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605" table:style-name="ce10">
            <text:p>4205605</text:p>
          </table:table-cell>
          <table:table-cell office:value-type="string" table:style-name="ce11">
            <text:p>GALVÃ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7684" table:style-name="ce10">
            <text:p>4207684</text:p>
          </table:table-cell>
          <table:table-cell office:value-type="string" table:style-name="ce11">
            <text:p>IPUAÇU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7858" table:style-name="ce10">
            <text:p>4207858</text:p>
          </table:table-cell>
          <table:table-cell office:value-type="string" table:style-name="ce11">
            <text:p>IRATI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8955" table:style-name="ce10">
            <text:p>4208955</text:p>
          </table:table-cell>
          <table:table-cell office:value-type="string" table:style-name="ce11">
            <text:p>JARDINÓPOLI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9177" table:style-name="ce10">
            <text:p>4209177</text:p>
          </table:table-cell>
          <table:table-cell office:value-type="string" table:style-name="ce11">
            <text:p>JUPIÁ</text:p>
          </table:table-cell>
          <table:table-cell office:value-type="string" table:style-name="ce12">
            <text:p>Lei Complementar 640</text:p>
          </table:table-cell>
          <table:table-cell office:value-type="date" office:date-value="2015-01-15T00:00:00" table:style-name="ce13">
            <text:p>15/01/201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902" table:style-name="ce10">
            <text:p>4210902</text:p>
          </table:table-cell>
          <table:table-cell office:value-type="string" table:style-name="ce11">
            <text:p>MODEL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009" table:style-name="ce10">
            <text:p>4211009</text:p>
          </table:table-cell>
          <table:table-cell office:value-type="string" table:style-name="ce11">
            <text:p>MONDAÍ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652" table:style-name="ce10">
            <text:p>4211652</text:p>
          </table:table-cell>
          <table:table-cell office:value-type="string" table:style-name="ce11">
            <text:p>NOVO HORIZON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850" table:style-name="ce10">
            <text:p>4211850</text:p>
          </table:table-cell>
          <table:table-cell office:value-type="string" table:style-name="ce11">
            <text:p>OURO VERD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007" table:style-name="ce10">
            <text:p>4212007</text:p>
          </table:table-cell>
          <table:table-cell office:value-type="string" table:style-name="ce11">
            <text:p>PALMA SOL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075" table:style-name="ce10">
            <text:p>4215075</text:p>
          </table:table-cell>
          <table:table-cell office:value-type="string" table:style-name="ce11">
            <text:p>RIQUEZ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356" table:style-name="ce10">
            <text:p>4215356</text:p>
          </table:table-cell>
          <table:table-cell office:value-type="string" table:style-name="ce11">
            <text:p>SALTINH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687" table:style-name="ce10">
            <text:p>4215687</text:p>
          </table:table-cell>
          <table:table-cell office:value-type="string" table:style-name="ce11">
            <text:p>SANTA TEREZINHA DO PROGRESS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695" table:style-name="ce10">
            <text:p>4215695</text:p>
          </table:table-cell>
          <table:table-cell office:value-type="string" table:style-name="ce11">
            <text:p>SANTIAGO DO SUL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752" table:style-name="ce10">
            <text:p>4215752</text:p>
          </table:table-cell>
          <table:table-cell office:value-type="string" table:style-name="ce11">
            <text:p>SÃO BERNARDIN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107" table:style-name="ce10">
            <text:p>4216107</text:p>
          </table:table-cell>
          <table:table-cell office:value-type="string" table:style-name="ce11">
            <text:p>SÃO DOMINGO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909" table:style-name="ce10">
            <text:p>4216909</text:p>
          </table:table-cell>
          <table:table-cell office:value-type="string" table:style-name="ce11">
            <text:p>SÃO LOURENÇO DO OES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7154" table:style-name="ce10">
            <text:p>4217154</text:p>
          </table:table-cell>
          <table:table-cell office:value-type="string" table:style-name="ce11">
            <text:p>SÃO MIGUEL DA BOA VIS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2" table:style-name="ce9">
            <text:p>4210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7956" table:style-name="ce10">
            <text:p>4217956</text:p>
          </table:table-cell>
          <table:table-cell office:value-type="string" table:style-name="ce11">
            <text:p>TIGRINHO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2081" table:style-name="ce10">
            <text:p>4202081</text:p>
          </table:table-cell>
          <table:table-cell office:value-type="string" table:style-name="ce11">
            <text:p>BANDEIRAN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2099" table:style-name="ce10">
            <text:p>4202099</text:p>
          </table:table-cell>
          <table:table-cell office:value-type="string" table:style-name="ce11">
            <text:p>BARRA BONIT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2156" table:style-name="ce10">
            <text:p>4202156</text:p>
          </table:table-cell>
          <table:table-cell office:value-type="string" table:style-name="ce11">
            <text:p>BELMON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4707" table:style-name="ce10">
            <text:p>4204707</text:p>
          </table:table-cell>
          <table:table-cell office:value-type="string" table:style-name="ce11">
            <text:p>CUNHA PORÃ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4905" table:style-name="ce10">
            <text:p>4204905</text:p>
          </table:table-cell>
          <table:table-cell office:value-type="string" table:style-name="ce11">
            <text:p>DESCANS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5001" table:style-name="ce10">
            <text:p>4205001</text:p>
          </table:table-cell>
          <table:table-cell office:value-type="string" table:style-name="ce11">
            <text:p>DIONÍSIO CERQUEIR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5357" table:style-name="ce10">
            <text:p>4205357</text:p>
          </table:table-cell>
          <table:table-cell office:value-type="string" table:style-name="ce11">
            <text:p>FLOR DO SERTÃ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6405" table:style-name="ce10">
            <text:p>4206405</text:p>
          </table:table-cell>
          <table:table-cell office:value-type="string" table:style-name="ce11">
            <text:p>GUARACIAB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6603" table:style-name="ce10">
            <text:p>4206603</text:p>
          </table:table-cell>
          <table:table-cell office:value-type="string" table:style-name="ce11">
            <text:p>GUARUJÁ DO SUL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7650" table:style-name="ce10">
            <text:p>4207650</text:p>
          </table:table-cell>
          <table:table-cell office:value-type="string" table:style-name="ce11">
            <text:p>IPORÃ DO OES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7759" table:style-name="ce10">
            <text:p>4207759</text:p>
          </table:table-cell>
          <table:table-cell office:value-type="string" table:style-name="ce11">
            <text:p>IRACEMINH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08401" table:style-name="ce10">
            <text:p>4208401</text:p>
          </table:table-cell>
          <table:table-cell office:value-type="string" table:style-name="ce11">
            <text:p>ITAPIRANG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0506" table:style-name="ce10">
            <text:p>4210506</text:p>
          </table:table-cell>
          <table:table-cell office:value-type="string" table:style-name="ce11">
            <text:p>MARAVILH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2239" table:style-name="ce10">
            <text:p>4212239</text:p>
          </table:table-cell>
          <table:table-cell office:value-type="string" table:style-name="ce11">
            <text:p>PARAÍS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4151" table:style-name="ce10">
            <text:p>4214151</text:p>
          </table:table-cell>
          <table:table-cell office:value-type="string" table:style-name="ce11">
            <text:p>PRINCES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5208" table:style-name="ce10">
            <text:p>4215208</text:p>
          </table:table-cell>
          <table:table-cell office:value-type="string" table:style-name="ce11">
            <text:p>ROMELÂNDI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5554" table:style-name="ce10">
            <text:p>4215554</text:p>
          </table:table-cell>
          <table:table-cell office:value-type="string" table:style-name="ce11">
            <text:p>SANTA HELENA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6255" table:style-name="ce10">
            <text:p>4216255</text:p>
          </table:table-cell>
          <table:table-cell office:value-type="string" table:style-name="ce11">
            <text:p>SÃO JOÃO DO OES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6701" table:style-name="ce10">
            <text:p>4216701</text:p>
          </table:table-cell>
          <table:table-cell office:value-type="string" table:style-name="ce11">
            <text:p>SÃO JOSÉ DO CEDRO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7204" table:style-name="ce10">
            <text:p>4217204</text:p>
          </table:table-cell>
          <table:table-cell office:value-type="string" table:style-name="ce11">
            <text:p>SÃO MIGUEL DO OESTE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10" table:style-name="ce8">
            <text:p>4210</text:p>
          </table:table-cell>
          <table:table-cell office:value-type="string" table:style-name="ce9">
            <text:p>Região Metropolitana do Extremo Oeste</text:p>
          </table:table-cell>
          <table:table-cell office:value-type="string" table:style-name="ce8">
            <text:p>RM</text:p>
          </table:table-cell>
          <table:table-cell office:value-type="float" office:value="421001" table:style-name="ce9">
            <text:p>421001</text:p>
          </table:table-cell>
          <table:table-cell office:value-type="string" table:style-name="ce9">
            <text:p>Núcleo Metropolitano</text:p>
          </table:table-cell>
          <table:table-cell office:value-type="float" office:value="4218756" table:style-name="ce10">
            <text:p>4218756</text:p>
          </table:table-cell>
          <table:table-cell office:value-type="string" table:style-name="ce11">
            <text:p>TUNÁPOLIS</text:p>
          </table:table-cell>
          <table:table-cell office:value-type="string" table:style-name="ce12">
            <text:p>Lei Complementar 571</text:p>
          </table:table-cell>
          <table:table-cell office:value-type="date" office:date-value="2012-05-24T00:00:00" table:style-name="ce13">
            <text:p>24/05/2012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057" table:style-name="ce10">
            <text:p>4202057</text:p>
          </table:table-cell>
          <table:table-cell office:value-type="string" table:style-name="ce11">
            <text:p>BALNEÁRIO BARRA DO SUL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107" table:style-name="ce10">
            <text:p>4202107</text:p>
          </table:table-cell>
          <table:table-cell office:value-type="string" table:style-name="ce11">
            <text:p>BARRA VELH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131" table:style-name="ce10">
            <text:p>4202131</text:p>
          </table:table-cell>
          <table:table-cell office:value-type="string" table:style-name="ce11">
            <text:p>BELA VISTA DO TOLD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3303" table:style-name="ce10">
            <text:p>4203303</text:p>
          </table:table-cell>
          <table:table-cell office:value-type="string" table:style-name="ce11">
            <text:p>CAMPO ALEGRE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3808" table:style-name="ce10">
            <text:p>4203808</text:p>
          </table:table-cell>
          <table:table-cell office:value-type="string" table:style-name="ce11">
            <text:p>CANOINHA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4509" table:style-name="ce10">
            <text:p>4204509</text:p>
          </table:table-cell>
          <table:table-cell office:value-type="string" table:style-name="ce11">
            <text:p>CORUPÁ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803" table:style-name="ce10">
            <text:p>4205803</text:p>
          </table:table-cell>
          <table:table-cell office:value-type="string" table:style-name="ce11">
            <text:p>GARUV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6504" table:style-name="ce10">
            <text:p>4206504</text:p>
          </table:table-cell>
          <table:table-cell office:value-type="string" table:style-name="ce11">
            <text:p>GUARAMIRIM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7908" table:style-name="ce10">
            <text:p>4207908</text:p>
          </table:table-cell>
          <table:table-cell office:value-type="string" table:style-name="ce11">
            <text:p>IRINEÓPOLI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8104" table:style-name="ce10">
            <text:p>4208104</text:p>
          </table:table-cell>
          <table:table-cell office:value-type="string" table:style-name="ce11">
            <text:p>ITAIÓPOLIS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8450" table:style-name="ce10">
            <text:p>4208450</text:p>
          </table:table-cell>
          <table:table-cell office:value-type="string" table:style-name="ce11">
            <text:p>ITAPOÁ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8906" table:style-name="ce10">
            <text:p>4208906</text:p>
          </table:table-cell>
          <table:table-cell office:value-type="string" table:style-name="ce11">
            <text:p>JARAGUÁ DO SUL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100" table:style-name="ce10">
            <text:p>4210100</text:p>
          </table:table-cell>
          <table:table-cell office:value-type="string" table:style-name="ce11">
            <text:p>MAFR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308" table:style-name="ce10">
            <text:p>4210308</text:p>
          </table:table-cell>
          <table:table-cell office:value-type="string" table:style-name="ce11">
            <text:p>MAJOR VIEIRA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605" table:style-name="ce10">
            <text:p>4210605</text:p>
          </table:table-cell>
          <table:table-cell office:value-type="string" table:style-name="ce11">
            <text:p>MASSARANDUB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1108" table:style-name="ce10">
            <text:p>4211108</text:p>
          </table:table-cell>
          <table:table-cell office:value-type="string" table:style-name="ce11">
            <text:p>MONTE CASTELO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2205" table:style-name="ce10">
            <text:p>4212205</text:p>
          </table:table-cell>
          <table:table-cell office:value-type="string" table:style-name="ce11">
            <text:p>PAPANDUV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3609" table:style-name="ce10">
            <text:p>4213609</text:p>
          </table:table-cell>
          <table:table-cell office:value-type="string" table:style-name="ce11">
            <text:p>PORTO UNIÃO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000" table:style-name="ce10">
            <text:p>4215000</text:p>
          </table:table-cell>
          <table:table-cell office:value-type="string" table:style-name="ce11">
            <text:p>RIO NEGRINHO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802" table:style-name="ce10">
            <text:p>4215802</text:p>
          </table:table-cell>
          <table:table-cell office:value-type="string" table:style-name="ce11">
            <text:p>SÃO BENTO DO SUL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206" table:style-name="ce10">
            <text:p>4216206</text:p>
          </table:table-cell>
          <table:table-cell office:value-type="string" table:style-name="ce11">
            <text:p>SÃO FRANCISCO DO SUL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6354" table:style-name="ce10">
            <text:p>4216354</text:p>
          </table:table-cell>
          <table:table-cell office:value-type="string" table:style-name="ce11">
            <text:p>SÃO JOÃO DO ITAPERIÚ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7402" table:style-name="ce10">
            <text:p>4217402</text:p>
          </table:table-cell>
          <table:table-cell office:value-type="string" table:style-name="ce11">
            <text:p>SCHROEDER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2" table:style-name="ce9">
            <text:p>4203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8301" table:style-name="ce10">
            <text:p>4218301</text:p>
          </table:table-cell>
          <table:table-cell office:value-type="string" table:style-name="ce11">
            <text:p>TRÊS BARRAS</text:p>
          </table:table-cell>
          <table:table-cell office:value-type="string" table:style-name="ce12">
            <text:p>Lei Complementar 523</text:p>
          </table:table-cell>
          <table:table-cell office:value-type="date" office:date-value="2010-12-20T00:00:00" table:style-name="ce13">
            <text:p>20/12/2010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1" table:style-name="ce9">
            <text:p>420301</text:p>
          </table:table-cell>
          <table:table-cell office:value-type="string" table:style-name="ce9">
            <text:p>Núcleo Metropolitano</text:p>
          </table:table-cell>
          <table:table-cell office:value-type="float" office:value="4201307" table:style-name="ce10">
            <text:p>4201307</text:p>
          </table:table-cell>
          <table:table-cell office:value-type="string" table:style-name="ce11">
            <text:p>ARAQUARI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3" table:style-name="ce8">
            <text:p>4203</text:p>
          </table:table-cell>
          <table:table-cell office:value-type="string" table:style-name="ce9">
            <text:p>Região Metropolitana do Norte/Nordeste Catarinense</text:p>
          </table:table-cell>
          <table:table-cell office:value-type="string" table:style-name="ce8">
            <text:p>RM</text:p>
          </table:table-cell>
          <table:table-cell office:value-type="float" office:value="420301" table:style-name="ce9">
            <text:p>420301</text:p>
          </table:table-cell>
          <table:table-cell office:value-type="string" table:style-name="ce9">
            <text:p>Núcleo Metropolitano</text:p>
          </table:table-cell>
          <table:table-cell office:value-type="float" office:value="4209102" table:style-name="ce10">
            <text:p>4209102</text:p>
          </table:table-cell>
          <table:table-cell office:value-type="string" table:style-name="ce11">
            <text:p>JOINVILLE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257" table:style-name="ce10">
            <text:p>4201257</text:p>
          </table:table-cell>
          <table:table-cell office:value-type="string" table:style-name="ce11">
            <text:p>APIÚN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1703" table:style-name="ce10">
            <text:p>4201703</text:p>
          </table:table-cell>
          <table:table-cell office:value-type="string" table:style-name="ce11">
            <text:p>ASCURR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206" table:style-name="ce10">
            <text:p>4202206</text:p>
          </table:table-cell>
          <table:table-cell office:value-type="string" table:style-name="ce11">
            <text:p>BENEDITO NOVO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701" table:style-name="ce10">
            <text:p>4202701</text:p>
          </table:table-cell>
          <table:table-cell office:value-type="string" table:style-name="ce11">
            <text:p>BOTUVERÁ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2909" table:style-name="ce10">
            <text:p>4202909</text:p>
          </table:table-cell>
          <table:table-cell office:value-type="string" table:style-name="ce11">
            <text:p>BRUSQUE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5159" table:style-name="ce10">
            <text:p>4205159</text:p>
          </table:table-cell>
          <table:table-cell office:value-type="string" table:style-name="ce11">
            <text:p>DOUTOR PEDRINHO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6306" table:style-name="ce10">
            <text:p>4206306</text:p>
          </table:table-cell>
          <table:table-cell office:value-type="string" table:style-name="ce11">
            <text:p>GUABIRUB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07106" table:style-name="ce10">
            <text:p>4207106</text:p>
          </table:table-cell>
          <table:table-cell office:value-type="string" table:style-name="ce11">
            <text:p>ILHOTA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0001" table:style-name="ce10">
            <text:p>4210001</text:p>
          </table:table-cell>
          <table:table-cell office:value-type="string" table:style-name="ce11">
            <text:p>LUIZ ALVES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4706" table:style-name="ce10">
            <text:p>4214706</text:p>
          </table:table-cell>
          <table:table-cell office:value-type="string" table:style-name="ce11">
            <text:p>RIO DOS CEDROS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2" table:style-name="ce9">
            <text:p>420202</text:p>
          </table:table-cell>
          <table:table-cell office:value-type="string" table:style-name="ce9">
            <text:p>Área de Expansão Metropolitana</text:p>
          </table:table-cell>
          <table:table-cell office:value-type="float" office:value="4215109" table:style-name="ce10">
            <text:p>4215109</text:p>
          </table:table-cell>
          <table:table-cell office:value-type="string" table:style-name="ce11">
            <text:p>RODEIO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1" table:style-name="ce9">
            <text:p>420201</text:p>
          </table:table-cell>
          <table:table-cell office:value-type="string" table:style-name="ce9">
            <text:p>Núcleo Metropolitano</text:p>
          </table:table-cell>
          <table:table-cell office:value-type="float" office:value="4202404" table:style-name="ce10">
            <text:p>4202404</text:p>
          </table:table-cell>
          <table:table-cell office:value-type="string" table:style-name="ce11">
            <text:p>BLUMENAU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1" table:style-name="ce9">
            <text:p>420201</text:p>
          </table:table-cell>
          <table:table-cell office:value-type="string" table:style-name="ce9">
            <text:p>Núcleo Metropolitano</text:p>
          </table:table-cell>
          <table:table-cell office:value-type="float" office:value="4205902" table:style-name="ce10">
            <text:p>4205902</text:p>
          </table:table-cell>
          <table:table-cell office:value-type="string" table:style-name="ce11">
            <text:p>GASPAR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1" table:style-name="ce9">
            <text:p>420201</text:p>
          </table:table-cell>
          <table:table-cell office:value-type="string" table:style-name="ce9">
            <text:p>Núcleo Metropolitano</text:p>
          </table:table-cell>
          <table:table-cell office:value-type="float" office:value="4207502" table:style-name="ce10">
            <text:p>4207502</text:p>
          </table:table-cell>
          <table:table-cell office:value-type="string" table:style-name="ce11">
            <text:p>INDAIAL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1" table:style-name="ce9">
            <text:p>420201</text:p>
          </table:table-cell>
          <table:table-cell office:value-type="string" table:style-name="ce9">
            <text:p>Núcleo Metropolitano</text:p>
          </table:table-cell>
          <table:table-cell office:value-type="float" office:value="4213203" table:style-name="ce10">
            <text:p>4213203</text:p>
          </table:table-cell>
          <table:table-cell office:value-type="string" table:style-name="ce11">
            <text:p>POMERODE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Sul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SC</text:p>
          </table:table-cell>
          <table:table-cell office:value-type="float" office:value="4202" table:style-name="ce8">
            <text:p>4202</text:p>
          </table:table-cell>
          <table:table-cell office:value-type="string" table:style-name="ce9">
            <text:p>Região Metropolitana do Vale do Itajaí</text:p>
          </table:table-cell>
          <table:table-cell office:value-type="string" table:style-name="ce8">
            <text:p>RM</text:p>
          </table:table-cell>
          <table:table-cell office:value-type="float" office:value="420201" table:style-name="ce9">
            <text:p>420201</text:p>
          </table:table-cell>
          <table:table-cell office:value-type="string" table:style-name="ce9">
            <text:p>Núcleo Metropolitano</text:p>
          </table:table-cell>
          <table:table-cell office:value-type="float" office:value="4218202" table:style-name="ce10">
            <text:p>4218202</text:p>
          </table:table-cell>
          <table:table-cell office:value-type="string" table:style-name="ce11">
            <text:p>TIMBÓ</text:p>
          </table:table-cell>
          <table:table-cell office:value-type="string" table:style-name="ce12">
            <text:p>Lei Complementar 162</text:p>
          </table:table-cell>
          <table:table-cell office:value-type="date" office:date-value="1998-01-06T00:00:00" table:style-name="ce13">
            <text:p>06/01/1998</text:p>
          </table:table-cell>
          <table:table-cell table:number-columns-repeated="16372"/>
        </table:table-row>
        <table:table-row table:style-name="ro3">
          <table:table-cell table:number-columns-repeated="4" table:style-name="ce8"/>
          <table:table-cell table:style-name="ce9"/>
          <table:table-cell table:style-name="ce8"/>
          <table:table-cell table:number-columns-repeated="2" table:style-name="ce9"/>
          <table:table-cell table:style-name="ce10"/>
          <table:table-cell table:style-name="ce11"/>
          <table:table-cell table:style-name="ce12"/>
          <table:table-cell table:style-name="ce13"/>
          <table:table-cell table:number-columns-repeated="16372"/>
        </table:table-row>
        <table:table-row table:number-rows-repeated="1047154" table:style-name="ro4">
          <table:table-cell table:number-columns-repeated="16384"/>
        </table:table-row>
      </table:table>
      <table:table table:name="Dicionário" table:style-name="ta2">
        <table:table-column table:style-name="co14" table:default-cell-style-name="ce1"/>
        <table:table-column table:style-name="co15" table:default-cell-style-name="ce1"/>
        <table:table-column table:style-name="co16" table:number-columns-repeated="8" table:default-cell-style-name="ce1"/>
        <table:table-column table:style-name="co17" table:number-columns-repeated="16374" table:default-cell-style-name="ce1"/>
        <table:table-row table:style-name="ro3">
          <table:table-cell office:value-type="string" table:number-columns-spanned="2" table:number-rows-spanned="4" table:style-name="ce24">
            <text:p>A composição das Regiões Metropolitanas (RMs), Aglomerações Urbanas (AGLO) e Regiões Integradas de Desenvolvimento (RIDEs) é disponibilizada pelo IBGE semestralmente, com data de referência o semestre anterior ao de divulgação. As informações são obtidas com os Estados e/ou Congresso Nacional, não sendo o IBGE a instituição responsável pela criação, modificação ou extinção desses arranjos políticos.</text:p>
          </table:table-cell>
          <table:covered-table-cell/>
          <table:table-cell table:number-columns-repeated="8" table:style-name="ce17"/>
          <table:table-cell table:number-columns-repeated="16374"/>
        </table:table-row>
        <table:table-row table:number-rows-repeated="3" table:style-name="ro3">
          <table:covered-table-cell/>
          <table:covered-table-cell/>
          <table:table-cell table:number-columns-repeated="8" table:style-name="ce17"/>
          <table:table-cell table:number-columns-repeated="16374"/>
        </table:table-row>
        <table:table-row table:style-name="ro3">
          <table:table-cell table:number-columns-repeated="2" table:style-name="ce18"/>
          <table:table-cell table:number-columns-repeated="8" table:style-name="ce17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3">
          <table:table-cell office:value-type="string" table:style-name="ce19">
            <text:p>CÓDIGO/SIGLA</text:p>
          </table:table-cell>
          <table:table-cell office:value-type="string" table:style-name="ce19">
            <text:p>DESCRIÇÃO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0">
            <text:p>GRANDE_REG</text:p>
          </table:table-cell>
          <table:table-cell office:value-type="string" table:style-name="ce21">
            <text:p>Grande região brasileira onde se encontra o município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0">
            <text:p>COD_UF</text:p>
          </table:table-cell>
          <table:table-cell office:value-type="string" table:style-name="ce21">
            <text:p>Código da unidade da federação (Estados e Distrito Federal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0">
            <text:p>SIGLA_UF</text:p>
          </table:table-cell>
          <table:table-cell office:value-type="string" table:style-name="ce21">
            <text:p>Sigla da unidade da federação (Estados e Distrito Federal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0">
            <text:p>COD</text:p>
          </table:table-cell>
          <table:table-cell office:value-type="string" table:style-name="ce21">
            <text:p>Código da Região Metropolitana, Aglomeração Urbana ou da Região Integrada de Desenvolvimento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0">
            <text:p>NOME</text:p>
          </table:table-cell>
          <table:table-cell office:value-type="string" table:style-name="ce21">
            <text:p>Nome da Região Metropolitana, Aglomeração Urbana ou da Região Integrada de Desenvolvimento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0">
            <text:p>TIPO</text:p>
          </table:table-cell>
          <table:table-cell office:value-type="string" table:style-name="ce21">
            <text:p>Sigla indicativa de Região Metropolitana (RM), Aglomeração Urbana (AGLO) ou da Região Integrada de Desenvolvimento (RIDE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0">
            <text:p>COD_CAT_ASSOC</text:p>
          </table:table-cell>
          <table:table-cell office:value-type="string" table:style-name="ce21">
            <text:p>Código da categoria associada¹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2">
            <text:p>CAT_ASSOC</text:p>
          </table:table-cell>
          <table:table-cell office:value-type="string" table:style-name="ce21">
            <text:p>Categoria associada¹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COD_MUN</text:p>
          </table:table-cell>
          <table:table-cell office:value-type="string" table:style-name="ce21">
            <text:p>Código do município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NOME_MUN</text:p>
          </table:table-cell>
          <table:table-cell office:value-type="string" table:style-name="ce21">
            <text:p>Nome do município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LEG</text:p>
          </table:table-cell>
          <table:table-cell office:value-type="string" table:style-name="ce21">
            <text:p>Legislação de criação ou modificação da composição das RMs, RIDEs e Aglomerações Urbanas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DATA</text:p>
          </table:table-cell>
          <table:table-cell office:value-type="string" table:style-name="ce21">
            <text:p>Data da legislação referente à criação ou modificação da composição das RMs, RIDEs e Aglomerações Urbanas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number-columns-spanned="2" table:number-rows-spanned="2" table:style-name="ce25">
            <text:p>¹ A categoria associada se refere a distinções ou subdivisões dos municípios que compõem a RM, podendo compreender áreas de expansão metropolitana, colar metropolitano, entorno metropolitano, núcleo metropolitano ou sub-regiões.</text:p>
          </table:table-cell>
          <table:covered-table-cell/>
          <table:table-cell table:number-columns-repeated="16382"/>
        </table:table-row>
        <table:table-row table:style-name="ro3">
          <table:covered-table-cell/>
          <table:covered-table-cell/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CCCCFF"/>
    </style:style>
    <style:style style:name="_50_0_37__32_-_32_Accent2" style:display-name="20% - Accent2" style:family="table-cell" style:data-style-name="N0">
      <style:table-cell-properties style:vertical-align="automatic" fo:background-color="#FF99CC"/>
    </style:style>
    <style:style style:name="_50_0_37__32_-_32_Accent3" style:display-name="20% - Accent3" style:family="table-cell" style:data-style-name="N0">
      <style:table-cell-properties style:vertical-align="automatic" fo:background-color="#CCFFCC"/>
    </style:style>
    <style:style style:name="_50_0_37__32_-_32_Accent4" style:display-name="20% - Accent4" style:family="table-cell" style:data-style-name="N0">
      <style:table-cell-properties style:vertical-align="automatic" fo:background-color="#CC99FF"/>
    </style:style>
    <style:style style:name="_50_0_37__32_-_32_Accent5" style:display-name="20% - Accent5" style:family="table-cell" style:data-style-name="N0">
      <style:table-cell-properties style:vertical-align="automatic" fo:background-color="#CCFFFF"/>
    </style:style>
    <style:style style:name="_50_0_37__32_-_32_Accent6" style:display-name="20% - Accent6" style:family="table-cell" style:data-style-name="N0">
      <style:table-cell-properties style:vertical-align="automatic" fo:background-color="#FFCC99"/>
    </style:style>
    <style:style style:name="_52_0_37__32_-_32_Accent1" style:display-name="40% - Accent1" style:family="table-cell" style:data-style-name="N0">
      <style:table-cell-properties style:vertical-align="automatic" fo:background-color="#99CCFF"/>
    </style:style>
    <style:style style:name="_52_0_37__32_-_32_Accent2" style:display-name="40% - Accent2" style:family="table-cell" style:data-style-name="N0">
      <style:table-cell-properties style:vertical-align="automatic" fo:background-color="#FF8080"/>
    </style:style>
    <style:style style:name="_52_0_37__32_-_32_Accent3" style:display-name="40% - Accent3" style:family="table-cell" style:data-style-name="N0">
      <style:table-cell-properties style:vertical-align="automatic" fo:background-color="#00FF00"/>
    </style:style>
    <style:style style:name="_52_0_37__32_-_32_Accent4" style:display-name="40% - Accent4" style:family="table-cell" style:data-style-name="N0">
      <style:table-cell-properties style:vertical-align="automatic" fo:background-color="#CC99FF"/>
    </style:style>
    <style:style style:name="_52_0_37__32_-_32_Accent5" style:display-name="40% - Accent5" style:family="table-cell" style:data-style-name="N0">
      <style:table-cell-properties style:vertical-align="automatic" fo:background-color="#99CCFF"/>
    </style:style>
    <style:style style:name="_52_0_37__32_-_32_Accent6" style:display-name="40% - Accent6" style:family="table-cell" style:data-style-name="N0">
      <style:table-cell-properties style:vertical-align="automatic" fo:background-color="#FFCC00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C0C0C0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1" style:family="table-cell" style:data-style-name="N0">
      <style:table-cell-properties style:vertical-align="automatic" fo:background-color="#333399"/>
      <style:text-properties fo:color="#FFFFFF"/>
    </style:style>
    <style:style style:name="Accent2" style:family="table-cell" style:data-style-name="N0">
      <style:table-cell-properties style:vertical-align="automatic" fo:background-color="#FF0000"/>
      <style:text-properties fo:color="#FFFFFF"/>
    </style:style>
    <style:style style:name="Accent3" style:family="table-cell" style:data-style-name="N0">
      <style:table-cell-properties style:vertical-align="automatic" fo:background-color="#339966"/>
      <style:text-properties fo:color="#FFFFFF"/>
    </style:style>
    <style:style style:name="Accent4" style:family="table-cell" style:data-style-name="N0">
      <style:table-cell-properties style:vertical-align="automatic" fo:background-color="#800080"/>
      <style:text-properties fo:color="#FFFFFF"/>
    </style:style>
    <style:style style:name="Accent5" style:family="table-cell" style:data-style-name="N0">
      <style:table-cell-properties style:vertical-align="automatic" fo:background-color="#33CCCC"/>
      <style:text-properties fo:color="#FFFFFF"/>
    </style:style>
    <style:style style:name="Accent6" style:family="table-cell" style:data-style-name="N0">
      <style:table-cell-properties style:vertical-align="automatic" fo:background-color="#FF6600"/>
      <style:text-properties fo:color="#FFFFFF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8080"/>
      <style:text-properties fo:color="#FF0000" fo:font-size="10pt" style:font-size-asian="10pt" style:font-size-complex="10pt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solid #000000" style:vertical-align="automatic" fo:background-color="#969696"/>
      <style:text-properties fo:color="#FFFFFF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FF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Total" style:family="table-cell" style:data-style-name="N0">
      <style:table-cell-properties fo:border-top="thin solid #333399" fo:border-bottom="thin solid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80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_40_user_41_" style:display-name="Heading (user)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_40_user_41__32__40_user_41_" style:display-name="Heading (user) (user)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99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33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ivot_32_Table_32_Value" style:display-name="Pivot Table Value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solid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FF0000" fo:font-size="10pt" style:font-size-asian="10pt" style:font-size-complex="10pt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5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Lilian Pracidelli</dc:creator>
    <meta:creation-date>2017-10-24T13:23:33Z</meta:creation-date>
    <dc:date>2021-05-18T20:09:32Z</dc:date>
    <meta:editing-cycles>12</meta:editing-cycles>
    <meta:editing-duration>PT3141S</meta:editing-duration>
  </office:meta>
</office:document-meta>
</file>